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1.9425in"/>
    </style:style>
    <style:style style:name="co9" style:family="table-column">
      <style:table-column-properties fo:break-before="auto" style:column-width="1.6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9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30"/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74pt solid #000000"/>
    </style:style>
    <style:style style:name="ce29" style:family="table-cell" style:parent-style-name="Default">
      <style:table-cell-properties fo:background-color="#999999"/>
    </style:style>
    <style:style style:name="ce25" style:family="table-cell" style:parent-style-name="Default">
      <style:text-properties fo:color="#dddddd"/>
    </style:style>
    <style:style style:name="ce31" style:family="table-cell" style:parent-style-name="Default">
      <style:table-cell-properties fo:background-color="#cccccc" fo:border="0.74pt solid #000000"/>
      <style:text-properties fo:color="#7b3d00"/>
    </style:style>
    <style:style style:name="ce32" style:family="table-cell" style:parent-style-name="Default">
      <style:table-cell-properties fo:background-color="#cccccc" fo:border="0.74pt solid #000000"/>
      <style:text-properties fo:color="#ffffff"/>
    </style:style>
  </office:automatic-styles>
  <office:body>
    <office:spreadsheet>
      <table:table table:name="100" table:style-name="ta1">
        <table:table-column table:style-name="co1" table:default-cell-style-name="Default"/>
        <table:table-column table:style-name="co2" table:default-cell-style-name="ce9"/>
        <table:table-column table:style-name="co1" table:number-columns-repeated="4" table:default-cell-style-name="ce5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number-columns-repeated="5"/>
          <table:table-cell table:style-name="ce7" office:value-type="string" calcext:value-type="string">
            <text:p>F_006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number-columns-repeated="5"/>
          <table:table-cell table:style-name="ce7" office:value-type="string" calcext:value-type="string">
            <text:p>F_020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number-columns-repeated="5"/>
          <table:table-cell table:style-name="ce7" office:value-type="string" calcext:value-type="string">
            <text:p>F_040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number-columns-repeated="5"/>
          <table:table-cell table:style-name="ce7" office:value-type="string" calcext:value-type="string">
            <text:p>F_060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number-columns-repeated="5"/>
          <table:table-cell table:style-name="ce7" office:value-type="string" calcext:value-type="string">
            <text:p>F_080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number-columns-repeated="5"/>
          <table:table-cell table:style-name="ce7" office:value-type="string" calcext:value-type="string">
            <text:p>F_100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_Gelatinous</text:p>
          </table:table-cell>
          <table:table-cell table:number-columns-repeated="5"/>
          <table:table-cell table:style-name="ce7" office:value-type="string" calcext:value-type="string">
            <text:p>F_1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_Gelatinous</text:p>
          </table:table-cell>
          <table:table-cell table:number-columns-repeated="5"/>
          <table:table-cell table:style-name="ce7" office:value-type="string" calcext:value-type="string">
            <text:p>F_2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_Gelatinous</text:p>
          </table:table-cell>
          <table:table-cell table:number-columns-repeated="5"/>
          <table:table-cell table:style-name="ce7" office:value-type="string" calcext:value-type="string">
            <text:p>F_2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_Gelatinous</text:p>
          </table:table-cell>
          <table:table-cell table:number-columns-repeated="5"/>
          <table:table-cell table:style-name="ce7" office:value-type="string" calcext:value-type="string">
            <text:p>F_3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_Gelatinous</text:p>
          </table:table-cell>
          <table:table-cell table:number-columns-repeated="5"/>
          <table:table-cell table:style-name="ce7" office:value-type="string" calcext:value-type="string">
            <text:p>F_3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_Gelatinous</text:p>
          </table:table-cell>
          <table:table-cell table:number-columns-repeated="5"/>
          <table:table-cell table:style-name="ce7" office:value-type="string" calcext:value-type="string">
            <text:p>F_4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_Gelatinous</text:p>
          </table:table-cell>
          <table:table-cell table:number-columns-repeated="5"/>
          <table:table-cell table:style-name="ce7" office:value-type="string" calcext:value-type="string">
            <text:p>F_4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_Gelatinous</text:p>
          </table:table-cell>
          <table:table-cell table:number-columns-repeated="5"/>
          <table:table-cell table:style-name="ce7" office:value-type="string" calcext:value-type="string">
            <text:p>F_5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_Gelatinous</text:p>
          </table:table-cell>
          <table:table-cell table:number-columns-repeated="5"/>
          <table:table-cell table:style-name="ce7" office:value-type="string" calcext:value-type="string">
            <text:p>F_9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number-columns-repeated="5"/>
          <table:table-cell table:style-name="ce8" office:value-type="string" calcext:value-type="string">
            <text:p>M_006_Chonky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number-columns-repeated="5"/>
          <table:table-cell table:style-name="ce8" office:value-type="string" calcext:value-type="string">
            <text:p>M_020_Corpulent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number-columns-repeated="5"/>
          <table:table-cell table:style-name="ce8" office:value-type="string" calcext:value-type="string">
            <text:p>M_040_Obese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number-columns-repeated="5"/>
          <table:table-cell table:style-name="ce8" office:value-type="string" calcext:value-type="string">
            <text:p>M_060_Lardy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number-columns-repeated="5"/>
          <table:table-cell table:style-name="ce8" office:value-type="string" calcext:value-type="string">
            <text:p>M_080_Gigantic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number-columns-repeated="5"/>
          <table:table-cell table:style-name="ce8" office:value-type="string" calcext:value-type="string">
            <text:p>M_100_Gelatinous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50_Gelatinous</text:p>
          </table:table-cell>
          <table:table-cell table:number-columns-repeated="5"/>
          <table:table-cell table:style-name="ce8" office:value-type="string" calcext:value-type="string">
            <text:p>M_1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00_Gelatinous</text:p>
          </table:table-cell>
          <table:table-cell table:number-columns-repeated="5"/>
          <table:table-cell table:style-name="ce8" office:value-type="string" calcext:value-type="string">
            <text:p>M_2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50_Gelatinous</text:p>
          </table:table-cell>
          <table:table-cell table:number-columns-repeated="5"/>
          <table:table-cell table:style-name="ce8" office:value-type="string" calcext:value-type="string">
            <text:p>M_2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00_Gelatinous</text:p>
          </table:table-cell>
          <table:table-cell table:number-columns-repeated="5"/>
          <table:table-cell table:style-name="ce8" office:value-type="string" calcext:value-type="string">
            <text:p>M_3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50_Gelatinous</text:p>
          </table:table-cell>
          <table:table-cell table:number-columns-repeated="5"/>
          <table:table-cell table:style-name="ce8" office:value-type="string" calcext:value-type="string">
            <text:p>M_3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00_Gelatinous</text:p>
          </table:table-cell>
          <table:table-cell table:number-columns-repeated="5"/>
          <table:table-cell table:style-name="ce8" office:value-type="string" calcext:value-type="string">
            <text:p>M_4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50_Gelatinous</text:p>
          </table:table-cell>
          <table:table-cell table:number-columns-repeated="5"/>
          <table:table-cell table:style-name="ce8" office:value-type="string" calcext:value-type="string">
            <text:p>M_4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500_Gelatinous</text:p>
          </table:table-cell>
          <table:table-cell table:number-columns-repeated="5"/>
          <table:table-cell table:style-name="ce8" office:value-type="string" calcext:value-type="string">
            <text:p>M_5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900_Gelatinous</text:p>
          </table:table-cell>
          <table:table-cell table:number-columns-repeated="5"/>
          <table:table-cell table:style-name="ce8" office:value-type="string" calcext:value-type="string">
            <text:p>M_900_Gelatinous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_Thick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46]+[.$O$2]" office:value-type="float" office:value="-0.2" calcext:value-type="float">
            <text:p>-0.2</text:p>
          </table:table-cell>
          <table:table-cell table:formula="of:=[.D46]+[.$O$3]" office:value-type="float" office:value="0.16" calcext:value-type="float">
            <text:p>0.16</text:p>
          </table:table-cell>
          <table:table-cell table:formula="of:=[.E46]+[.$O$4]" office:value-type="float" office:value="0.02" calcext:value-type="float">
            <text:p>0.02</text:p>
          </table:table-cell>
          <table:table-cell table:formula="of:=[.F46]+[.$O$5]"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_Chonky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47]+[.$O$2]" office:value-type="float" office:value="-0.15" calcext:value-type="float">
            <text:p>-0.15</text:p>
          </table:table-cell>
          <table:table-cell table:formula="of:=[.D47]+[.$O$3]" office:value-type="float" office:value="0.17" calcext:value-type="float">
            <text:p>0.17</text:p>
          </table:table-cell>
          <table:table-cell table:formula="of:=[.E47]+[.$O$4]" office:value-type="float" office:value="0.03" calcext:value-type="float">
            <text:p>0.03</text:p>
          </table:table-cell>
          <table:table-cell table:formula="of:=[.F47]+[.$O$5]"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_Chubby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48]+[.$O$2]" office:value-type="float" office:value="-0.08" calcext:value-type="float">
            <text:p>-0.08</text:p>
          </table:table-cell>
          <table:table-cell table:formula="of:=[.D48]+[.$O$3]" office:value-type="float" office:value="0.18" calcext:value-type="float">
            <text:p>0.18</text:p>
          </table:table-cell>
          <table:table-cell table:formula="of:=[.E48]+[.$O$4]" office:value-type="float" office:value="0.01" calcext:value-type="float">
            <text:p>0.01</text:p>
          </table:table-cell>
          <table:table-cell table:formula="of:=[.F48]+[.$O$5]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_Corpulent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49]+[.$O$2]" office:value-type="float" office:value="0.04" calcext:value-type="float">
            <text:p>0.04</text:p>
          </table:table-cell>
          <table:table-cell table:formula="of:=[.D49]+[.$O$3]" office:value-type="float" office:value="0.23" calcext:value-type="float">
            <text:p>0.23</text:p>
          </table:table-cell>
          <table:table-cell table:formula="of:=[.E49]+[.$O$4]" office:value-type="float" office:value="0.01" calcext:value-type="float">
            <text:p>0.01</text:p>
          </table:table-cell>
          <table:table-cell table:formula="of:=[.F49]+[.$O$5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_Fa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50]+[.$O$2]" office:value-type="float" office:value="0.1" calcext:value-type="float">
            <text:p>0.1</text:p>
          </table:table-cell>
          <table:table-cell table:formula="of:=[.D50]+[.$O$3]" office:value-type="float" office:value="0.3" calcext:value-type="float">
            <text:p>0.3</text:p>
          </table:table-cell>
          <table:table-cell table:formula="of:=[.E50]+[.$O$4]" office:value-type="float" office:value="0.03" calcext:value-type="float">
            <text:p>0.03</text:p>
          </table:table-cell>
          <table:table-cell table:formula="of:=[.F50]+[.$O$5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_Obese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51]+[.$O$2]" office:value-type="float" office:value="0.14" calcext:value-type="float">
            <text:p>0.14</text:p>
          </table:table-cell>
          <table:table-cell table:formula="of:=[.D51]+[.$O$3]" office:value-type="float" office:value="0.41" calcext:value-type="float">
            <text:p>0.41</text:p>
          </table:table-cell>
          <table:table-cell table:formula="of:=[.E51]+[.$O$4]" office:value-type="float" office:value="0.03" calcext:value-type="float">
            <text:p>0.03</text:p>
          </table:table-cell>
          <table:table-cell table:formula="of:=[.F51]+[.$O$5]"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_MorbidlyObe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52]+[.$O$2]" office:value-type="float" office:value="0.33" calcext:value-type="float">
            <text:p>0.33</text:p>
          </table:table-cell>
          <table:table-cell table:formula="of:=[.D52]+[.$O$3]" office:value-type="float" office:value="0.42" calcext:value-type="float">
            <text:p>0.42</text:p>
          </table:table-cell>
          <table:table-cell table:formula="of:=[.E52]+[.$O$4]" office:value-type="float" office:value="0" calcext:value-type="float">
            <text:p>0</text:p>
          </table:table-cell>
          <table:table-cell table:formula="of:=[.F52]+[.$O$5]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_Lardy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53]+[.$O$2]" office:value-type="float" office:value="0.23" calcext:value-type="float">
            <text:p>0.23</text:p>
          </table:table-cell>
          <table:table-cell table:formula="of:=[.D53]+[.$O$3]" office:value-type="float" office:value="0.51" calcext:value-type="float">
            <text:p>0.51</text:p>
          </table:table-cell>
          <table:table-cell table:formula="of:=[.E53]+[.$O$4]" office:value-type="float" office:value="0" calcext:value-type="float">
            <text:p>0</text:p>
          </table:table-cell>
          <table:table-cell table:formula="of:=[.F53]+[.$O$5]"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_Enorm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54]+[.$O$2]" office:value-type="float" office:value="0.61" calcext:value-type="float">
            <text:p>0.61</text:p>
          </table:table-cell>
          <table:table-cell table:formula="of:=[.D54]+[.$O$3]" office:value-type="float" office:value="0.31" calcext:value-type="float">
            <text:p>0.31</text:p>
          </table:table-cell>
          <table:table-cell table:formula="of:=[.E54]+[.$O$4]" office:value-type="float" office:value="0.03" calcext:value-type="float">
            <text:p>0.03</text:p>
          </table:table-cell>
          <table:table-cell table:formula="of:=[.F54]+[.$O$5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_Gigant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55]+[.$O$2]" office:value-type="float" office:value="0.61" calcext:value-type="float">
            <text:p>0.61</text:p>
          </table:table-cell>
          <table:table-cell table:formula="of:=[.D55]+[.$O$3]" office:value-type="float" office:value="0.37" calcext:value-type="float">
            <text:p>0.37</text:p>
          </table:table-cell>
          <table:table-cell table:formula="of:=[.E55]+[.$O$4]" office:value-type="float" office:value="-0.01" calcext:value-type="float">
            <text:p>-0.01</text:p>
          </table:table-cell>
          <table:table-cell table:formula="of:=[.F55]+[.$O$5]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_Titan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56]+[.$O$2]" office:value-type="float" office:value="0.61" calcext:value-type="float">
            <text:p>0.61</text:p>
          </table:table-cell>
          <table:table-cell table:formula="of:=[.D56]+[.$O$3]" office:value-type="float" office:value="0.37" calcext:value-type="float">
            <text:p>0.37</text:p>
          </table:table-cell>
          <table:table-cell table:formula="of:=[.E56]+[.$O$4]" office:value-type="float" office:value="-0.01" calcext:value-type="float">
            <text:p>-0.01</text:p>
          </table:table-cell>
          <table:table-cell table:formula="of:=[.F56]+[.$O$5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_Gelatin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57]+[.$O$2]" office:value-type="float" office:value="0.61" calcext:value-type="float">
            <text:p>0.61</text:p>
          </table:table-cell>
          <table:table-cell table:formula="of:=[.D57]+[.$O$3]" office:value-type="float" office:value="0.37" calcext:value-type="float">
            <text:p>0.37</text:p>
          </table:table-cell>
          <table:table-cell table:formula="of:=[.E57]+[.$O$4]" office:value-type="float" office:value="0.04" calcext:value-type="float">
            <text:p>0.04</text:p>
          </table:table-cell>
          <table:table-cell table:formula="of:=[.F57]+[.$O$5]" office:value-type="float" office:value="-0.17" calcext:value-type="float">
            <text:p>-0.17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150_Gelatinous</text:p>
          </table:table-cell>
          <table:table-cell table:formula="of:=[.C58]+[.$O$2]" office:value-type="float" office:value="0" calcext:value-type="float">
            <text:p>0</text:p>
          </table:table-cell>
          <table:table-cell table:formula="of:=[.D58]+[.$O$3]" office:value-type="float" office:value="0" calcext:value-type="float">
            <text:p>0</text:p>
          </table:table-cell>
          <table:table-cell table:formula="of:=[.E58]+[.$O$4]" office:value-type="float" office:value="0" calcext:value-type="float">
            <text:p>0</text:p>
          </table:table-cell>
          <table:table-cell table:formula="of:=[.F58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00_Gelatinous</text:p>
          </table:table-cell>
          <table:table-cell table:formula="of:=[.C59]+[.$O$2]" office:value-type="float" office:value="0" calcext:value-type="float">
            <text:p>0</text:p>
          </table:table-cell>
          <table:table-cell table:formula="of:=[.D59]+[.$O$3]" office:value-type="float" office:value="0" calcext:value-type="float">
            <text:p>0</text:p>
          </table:table-cell>
          <table:table-cell table:formula="of:=[.E59]+[.$O$4]" office:value-type="float" office:value="0" calcext:value-type="float">
            <text:p>0</text:p>
          </table:table-cell>
          <table:table-cell table:formula="of:=[.F59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50_Gelatinous</text:p>
          </table:table-cell>
          <table:table-cell table:formula="of:=[.C60]+[.$O$2]" office:value-type="float" office:value="0" calcext:value-type="float">
            <text:p>0</text:p>
          </table:table-cell>
          <table:table-cell table:formula="of:=[.D60]+[.$O$3]" office:value-type="float" office:value="0" calcext:value-type="float">
            <text:p>0</text:p>
          </table:table-cell>
          <table:table-cell table:formula="of:=[.E60]+[.$O$4]" office:value-type="float" office:value="0" calcext:value-type="float">
            <text:p>0</text:p>
          </table:table-cell>
          <table:table-cell table:formula="of:=[.F60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00_Gelatinous</text:p>
          </table:table-cell>
          <table:table-cell table:formula="of:=[.C61]+[.$O$2]" office:value-type="float" office:value="0" calcext:value-type="float">
            <text:p>0</text:p>
          </table:table-cell>
          <table:table-cell table:formula="of:=[.D61]+[.$O$3]" office:value-type="float" office:value="0" calcext:value-type="float">
            <text:p>0</text:p>
          </table:table-cell>
          <table:table-cell table:formula="of:=[.E61]+[.$O$4]" office:value-type="float" office:value="0" calcext:value-type="float">
            <text:p>0</text:p>
          </table:table-cell>
          <table:table-cell table:formula="of:=[.F61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50_Gelatinous</text:p>
          </table:table-cell>
          <table:table-cell table:formula="of:=[.C62]+[.$O$2]" office:value-type="float" office:value="0" calcext:value-type="float">
            <text:p>0</text:p>
          </table:table-cell>
          <table:table-cell table:formula="of:=[.D62]+[.$O$3]" office:value-type="float" office:value="0" calcext:value-type="float">
            <text:p>0</text:p>
          </table:table-cell>
          <table:table-cell table:formula="of:=[.E62]+[.$O$4]" office:value-type="float" office:value="0" calcext:value-type="float">
            <text:p>0</text:p>
          </table:table-cell>
          <table:table-cell table:formula="of:=[.F62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00_Gelatinous</text:p>
          </table:table-cell>
          <table:table-cell table:formula="of:=[.C63]+[.$O$2]" office:value-type="float" office:value="0" calcext:value-type="float">
            <text:p>0</text:p>
          </table:table-cell>
          <table:table-cell table:formula="of:=[.D63]+[.$O$3]" office:value-type="float" office:value="0" calcext:value-type="float">
            <text:p>0</text:p>
          </table:table-cell>
          <table:table-cell table:formula="of:=[.E63]+[.$O$4]" office:value-type="float" office:value="0" calcext:value-type="float">
            <text:p>0</text:p>
          </table:table-cell>
          <table:table-cell table:formula="of:=[.F63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50_Gelatinous</text:p>
          </table:table-cell>
          <table:table-cell table:formula="of:=[.C64]+[.$O$2]" office:value-type="float" office:value="0" calcext:value-type="float">
            <text:p>0</text:p>
          </table:table-cell>
          <table:table-cell table:formula="of:=[.D64]+[.$O$3]" office:value-type="float" office:value="0" calcext:value-type="float">
            <text:p>0</text:p>
          </table:table-cell>
          <table:table-cell table:formula="of:=[.E64]+[.$O$4]" office:value-type="float" office:value="0" calcext:value-type="float">
            <text:p>0</text:p>
          </table:table-cell>
          <table:table-cell table:formula="of:=[.F64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500_Gelatinous</text:p>
          </table:table-cell>
          <table:table-cell table:formula="of:=[.C65]+[.$O$2]" office:value-type="float" office:value="0" calcext:value-type="float">
            <text:p>0</text:p>
          </table:table-cell>
          <table:table-cell table:formula="of:=[.D65]+[.$O$3]" office:value-type="float" office:value="0" calcext:value-type="float">
            <text:p>0</text:p>
          </table:table-cell>
          <table:table-cell table:formula="of:=[.E65]+[.$O$4]" office:value-type="float" office:value="0" calcext:value-type="float">
            <text:p>0</text:p>
          </table:table-cell>
          <table:table-cell table:formula="of:=[.F65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900_Gelatinous</text:p>
          </table:table-cell>
          <table:table-cell table:formula="of:=[.C66]+[.$O$2]" office:value-type="float" office:value="0" calcext:value-type="float">
            <text:p>0</text:p>
          </table:table-cell>
          <table:table-cell table:formula="of:=[.D66]+[.$O$3]" office:value-type="float" office:value="0" calcext:value-type="float">
            <text:p>0</text:p>
          </table:table-cell>
          <table:table-cell table:formula="of:=[.E66]+[.$O$4]" office:value-type="float" office:value="0" calcext:value-type="float">
            <text:p>0</text:p>
          </table:table-cell>
          <table:table-cell table:formula="of:=[.F66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5_Thick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67]+[.$O$23]" office:value-type="float" office:value="-0.116666667" calcext:value-type="float">
            <text:p>-0.116666667</text:p>
          </table:table-cell>
          <table:table-cell table:formula="of:=[.D67]+[.$O$24]" office:value-type="float" office:value="0.1" calcext:value-type="float">
            <text:p>0.1</text:p>
          </table:table-cell>
          <table:table-cell table:formula="of:=[.E67]+[.$O$25]" office:value-type="float" office:value="0.02" calcext:value-type="float">
            <text:p>0.02</text:p>
          </table:table-cell>
          <table:table-cell table:formula="of:=[.F67]+[.$O$26]" office:value-type="float" office:value="0.1825" calcext:value-type="float">
            <text:p>0.18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6_Chonky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68]+[.$O$23]" office:value-type="float" office:value="-0.116666667" calcext:value-type="float">
            <text:p>-0.116666667</text:p>
          </table:table-cell>
          <table:table-cell table:formula="of:=[.D68]+[.$O$24]" office:value-type="float" office:value="0.06" calcext:value-type="float">
            <text:p>0.06</text:p>
          </table:table-cell>
          <table:table-cell table:formula="of:=[.E68]+[.$O$25]" office:value-type="float" office:value="0.04" calcext:value-type="float">
            <text:p>0.04</text:p>
          </table:table-cell>
          <table:table-cell table:formula="of:=[.F68]+[.$O$26]" office:value-type="float" office:value="0.2125" calcext:value-type="float">
            <text:p>0.2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10_Chubby</text:p>
          </table:table-cell>
          <table:table-cell table:style-name="ce3" office:value-type="float" office:value="-0.076666667" calcext:value-type="float">
            <text:p>-0.07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69]+[.$O$23]" office:value-type="float" office:value="-0.076666667" calcext:value-type="float">
            <text:p>-0.076666667</text:p>
          </table:table-cell>
          <table:table-cell table:formula="of:=[.D69]+[.$O$24]" office:value-type="float" office:value="0.06" calcext:value-type="float">
            <text:p>0.06</text:p>
          </table:table-cell>
          <table:table-cell table:formula="of:=[.E69]+[.$O$25]" office:value-type="float" office:value="0.02" calcext:value-type="float">
            <text:p>0.02</text:p>
          </table:table-cell>
          <table:table-cell table:formula="of:=[.F69]+[.$O$26]" office:value-type="float" office:value="0.0725" calcext:value-type="float">
            <text:p>0.07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20_Corpulent</text:p>
          </table:table-cell>
          <table:table-cell table:style-name="ce3" office:value-type="float" office:value="0.083333333" calcext:value-type="float">
            <text:p>0.0833333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70]+[.$O$23]" office:value-type="float" office:value="0.083333333" calcext:value-type="float">
            <text:p>0.083333333</text:p>
          </table:table-cell>
          <table:table-cell table:formula="of:=[.D70]+[.$O$24]" office:value-type="float" office:value="0.14" calcext:value-type="float">
            <text:p>0.14</text:p>
          </table:table-cell>
          <table:table-cell table:formula="of:=[.E70]+[.$O$25]" office:value-type="float" office:value="0.06" calcext:value-type="float">
            <text:p>0.06</text:p>
          </table:table-cell>
          <table:table-cell table:formula="of:=[.F70]+[.$O$26]" office:value-type="float" office:value="0.1425" calcext:value-type="float">
            <text:p>0.14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30_Fat</text:p>
          </table:table-cell>
          <table:table-cell table:style-name="ce3" office:value-type="float" office:value="0.143333333" calcext:value-type="float">
            <text:p>0.14333333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71]+[.$O$23]" office:value-type="float" office:value="0.143333333" calcext:value-type="float">
            <text:p>0.143333333</text:p>
          </table:table-cell>
          <table:table-cell table:formula="of:=[.D71]+[.$O$24]" office:value-type="float" office:value="0.19" calcext:value-type="float">
            <text:p>0.19</text:p>
          </table:table-cell>
          <table:table-cell table:formula="of:=[.E71]+[.$O$25]" office:value-type="float" office:value="0.04" calcext:value-type="float">
            <text:p>0.04</text:p>
          </table:table-cell>
          <table:table-cell table:formula="of:=[.F71]+[.$O$26]" office:value-type="float" office:value="0.1425" calcext:value-type="float">
            <text:p>0.14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40_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72]+[.$O$23]" office:value-type="float" office:value="0.273333333" calcext:value-type="float">
            <text:p>0.273333333</text:p>
          </table:table-cell>
          <table:table-cell table:formula="of:=[.D72]+[.$O$24]" office:value-type="float" office:value="0.24" calcext:value-type="float">
            <text:p>0.24</text:p>
          </table:table-cell>
          <table:table-cell table:formula="of:=[.E72]+[.$O$25]" office:value-type="float" office:value="0.04" calcext:value-type="float">
            <text:p>0.04</text:p>
          </table:table-cell>
          <table:table-cell table:formula="of:=[.F72]+[.$O$26]" office:value-type="float" office:value="0.2225" calcext:value-type="float">
            <text:p>0.2225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050_Morbidly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73]+[.$O$23]" office:value-type="float" office:value="0.273333333" calcext:value-type="float">
            <text:p>0.273333333</text:p>
          </table:table-cell>
          <table:table-cell table:formula="of:=[.D73]+[.$O$24]" office:value-type="float" office:value="0.35" calcext:value-type="float">
            <text:p>0.35</text:p>
          </table:table-cell>
          <table:table-cell table:formula="of:=[.E73]+[.$O$25]" office:value-type="float" office:value="0.03" calcext:value-type="float">
            <text:p>0.03</text:p>
          </table:table-cell>
          <table:table-cell table:formula="of:=[.F73]+[.$O$26]" office:value-type="float" office:value="0.3525" calcext:value-type="float">
            <text:p>0.35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60_Lardy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74]+[.$O$23]" office:value-type="float" office:value="0.343333333" calcext:value-type="float">
            <text:p>0.343333333</text:p>
          </table:table-cell>
          <table:table-cell table:formula="of:=[.D74]+[.$O$24]" office:value-type="float" office:value="0.49" calcext:value-type="float">
            <text:p>0.49</text:p>
          </table:table-cell>
          <table:table-cell table:formula="of:=[.E74]+[.$O$25]" office:value-type="float" office:value="0.09" calcext:value-type="float">
            <text:p>0.09</text:p>
          </table:table-cell>
          <table:table-cell table:formula="of:=[.F74]+[.$O$26]" office:value-type="float" office:value="0.4625" calcext:value-type="float">
            <text:p>0.4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70_Enorm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75]+[.$O$23]" office:value-type="float" office:value="0.343333333" calcext:value-type="float">
            <text:p>0.343333333</text:p>
          </table:table-cell>
          <table:table-cell table:formula="of:=[.D75]+[.$O$24]" office:value-type="float" office:value="0.36" calcext:value-type="float">
            <text:p>0.36</text:p>
          </table:table-cell>
          <table:table-cell table:formula="of:=[.E75]+[.$O$25]" office:value-type="float" office:value="0.07" calcext:value-type="float">
            <text:p>0.07</text:p>
          </table:table-cell>
          <table:table-cell table:formula="of:=[.F75]+[.$O$26]" office:value-type="float" office:value="0.2625" calcext:value-type="float">
            <text:p>0.2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80_Gigant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76]+[.$O$23]" office:value-type="float" office:value="0.343333333" calcext:value-type="float">
            <text:p>0.343333333</text:p>
          </table:table-cell>
          <table:table-cell table:formula="of:=[.D76]+[.$O$24]" office:value-type="float" office:value="0.36" calcext:value-type="float">
            <text:p>0.36</text:p>
          </table:table-cell>
          <table:table-cell table:formula="of:=[.E76]+[.$O$25]" office:value-type="float" office:value="0.04" calcext:value-type="float">
            <text:p>0.04</text:p>
          </table:table-cell>
          <table:table-cell table:formula="of:=[.F76]+[.$O$26]" office:value-type="float" office:value="0.0225" calcext:value-type="float">
            <text:p>0.0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90_Titan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77]+[.$O$23]" office:value-type="float" office:value="0.343333333" calcext:value-type="float">
            <text:p>0.343333333</text:p>
          </table:table-cell>
          <table:table-cell table:formula="of:=[.D77]+[.$O$24]" office:value-type="float" office:value="0.36" calcext:value-type="float">
            <text:p>0.36</text:p>
          </table:table-cell>
          <table:table-cell table:formula="of:=[.E77]+[.$O$25]" office:value-type="float" office:value="-0.04" calcext:value-type="float">
            <text:p>-0.04</text:p>
          </table:table-cell>
          <table:table-cell table:formula="of:=[.F77]+[.$O$26]" office:value-type="float" office:value="0.4225" calcext:value-type="float">
            <text:p>0.4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100_Gelatin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78]+[.$O$23]" office:value-type="float" office:value="0.343333333" calcext:value-type="float">
            <text:p>0.343333333</text:p>
          </table:table-cell>
          <table:table-cell table:formula="of:=[.D78]+[.$O$24]" office:value-type="float" office:value="0.36" calcext:value-type="float">
            <text:p>0.36</text:p>
          </table:table-cell>
          <table:table-cell table:formula="of:=[.E78]+[.$O$25]" office:value-type="float" office:value="0.01" calcext:value-type="float">
            <text:p>0.01</text:p>
          </table:table-cell>
          <table:table-cell table:formula="of:=[.F78]+[.$O$26]" office:value-type="float" office:value="-0.3375" calcext:value-type="float">
            <text:p>-0.3375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150_Gelatinous</text:p>
          </table:table-cell>
          <table:table-cell table:formula="of:=[.C79]+[.$O$23]" office:value-type="float" office:value="0" calcext:value-type="float">
            <text:p>0</text:p>
          </table:table-cell>
          <table:table-cell table:formula="of:=[.D79]+[.$O$24]" office:value-type="float" office:value="0" calcext:value-type="float">
            <text:p>0</text:p>
          </table:table-cell>
          <table:table-cell table:formula="of:=[.E79]+[.$O$25]" office:value-type="float" office:value="0" calcext:value-type="float">
            <text:p>0</text:p>
          </table:table-cell>
          <table:table-cell table:formula="of:=[.F79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00_Gelatinous</text:p>
          </table:table-cell>
          <table:table-cell table:formula="of:=[.C80]+[.$O$23]" office:value-type="float" office:value="0" calcext:value-type="float">
            <text:p>0</text:p>
          </table:table-cell>
          <table:table-cell table:formula="of:=[.D80]+[.$O$24]" office:value-type="float" office:value="0" calcext:value-type="float">
            <text:p>0</text:p>
          </table:table-cell>
          <table:table-cell table:formula="of:=[.E80]+[.$O$25]" office:value-type="float" office:value="0" calcext:value-type="float">
            <text:p>0</text:p>
          </table:table-cell>
          <table:table-cell table:formula="of:=[.F80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50_Gelatinous</text:p>
          </table:table-cell>
          <table:table-cell table:formula="of:=[.C81]+[.$O$23]" office:value-type="float" office:value="0" calcext:value-type="float">
            <text:p>0</text:p>
          </table:table-cell>
          <table:table-cell table:formula="of:=[.D81]+[.$O$24]" office:value-type="float" office:value="0" calcext:value-type="float">
            <text:p>0</text:p>
          </table:table-cell>
          <table:table-cell table:formula="of:=[.E81]+[.$O$25]" office:value-type="float" office:value="0" calcext:value-type="float">
            <text:p>0</text:p>
          </table:table-cell>
          <table:table-cell table:formula="of:=[.F81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00_Gelatinous</text:p>
          </table:table-cell>
          <table:table-cell table:formula="of:=[.C82]+[.$O$23]" office:value-type="float" office:value="0" calcext:value-type="float">
            <text:p>0</text:p>
          </table:table-cell>
          <table:table-cell table:formula="of:=[.D82]+[.$O$24]" office:value-type="float" office:value="0" calcext:value-type="float">
            <text:p>0</text:p>
          </table:table-cell>
          <table:table-cell table:formula="of:=[.E82]+[.$O$25]" office:value-type="float" office:value="0" calcext:value-type="float">
            <text:p>0</text:p>
          </table:table-cell>
          <table:table-cell table:formula="of:=[.F82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50_Gelatinous</text:p>
          </table:table-cell>
          <table:table-cell table:formula="of:=[.C83]+[.$O$23]" office:value-type="float" office:value="0" calcext:value-type="float">
            <text:p>0</text:p>
          </table:table-cell>
          <table:table-cell table:formula="of:=[.D83]+[.$O$24]" office:value-type="float" office:value="0" calcext:value-type="float">
            <text:p>0</text:p>
          </table:table-cell>
          <table:table-cell table:formula="of:=[.E83]+[.$O$25]" office:value-type="float" office:value="0" calcext:value-type="float">
            <text:p>0</text:p>
          </table:table-cell>
          <table:table-cell table:formula="of:=[.F83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00_Gelatinous</text:p>
          </table:table-cell>
          <table:table-cell table:formula="of:=[.C84]+[.$O$23]" office:value-type="float" office:value="0" calcext:value-type="float">
            <text:p>0</text:p>
          </table:table-cell>
          <table:table-cell table:formula="of:=[.D84]+[.$O$24]" office:value-type="float" office:value="0" calcext:value-type="float">
            <text:p>0</text:p>
          </table:table-cell>
          <table:table-cell table:formula="of:=[.E84]+[.$O$25]" office:value-type="float" office:value="0" calcext:value-type="float">
            <text:p>0</text:p>
          </table:table-cell>
          <table:table-cell table:formula="of:=[.F84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50_Gelatinous</text:p>
          </table:table-cell>
          <table:table-cell table:formula="of:=[.C85]+[.$O$23]" office:value-type="float" office:value="0" calcext:value-type="float">
            <text:p>0</text:p>
          </table:table-cell>
          <table:table-cell table:formula="of:=[.D85]+[.$O$24]" office:value-type="float" office:value="0" calcext:value-type="float">
            <text:p>0</text:p>
          </table:table-cell>
          <table:table-cell table:formula="of:=[.E85]+[.$O$25]" office:value-type="float" office:value="0" calcext:value-type="float">
            <text:p>0</text:p>
          </table:table-cell>
          <table:table-cell table:formula="of:=[.F85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500_Gelatinous</text:p>
          </table:table-cell>
          <table:table-cell table:formula="of:=[.C86]+[.$O$23]" office:value-type="float" office:value="0" calcext:value-type="float">
            <text:p>0</text:p>
          </table:table-cell>
          <table:table-cell table:formula="of:=[.D86]+[.$O$24]" office:value-type="float" office:value="0" calcext:value-type="float">
            <text:p>0</text:p>
          </table:table-cell>
          <table:table-cell table:formula="of:=[.E86]+[.$O$25]" office:value-type="float" office:value="0" calcext:value-type="float">
            <text:p>0</text:p>
          </table:table-cell>
          <table:table-cell table:formula="of:=[.F86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900_Gelatinous</text:p>
          </table:table-cell>
          <table:table-cell table:formula="of:=[.C87]+[.$O$23]" office:value-type="float" office:value="0" calcext:value-type="float">
            <text:p>0</text:p>
          </table:table-cell>
          <table:table-cell table:formula="of:=[.D87]+[.$O$24]" office:value-type="float" office:value="0" calcext:value-type="float">
            <text:p>0</text:p>
          </table:table-cell>
          <table:table-cell table:formula="of:=[.E87]+[.$O$25]" office:value-type="float" office:value="0" calcext:value-type="float">
            <text:p>0</text:p>
          </table:table-cell>
          <table:table-cell table:formula="of:=[.F87]+[.$O$26]" office:value-type="float" office:value="0" calcext:value-type="float">
            <text:p>0</text:p>
          </table:table-cell>
          <table:table-cell table:number-columns-repeated="3"/>
        </table:table-row>
      </table:table>
      <table:table table:name="090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7" table:default-cell-style-name="ce7"/>
        <table:table-column table:style-name="co1" table:number-columns-repeated="4" table:default-cell-style-name="ce10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6"/>
          <table:table-cell table:style-name="ce3" office:value-type="string" calcext:value-type="string">
            <text:p>TABLE OF TRUTH</text:p>
          </table:table-cell>
          <table:table-cell table:number-columns-repeated="5"/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/>
          <table:table-cell table:style-name="ce1" office:value-type="string" calcext:value-type="string">
            <text:p>F_005_Thick_090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_090</text:p>
          </table:table-cell>
          <table:table-cell table:style-name="ce11" table:formula="of:=IF([.C2]&lt;&gt;&quot;&quot;; [.C2]-[.T2]; &quot;&quot;)">
            <text:p/>
          </table:table-cell>
          <table:table-cell table:style-name="ce11" table:formula="of:=IF([.D2]&lt;&gt;&quot;&quot;; [.D2]-[.U2]; &quot;&quot;)">
            <text:p/>
          </table:table-cell>
          <table:table-cell table:style-name="ce11" table:formula="of:=IF([.E2]&lt;&gt;&quot;&quot;; [.E2]-[.V2]; &quot;&quot;)">
            <text:p/>
          </table:table-cell>
          <table:table-cell table:style-name="ce11" table:formula="of:=IF([.F2]&lt;&gt;&quot;&quot;; [.F2]-[.W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-0.44" calcext:value-type="float">
            <text:p>-0.440</text:p>
          </table:table-cell>
          <table:table-cell table:number-columns-repeated="3"/>
          <table:table-cell table:style-name="ce9" office:value-type="string" calcext:value-type="string">
            <text:p>F_005_Thick_09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8" office:value-type="string" calcext:value-type="string">
            <text:p>F_005_Thick_090</text:p>
          </table:table-cell>
          <table:table-cell table:formula="of:=[.T2]+[.$O$2]" office:value-type="float" office:value="-0.45" calcext:value-type="float">
            <text:p>-0.45</text:p>
          </table:table-cell>
          <table:table-cell table:formula="of:=[.U2]+[.$O$3]" office:value-type="float" office:value="-0.09" calcext:value-type="float">
            <text:p>-0.09</text:p>
          </table:table-cell>
          <table:table-cell table:formula="of:=[.V2]+[.$O$4]" office:value-type="float" office:value="0.01" calcext:value-type="float">
            <text:p>0.01</text:p>
          </table:table-cell>
          <table:table-cell table:formula="of:=[.W2]+[.$O$5]" office:value-type="float" office:value="0.02" calcext:value-type="float">
            <text:p>0.02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06_Chonky_090</text:p>
          </table:table-cell>
          <table:table-cell table:style-name="ce11" table:formula="of:=IF([.C3]&lt;&gt;&quot;&quot;; [.C3]-[.T3]; &quot;&quot;)">
            <text:p/>
          </table:table-cell>
          <table:table-cell table:style-name="ce11" table:formula="of:=IF([.D3]&lt;&gt;&quot;&quot;; [.D3]-[.U3]; &quot;&quot;)">
            <text:p/>
          </table:table-cell>
          <table:table-cell table:style-name="ce11" table:formula="of:=IF([.E3]&lt;&gt;&quot;&quot;; [.E3]-[.V3]; &quot;&quot;)">
            <text:p/>
          </table:table-cell>
          <table:table-cell table:style-name="ce11" table:formula="of:=IF([.F3]&lt;&gt;&quot;&quot;; [.F3]-[.W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.01" calcext:value-type="float">
            <text:p>0.010</text:p>
          </table:table-cell>
          <table:table-cell table:number-columns-repeated="3"/>
          <table:table-cell table:style-name="ce9" office:value-type="string" calcext:value-type="string">
            <text:p>F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8" office:value-type="string" calcext:value-type="string">
            <text:p>F_006_Chonky_090</text:p>
          </table:table-cell>
          <table:table-cell table:formula="of:=[.T3]+[.$O$2]" office:value-type="float" office:value="-0.44" calcext:value-type="float">
            <text:p>-0.44</text:p>
          </table:table-cell>
          <table:table-cell table:formula="of:=[.U3]+[.$O$3]" office:value-type="float" office:value="-0.11" calcext:value-type="float">
            <text:p>-0.11</text:p>
          </table:table-cell>
          <table:table-cell table:formula="of:=[.V3]+[.$O$4]" office:value-type="float" office:value="0.01" calcext:value-type="float">
            <text:p>0.01</text:p>
          </table:table-cell>
          <table:table-cell table:formula="of:=[.W3]+[.$O$5]" office:value-type="float" office:value="0.02" calcext:value-type="float">
            <text:p>0.02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_090</text:p>
          </table:table-cell>
          <table:table-cell table:formula="of:=IF([.C4]&lt;&gt;&quot;&quot;; [.C4]-[.T4]; &quot;&quot;)">
            <text:p/>
          </table:table-cell>
          <table:table-cell table:formula="of:=IF([.D4]&lt;&gt;&quot;&quot;; [.D4]-[.U4]; &quot;&quot;)">
            <text:p/>
          </table:table-cell>
          <table:table-cell table:formula="of:=IF([.E4]&lt;&gt;&quot;&quot;; [.E4]-[.V4]; &quot;&quot;)">
            <text:p/>
          </table:table-cell>
          <table:table-cell table:formula="of:=IF([.F4]&lt;&gt;&quot;&quot;; [.F4]-[.W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0.03" calcext:value-type="float">
            <text:p>0.030</text:p>
          </table:table-cell>
          <table:table-cell table:number-columns-repeated="3"/>
          <table:table-cell table:style-name="ce9" office:value-type="string" calcext:value-type="string">
            <text:p>F_010_Chubby_090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00000000000001" calcext:value-type="float">
            <text:p>0.0700000000000001</text:p>
          </table:table-cell>
          <table:table-cell/>
          <table:table-cell table:style-name="ce28" office:value-type="string" calcext:value-type="string">
            <text:p>F_010_Chubby_090</text:p>
          </table:table-cell>
          <table:table-cell table:formula="of:=[.T4]+[.$O$2]" office:value-type="float" office:value="-0.36" calcext:value-type="float">
            <text:p>-0.36</text:p>
          </table:table-cell>
          <table:table-cell table:formula="of:=[.U4]+[.$O$3]" office:value-type="float" office:value="-0.1" calcext:value-type="float">
            <text:p>-0.1</text:p>
          </table:table-cell>
          <table:table-cell table:formula="of:=[.V4]+[.$O$4]" office:value-type="float" office:value="0.01" calcext:value-type="float">
            <text:p>0.01</text:p>
          </table:table-cell>
          <table:table-cell table:formula="of:=[.W4]+[.$O$5]" office:value-type="float" office:value="0.0400000000000001" calcext:value-type="float">
            <text:p>0.0400000000000001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20_Corpulent_090</text:p>
          </table:table-cell>
          <table:table-cell table:formula="of:=IF([.C5]&lt;&gt;&quot;&quot;; [.C5]-[.T5]; &quot;&quot;)">
            <text:p/>
          </table:table-cell>
          <table:table-cell table:formula="of:=IF([.D5]&lt;&gt;&quot;&quot;; [.D5]-[.U5]; &quot;&quot;)">
            <text:p/>
          </table:table-cell>
          <table:table-cell table:formula="of:=IF([.E5]&lt;&gt;&quot;&quot;; [.E5]-[.V5]; &quot;&quot;)">
            <text:p/>
          </table:table-cell>
          <table:table-cell table:formula="of:=IF([.F5]&lt;&gt;&quot;&quot;; [.F5]-[.W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-0.03" calcext:value-type="float">
            <text:p>-0.030</text:p>
          </table:table-cell>
          <table:table-cell table:number-columns-repeated="3"/>
          <table:table-cell table:style-name="ce9" office:value-type="string" calcext:value-type="string">
            <text:p>F_020_Corpulent_090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8" office:value-type="string" calcext:value-type="string">
            <text:p>F_020_Corpulent_090</text:p>
          </table:table-cell>
          <table:table-cell table:formula="of:=[.T5]+[.$O$2]" office:value-type="float" office:value="-0.29" calcext:value-type="float">
            <text:p>-0.29</text:p>
          </table:table-cell>
          <table:table-cell table:formula="of:=[.U5]+[.$O$3]" office:value-type="float" office:value="-0.06" calcext:value-type="float">
            <text:p>-0.06</text:p>
          </table:table-cell>
          <table:table-cell table:formula="of:=[.V5]+[.$O$4]" office:value-type="float" office:value="0" calcext:value-type="float">
            <text:p>0</text:p>
          </table:table-cell>
          <table:table-cell table:formula="of:=[.W5]+[.$O$5]" office:value-type="float" office:value="0.07" calcext:value-type="float">
            <text:p>0.07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_090</text:p>
          </table:table-cell>
          <table:table-cell table:formula="of:=IF([.C6]&lt;&gt;&quot;&quot;; [.C6]-[.T6]; &quot;&quot;)">
            <text:p/>
          </table:table-cell>
          <table:table-cell table:formula="of:=IF([.D6]&lt;&gt;&quot;&quot;; [.D6]-[.U6]; &quot;&quot;)">
            <text:p/>
          </table:table-cell>
          <table:table-cell table:formula="of:=IF([.E6]&lt;&gt;&quot;&quot;; [.E6]-[.V6]; &quot;&quot;)">
            <text:p/>
          </table:table-cell>
          <table:table-cell table:formula="of:=IF([.F6]&lt;&gt;&quot;&quot;; [.F6]-[.W6]; &quot;&quot;)">
            <text:p/>
          </table:table-cell>
          <table:table-cell table:number-columns-repeated="6"/>
          <table:table-cell table:style-name="ce9" office:value-type="string" calcext:value-type="string">
            <text:p>F_030_Fat_090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28" office:value-type="string" calcext:value-type="string">
            <text:p>F_030_Fat_090</text:p>
          </table:table-cell>
          <table:table-cell table:formula="of:=[.T6]+[.$O$2]" office:value-type="float" office:value="-0.11" calcext:value-type="float">
            <text:p>-0.11</text:p>
          </table:table-cell>
          <table:table-cell table:formula="of:=[.U6]+[.$O$3]" office:value-type="float" office:value="-0.06" calcext:value-type="float">
            <text:p>-0.06</text:p>
          </table:table-cell>
          <table:table-cell table:formula="of:=[.V6]+[.$O$4]" office:value-type="float" office:value="0" calcext:value-type="float">
            <text:p>0</text:p>
          </table:table-cell>
          <table:table-cell table:formula="of:=[.W6]+[.$O$5]" office:value-type="float" office:value="0.09" calcext:value-type="float">
            <text:p>0.09</text:p>
          </table:table-cell>
        </table:table-row>
        <table:table-row table:style-name="ro1">
          <table:table-cell/>
          <table:table-cell table:style-name="ce1" office:value-type="string" calcext:value-type="string">
            <text:p>F_040_Obese_090</text:p>
          </table:table-cell>
          <table:table-cell table:style-name="ce5" office:value-type="float" office:value="-0.01" calcext:value-type="float">
            <text:p>-0.01</text:p>
          </table:table-cell>
          <table:table-cell table:style-name="ce5" office:value-type="float" office:value="-0.03" calcext:value-type="float">
            <text:p>-0.03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6" calcext:value-type="float">
            <text:p>0.06</text:p>
          </table:table-cell>
          <table:table-cell/>
          <table:table-cell table:style-name="ce7" office:value-type="string" calcext:value-type="string">
            <text:p>F_040_Obese_090</text:p>
          </table:table-cell>
          <table:table-cell table:style-name="ce11" table:formula="of:=IF([.C7]&lt;&gt;&quot;&quot;; [.C7]-[.T7]; &quot;&quot;)" office:value-type="float" office:value="-0.44" calcext:value-type="float">
            <text:p>-0.44</text:p>
          </table:table-cell>
          <table:table-cell table:style-name="ce11" table:formula="of:=IF([.D7]&lt;&gt;&quot;&quot;; [.D7]-[.U7]; &quot;&quot;)" office:value-type="float" office:value="0.01" calcext:value-type="float">
            <text:p>0.01</text:p>
          </table:table-cell>
          <table:table-cell table:style-name="ce11" table:formula="of:=IF([.E7]&lt;&gt;&quot;&quot;; [.E7]-[.V7]; &quot;&quot;)" office:value-type="float" office:value="0.03" calcext:value-type="float">
            <text:p>0.03</text:p>
          </table:table-cell>
          <table:table-cell table:style-name="ce11" table:formula="of:=IF([.F7]&lt;&gt;&quot;&quot;; [.F7]-[.W7]; &quot;&quot;)" office:value-type="float" office:value="-0.03" calcext:value-type="float">
            <text:p>-0.03</text:p>
          </table:table-cell>
          <table:table-cell table:number-columns-repeated="6"/>
          <table:table-cell table:style-name="ce9" office:value-type="string" calcext:value-type="string">
            <text:p>F_040_Obese_090</text:p>
          </table:table-cell>
          <table:table-cell office:value-type="float" office:value="0.43" calcext:value-type="float">
            <text:p>0.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28" office:value-type="string" calcext:value-type="string">
            <text:p>F_040_Obese_090</text:p>
          </table:table-cell>
          <table:table-cell table:formula="of:=[.T7]+[.$O$2]" office:value-type="float" office:value="-0.01" calcext:value-type="float">
            <text:p>-0.01</text:p>
          </table:table-cell>
          <table:table-cell table:formula="of:=[.U7]+[.$O$3]" office:value-type="float" office:value="-0.03" calcext:value-type="float">
            <text:p>-0.03</text:p>
          </table:table-cell>
          <table:table-cell table:formula="of:=[.V7]+[.$O$4]" office:value-type="float" office:value="0.01" calcext:value-type="float">
            <text:p>0.01</text:p>
          </table:table-cell>
          <table:table-cell table:formula="of:=[.W7]+[.$O$5]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style-name="ce1"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_090</text:p>
          </table:table-cell>
          <table:table-cell table:formula="of:=IF([.C8]&lt;&gt;&quot;&quot;; [.C8]-[.T8]; &quot;&quot;)">
            <text:p/>
          </table:table-cell>
          <table:table-cell table:formula="of:=IF([.D8]&lt;&gt;&quot;&quot;; [.D8]-[.U8]; &quot;&quot;)">
            <text:p/>
          </table:table-cell>
          <table:table-cell table:formula="of:=IF([.E8]&lt;&gt;&quot;&quot;; [.E8]-[.V8]; &quot;&quot;)">
            <text:p/>
          </table:table-cell>
          <table:table-cell table:formula="of:=IF([.F8]&lt;&gt;&quot;&quot;; [.F8]-[.W8]; &quot;&quot;)">
            <text:p/>
          </table:table-cell>
          <table:table-cell table:number-columns-repeated="6"/>
          <table:table-cell table:style-name="ce9" office:value-type="string" calcext:value-type="string">
            <text:p>F_050_MorbidlyObese_090</text:p>
          </table:table-cell>
          <table:table-cell office:value-type="float" office:value="0.55" calcext:value-type="float">
            <text:p>0.5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28" office:value-type="string" calcext:value-type="string">
            <text:p>F_050_MorbidlyObese_090</text:p>
          </table:table-cell>
          <table:table-cell table:formula="of:=[.T8]+[.$O$2]" office:value-type="float" office:value="0.11" calcext:value-type="float">
            <text:p>0.11</text:p>
          </table:table-cell>
          <table:table-cell table:formula="of:=[.U8]+[.$O$3]" office:value-type="float" office:value="-0.05" calcext:value-type="float">
            <text:p>-0.05</text:p>
          </table:table-cell>
          <table:table-cell table:formula="of:=[.V8]+[.$O$4]" office:value-type="float" office:value="0" calcext:value-type="float">
            <text:p>0</text:p>
          </table:table-cell>
          <table:table-cell table:formula="of:=[.W8]+[.$O$5]" office:value-type="float" office:value="0.01" calcext:value-type="float">
            <text:p>0.01</text:p>
          </table:table-cell>
        </table:table-row>
        <table:table-row table:style-name="ro1">
          <table:table-cell/>
          <table:table-cell table:style-name="ce1" office:value-type="string" calcext:value-type="string">
            <text:p>F_060_Lard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60_Lardy_090</text:p>
          </table:table-cell>
          <table:table-cell table:formula="of:=IF([.C9]&lt;&gt;&quot;&quot;; [.C9]-[.T9]; &quot;&quot;)">
            <text:p/>
          </table:table-cell>
          <table:table-cell table:formula="of:=IF([.D9]&lt;&gt;&quot;&quot;; [.D9]-[.U9]; &quot;&quot;)">
            <text:p/>
          </table:table-cell>
          <table:table-cell table:formula="of:=IF([.E9]&lt;&gt;&quot;&quot;; [.E9]-[.V9]; &quot;&quot;)">
            <text:p/>
          </table:table-cell>
          <table:table-cell table:formula="of:=IF([.F9]&lt;&gt;&quot;&quot;; [.F9]-[.W9]; &quot;&quot;)">
            <text:p/>
          </table:table-cell>
          <table:table-cell table:number-columns-repeated="6"/>
          <table:table-cell table:style-name="ce9" office:value-type="string" calcext:value-type="string">
            <text:p>F_060_Lardy_090</text:p>
          </table:table-cell>
          <table:table-cell office:value-type="float" office:value="0.48" calcext:value-type="float">
            <text:p>0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8" office:value-type="string" calcext:value-type="string">
            <text:p>F_060_Lardy_090</text:p>
          </table:table-cell>
          <table:table-cell table:formula="of:=[.T9]+[.$O$2]" office:value-type="float" office:value="0.04" calcext:value-type="float">
            <text:p>0.04</text:p>
          </table:table-cell>
          <table:table-cell table:formula="of:=[.U9]+[.$O$3]" office:value-type="float" office:value="-0.03" calcext:value-type="float">
            <text:p>-0.03</text:p>
          </table:table-cell>
          <table:table-cell table:formula="of:=[.V9]+[.$O$4]" office:value-type="float" office:value="0" calcext:value-type="float">
            <text:p>0</text:p>
          </table:table-cell>
          <table:table-cell table:formula="of:=[.W9]+[.$O$5]" office:value-type="float" office:value="0.17" calcext:value-type="float">
            <text:p>0.17</text:p>
          </table:table-cell>
        </table:table-row>
        <table:table-row table:style-name="ro1">
          <table:table-cell/>
          <table:table-cell table:style-name="ce1" office:value-type="string" calcext:value-type="string">
            <text:p>F_070_Enorm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_090</text:p>
          </table:table-cell>
          <table:table-cell table:formula="of:=IF([.C10]&lt;&gt;&quot;&quot;; [.C10]-[.T10]; &quot;&quot;)">
            <text:p/>
          </table:table-cell>
          <table:table-cell table:formula="of:=IF([.D10]&lt;&gt;&quot;&quot;; [.D10]-[.U10]; &quot;&quot;)">
            <text:p/>
          </table:table-cell>
          <table:table-cell table:formula="of:=IF([.E10]&lt;&gt;&quot;&quot;; [.E10]-[.V10]; &quot;&quot;)">
            <text:p/>
          </table:table-cell>
          <table:table-cell table:formula="of:=IF([.F10]&lt;&gt;&quot;&quot;; [.F10]-[.W10]; &quot;&quot;)">
            <text:p/>
          </table:table-cell>
          <table:table-cell table:number-columns-repeated="6"/>
          <table:table-cell table:style-name="ce9" office:value-type="string" calcext:value-type="string">
            <text:p>F_070_Enormous_090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8" office:value-type="string" calcext:value-type="string">
            <text:p>F_070_Enormous_090</text:p>
          </table:table-cell>
          <table:table-cell table:formula="of:=[.T10]+[.$O$2]" office:value-type="float" office:value="0.46" calcext:value-type="float">
            <text:p>0.46</text:p>
          </table:table-cell>
          <table:table-cell table:formula="of:=[.U10]+[.$O$3]" office:value-type="float" office:value="-0.19" calcext:value-type="float">
            <text:p>-0.19</text:p>
          </table:table-cell>
          <table:table-cell table:formula="of:=[.V10]+[.$O$4]" office:value-type="float" office:value="0.01" calcext:value-type="float">
            <text:p>0.01</text:p>
          </table:table-cell>
          <table:table-cell table:formula="of:=[.W10]+[.$O$5]" office:value-type="float" office:value="0.07" calcext:value-type="float">
            <text:p>0.07</text:p>
          </table:table-cell>
        </table:table-row>
        <table:table-row table:style-name="ro1">
          <table:table-cell/>
          <table:table-cell table:style-name="ce1" office:value-type="string" calcext:value-type="string">
            <text:p>F_080_Gigantic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80_Gigantic_090</text:p>
          </table:table-cell>
          <table:table-cell table:formula="of:=IF([.C11]&lt;&gt;&quot;&quot;; [.C11]-[.T11]; &quot;&quot;)">
            <text:p/>
          </table:table-cell>
          <table:table-cell table:formula="of:=IF([.D11]&lt;&gt;&quot;&quot;; [.D11]-[.U11]; &quot;&quot;)">
            <text:p/>
          </table:table-cell>
          <table:table-cell table:formula="of:=IF([.E11]&lt;&gt;&quot;&quot;; [.E11]-[.V11]; &quot;&quot;)">
            <text:p/>
          </table:table-cell>
          <table:table-cell table:formula="of:=IF([.F11]&lt;&gt;&quot;&quot;; [.F11]-[.W11]; &quot;&quot;)">
            <text:p/>
          </table:table-cell>
          <table:table-cell table:number-columns-repeated="6"/>
          <table:table-cell table:style-name="ce9" office:value-type="string" calcext:value-type="string">
            <text:p>F_080_Gigantic_09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F_080_Gigantic_090</text:p>
          </table:table-cell>
          <table:table-cell table:formula="of:=[.T11]+[.$O$2]" office:value-type="float" office:value="0.56" calcext:value-type="float">
            <text:p>0.56</text:p>
          </table:table-cell>
          <table:table-cell table:formula="of:=[.U11]+[.$O$3]" office:value-type="float" office:value="-0.19" calcext:value-type="float">
            <text:p>-0.19</text:p>
          </table:table-cell>
          <table:table-cell table:formula="of:=[.V11]+[.$O$4]" office:value-type="float" office:value="-0.02" calcext:value-type="float">
            <text:p>-0.02</text:p>
          </table:table-cell>
          <table:table-cell table:formula="of:=[.W11]+[.$O$5]" office:value-type="float" office:value="-0.03" calcext:value-type="float">
            <text:p>-0.03</text:p>
          </table:table-cell>
        </table:table-row>
        <table:table-row table:style-name="ro1">
          <table:table-cell/>
          <table:table-cell table:style-name="ce1" office:value-type="string" calcext:value-type="string">
            <text:p>F_090_Titanic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_090</text:p>
          </table:table-cell>
          <table:table-cell table:formula="of:=IF([.C12]&lt;&gt;&quot;&quot;; [.C12]-[.T12]; &quot;&quot;)">
            <text:p/>
          </table:table-cell>
          <table:table-cell table:formula="of:=IF([.D12]&lt;&gt;&quot;&quot;; [.D12]-[.U12]; &quot;&quot;)">
            <text:p/>
          </table:table-cell>
          <table:table-cell table:formula="of:=IF([.E12]&lt;&gt;&quot;&quot;; [.E12]-[.V12]; &quot;&quot;)">
            <text:p/>
          </table:table-cell>
          <table:table-cell table:formula="of:=IF([.F12]&lt;&gt;&quot;&quot;; [.F12]-[.W12]; &quot;&quot;)">
            <text:p/>
          </table:table-cell>
          <table:table-cell table:number-columns-repeated="6"/>
          <table:table-cell table:style-name="ce9" office:value-type="string" calcext:value-type="string">
            <text:p>F_090_Titanic_09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28" office:value-type="string" calcext:value-type="string">
            <text:p>F_090_Titanic_090</text:p>
          </table:table-cell>
          <table:table-cell table:formula="of:=[.T12]+[.$O$2]" office:value-type="float" office:value="0.66" calcext:value-type="float">
            <text:p>0.66</text:p>
          </table:table-cell>
          <table:table-cell table:formula="of:=[.U12]+[.$O$3]" office:value-type="float" office:value="0.11" calcext:value-type="float">
            <text:p>0.11</text:p>
          </table:table-cell>
          <table:table-cell table:formula="of:=[.V12]+[.$O$4]" office:value-type="float" office:value="0" calcext:value-type="float">
            <text:p>0</text:p>
          </table:table-cell>
          <table:table-cell table:formula="of:=[.W12]+[.$O$5]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F_1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100_Gelatinous_090</text:p>
          </table:table-cell>
          <table:table-cell table:formula="of:=IF([.C13]&lt;&gt;&quot;&quot;; [.C13]-[.T13]; &quot;&quot;)">
            <text:p/>
          </table:table-cell>
          <table:table-cell table:formula="of:=IF([.D13]&lt;&gt;&quot;&quot;; [.D13]-[.U13]; &quot;&quot;)">
            <text:p/>
          </table:table-cell>
          <table:table-cell table:formula="of:=IF([.E13]&lt;&gt;&quot;&quot;; [.E13]-[.V13]; &quot;&quot;)">
            <text:p/>
          </table:table-cell>
          <table:table-cell table:formula="of:=IF([.F13]&lt;&gt;&quot;&quot;; [.F13]-[.W13]; &quot;&quot;)">
            <text:p/>
          </table:table-cell>
          <table:table-cell table:number-columns-repeated="6"/>
          <table:table-cell table:style-name="ce9" office:value-type="string" calcext:value-type="string">
            <text:p>F_1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1" calcext:value-type="float">
            <text:p>-0.31</text:p>
          </table:table-cell>
          <table:table-cell/>
          <table:table-cell table:style-name="ce28" office:value-type="string" calcext:value-type="string">
            <text:p>F_100_Gelatinous_090</text:p>
          </table:table-cell>
          <table:table-cell table:formula="of:=[.T13]+[.$O$2]" office:value-type="float" office:value="-0.84" calcext:value-type="float">
            <text:p>-0.84</text:p>
          </table:table-cell>
          <table:table-cell table:formula="of:=[.U13]+[.$O$3]" office:value-type="float" office:value="0.21" calcext:value-type="float">
            <text:p>0.21</text:p>
          </table:table-cell>
          <table:table-cell table:formula="of:=[.V13]+[.$O$4]" office:value-type="float" office:value="0" calcext:value-type="float">
            <text:p>0</text:p>
          </table:table-cell>
          <table:table-cell table:formula="of:=[.W13]+[.$O$5]" office:value-type="float" office:value="-0.34" calcext:value-type="float">
            <text:p>-0.34</text:p>
          </table:table-cell>
        </table:table-row>
        <table:table-row table:style-name="ro1">
          <table:table-cell/>
          <table:table-cell table:style-name="ce1"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150_Gelatinous_090</text:p>
          </table:table-cell>
          <table:table-cell table:number-columns-repeated="10"/>
          <table:table-cell office:value-type="string" calcext:value-type="string">
            <text:p>F_1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/>
          <table:table-cell table:style-name="ce29" office:value-type="string" calcext:value-type="string">
            <text:p>F_150_Gelatinous_090</text:p>
          </table:table-cell>
          <table:table-cell table:formula="of:=[.T14]+[.$O$2]" office:value-type="float" office:value="-0.84" calcext:value-type="float">
            <text:p>-0.84</text:p>
          </table:table-cell>
          <table:table-cell table:formula="of:=[.U14]+[.$O$3]" office:value-type="float" office:value="0.21" calcext:value-type="float">
            <text:p>0.21</text:p>
          </table:table-cell>
          <table:table-cell table:formula="of:=[.V14]+[.$O$4]" office:value-type="float" office:value="0.02" calcext:value-type="float">
            <text:p>0.02</text:p>
          </table:table-cell>
          <table:table-cell table:formula="of:=[.W14]+[.$O$5]" office:value-type="float" office:value="-0.41" calcext:value-type="float">
            <text:p>-0.41</text:p>
          </table:table-cell>
        </table:table-row>
        <table:table-row table:style-name="ro1">
          <table:table-cell/>
          <table:table-cell table:style-name="ce1" office:value-type="string" calcext:value-type="string">
            <text:p>F_2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200_Gelatinous_090</text:p>
          </table:table-cell>
          <table:table-cell table:number-columns-repeated="10"/>
          <table:table-cell office:value-type="string" calcext:value-type="string">
            <text:p>F_2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/>
          <table:table-cell table:style-name="ce29" office:value-type="string" calcext:value-type="string">
            <text:p>F_200_Gelatinous_090</text:p>
          </table:table-cell>
          <table:table-cell table:formula="of:=[.T15]+[.$O$2]" office:value-type="float" office:value="-0.84" calcext:value-type="float">
            <text:p>-0.84</text:p>
          </table:table-cell>
          <table:table-cell table:formula="of:=[.U15]+[.$O$3]" office:value-type="float" office:value="0.21" calcext:value-type="float">
            <text:p>0.21</text:p>
          </table:table-cell>
          <table:table-cell table:formula="of:=[.V15]+[.$O$4]" office:value-type="float" office:value="0.01" calcext:value-type="float">
            <text:p>0.01</text:p>
          </table:table-cell>
          <table:table-cell table:formula="of:=[.W15]+[.$O$5]" office:value-type="float" office:value="-0.49" calcext:value-type="float">
            <text:p>-0.49</text:p>
          </table:table-cell>
        </table:table-row>
        <table:table-row table:style-name="ro1">
          <table:table-cell/>
          <table:table-cell table:style-name="ce1"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250_Gelatinous_090</text:p>
          </table:table-cell>
          <table:table-cell table:number-columns-repeated="10"/>
          <table:table-cell office:value-type="string" calcext:value-type="string">
            <text:p>F_2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/>
          <table:table-cell table:style-name="ce29" office:value-type="string" calcext:value-type="string">
            <text:p>F_250_Gelatinous_090</text:p>
          </table:table-cell>
          <table:table-cell table:formula="of:=[.T16]+[.$O$2]" office:value-type="float" office:value="-0.84" calcext:value-type="float">
            <text:p>-0.84</text:p>
          </table:table-cell>
          <table:table-cell table:formula="of:=[.U16]+[.$O$3]" office:value-type="float" office:value="0.21" calcext:value-type="float">
            <text:p>0.21</text:p>
          </table:table-cell>
          <table:table-cell table:formula="of:=[.V16]+[.$O$4]" office:value-type="float" office:value="0.02" calcext:value-type="float">
            <text:p>0.02</text:p>
          </table:table-cell>
          <table:table-cell table:formula="of:=[.W16]+[.$O$5]" office:value-type="float" office:value="-0.58" calcext:value-type="float">
            <text:p>-0.58</text:p>
          </table:table-cell>
        </table:table-row>
        <table:table-row table:style-name="ro1">
          <table:table-cell/>
          <table:table-cell table:style-name="ce1" office:value-type="string" calcext:value-type="string">
            <text:p>F_3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300_Gelatinous_090</text:p>
          </table:table-cell>
          <table:table-cell table:number-columns-repeated="10"/>
          <table:table-cell office:value-type="string" calcext:value-type="string">
            <text:p>F_3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5" calcext:value-type="float">
            <text:p>-0.65</text:p>
          </table:table-cell>
          <table:table-cell/>
          <table:table-cell table:style-name="ce29" office:value-type="string" calcext:value-type="string">
            <text:p>F_300_Gelatinous_090</text:p>
          </table:table-cell>
          <table:table-cell table:formula="of:=[.T17]+[.$O$2]" office:value-type="float" office:value="-0.84" calcext:value-type="float">
            <text:p>-0.84</text:p>
          </table:table-cell>
          <table:table-cell table:formula="of:=[.U17]+[.$O$3]" office:value-type="float" office:value="0.21" calcext:value-type="float">
            <text:p>0.21</text:p>
          </table:table-cell>
          <table:table-cell table:formula="of:=[.V17]+[.$O$4]" office:value-type="float" office:value="0.02" calcext:value-type="float">
            <text:p>0.02</text:p>
          </table:table-cell>
          <table:table-cell table:formula="of:=[.W17]+[.$O$5]" office:value-type="float" office:value="-0.68" calcext:value-type="float">
            <text:p>-0.68</text:p>
          </table:table-cell>
        </table:table-row>
        <table:table-row table:style-name="ro1">
          <table:table-cell/>
          <table:table-cell table:style-name="ce1"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350_Gelatinous_090</text:p>
          </table:table-cell>
          <table:table-cell table:number-columns-repeated="10"/>
          <table:table-cell office:value-type="string" calcext:value-type="string">
            <text:p>F_3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/>
          <table:table-cell table:style-name="ce29" office:value-type="string" calcext:value-type="string">
            <text:p>F_350_Gelatinous_090</text:p>
          </table:table-cell>
          <table:table-cell table:formula="of:=[.T18]+[.$O$2]" office:value-type="float" office:value="-0.84" calcext:value-type="float">
            <text:p>-0.84</text:p>
          </table:table-cell>
          <table:table-cell table:formula="of:=[.U18]+[.$O$3]" office:value-type="float" office:value="0.21" calcext:value-type="float">
            <text:p>0.21</text:p>
          </table:table-cell>
          <table:table-cell table:formula="of:=[.V18]+[.$O$4]" office:value-type="float" office:value="0.03" calcext:value-type="float">
            <text:p>0.03</text:p>
          </table:table-cell>
          <table:table-cell table:formula="of:=[.W18]+[.$O$5]" office:value-type="float" office:value="-0.76" calcext:value-type="float">
            <text:p>-0.76</text:p>
          </table:table-cell>
        </table:table-row>
        <table:table-row table:style-name="ro1">
          <table:table-cell/>
          <table:table-cell table:style-name="ce1" office:value-type="string" calcext:value-type="string">
            <text:p>F_4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400_Gelatinous_090</text:p>
          </table:table-cell>
          <table:table-cell table:number-columns-repeated="10"/>
          <table:table-cell office:value-type="string" calcext:value-type="string">
            <text:p>F_4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-0.87" calcext:value-type="float">
            <text:p>-0.87</text:p>
          </table:table-cell>
          <table:table-cell/>
          <table:table-cell table:style-name="ce29" office:value-type="string" calcext:value-type="string">
            <text:p>F_400_Gelatinous_090</text:p>
          </table:table-cell>
          <table:table-cell table:formula="of:=[.T19]+[.$O$2]" office:value-type="float" office:value="-0.84" calcext:value-type="float">
            <text:p>-0.84</text:p>
          </table:table-cell>
          <table:table-cell table:formula="of:=[.U19]+[.$O$3]" office:value-type="float" office:value="0.21" calcext:value-type="float">
            <text:p>0.21</text:p>
          </table:table-cell>
          <table:table-cell table:formula="of:=[.V19]+[.$O$4]" office:value-type="float" office:value="0.04" calcext:value-type="float">
            <text:p>0.04</text:p>
          </table:table-cell>
          <table:table-cell table:formula="of:=[.W19]+[.$O$5]" office:value-type="float" office:value="-0.9" calcext:value-type="float">
            <text:p>-0.9</text:p>
          </table:table-cell>
        </table:table-row>
        <table:table-row table:style-name="ro1">
          <table:table-cell/>
          <table:table-cell table:style-name="ce1"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450_Gelatinous_090</text:p>
          </table:table-cell>
          <table:table-cell table:number-columns-repeated="10"/>
          <table:table-cell office:value-type="string" calcext:value-type="string">
            <text:p>F_4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/>
          <table:table-cell table:style-name="ce29" office:value-type="string" calcext:value-type="string">
            <text:p>F_450_Gelatinous_090</text:p>
          </table:table-cell>
          <table:table-cell table:formula="of:=[.T20]+[.$O$2]" office:value-type="float" office:value="-0.84" calcext:value-type="float">
            <text:p>-0.84</text:p>
          </table:table-cell>
          <table:table-cell table:formula="of:=[.U20]+[.$O$3]" office:value-type="float" office:value="0.21" calcext:value-type="float">
            <text:p>0.21</text:p>
          </table:table-cell>
          <table:table-cell table:formula="of:=[.V20]+[.$O$4]" office:value-type="float" office:value="0.03" calcext:value-type="float">
            <text:p>0.03</text:p>
          </table:table-cell>
          <table:table-cell table:formula="of:=[.W20]+[.$O$5]" office:value-type="float" office:value="-1.09" calcext:value-type="float">
            <text:p>-1.09</text:p>
          </table:table-cell>
        </table:table-row>
        <table:table-row table:style-name="ro1">
          <table:table-cell/>
          <table:table-cell table:style-name="ce1" office:value-type="string" calcext:value-type="string">
            <text:p>F_5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500_Gelatinous_090</text:p>
          </table:table-cell>
          <table:table-cell table:number-columns-repeated="10"/>
          <table:table-cell office:value-type="string" calcext:value-type="string">
            <text:p>F_5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34" calcext:value-type="float">
            <text:p>-1.34</text:p>
          </table:table-cell>
          <table:table-cell/>
          <table:table-cell table:style-name="ce29" office:value-type="string" calcext:value-type="string">
            <text:p>F_500_Gelatinous_090</text:p>
          </table:table-cell>
          <table:table-cell table:formula="of:=[.T21]+[.$O$2]" office:value-type="float" office:value="-0.84" calcext:value-type="float">
            <text:p>-0.84</text:p>
          </table:table-cell>
          <table:table-cell table:formula="of:=[.U21]+[.$O$3]" office:value-type="float" office:value="0.21" calcext:value-type="float">
            <text:p>0.21</text:p>
          </table:table-cell>
          <table:table-cell table:formula="of:=[.V21]+[.$O$4]" office:value-type="float" office:value="0.03" calcext:value-type="float">
            <text:p>0.03</text:p>
          </table:table-cell>
          <table:table-cell table:formula="of:=[.W21]+[.$O$5]" office:value-type="float" office:value="-1.37" calcext:value-type="float">
            <text:p>-1.37</text:p>
          </table:table-cell>
        </table:table-row>
        <table:table-row table:style-name="ro1">
          <table:table-cell/>
          <table:table-cell table:style-name="ce1"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00_Gelatinous_090</text:p>
          </table:table-cell>
          <table:table-cell table:number-columns-repeated="10"/>
          <table:table-cell office:value-type="string" calcext:value-type="string">
            <text:p>F_9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/>
          <table:table-cell table:style-name="ce29" office:value-type="string" calcext:value-type="string">
            <text:p>F_900_Gelatinous_090</text:p>
          </table:table-cell>
          <table:table-cell table:formula="of:=[.T22]+[.$O$2]" office:value-type="float" office:value="-0.84" calcext:value-type="float">
            <text:p>-0.84</text:p>
          </table:table-cell>
          <table:table-cell table:formula="of:=[.U22]+[.$O$3]" office:value-type="float" office:value="0.21" calcext:value-type="float">
            <text:p>0.21</text:p>
          </table:table-cell>
          <table:table-cell table:formula="of:=[.V22]+[.$O$4]" office:value-type="float" office:value="0.03" calcext:value-type="float">
            <text:p>0.03</text:p>
          </table:table-cell>
          <table:table-cell table:formula="of:=[.W22]+[.$O$5]" office:value-type="float" office:value="-1.91" calcext:value-type="float">
            <text:p>-1.91</text:p>
          </table:table-cell>
        </table:table-row>
        <table:table-row table:style-name="ro1">
          <table:table-cell/>
          <table:table-cell table:style-name="ce1" office:value-type="string" calcext:value-type="string">
            <text:p>F_91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10_Gelatinous_090</text:p>
          </table:table-cell>
          <table:table-cell table:number-columns-repeated="10"/>
          <table:table-cell office:value-type="string" calcext:value-type="string">
            <text:p>F_91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/>
          <table:table-cell table:style-name="ce29" office:value-type="string" calcext:value-type="string">
            <text:p>F_910_Gelatinous_090</text:p>
          </table:table-cell>
          <table:table-cell table:formula="of:=[.T23]+[.$O$2]" office:value-type="float" office:value="-0.84" calcext:value-type="float">
            <text:p>-0.84</text:p>
          </table:table-cell>
          <table:table-cell table:formula="of:=[.U23]+[.$O$3]" office:value-type="float" office:value="0.21" calcext:value-type="float">
            <text:p>0.21</text:p>
          </table:table-cell>
          <table:table-cell table:formula="of:=[.V23]+[.$O$4]" office:value-type="float" office:value="0.03" calcext:value-type="float">
            <text:p>0.03</text:p>
          </table:table-cell>
          <table:table-cell table:formula="of:=[.W23]+[.$O$5]" office:value-type="float" office:value="-2.33" calcext:value-type="float">
            <text:p>-2.33</text:p>
          </table:table-cell>
        </table:table-row>
        <table:table-row table:style-name="ro1">
          <table:table-cell/>
          <table:table-cell table:style-name="ce1" office:value-type="string" calcext:value-type="string">
            <text:p>F_92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20_Gelatinous_090</text:p>
          </table:table-cell>
          <table:table-cell table:number-columns-repeated="10"/>
          <table:table-cell office:value-type="string" calcext:value-type="string">
            <text:p>F_92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/>
          <table:table-cell table:style-name="ce29" office:value-type="string" calcext:value-type="string">
            <text:p>F_920_Gelatinous_090</text:p>
          </table:table-cell>
          <table:table-cell table:formula="of:=[.T24]+[.$O$2]" office:value-type="float" office:value="-0.84" calcext:value-type="float">
            <text:p>-0.84</text:p>
          </table:table-cell>
          <table:table-cell table:formula="of:=[.U24]+[.$O$3]" office:value-type="float" office:value="0.21" calcext:value-type="float">
            <text:p>0.21</text:p>
          </table:table-cell>
          <table:table-cell table:formula="of:=[.V24]+[.$O$4]" office:value-type="float" office:value="0.03" calcext:value-type="float">
            <text:p>0.03</text:p>
          </table:table-cell>
          <table:table-cell table:formula="of:=[.W24]+[.$O$5]" office:value-type="float" office:value="-2.73" calcext:value-type="float">
            <text:p>-2.73</text:p>
          </table:table-cell>
        </table:table-row>
        <table:table-row table:style-name="ro1">
          <table:table-cell/>
          <table:table-cell table:style-name="ce1" office:value-type="string" calcext:value-type="string">
            <text:p>F_93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30_Gelatinous_090</text:p>
          </table:table-cell>
          <table:table-cell table:number-columns-repeated="10"/>
          <table:table-cell office:value-type="string" calcext:value-type="string">
            <text:p>F_93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/>
          <table:table-cell table:style-name="ce29" office:value-type="string" calcext:value-type="string">
            <text:p>F_930_Gelatinous_090</text:p>
          </table:table-cell>
          <table:table-cell table:formula="of:=[.T25]+[.$O$2]" office:value-type="float" office:value="-0.84" calcext:value-type="float">
            <text:p>-0.84</text:p>
          </table:table-cell>
          <table:table-cell table:formula="of:=[.U25]+[.$O$3]" office:value-type="float" office:value="0.21" calcext:value-type="float">
            <text:p>0.21</text:p>
          </table:table-cell>
          <table:table-cell table:formula="of:=[.V25]+[.$O$4]" office:value-type="float" office:value="0.03" calcext:value-type="float">
            <text:p>0.03</text:p>
          </table:table-cell>
          <table:table-cell table:formula="of:=[.W25]+[.$O$5]" office:value-type="float" office:value="-3.43" calcext:value-type="float">
            <text:p>-3.43</text:p>
          </table:table-cell>
        </table:table-row>
        <table:table-row table:style-name="ro1">
          <table:table-cell/>
          <table:table-cell table:style-name="ce1" office:value-type="string" calcext:value-type="string">
            <text:p>F_94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40_Gelatinous_090</text:p>
          </table:table-cell>
          <table:table-cell table:number-columns-repeated="10"/>
          <table:table-cell office:value-type="string" calcext:value-type="string">
            <text:p>F_94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29" office:value-type="string" calcext:value-type="string">
            <text:p>F_940_Gelatinous_090</text:p>
          </table:table-cell>
          <table:table-cell table:formula="of:=[.T26]+[.$O$2]" office:value-type="float" office:value="-0.84" calcext:value-type="float">
            <text:p>-0.84</text:p>
          </table:table-cell>
          <table:table-cell table:formula="of:=[.U26]+[.$O$3]" office:value-type="float" office:value="0.21" calcext:value-type="float">
            <text:p>0.21</text:p>
          </table:table-cell>
          <table:table-cell table:formula="of:=[.V26]+[.$O$4]" office:value-type="float" office:value="0.03" calcext:value-type="float">
            <text:p>0.03</text:p>
          </table:table-cell>
          <table:table-cell table:formula="of:=[.W26]+[.$O$5]" office:value-type="float" office:value="-4.83" calcext:value-type="float">
            <text:p>-4.83</text:p>
          </table:table-cell>
        </table:table-row>
        <table:table-row table:style-name="ro1">
          <table:table-cell/>
          <table:table-cell table:style-name="ce1" office:value-type="string" calcext:value-type="string">
            <text:p>F_95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50_Gelatinous_090</text:p>
          </table:table-cell>
          <table:table-cell table:number-columns-repeated="10"/>
          <table:table-cell office:value-type="string" calcext:value-type="string">
            <text:p>F_9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6.7" calcext:value-type="float">
            <text:p>-6.7</text:p>
          </table:table-cell>
          <table:table-cell/>
          <table:table-cell table:style-name="ce29" office:value-type="string" calcext:value-type="string">
            <text:p>F_950_Gelatinous_090</text:p>
          </table:table-cell>
          <table:table-cell table:formula="of:=[.T27]+[.$O$2]" office:value-type="float" office:value="-0.84" calcext:value-type="float">
            <text:p>-0.84</text:p>
          </table:table-cell>
          <table:table-cell table:formula="of:=[.U27]+[.$O$3]" office:value-type="float" office:value="0.21" calcext:value-type="float">
            <text:p>0.21</text:p>
          </table:table-cell>
          <table:table-cell table:formula="of:=[.V27]+[.$O$4]" office:value-type="float" office:value="0.03" calcext:value-type="float">
            <text:p>0.03</text:p>
          </table:table-cell>
          <table:table-cell table:formula="of:=[.W27]+[.$O$5]" office:value-type="float" office:value="-6.73" calcext:value-type="float">
            <text:p>-6.73</text:p>
          </table:table-cell>
        </table:table-row>
        <table:table-row table:style-name="ro1">
          <table:table-cell/>
          <table:table-cell table:style-name="ce1" office:value-type="string" calcext:value-type="string">
            <text:p>F_96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60_Gelatinous_090</text:p>
          </table:table-cell>
          <table:table-cell table:number-columns-repeated="10"/>
          <table:table-cell office:value-type="string" calcext:value-type="string">
            <text:p>F_96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8.7" calcext:value-type="float">
            <text:p>-8.7</text:p>
          </table:table-cell>
          <table:table-cell/>
          <table:table-cell table:style-name="ce29" office:value-type="string" calcext:value-type="string">
            <text:p>F_960_Gelatinous_090</text:p>
          </table:table-cell>
          <table:table-cell table:formula="of:=[.T28]+[.$O$2]" office:value-type="float" office:value="-0.84" calcext:value-type="float">
            <text:p>-0.84</text:p>
          </table:table-cell>
          <table:table-cell table:formula="of:=[.U28]+[.$O$3]" office:value-type="float" office:value="0.21" calcext:value-type="float">
            <text:p>0.21</text:p>
          </table:table-cell>
          <table:table-cell table:formula="of:=[.V28]+[.$O$4]" office:value-type="float" office:value="0.03" calcext:value-type="float">
            <text:p>0.03</text:p>
          </table:table-cell>
          <table:table-cell table:formula="of:=[.W28]+[.$O$5]" office:value-type="float" office:value="-8.73" calcext:value-type="float">
            <text:p>-8.73</text:p>
          </table:table-cell>
        </table:table-row>
        <table:table-row table:style-name="ro1">
          <table:table-cell/>
          <table:table-cell table:style-name="ce1" office:value-type="string" calcext:value-type="string">
            <text:p>F_97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70_Gelatinous_090</text:p>
          </table:table-cell>
          <table:table-cell table:number-columns-repeated="10"/>
          <table:table-cell office:value-type="string" calcext:value-type="string">
            <text:p>F_97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0.8" calcext:value-type="float">
            <text:p>-10.8</text:p>
          </table:table-cell>
          <table:table-cell/>
          <table:table-cell table:style-name="ce29" office:value-type="string" calcext:value-type="string">
            <text:p>F_970_Gelatinous_090</text:p>
          </table:table-cell>
          <table:table-cell table:formula="of:=[.T29]+[.$O$2]" office:value-type="float" office:value="-0.84" calcext:value-type="float">
            <text:p>-0.84</text:p>
          </table:table-cell>
          <table:table-cell table:formula="of:=[.U29]+[.$O$3]" office:value-type="float" office:value="0.21" calcext:value-type="float">
            <text:p>0.21</text:p>
          </table:table-cell>
          <table:table-cell table:formula="of:=[.V29]+[.$O$4]" office:value-type="float" office:value="0.03" calcext:value-type="float">
            <text:p>0.03</text:p>
          </table:table-cell>
          <table:table-cell table:formula="of:=[.W29]+[.$O$5]" office:value-type="float" office:value="-10.83" calcext:value-type="float">
            <text:p>-10.83</text:p>
          </table:table-cell>
        </table:table-row>
        <table:table-row table:style-name="ro1">
          <table:table-cell/>
          <table:table-cell table:style-name="ce1" office:value-type="string" calcext:value-type="string">
            <text:p>F_98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80_Gelatinous_090</text:p>
          </table:table-cell>
          <table:table-cell table:number-columns-repeated="10"/>
          <table:table-cell office:value-type="string" calcext:value-type="string">
            <text:p>F_98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/>
          <table:table-cell table:style-name="ce29" office:value-type="string" calcext:value-type="string">
            <text:p>F_980_Gelatinous_090</text:p>
          </table:table-cell>
          <table:table-cell table:formula="of:=[.T30]+[.$O$2]" office:value-type="float" office:value="-0.84" calcext:value-type="float">
            <text:p>-0.84</text:p>
          </table:table-cell>
          <table:table-cell table:formula="of:=[.U30]+[.$O$3]" office:value-type="float" office:value="0.21" calcext:value-type="float">
            <text:p>0.21</text:p>
          </table:table-cell>
          <table:table-cell table:formula="of:=[.V30]+[.$O$4]" office:value-type="float" office:value="0.03" calcext:value-type="float">
            <text:p>0.03</text:p>
          </table:table-cell>
          <table:table-cell table:formula="of:=[.W30]+[.$O$5]" office:value-type="float" office:value="-13.23" calcext:value-type="float">
            <text:p>-13.23</text:p>
          </table:table-cell>
        </table:table-row>
        <table:table-row table:style-name="ro1">
          <table:table-cell/>
          <table:table-cell table:style-name="ce1" office:value-type="string" calcext:value-type="string">
            <text:p>F_99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90_Gelatinous_090</text:p>
          </table:table-cell>
          <table:table-cell table:number-columns-repeated="10"/>
          <table:table-cell office:value-type="string" calcext:value-type="string">
            <text:p>F_99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/>
          <table:table-cell table:style-name="ce29" office:value-type="string" calcext:value-type="string">
            <text:p>F_990_Gelatinous_090</text:p>
          </table:table-cell>
          <table:table-cell table:formula="of:=[.T31]+[.$O$2]" office:value-type="float" office:value="-0.84" calcext:value-type="float">
            <text:p>-0.84</text:p>
          </table:table-cell>
          <table:table-cell table:formula="of:=[.U31]+[.$O$3]" office:value-type="float" office:value="0.21" calcext:value-type="float">
            <text:p>0.21</text:p>
          </table:table-cell>
          <table:table-cell table:formula="of:=[.V31]+[.$O$4]" office:value-type="float" office:value="0.03" calcext:value-type="float">
            <text:p>0.03</text:p>
          </table:table-cell>
          <table:table-cell table:formula="of:=[.W31]+[.$O$5]" office:value-type="float" office:value="-15.53" calcext:value-type="float">
            <text:p>-15.53</text:p>
          </table:table-cell>
        </table:table-row>
        <table:table-row table:style-name="ro1">
          <table:table-cell/>
          <table:table-cell table:style-name="ce1" office:value-type="string" calcext:value-type="string">
            <text:p>F_995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95_Gelatinous_090</text:p>
          </table:table-cell>
          <table:table-cell table:number-columns-repeated="10"/>
          <table:table-cell office:value-type="string" calcext:value-type="string">
            <text:p>F_995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/>
          <table:table-cell table:style-name="ce29" office:value-type="string" calcext:value-type="string">
            <text:p>F_995_Gelatinous_090</text:p>
          </table:table-cell>
          <table:table-cell table:formula="of:=[.T32]+[.$O$2]" office:value-type="float" office:value="-0.84" calcext:value-type="float">
            <text:p>-0.84</text:p>
          </table:table-cell>
          <table:table-cell table:formula="of:=[.U32]+[.$O$3]" office:value-type="float" office:value="0.21" calcext:value-type="float">
            <text:p>0.21</text:p>
          </table:table-cell>
          <table:table-cell table:formula="of:=[.V32]+[.$O$4]" office:value-type="float" office:value="0.03" calcext:value-type="float">
            <text:p>0.03</text:p>
          </table:table-cell>
          <table:table-cell table:formula="of:=[.W32]+[.$O$5]" office:value-type="float" office:value="-19.03" calcext:value-type="float">
            <text:p>-19.03</text:p>
          </table:table-cell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formula="of:=IF([.C33]&lt;&gt;&quot;&quot;; [.C33]-[.T33]; &quot;&quot;)">
            <text:p/>
          </table:table-cell>
          <table:table-cell table:formula="of:=IF([.D33]&lt;&gt;&quot;&quot;; [.D33]-[.U33]; &quot;&quot;)">
            <text:p/>
          </table:table-cell>
          <table:table-cell table:formula="of:=IF([.E33]&lt;&gt;&quot;&quot;; [.E33]-[.V33]; &quot;&quot;)">
            <text:p/>
          </table:table-cell>
          <table:table-cell table:formula="of:=IF([.F33]&lt;&gt;&quot;&quot;; [.F33]-[.W33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33:.I44])/COUNTIF([.I33:.I44]; &quot;&lt;&gt;&quot;&amp;&quot;&quot;)"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>
            <text:p>M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5_Thick_090</text:p>
          </table:table-cell>
          <table:table-cell table:formula="of:=[.T33]+[.$O$33]" office:value-type="float" office:value="0" calcext:value-type="float">
            <text:p>0</text:p>
          </table:table-cell>
          <table:table-cell table:formula="of:=[.U33]+[.$O$34]" office:value-type="float" office:value="0" calcext:value-type="float">
            <text:p>0</text:p>
          </table:table-cell>
          <table:table-cell table:formula="of:=[.V33]+[.$O$35]" office:value-type="float" office:value="0" calcext:value-type="float">
            <text:p>0</text:p>
          </table:table-cell>
          <table:table-cell table:formula="of:=[.W33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_090</text:p>
          </table:table-cell>
          <table:table-cell table:formula="of:=IF([.C34]&lt;&gt;&quot;&quot;; [.C34]-[.T34]; &quot;&quot;)">
            <text:p/>
          </table:table-cell>
          <table:table-cell table:formula="of:=IF([.D34]&lt;&gt;&quot;&quot;; [.D34]-[.U34]; &quot;&quot;)">
            <text:p/>
          </table:table-cell>
          <table:table-cell table:formula="of:=IF([.E34]&lt;&gt;&quot;&quot;; [.E34]-[.V34]; &quot;&quot;)">
            <text:p/>
          </table:table-cell>
          <table:table-cell table:formula="of:=IF([.F34]&lt;&gt;&quot;&quot;; [.F34]-[.W34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33:.J44])/COUNTIF([.J33:.J44]; &quot;&lt;&gt;&quot;&amp;&quot;&quot;)"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>
            <text:p>M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6_Chonky_090</text:p>
          </table:table-cell>
          <table:table-cell table:formula="of:=[.T34]+[.$O$33]" office:value-type="float" office:value="0" calcext:value-type="float">
            <text:p>0</text:p>
          </table:table-cell>
          <table:table-cell table:formula="of:=[.U34]+[.$O$34]" office:value-type="float" office:value="0" calcext:value-type="float">
            <text:p>0</text:p>
          </table:table-cell>
          <table:table-cell table:formula="of:=[.V34]+[.$O$35]" office:value-type="float" office:value="0" calcext:value-type="float">
            <text:p>0</text:p>
          </table:table-cell>
          <table:table-cell table:formula="of:=[.W34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formula="of:=IF([.C35]&lt;&gt;&quot;&quot;; [.C35]-[.T35]; &quot;&quot;)">
            <text:p/>
          </table:table-cell>
          <table:table-cell table:formula="of:=IF([.D35]&lt;&gt;&quot;&quot;; [.D35]-[.U35]; &quot;&quot;)">
            <text:p/>
          </table:table-cell>
          <table:table-cell table:formula="of:=IF([.E35]&lt;&gt;&quot;&quot;; [.E35]-[.V35]; &quot;&quot;)">
            <text:p/>
          </table:table-cell>
          <table:table-cell table:formula="of:=IF([.F35]&lt;&gt;&quot;&quot;; [.F35]-[.W35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33:.K44])/COUNTIF([.K33:.K44]; &quot;&lt;&gt;&quot;&amp;&quot;&quot;)"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>
            <text:p>M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10_Chubby_090</text:p>
          </table:table-cell>
          <table:table-cell table:formula="of:=[.T35]+[.$O$33]" office:value-type="float" office:value="0" calcext:value-type="float">
            <text:p>0</text:p>
          </table:table-cell>
          <table:table-cell table:formula="of:=[.U35]+[.$O$34]" office:value-type="float" office:value="0" calcext:value-type="float">
            <text:p>0</text:p>
          </table:table-cell>
          <table:table-cell table:formula="of:=[.V35]+[.$O$35]" office:value-type="float" office:value="0" calcext:value-type="float">
            <text:p>0</text:p>
          </table:table-cell>
          <table:table-cell table:formula="of:=[.W35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_090</text:p>
          </table:table-cell>
          <table:table-cell table:formula="of:=IF([.C36]&lt;&gt;&quot;&quot;; [.C36]-[.T36]; &quot;&quot;)">
            <text:p/>
          </table:table-cell>
          <table:table-cell table:formula="of:=IF([.D36]&lt;&gt;&quot;&quot;; [.D36]-[.U36]; &quot;&quot;)">
            <text:p/>
          </table:table-cell>
          <table:table-cell table:style-name="ce11" table:formula="of:=IF([.E36]&lt;&gt;&quot;&quot;; [.E36]-[.V36]; &quot;&quot;)">
            <text:p/>
          </table:table-cell>
          <table:table-cell table:formula="of:=IF([.F36]&lt;&gt;&quot;&quot;; [.F36]-[.W36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33:.L44])/COUNTIF([.L33:.L44]; &quot;&lt;&gt;&quot;&amp;&quot;&quot;)" office:value-type="float" office:value="0" calcext:value-type="float">
            <text:p>0</text:p>
          </table:table-cell>
          <table:table-cell table:number-columns-repeated="3"/>
          <table:table-cell table:style-name="ce9" office:value-type="string" calcext:value-type="string">
            <text:p>M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20_Corpulent_090</text:p>
          </table:table-cell>
          <table:table-cell table:formula="of:=[.T36]+[.$O$33]" office:value-type="float" office:value="0" calcext:value-type="float">
            <text:p>0</text:p>
          </table:table-cell>
          <table:table-cell table:formula="of:=[.U36]+[.$O$34]" office:value-type="float" office:value="0" calcext:value-type="float">
            <text:p>0</text:p>
          </table:table-cell>
          <table:table-cell table:formula="of:=[.V36]+[.$O$35]" office:value-type="float" office:value="0" calcext:value-type="float">
            <text:p>0</text:p>
          </table:table-cell>
          <table:table-cell table:formula="of:=[.W36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formula="of:=IF([.C37]&lt;&gt;&quot;&quot;; [.C37]-[.T37]; &quot;&quot;)">
            <text:p/>
          </table:table-cell>
          <table:table-cell table:formula="of:=IF([.D37]&lt;&gt;&quot;&quot;; [.D37]-[.U37]; &quot;&quot;)">
            <text:p/>
          </table:table-cell>
          <table:table-cell table:style-name="ce11" table:formula="of:=IF([.E37]&lt;&gt;&quot;&quot;; [.E37]-[.V37]; &quot;&quot;)">
            <text:p/>
          </table:table-cell>
          <table:table-cell table:formula="of:=IF([.F37]&lt;&gt;&quot;&quot;; [.F37]-[.W37]; &quot;&quot;)">
            <text:p/>
          </table:table-cell>
          <table:table-cell table:number-columns-repeated="6"/>
          <table:table-cell table:style-name="ce9" office:value-type="string" calcext:value-type="string">
            <text:p>M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30_Fat_090</text:p>
          </table:table-cell>
          <table:table-cell table:formula="of:=[.T37]+[.$O$33]" office:value-type="float" office:value="0" calcext:value-type="float">
            <text:p>0</text:p>
          </table:table-cell>
          <table:table-cell table:formula="of:=[.U37]+[.$O$34]" office:value-type="float" office:value="0" calcext:value-type="float">
            <text:p>0</text:p>
          </table:table-cell>
          <table:table-cell table:formula="of:=[.V37]+[.$O$35]" office:value-type="float" office:value="0" calcext:value-type="float">
            <text:p>0</text:p>
          </table:table-cell>
          <table:table-cell table:formula="of:=[.W37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_090</text:p>
          </table:table-cell>
          <table:table-cell table:formula="of:=IF([.C38]&lt;&gt;&quot;&quot;; [.C38]-[.T38]; &quot;&quot;)">
            <text:p/>
          </table:table-cell>
          <table:table-cell table:formula="of:=IF([.D38]&lt;&gt;&quot;&quot;; [.D38]-[.U38]; &quot;&quot;)">
            <text:p/>
          </table:table-cell>
          <table:table-cell table:style-name="ce11" table:formula="of:=IF([.E38]&lt;&gt;&quot;&quot;; [.E38]-[.V38]; &quot;&quot;)">
            <text:p/>
          </table:table-cell>
          <table:table-cell table:style-name="ce11" table:formula="of:=IF([.F38]&lt;&gt;&quot;&quot;; [.F38]-[.W38]; &quot;&quot;)">
            <text:p/>
          </table:table-cell>
          <table:table-cell table:number-columns-repeated="6"/>
          <table:table-cell table:style-name="ce9" office:value-type="string" calcext:value-type="string">
            <text:p>M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40_Obese_090</text:p>
          </table:table-cell>
          <table:table-cell table:formula="of:=[.T38]+[.$O$33]" office:value-type="float" office:value="0" calcext:value-type="float">
            <text:p>0</text:p>
          </table:table-cell>
          <table:table-cell table:formula="of:=[.U38]+[.$O$34]" office:value-type="float" office:value="0" calcext:value-type="float">
            <text:p>0</text:p>
          </table:table-cell>
          <table:table-cell table:formula="of:=[.V38]+[.$O$35]" office:value-type="float" office:value="0" calcext:value-type="float">
            <text:p>0</text:p>
          </table:table-cell>
          <table:table-cell table:formula="of:=[.W38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formula="of:=IF([.C39]&lt;&gt;&quot;&quot;; [.C39]-[.T39]; &quot;&quot;)">
            <text:p/>
          </table:table-cell>
          <table:table-cell table:formula="of:=IF([.D39]&lt;&gt;&quot;&quot;; [.D39]-[.U39]; &quot;&quot;)">
            <text:p/>
          </table:table-cell>
          <table:table-cell table:style-name="ce11" table:formula="of:=IF([.E39]&lt;&gt;&quot;&quot;; [.E39]-[.V39]; &quot;&quot;)">
            <text:p/>
          </table:table-cell>
          <table:table-cell table:formula="of:=IF([.F39]&lt;&gt;&quot;&quot;; [.F39]-[.W39]; &quot;&quot;)">
            <text:p/>
          </table:table-cell>
          <table:table-cell table:number-columns-repeated="6"/>
          <table:table-cell table:style-name="ce9" office:value-type="string" calcext:value-type="string">
            <text:p>M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50_MorbidlyObese_090</text:p>
          </table:table-cell>
          <table:table-cell table:formula="of:=[.T39]+[.$O$33]" office:value-type="float" office:value="0" calcext:value-type="float">
            <text:p>0</text:p>
          </table:table-cell>
          <table:table-cell table:formula="of:=[.U39]+[.$O$34]" office:value-type="float" office:value="0" calcext:value-type="float">
            <text:p>0</text:p>
          </table:table-cell>
          <table:table-cell table:formula="of:=[.V39]+[.$O$35]" office:value-type="float" office:value="0" calcext:value-type="float">
            <text:p>0</text:p>
          </table:table-cell>
          <table:table-cell table:formula="of:=[.W39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_090</text:p>
          </table:table-cell>
          <table:table-cell table:formula="of:=IF([.C40]&lt;&gt;&quot;&quot;; [.C40]-[.T40]; &quot;&quot;)">
            <text:p/>
          </table:table-cell>
          <table:table-cell table:formula="of:=IF([.D40]&lt;&gt;&quot;&quot;; [.D40]-[.U40]; &quot;&quot;)">
            <text:p/>
          </table:table-cell>
          <table:table-cell table:style-name="ce11" table:formula="of:=IF([.E40]&lt;&gt;&quot;&quot;; [.E40]-[.V40]; &quot;&quot;)">
            <text:p/>
          </table:table-cell>
          <table:table-cell table:formula="of:=IF([.F40]&lt;&gt;&quot;&quot;; [.F40]-[.W40]; &quot;&quot;)">
            <text:p/>
          </table:table-cell>
          <table:table-cell table:number-columns-repeated="6"/>
          <table:table-cell table:style-name="ce9" office:value-type="string" calcext:value-type="string">
            <text:p>M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60_Lardy_090</text:p>
          </table:table-cell>
          <table:table-cell table:formula="of:=[.T40]+[.$O$33]" office:value-type="float" office:value="0" calcext:value-type="float">
            <text:p>0</text:p>
          </table:table-cell>
          <table:table-cell table:formula="of:=[.U40]+[.$O$34]" office:value-type="float" office:value="0" calcext:value-type="float">
            <text:p>0</text:p>
          </table:table-cell>
          <table:table-cell table:formula="of:=[.V40]+[.$O$35]" office:value-type="float" office:value="0" calcext:value-type="float">
            <text:p>0</text:p>
          </table:table-cell>
          <table:table-cell table:formula="of:=[.W40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formula="of:=IF([.C41]&lt;&gt;&quot;&quot;; [.C41]-[.T41]; &quot;&quot;)">
            <text:p/>
          </table:table-cell>
          <table:table-cell table:formula="of:=IF([.D41]&lt;&gt;&quot;&quot;; [.D41]-[.U41]; &quot;&quot;)">
            <text:p/>
          </table:table-cell>
          <table:table-cell table:style-name="ce11" table:formula="of:=IF([.E41]&lt;&gt;&quot;&quot;; [.E41]-[.V41]; &quot;&quot;)">
            <text:p/>
          </table:table-cell>
          <table:table-cell table:formula="of:=IF([.F41]&lt;&gt;&quot;&quot;; [.F41]-[.W41]; &quot;&quot;)">
            <text:p/>
          </table:table-cell>
          <table:table-cell table:number-columns-repeated="6"/>
          <table:table-cell table:style-name="ce9" office:value-type="string" calcext:value-type="string">
            <text:p>M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70_Enormous_090</text:p>
          </table:table-cell>
          <table:table-cell table:formula="of:=[.T41]+[.$O$33]" office:value-type="float" office:value="0" calcext:value-type="float">
            <text:p>0</text:p>
          </table:table-cell>
          <table:table-cell table:formula="of:=[.U41]+[.$O$34]" office:value-type="float" office:value="0" calcext:value-type="float">
            <text:p>0</text:p>
          </table:table-cell>
          <table:table-cell table:formula="of:=[.V41]+[.$O$35]" office:value-type="float" office:value="0" calcext:value-type="float">
            <text:p>0</text:p>
          </table:table-cell>
          <table:table-cell table:formula="of:=[.W41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_090</text:p>
          </table:table-cell>
          <table:table-cell table:formula="of:=IF([.C42]&lt;&gt;&quot;&quot;; [.C42]-[.T42]; &quot;&quot;)">
            <text:p/>
          </table:table-cell>
          <table:table-cell table:formula="of:=IF([.D42]&lt;&gt;&quot;&quot;; [.D42]-[.U42]; &quot;&quot;)">
            <text:p/>
          </table:table-cell>
          <table:table-cell table:formula="of:=IF([.E42]&lt;&gt;&quot;&quot;; [.E42]-[.V42]; &quot;&quot;)">
            <text:p/>
          </table:table-cell>
          <table:table-cell table:formula="of:=IF([.F42]&lt;&gt;&quot;&quot;; [.F42]-[.W42]; &quot;&quot;)">
            <text:p/>
          </table:table-cell>
          <table:table-cell table:number-columns-repeated="6"/>
          <table:table-cell table:style-name="ce9" office:value-type="string" calcext:value-type="string">
            <text:p>M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80_Gigantic_090</text:p>
          </table:table-cell>
          <table:table-cell table:formula="of:=[.T42]+[.$O$33]" office:value-type="float" office:value="0" calcext:value-type="float">
            <text:p>0</text:p>
          </table:table-cell>
          <table:table-cell table:formula="of:=[.U42]+[.$O$34]" office:value-type="float" office:value="0" calcext:value-type="float">
            <text:p>0</text:p>
          </table:table-cell>
          <table:table-cell table:formula="of:=[.V42]+[.$O$35]" office:value-type="float" office:value="0" calcext:value-type="float">
            <text:p>0</text:p>
          </table:table-cell>
          <table:table-cell table:formula="of:=[.W42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formula="of:=IF([.C43]&lt;&gt;&quot;&quot;; [.C43]-[.T43]; &quot;&quot;)">
            <text:p/>
          </table:table-cell>
          <table:table-cell table:formula="of:=IF([.D43]&lt;&gt;&quot;&quot;; [.D43]-[.U43]; &quot;&quot;)">
            <text:p/>
          </table:table-cell>
          <table:table-cell table:formula="of:=IF([.E43]&lt;&gt;&quot;&quot;; [.E43]-[.V43]; &quot;&quot;)">
            <text:p/>
          </table:table-cell>
          <table:table-cell table:formula="of:=IF([.F43]&lt;&gt;&quot;&quot;; [.F43]-[.W43]; &quot;&quot;)">
            <text:p/>
          </table:table-cell>
          <table:table-cell table:number-columns-repeated="6"/>
          <table:table-cell table:style-name="ce9" office:value-type="string" calcext:value-type="string">
            <text:p>M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90_Titanic_090</text:p>
          </table:table-cell>
          <table:table-cell table:formula="of:=[.T43]+[.$O$33]" office:value-type="float" office:value="0" calcext:value-type="float">
            <text:p>0</text:p>
          </table:table-cell>
          <table:table-cell table:formula="of:=[.U43]+[.$O$34]" office:value-type="float" office:value="0" calcext:value-type="float">
            <text:p>0</text:p>
          </table:table-cell>
          <table:table-cell table:formula="of:=[.V43]+[.$O$35]" office:value-type="float" office:value="0" calcext:value-type="float">
            <text:p>0</text:p>
          </table:table-cell>
          <table:table-cell table:formula="of:=[.W43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_090</text:p>
          </table:table-cell>
          <table:table-cell table:formula="of:=IF([.C44]&lt;&gt;&quot;&quot;; [.C44]-[.T44]; &quot;&quot;)">
            <text:p/>
          </table:table-cell>
          <table:table-cell table:formula="of:=IF([.D44]&lt;&gt;&quot;&quot;; [.D44]-[.U44]; &quot;&quot;)">
            <text:p/>
          </table:table-cell>
          <table:table-cell table:formula="of:=IF([.E44]&lt;&gt;&quot;&quot;; [.E44]-[.V44]; &quot;&quot;)">
            <text:p/>
          </table:table-cell>
          <table:table-cell table:formula="of:=IF([.F44]&lt;&gt;&quot;&quot;; [.F44]-[.W44]; &quot;&quot;)">
            <text:p/>
          </table:table-cell>
          <table:table-cell table:number-columns-repeated="6"/>
          <table:table-cell table:style-name="ce9" office:value-type="string" calcext:value-type="string">
            <text:p>M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100_Gelatinous_090</text:p>
          </table:table-cell>
          <table:table-cell table:formula="of:=[.T44]+[.$O$33]" office:value-type="float" office:value="0" calcext:value-type="float">
            <text:p>0</text:p>
          </table:table-cell>
          <table:table-cell table:formula="of:=[.U44]+[.$O$34]" office:value-type="float" office:value="0" calcext:value-type="float">
            <text:p>0</text:p>
          </table:table-cell>
          <table:table-cell table:formula="of:=[.V44]+[.$O$35]" office:value-type="float" office:value="0" calcext:value-type="float">
            <text:p>0</text:p>
          </table:table-cell>
          <table:table-cell table:formula="of:=[.W44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number-columns-repeated="10"/>
          <table:table-cell office:value-type="string" calcext:value-type="string">
            <text:p>M_150_Gelatinous_090</text:p>
          </table:table-cell>
          <table:table-cell table:number-columns-repeated="5"/>
          <table:table-cell table:style-name="Default" office:value-type="string" calcext:value-type="string">
            <text:p>M_150_Gelatinous_090</text:p>
          </table:table-cell>
          <table:table-cell table:formula="of:=[.T45]+[.$O$33]" office:value-type="float" office:value="0" calcext:value-type="float">
            <text:p>0</text:p>
          </table:table-cell>
          <table:table-cell table:formula="of:=[.U45]+[.$O$34]" office:value-type="float" office:value="0" calcext:value-type="float">
            <text:p>0</text:p>
          </table:table-cell>
          <table:table-cell table:formula="of:=[.V45]+[.$O$35]" office:value-type="float" office:value="0" calcext:value-type="float">
            <text:p>0</text:p>
          </table:table-cell>
          <table:table-cell table:formula="of:=[.W45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200_Gelatinous_090</text:p>
          </table:table-cell>
          <table:table-cell table:number-columns-repeated="10"/>
          <table:table-cell office:value-type="string" calcext:value-type="string">
            <text:p>M_200_Gelatinous_090</text:p>
          </table:table-cell>
          <table:table-cell table:number-columns-repeated="5"/>
          <table:table-cell table:style-name="Default" office:value-type="string" calcext:value-type="string">
            <text:p>M_200_Gelatinous_090</text:p>
          </table:table-cell>
          <table:table-cell table:formula="of:=[.T46]+[.$O$33]" office:value-type="float" office:value="0" calcext:value-type="float">
            <text:p>0</text:p>
          </table:table-cell>
          <table:table-cell table:formula="of:=[.U46]+[.$O$34]" office:value-type="float" office:value="0" calcext:value-type="float">
            <text:p>0</text:p>
          </table:table-cell>
          <table:table-cell table:formula="of:=[.V46]+[.$O$35]" office:value-type="float" office:value="0" calcext:value-type="float">
            <text:p>0</text:p>
          </table:table-cell>
          <table:table-cell table:formula="of:=[.W46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number-columns-repeated="10"/>
          <table:table-cell office:value-type="string" calcext:value-type="string">
            <text:p>M_250_Gelatinous_090</text:p>
          </table:table-cell>
          <table:table-cell table:number-columns-repeated="5"/>
          <table:table-cell table:style-name="Default" office:value-type="string" calcext:value-type="string">
            <text:p>M_250_Gelatinous_090</text:p>
          </table:table-cell>
          <table:table-cell table:formula="of:=[.T47]+[.$O$33]" office:value-type="float" office:value="0" calcext:value-type="float">
            <text:p>0</text:p>
          </table:table-cell>
          <table:table-cell table:formula="of:=[.U47]+[.$O$34]" office:value-type="float" office:value="0" calcext:value-type="float">
            <text:p>0</text:p>
          </table:table-cell>
          <table:table-cell table:formula="of:=[.V47]+[.$O$35]" office:value-type="float" office:value="0" calcext:value-type="float">
            <text:p>0</text:p>
          </table:table-cell>
          <table:table-cell table:formula="of:=[.W47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300_Gelatinous_090</text:p>
          </table:table-cell>
          <table:table-cell table:number-columns-repeated="10"/>
          <table:table-cell office:value-type="string" calcext:value-type="string">
            <text:p>M_300_Gelatinous_090</text:p>
          </table:table-cell>
          <table:table-cell table:number-columns-repeated="5"/>
          <table:table-cell table:style-name="Default" office:value-type="string" calcext:value-type="string">
            <text:p>M_300_Gelatinous_090</text:p>
          </table:table-cell>
          <table:table-cell table:formula="of:=[.T48]+[.$O$33]" office:value-type="float" office:value="0" calcext:value-type="float">
            <text:p>0</text:p>
          </table:table-cell>
          <table:table-cell table:formula="of:=[.U48]+[.$O$34]" office:value-type="float" office:value="0" calcext:value-type="float">
            <text:p>0</text:p>
          </table:table-cell>
          <table:table-cell table:formula="of:=[.V48]+[.$O$35]" office:value-type="float" office:value="0" calcext:value-type="float">
            <text:p>0</text:p>
          </table:table-cell>
          <table:table-cell table:formula="of:=[.W48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number-columns-repeated="10"/>
          <table:table-cell office:value-type="string" calcext:value-type="string">
            <text:p>M_350_Gelatinous_090</text:p>
          </table:table-cell>
          <table:table-cell table:number-columns-repeated="5"/>
          <table:table-cell table:style-name="Default" office:value-type="string" calcext:value-type="string">
            <text:p>M_350_Gelatinous_090</text:p>
          </table:table-cell>
          <table:table-cell table:formula="of:=[.T49]+[.$O$33]" office:value-type="float" office:value="0" calcext:value-type="float">
            <text:p>0</text:p>
          </table:table-cell>
          <table:table-cell table:formula="of:=[.U49]+[.$O$34]" office:value-type="float" office:value="0" calcext:value-type="float">
            <text:p>0</text:p>
          </table:table-cell>
          <table:table-cell table:formula="of:=[.V49]+[.$O$35]" office:value-type="float" office:value="0" calcext:value-type="float">
            <text:p>0</text:p>
          </table:table-cell>
          <table:table-cell table:formula="of:=[.W49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400_Gelatinous_090</text:p>
          </table:table-cell>
          <table:table-cell table:number-columns-repeated="10"/>
          <table:table-cell office:value-type="string" calcext:value-type="string">
            <text:p>M_400_Gelatinous_090</text:p>
          </table:table-cell>
          <table:table-cell table:number-columns-repeated="5"/>
          <table:table-cell table:style-name="Default" office:value-type="string" calcext:value-type="string">
            <text:p>M_400_Gelatinous_090</text:p>
          </table:table-cell>
          <table:table-cell table:formula="of:=[.T50]+[.$O$33]" office:value-type="float" office:value="0" calcext:value-type="float">
            <text:p>0</text:p>
          </table:table-cell>
          <table:table-cell table:formula="of:=[.U50]+[.$O$34]" office:value-type="float" office:value="0" calcext:value-type="float">
            <text:p>0</text:p>
          </table:table-cell>
          <table:table-cell table:formula="of:=[.V50]+[.$O$35]" office:value-type="float" office:value="0" calcext:value-type="float">
            <text:p>0</text:p>
          </table:table-cell>
          <table:table-cell table:formula="of:=[.W50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number-columns-repeated="10"/>
          <table:table-cell office:value-type="string" calcext:value-type="string">
            <text:p>M_450_Gelatinous_090</text:p>
          </table:table-cell>
          <table:table-cell table:number-columns-repeated="5"/>
          <table:table-cell table:style-name="Default" office:value-type="string" calcext:value-type="string">
            <text:p>M_450_Gelatinous_090</text:p>
          </table:table-cell>
          <table:table-cell table:formula="of:=[.T51]+[.$O$33]" office:value-type="float" office:value="0" calcext:value-type="float">
            <text:p>0</text:p>
          </table:table-cell>
          <table:table-cell table:formula="of:=[.U51]+[.$O$34]" office:value-type="float" office:value="0" calcext:value-type="float">
            <text:p>0</text:p>
          </table:table-cell>
          <table:table-cell table:formula="of:=[.V51]+[.$O$35]" office:value-type="float" office:value="0" calcext:value-type="float">
            <text:p>0</text:p>
          </table:table-cell>
          <table:table-cell table:formula="of:=[.W51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500_Gelatinous_090</text:p>
          </table:table-cell>
          <table:table-cell table:number-columns-repeated="9"/>
          <table:table-cell office:value-type="float" office:value="-0.49" calcext:value-type="float">
            <text:p>-0.49</text:p>
          </table:table-cell>
          <table:table-cell office:value-type="string" calcext:value-type="string">
            <text:p>M_500_Gelatinous_090</text:p>
          </table:table-cell>
          <table:table-cell table:number-columns-repeated="5"/>
          <table:table-cell table:style-name="Default" office:value-type="string" calcext:value-type="string">
            <text:p>M_500_Gelatinous_090</text:p>
          </table:table-cell>
          <table:table-cell table:formula="of:=[.T52]+[.$O$33]" office:value-type="float" office:value="0" calcext:value-type="float">
            <text:p>0</text:p>
          </table:table-cell>
          <table:table-cell table:formula="of:=[.U52]+[.$O$34]" office:value-type="float" office:value="0" calcext:value-type="float">
            <text:p>0</text:p>
          </table:table-cell>
          <table:table-cell table:formula="of:=[.V52]+[.$O$35]" office:value-type="float" office:value="0" calcext:value-type="float">
            <text:p>0</text:p>
          </table:table-cell>
          <table:table-cell table:formula="of:=[.W52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number-columns-repeated="9"/>
          <table:table-cell office:value-type="float" office:value="-0.49" calcext:value-type="float">
            <text:p>-0.49</text:p>
          </table:table-cell>
          <table:table-cell office:value-type="string" calcext:value-type="string">
            <text:p>M_900_Gelatinous_090</text:p>
          </table:table-cell>
          <table:table-cell table:number-columns-repeated="5"/>
          <table:table-cell table:style-name="Default" office:value-type="string" calcext:value-type="string">
            <text:p>M_900_Gelatinous_090</text:p>
          </table:table-cell>
          <table:table-cell table:formula="of:=[.T53]+[.$O$33]" office:value-type="float" office:value="0" calcext:value-type="float">
            <text:p>0</text:p>
          </table:table-cell>
          <table:table-cell table:formula="of:=[.U53]+[.$O$34]" office:value-type="float" office:value="0" calcext:value-type="float">
            <text:p>0</text:p>
          </table:table-cell>
          <table:table-cell table:formula="of:=[.V53]+[.$O$35]" office:value-type="float" office:value="0" calcext:value-type="float">
            <text:p>0</text:p>
          </table:table-cell>
          <table:table-cell table:formula="of:=[.W53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1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10_Gelatinous_090</text:p>
          </table:table-cell>
          <table:table-cell table:number-columns-repeated="9"/>
          <table:table-cell office:value-type="float" office:value="-0.92" calcext:value-type="float">
            <text:p>-0.92</text:p>
          </table:table-cell>
          <table:table-cell table:style-name="ce26" office:value-type="string" calcext:value-type="string">
            <text:p>M_910_Gelatinous_090</text:p>
          </table:table-cell>
          <table:table-cell table:number-columns-repeated="5"/>
          <table:table-cell table:style-name="Default" office:value-type="string" calcext:value-type="string">
            <text:p>M_910_Gelatinous_090</text:p>
          </table:table-cell>
          <table:table-cell table:formula="of:=[.T54]+[.$O$33]" office:value-type="float" office:value="0" calcext:value-type="float">
            <text:p>0</text:p>
          </table:table-cell>
          <table:table-cell table:formula="of:=[.U54]+[.$O$34]" office:value-type="float" office:value="0" calcext:value-type="float">
            <text:p>0</text:p>
          </table:table-cell>
          <table:table-cell table:formula="of:=[.V54]+[.$O$35]" office:value-type="float" office:value="0" calcext:value-type="float">
            <text:p>0</text:p>
          </table:table-cell>
          <table:table-cell table:formula="of:=[.W54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2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20_Gelatinous_09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string" calcext:value-type="string">
            <text:p>M_920_Gelatinous_090</text:p>
          </table:table-cell>
          <table:table-cell table:number-columns-repeated="5"/>
          <table:table-cell table:style-name="Default" office:value-type="string" calcext:value-type="string">
            <text:p>M_920_Gelatinous_090</text:p>
          </table:table-cell>
          <table:table-cell table:formula="of:=[.T55]+[.$O$33]" office:value-type="float" office:value="0" calcext:value-type="float">
            <text:p>0</text:p>
          </table:table-cell>
          <table:table-cell table:formula="of:=[.U55]+[.$O$34]" office:value-type="float" office:value="0" calcext:value-type="float">
            <text:p>0</text:p>
          </table:table-cell>
          <table:table-cell table:formula="of:=[.V55]+[.$O$35]" office:value-type="float" office:value="0" calcext:value-type="float">
            <text:p>0</text:p>
          </table:table-cell>
          <table:table-cell table:formula="of:=[.W55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3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30_Gelatinous_090</text:p>
          </table:table-cell>
          <table:table-cell table:number-columns-repeated="9"/>
          <table:table-cell office:value-type="float" office:value="-1.09" calcext:value-type="float">
            <text:p>-1.09</text:p>
          </table:table-cell>
          <table:table-cell office:value-type="string" calcext:value-type="string">
            <text:p>M_930_Gelatinous_090</text:p>
          </table:table-cell>
          <table:table-cell table:number-columns-repeated="5"/>
          <table:table-cell table:style-name="Default" office:value-type="string" calcext:value-type="string">
            <text:p>M_930_Gelatinous_090</text:p>
          </table:table-cell>
          <table:table-cell table:formula="of:=[.T56]+[.$O$33]" office:value-type="float" office:value="0" calcext:value-type="float">
            <text:p>0</text:p>
          </table:table-cell>
          <table:table-cell table:formula="of:=[.U56]+[.$O$34]" office:value-type="float" office:value="0" calcext:value-type="float">
            <text:p>0</text:p>
          </table:table-cell>
          <table:table-cell table:formula="of:=[.V56]+[.$O$35]" office:value-type="float" office:value="0" calcext:value-type="float">
            <text:p>0</text:p>
          </table:table-cell>
          <table:table-cell table:formula="of:=[.W56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4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40_Gelatinous_090</text:p>
          </table:table-cell>
          <table:table-cell table:number-columns-repeated="9"/>
          <table:table-cell office:value-type="float" office:value="-1.19" calcext:value-type="float">
            <text:p>-1.19</text:p>
          </table:table-cell>
          <table:table-cell office:value-type="string" calcext:value-type="string">
            <text:p>M_940_Gelatinous_090</text:p>
          </table:table-cell>
          <table:table-cell table:number-columns-repeated="5"/>
          <table:table-cell table:style-name="Default" office:value-type="string" calcext:value-type="string">
            <text:p>M_940_Gelatinous_090</text:p>
          </table:table-cell>
          <table:table-cell table:formula="of:=[.T57]+[.$O$33]" office:value-type="float" office:value="0" calcext:value-type="float">
            <text:p>0</text:p>
          </table:table-cell>
          <table:table-cell table:formula="of:=[.U57]+[.$O$34]" office:value-type="float" office:value="0" calcext:value-type="float">
            <text:p>0</text:p>
          </table:table-cell>
          <table:table-cell table:formula="of:=[.V57]+[.$O$35]" office:value-type="float" office:value="0" calcext:value-type="float">
            <text:p>0</text:p>
          </table:table-cell>
          <table:table-cell table:formula="of:=[.W57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5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50_Gelatinous_090</text:p>
          </table:table-cell>
          <table:table-cell table:number-columns-repeated="9"/>
          <table:table-cell office:value-type="float" office:value="-1.27" calcext:value-type="float">
            <text:p>-1.27</text:p>
          </table:table-cell>
          <table:table-cell office:value-type="string" calcext:value-type="string">
            <text:p>M_950_Gelatinous_090</text:p>
          </table:table-cell>
          <table:table-cell table:number-columns-repeated="5"/>
          <table:table-cell table:style-name="Default" office:value-type="string" calcext:value-type="string">
            <text:p>M_950_Gelatinous_090</text:p>
          </table:table-cell>
          <table:table-cell table:formula="of:=[.T58]+[.$O$33]" office:value-type="float" office:value="0" calcext:value-type="float">
            <text:p>0</text:p>
          </table:table-cell>
          <table:table-cell table:formula="of:=[.U58]+[.$O$34]" office:value-type="float" office:value="0" calcext:value-type="float">
            <text:p>0</text:p>
          </table:table-cell>
          <table:table-cell table:formula="of:=[.V58]+[.$O$35]" office:value-type="float" office:value="0" calcext:value-type="float">
            <text:p>0</text:p>
          </table:table-cell>
          <table:table-cell table:formula="of:=[.W58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6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60_Gelatinous_090</text:p>
          </table:table-cell>
          <table:table-cell table:number-columns-repeated="9"/>
          <table:table-cell office:value-type="float" office:value="-1.41" calcext:value-type="float">
            <text:p>-1.41</text:p>
          </table:table-cell>
          <table:table-cell office:value-type="string" calcext:value-type="string">
            <text:p>M_960_Gelatinous_090</text:p>
          </table:table-cell>
          <table:table-cell table:number-columns-repeated="5"/>
          <table:table-cell table:style-name="Default" office:value-type="string" calcext:value-type="string">
            <text:p>M_960_Gelatinous_090</text:p>
          </table:table-cell>
          <table:table-cell table:formula="of:=[.T59]+[.$O$33]" office:value-type="float" office:value="0" calcext:value-type="float">
            <text:p>0</text:p>
          </table:table-cell>
          <table:table-cell table:formula="of:=[.U59]+[.$O$34]" office:value-type="float" office:value="0" calcext:value-type="float">
            <text:p>0</text:p>
          </table:table-cell>
          <table:table-cell table:formula="of:=[.V59]+[.$O$35]" office:value-type="float" office:value="0" calcext:value-type="float">
            <text:p>0</text:p>
          </table:table-cell>
          <table:table-cell table:formula="of:=[.W59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7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70_Gelatinous_090</text:p>
          </table:table-cell>
          <table:table-cell table:number-columns-repeated="9"/>
          <table:table-cell office:value-type="float" office:value="-1.6" calcext:value-type="float">
            <text:p>-1.6</text:p>
          </table:table-cell>
          <table:table-cell office:value-type="string" calcext:value-type="string">
            <text:p>M_970_Gelatinous_090</text:p>
          </table:table-cell>
          <table:table-cell table:number-columns-repeated="5"/>
          <table:table-cell table:style-name="Default" office:value-type="string" calcext:value-type="string">
            <text:p>M_970_Gelatinous_090</text:p>
          </table:table-cell>
          <table:table-cell table:formula="of:=[.T60]+[.$O$33]" office:value-type="float" office:value="0" calcext:value-type="float">
            <text:p>0</text:p>
          </table:table-cell>
          <table:table-cell table:formula="of:=[.U60]+[.$O$34]" office:value-type="float" office:value="0" calcext:value-type="float">
            <text:p>0</text:p>
          </table:table-cell>
          <table:table-cell table:formula="of:=[.V60]+[.$O$35]" office:value-type="float" office:value="0" calcext:value-type="float">
            <text:p>0</text:p>
          </table:table-cell>
          <table:table-cell table:formula="of:=[.W60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8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80_Gelatinous_090</text:p>
          </table:table-cell>
          <table:table-cell table:number-columns-repeated="9"/>
          <table:table-cell office:value-type="float" office:value="-1.88" calcext:value-type="float">
            <text:p>-1.88</text:p>
          </table:table-cell>
          <table:table-cell office:value-type="string" calcext:value-type="string">
            <text:p>M_980_Gelatinous_090</text:p>
          </table:table-cell>
          <table:table-cell table:number-columns-repeated="5"/>
          <table:table-cell table:style-name="Default" office:value-type="string" calcext:value-type="string">
            <text:p>M_980_Gelatinous_090</text:p>
          </table:table-cell>
          <table:table-cell table:formula="of:=[.T61]+[.$O$33]" office:value-type="float" office:value="0" calcext:value-type="float">
            <text:p>0</text:p>
          </table:table-cell>
          <table:table-cell table:formula="of:=[.U61]+[.$O$34]" office:value-type="float" office:value="0" calcext:value-type="float">
            <text:p>0</text:p>
          </table:table-cell>
          <table:table-cell table:formula="of:=[.V61]+[.$O$35]" office:value-type="float" office:value="0" calcext:value-type="float">
            <text:p>0</text:p>
          </table:table-cell>
          <table:table-cell table:formula="of:=[.W61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9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90_Gelatinous_090</text:p>
          </table:table-cell>
          <table:table-cell table:number-columns-repeated="9"/>
          <table:table-cell office:value-type="float" office:value="-2.42" calcext:value-type="float">
            <text:p>-2.42</text:p>
          </table:table-cell>
          <table:table-cell office:value-type="string" calcext:value-type="string">
            <text:p>M_990_Gelatinous_090</text:p>
          </table:table-cell>
          <table:table-cell table:number-columns-repeated="5"/>
          <table:table-cell table:style-name="Default" office:value-type="string" calcext:value-type="string">
            <text:p>M_990_Gelatinous_090</text:p>
          </table:table-cell>
          <table:table-cell table:formula="of:=[.T62]+[.$O$33]" office:value-type="float" office:value="0" calcext:value-type="float">
            <text:p>0</text:p>
          </table:table-cell>
          <table:table-cell table:formula="of:=[.U62]+[.$O$34]" office:value-type="float" office:value="0" calcext:value-type="float">
            <text:p>0</text:p>
          </table:table-cell>
          <table:table-cell table:formula="of:=[.V62]+[.$O$35]" office:value-type="float" office:value="0" calcext:value-type="float">
            <text:p>0</text:p>
          </table:table-cell>
          <table:table-cell table:formula="of:=[.W62]+[.$O$3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995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95_Gelatinous_090</text:p>
          </table:table-cell>
          <table:table-cell table:number-columns-repeated="10"/>
          <table:table-cell office:value-type="string" calcext:value-type="string">
            <text:p>M_995_Gelatinous_090</text:p>
          </table:table-cell>
          <table:table-cell table:number-columns-repeated="5"/>
          <table:table-cell table:style-name="Default" office:value-type="string" calcext:value-type="string">
            <text:p>M_995_Gelatinous_090</text:p>
          </table:table-cell>
          <table:table-cell table:formula="of:=[.T63]+[.$O$33]" office:value-type="float" office:value="0" calcext:value-type="float">
            <text:p>0</text:p>
          </table:table-cell>
          <table:table-cell table:formula="of:=[.U63]+[.$O$34]" office:value-type="float" office:value="0" calcext:value-type="float">
            <text:p>0</text:p>
          </table:table-cell>
          <table:table-cell table:formula="of:=[.V63]+[.$O$35]" office:value-type="float" office:value="0" calcext:value-type="float">
            <text:p>0</text:p>
          </table:table-cell>
          <table:table-cell table:formula="of:=[.W63]+[.$O$36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2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7"/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05_Thic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13" calcext:value-type="float">
            <text:p>-0.1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4" calcext:value-type="float">
            <text:p>0.04</text:p>
          </table:table-cell>
          <table:table-cell/>
          <table:table-cell office:value-type="string" calcext:value-type="string">
            <text:p>F_005_Thick</text:p>
          </table:table-cell>
          <table:table-cell table:number-columns-repeated="4" office:value-type="string" calcext:value-type="string">
            <text:p>XXX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06_Chonky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-0.13" calcext:value-type="float">
            <text:p>-0.1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4" calcext:value-type="float">
            <text:p>0.04</text:p>
          </table:table-cell>
          <table:table-cell/>
          <table:table-cell office:value-type="string" calcext:value-type="string">
            <text:p>F_006_Chonky</text:p>
          </table:table-cell>
          <table:table-cell table:number-columns-repeated="4" office:value-type="string" calcext:value-type="string">
            <text:p>XXX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10_Chubby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-0.13" calcext:value-type="float">
            <text:p>-0.1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1" calcext:value-type="float">
            <text:p>0.01</text:p>
          </table:table-cell>
          <table:table-cell/>
          <table:table-cell office:value-type="string" calcext:value-type="string">
            <text:p>F_010a_Chubby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20_Corpulent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-0.11" calcext:value-type="float">
            <text:p>-0.11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.02" calcext:value-type="float">
            <text:p>0.02</text:p>
          </table:table-cell>
          <table:table-cell/>
          <table:table-cell office:value-type="string" calcext:value-type="string">
            <text:p>F_020a_Corpulent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30_Fat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7" calcext:value-type="float">
            <text:p>0.07</text:p>
          </table:table-cell>
          <table:table-cell/>
          <table:table-cell office:value-type="string" calcext:value-type="string">
            <text:p>F_030a_Fat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40_Obese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7" calcext:value-type="float">
            <text:p>0.07</text:p>
          </table:table-cell>
          <table:table-cell/>
          <table:table-cell office:value-type="string" calcext:value-type="string">
            <text:p>F_040a_Obese</text:p>
          </table:table-cell>
          <table:table-cell office:value-type="float" office:value="0.45" calcext:value-type="float">
            <text:p>0.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50_MorbidlyObese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.02" calcext:value-type="float">
            <text:p>0.02</text:p>
          </table:table-cell>
          <table:table-cell/>
          <table:table-cell office:value-type="string" calcext:value-type="string">
            <text:p>F_050a_MorbidlyObese</text:p>
          </table:table-cell>
          <table:table-cell office:value-type="float" office:value="0.59" calcext:value-type="float">
            <text:p>0.5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60_Lardy</text:p>
          </table:table-cell>
          <table:table-cell table:style-name="ce10" office:value-type="float" office:value="0.61" calcext:value-type="float">
            <text:p>0.6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office:value-type="string" calcext:value-type="string">
            <text:p>F_060a_Lardy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70_Enormous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0.07" calcext:value-type="float">
            <text:p>0.07</text:p>
          </table:table-cell>
          <table:table-cell/>
          <table:table-cell office:value-type="string" calcext:value-type="string">
            <text:p>F_070a_Enormous</text:p>
          </table:table-cell>
          <table:table-cell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80_Gigantic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string" calcext:value-type="string">
            <text:p>F_080a_Gigan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90_Titani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-0.09" calcext:value-type="float">
            <text:p>-0.09</text:p>
          </table:table-cell>
          <table:table-cell/>
          <table:table-cell office:value-type="string" calcext:value-type="string">
            <text:p>F_090a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10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-0.61" calcext:value-type="float">
            <text:p>-0.61</text:p>
          </table:table-cell>
          <table:table-cell/>
          <table:table-cell office:value-type="string" calcext:value-type="string">
            <text:p>F_1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15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-0.71" calcext:value-type="float">
            <text:p>-0.71</text:p>
          </table:table-cell>
          <table:table-cell/>
          <table:table-cell office:value-type="string" calcext:value-type="string">
            <text:p>F_1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20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87" calcext:value-type="float">
            <text:p>-0.87</text:p>
          </table:table-cell>
          <table:table-cell/>
          <table:table-cell office:value-type="string" calcext:value-type="string">
            <text:p>F_2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25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98" calcext:value-type="float">
            <text:p>-0.98</text:p>
          </table:table-cell>
          <table:table-cell/>
          <table:table-cell office:value-type="string" calcext:value-type="string">
            <text:p>F_2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30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.15" calcext:value-type="float">
            <text:p>-1.15</text:p>
          </table:table-cell>
          <table:table-cell/>
          <table:table-cell office:value-type="string" calcext:value-type="string">
            <text:p>F_3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1.18" calcext:value-type="float">
            <text:p>-1.18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35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.28" calcext:value-type="float">
            <text:p>-1.28</text:p>
          </table:table-cell>
          <table:table-cell/>
          <table:table-cell office:value-type="string" calcext:value-type="string">
            <text:p>F_3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40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.49" calcext:value-type="float">
            <text:p>-1.49</text:p>
          </table:table-cell>
          <table:table-cell/>
          <table:table-cell office:value-type="string" calcext:value-type="string">
            <text:p>F_4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45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1.76" calcext:value-type="float">
            <text:p>-1.76</text:p>
          </table:table-cell>
          <table:table-cell/>
          <table:table-cell office:value-type="string" calcext:value-type="string">
            <text:p>F_4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2.78" calcext:value-type="float">
            <text:p>-2.78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50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2.12" calcext:value-type="float">
            <text:p>-2.12</text:p>
          </table:table-cell>
          <table:table-cell/>
          <table:table-cell office:value-type="string" calcext:value-type="string">
            <text:p>F_5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3.34" calcext:value-type="float">
            <text:p>-3.3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0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2.72" calcext:value-type="float">
            <text:p>-2.72</text:p>
          </table:table-cell>
          <table:table-cell/>
          <table:table-cell office:value-type="string" calcext:value-type="string">
            <text:p>F_9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1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3.32" calcext:value-type="float">
            <text:p>-3.32</text:p>
          </table:table-cell>
          <table:table-cell/>
          <table:table-cell office:value-type="string" calcext:value-type="string">
            <text:p>F_91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2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4.52" calcext:value-type="float">
            <text:p>-4.52</text:p>
          </table:table-cell>
          <table:table-cell/>
          <table:table-cell office:value-type="string" calcext:value-type="string">
            <text:p>F_92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7.02" calcext:value-type="float">
            <text:p>-7.0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3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6.42" calcext:value-type="float">
            <text:p>-6.42</text:p>
          </table:table-cell>
          <table:table-cell/>
          <table:table-cell office:value-type="string" calcext:value-type="string">
            <text:p>F_93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4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8.22" calcext:value-type="float">
            <text:p>-8.22</text:p>
          </table:table-cell>
          <table:table-cell/>
          <table:table-cell office:value-type="string" calcext:value-type="string">
            <text:p>F_94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2.52" calcext:value-type="float">
            <text:p>-12.5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5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10.02" calcext:value-type="float">
            <text:p>-10.02</text:p>
          </table:table-cell>
          <table:table-cell/>
          <table:table-cell office:value-type="string" calcext:value-type="string">
            <text:p>F_9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15.32" calcext:value-type="float">
            <text:p>-15.3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6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12.52" calcext:value-type="float">
            <text:p>-12.52</text:p>
          </table:table-cell>
          <table:table-cell/>
          <table:table-cell office:value-type="string" calcext:value-type="string">
            <text:p>F_96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-18.92" calcext:value-type="float">
            <text:p>-18.9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7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15.02" calcext:value-type="float">
            <text:p>-15.02</text:p>
          </table:table-cell>
          <table:table-cell/>
          <table:table-cell office:value-type="string" calcext:value-type="string">
            <text:p>F_97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-22.62" calcext:value-type="float">
            <text:p>-22.6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8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-18.12" calcext:value-type="float">
            <text:p>-18.12</text:p>
          </table:table-cell>
          <table:table-cell/>
          <table:table-cell office:value-type="string" calcext:value-type="string">
            <text:p>F_98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7.12" calcext:value-type="float">
            <text:p>-27.1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9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-21.12" calcext:value-type="float">
            <text:p>-21.12</text:p>
          </table:table-cell>
          <table:table-cell/>
          <table:table-cell office:value-type="string" calcext:value-type="string">
            <text:p>F_99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  <table:table-cell office:value-type="float" office:value="-32.12" calcext:value-type="float">
            <text:p>-32.1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95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-24.12" calcext:value-type="float">
            <text:p>-24.12</text:p>
          </table:table-cell>
          <table:table-cell/>
          <table:table-cell office:value-type="string" calcext:value-type="string">
            <text:p>F_995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" calcext:value-type="float">
            <text:p>-2.78</text:p>
          </table:table-cell>
          <table:table-cell office:value-type="float" office:value="-37.12" calcext:value-type="float">
            <text:p>-37.12</text:p>
          </table:table-cell>
        </table:table-row>
      </table:table>
      <table:table table:name="Apple 100-90" table:style-name="ta1">
        <table:table-column table:style-name="co1" table:default-cell-style-name="Default"/>
        <table:table-column table:style-name="co2" table:default-cell-style-name="ce25"/>
        <table:table-column table:style-name="co1" table:number-columns-repeated="4" table:default-cell-style-name="ce5"/>
        <table:table-column table:style-name="co1" table:default-cell-style-name="Default"/>
        <table:table-column table:style-name="co8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a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a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06a_Chonky</text:p>
          </table:table-cell>
          <table:table-cell table:number-columns-repeated="5"/>
          <table:table-cell table:style-name="ce7" office:value-type="string" calcext:value-type="string">
            <text:p>F_006a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10a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a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20a_Corpulent</text:p>
          </table:table-cell>
          <table:table-cell table:number-columns-repeated="5"/>
          <table:table-cell table:style-name="ce7" office:value-type="string" calcext:value-type="string">
            <text:p>F_020a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30a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a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a_Obese</text:p>
          </table:table-cell>
          <table:table-cell table:number-columns-repeated="5"/>
          <table:table-cell table:style-name="ce7" office:value-type="string" calcext:value-type="string">
            <text:p>F_040a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a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a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a_Lardy</text:p>
          </table:table-cell>
          <table:table-cell table:number-columns-repeated="5"/>
          <table:table-cell table:style-name="ce7" office:value-type="string" calcext:value-type="string">
            <text:p>F_060a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a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a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a_Gigantic</text:p>
          </table:table-cell>
          <table:table-cell table:number-columns-repeated="5"/>
          <table:table-cell table:style-name="ce7" office:value-type="string" calcext:value-type="string">
            <text:p>F_080a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a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a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a_Gelatinous</text:p>
          </table:table-cell>
          <table:table-cell table:number-columns-repeated="5"/>
          <table:table-cell table:style-name="ce7" office:value-type="string" calcext:value-type="string">
            <text:p>F_100a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a_Gelatinous</text:p>
          </table:table-cell>
          <table:table-cell table:number-columns-repeated="5"/>
          <table:table-cell table:style-name="ce7" office:value-type="string" calcext:value-type="string">
            <text:p>F_1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a_Gelatinous</text:p>
          </table:table-cell>
          <table:table-cell table:number-columns-repeated="5"/>
          <table:table-cell table:style-name="ce7" office:value-type="string" calcext:value-type="string">
            <text:p>F_2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a_Gelatinous</text:p>
          </table:table-cell>
          <table:table-cell table:number-columns-repeated="5"/>
          <table:table-cell table:style-name="ce7" office:value-type="string" calcext:value-type="string">
            <text:p>F_2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a_Gelatinous</text:p>
          </table:table-cell>
          <table:table-cell table:number-columns-repeated="5"/>
          <table:table-cell table:style-name="ce7" office:value-type="string" calcext:value-type="string">
            <text:p>F_3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a_Gelatinous</text:p>
          </table:table-cell>
          <table:table-cell table:number-columns-repeated="5"/>
          <table:table-cell table:style-name="ce7" office:value-type="string" calcext:value-type="string">
            <text:p>F_3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a_Gelatinous</text:p>
          </table:table-cell>
          <table:table-cell table:number-columns-repeated="5"/>
          <table:table-cell table:style-name="ce7" office:value-type="string" calcext:value-type="string">
            <text:p>F_4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a_Gelatinous</text:p>
          </table:table-cell>
          <table:table-cell table:number-columns-repeated="5"/>
          <table:table-cell table:style-name="ce7" office:value-type="string" calcext:value-type="string">
            <text:p>F_4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a_Gelatinous</text:p>
          </table:table-cell>
          <table:table-cell table:number-columns-repeated="5"/>
          <table:table-cell table:style-name="ce7" office:value-type="string" calcext:value-type="string">
            <text:p>F_5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a_Gelatinous</text:p>
          </table:table-cell>
          <table:table-cell table:number-columns-repeated="5"/>
          <table:table-cell table:style-name="ce7" office:value-type="string" calcext:value-type="string">
            <text:p>F_900a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005a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F_005a_Thick_090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F_006a_Chonky_090</text:p>
          </table:table-cell>
          <table:table-cell table:number-columns-repeated="5"/>
          <table:table-cell table:style-name="ce8" office:value-type="string" calcext:value-type="string">
            <text:p>F_006a_Chonky_090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F_010a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10a_Chubby_090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F_020a_Corpulent_090</text:p>
          </table:table-cell>
          <table:table-cell table:number-columns-repeated="5"/>
          <table:table-cell table:style-name="ce8" office:value-type="string" calcext:value-type="string">
            <text:p>F_020a_Corpulent_090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F_030a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30a_Fat_090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40a_Obese_090</text:p>
          </table:table-cell>
          <table:table-cell table:number-columns-repeated="5"/>
          <table:table-cell table:style-name="ce8" office:value-type="string" calcext:value-type="string">
            <text:p>F_040a_Obese_090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50a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50a_MorbidlyObese_090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60a_Lardy_090</text:p>
          </table:table-cell>
          <table:table-cell table:number-columns-repeated="5"/>
          <table:table-cell table:style-name="ce8" office:value-type="string" calcext:value-type="string">
            <text:p>F_060a_Lardy_090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70a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70a_Enormous_090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80a_Gigantic_090</text:p>
          </table:table-cell>
          <table:table-cell table:number-columns-repeated="5"/>
          <table:table-cell table:style-name="ce8" office:value-type="string" calcext:value-type="string">
            <text:p>F_080a_Gigantic_090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90a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90a_Titanic_090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00a_Gelatinous_090</text:p>
          </table:table-cell>
          <table:table-cell table:number-columns-repeated="5"/>
          <table:table-cell table:style-name="ce8" office:value-type="string" calcext:value-type="string">
            <text:p>F_100a_Gelatinous_090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50a_Gelatinous_090</text:p>
          </table:table-cell>
          <table:table-cell table:number-columns-repeated="5"/>
          <table:table-cell table:style-name="ce8" office:value-type="string" calcext:value-type="string">
            <text:p>F_1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00a_Gelatinous_090</text:p>
          </table:table-cell>
          <table:table-cell table:number-columns-repeated="5"/>
          <table:table-cell table:style-name="ce8" office:value-type="string" calcext:value-type="string">
            <text:p>F_2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50a_Gelatinous_090</text:p>
          </table:table-cell>
          <table:table-cell table:number-columns-repeated="5"/>
          <table:table-cell table:style-name="ce8" office:value-type="string" calcext:value-type="string">
            <text:p>F_2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00a_Gelatinous_090</text:p>
          </table:table-cell>
          <table:table-cell table:number-columns-repeated="5"/>
          <table:table-cell table:style-name="ce8" office:value-type="string" calcext:value-type="string">
            <text:p>F_3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50a_Gelatinous_090</text:p>
          </table:table-cell>
          <table:table-cell table:number-columns-repeated="5"/>
          <table:table-cell table:style-name="ce8" office:value-type="string" calcext:value-type="string">
            <text:p>F_3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00a_Gelatinous_090</text:p>
          </table:table-cell>
          <table:table-cell table:number-columns-repeated="5"/>
          <table:table-cell table:style-name="ce8" office:value-type="string" calcext:value-type="string">
            <text:p>F_4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50a_Gelatinous_090</text:p>
          </table:table-cell>
          <table:table-cell table:number-columns-repeated="5"/>
          <table:table-cell table:style-name="ce8" office:value-type="string" calcext:value-type="string">
            <text:p>F_4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500a_Gelatinous_090</text:p>
          </table:table-cell>
          <table:table-cell table:number-columns-repeated="5"/>
          <table:table-cell table:style-name="ce8" office:value-type="string" calcext:value-type="string">
            <text:p>F_5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900a_Gelatinous_090</text:p>
          </table:table-cell>
          <table:table-cell table:number-columns-repeated="5"/>
          <table:table-cell table:style-name="ce8" office:value-type="string" calcext:value-type="string">
            <text:p>F_900a_Gelatinous_09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</text:p>
          </table:table-cell>
          <table:table-cell table:style-name="ce3" table:number-columns-repeated="4"/>
          <table:table-cell/>
          <table:table-cell office:value-type="string" calcext:value-type="string">
            <text:p>F_005a_Thick</text:p>
          </table:table-cell>
          <table:table-cell table:formula="of:=[.C46]+[.$O$2]" office:value-type="float" office:value="0" calcext:value-type="float">
            <text:p>0</text:p>
          </table:table-cell>
          <table:table-cell table:formula="of:=[.D46]+[.$O$3]" office:value-type="float" office:value="0" calcext:value-type="float">
            <text:p>0</text:p>
          </table:table-cell>
          <table:table-cell table:formula="of:=[.E46]+[.$O$4]" office:value-type="float" office:value="0" calcext:value-type="float">
            <text:p>0</text:p>
          </table:table-cell>
          <table:table-cell table:formula="of:=[.F46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</text:p>
          </table:table-cell>
          <table:table-cell table:style-name="ce3" table:number-columns-repeated="4"/>
          <table:table-cell/>
          <table:table-cell office:value-type="string" calcext:value-type="string">
            <text:p>F_006a_Chonky</text:p>
          </table:table-cell>
          <table:table-cell table:formula="of:=[.C47]+[.$O$2]" office:value-type="float" office:value="0" calcext:value-type="float">
            <text:p>0</text:p>
          </table:table-cell>
          <table:table-cell table:formula="of:=[.D47]+[.$O$3]" office:value-type="float" office:value="0" calcext:value-type="float">
            <text:p>0</text:p>
          </table:table-cell>
          <table:table-cell table:formula="of:=[.E47]+[.$O$4]" office:value-type="float" office:value="0" calcext:value-type="float">
            <text:p>0</text:p>
          </table:table-cell>
          <table:table-cell table:formula="of:=[.F47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style-name="ce3" table:number-columns-repeated="4"/>
          <table:table-cell/>
          <table:table-cell office:value-type="string" calcext:value-type="string">
            <text:p>F_010a_Chubby</text:p>
          </table:table-cell>
          <table:table-cell table:formula="of:=[.C48]+[.$O$2]" office:value-type="float" office:value="0" calcext:value-type="float">
            <text:p>0</text:p>
          </table:table-cell>
          <table:table-cell table:formula="of:=[.D48]+[.$O$3]" office:value-type="float" office:value="0" calcext:value-type="float">
            <text:p>0</text:p>
          </table:table-cell>
          <table:table-cell table:formula="of:=[.E48]+[.$O$4]" office:value-type="float" office:value="0" calcext:value-type="float">
            <text:p>0</text:p>
          </table:table-cell>
          <table:table-cell table:formula="of:=[.F48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style-name="ce3" table:number-columns-repeated="4"/>
          <table:table-cell/>
          <table:table-cell office:value-type="string" calcext:value-type="string">
            <text:p>F_020a_Corpulent</text:p>
          </table:table-cell>
          <table:table-cell table:formula="of:=[.C49]+[.$O$2]" office:value-type="float" office:value="0" calcext:value-type="float">
            <text:p>0</text:p>
          </table:table-cell>
          <table:table-cell table:formula="of:=[.D49]+[.$O$3]" office:value-type="float" office:value="0" calcext:value-type="float">
            <text:p>0</text:p>
          </table:table-cell>
          <table:table-cell table:formula="of:=[.E49]+[.$O$4]" office:value-type="float" office:value="0" calcext:value-type="float">
            <text:p>0</text:p>
          </table:table-cell>
          <table:table-cell table:formula="of:=[.F49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style-name="ce3" table:number-columns-repeated="4"/>
          <table:table-cell/>
          <table:table-cell office:value-type="string" calcext:value-type="string">
            <text:p>F_030a_Fat</text:p>
          </table:table-cell>
          <table:table-cell table:formula="of:=[.C50]+[.$O$2]" office:value-type="float" office:value="0" calcext:value-type="float">
            <text:p>0</text:p>
          </table:table-cell>
          <table:table-cell table:formula="of:=[.D50]+[.$O$3]" office:value-type="float" office:value="0" calcext:value-type="float">
            <text:p>0</text:p>
          </table:table-cell>
          <table:table-cell table:formula="of:=[.E50]+[.$O$4]" office:value-type="float" office:value="0" calcext:value-type="float">
            <text:p>0</text:p>
          </table:table-cell>
          <table:table-cell table:formula="of:=[.F50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style-name="ce3" table:number-columns-repeated="4"/>
          <table:table-cell/>
          <table:table-cell office:value-type="string" calcext:value-type="string">
            <text:p>F_040a_Obese</text:p>
          </table:table-cell>
          <table:table-cell table:formula="of:=[.C51]+[.$O$2]" office:value-type="float" office:value="0" calcext:value-type="float">
            <text:p>0</text:p>
          </table:table-cell>
          <table:table-cell table:formula="of:=[.D51]+[.$O$3]" office:value-type="float" office:value="0" calcext:value-type="float">
            <text:p>0</text:p>
          </table:table-cell>
          <table:table-cell table:formula="of:=[.E51]+[.$O$4]" office:value-type="float" office:value="0" calcext:value-type="float">
            <text:p>0</text:p>
          </table:table-cell>
          <table:table-cell table:formula="of:=[.F51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</text:p>
          </table:table-cell>
          <table:table-cell table:formula="of:=[.C52]+[.$O$2]" office:value-type="float" office:value="0" calcext:value-type="float">
            <text:p>0</text:p>
          </table:table-cell>
          <table:table-cell table:formula="of:=[.D52]+[.$O$3]" office:value-type="float" office:value="0" calcext:value-type="float">
            <text:p>0</text:p>
          </table:table-cell>
          <table:table-cell table:formula="of:=[.E52]+[.$O$4]" office:value-type="float" office:value="0" calcext:value-type="float">
            <text:p>0</text:p>
          </table:table-cell>
          <table:table-cell table:formula="of:=[.F52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style-name="ce3" table:number-columns-repeated="4"/>
          <table:table-cell/>
          <table:table-cell office:value-type="string" calcext:value-type="string">
            <text:p>F_060a_Lardy</text:p>
          </table:table-cell>
          <table:table-cell table:formula="of:=[.C53]+[.$O$2]" office:value-type="float" office:value="0" calcext:value-type="float">
            <text:p>0</text:p>
          </table:table-cell>
          <table:table-cell table:formula="of:=[.D53]+[.$O$3]" office:value-type="float" office:value="0" calcext:value-type="float">
            <text:p>0</text:p>
          </table:table-cell>
          <table:table-cell table:formula="of:=[.E53]+[.$O$4]" office:value-type="float" office:value="0" calcext:value-type="float">
            <text:p>0</text:p>
          </table:table-cell>
          <table:table-cell table:formula="of:=[.F53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style-name="ce3" table:number-columns-repeated="4"/>
          <table:table-cell/>
          <table:table-cell office:value-type="string" calcext:value-type="string">
            <text:p>F_070a_Enormous</text:p>
          </table:table-cell>
          <table:table-cell table:formula="of:=[.C54]+[.$O$2]" office:value-type="float" office:value="0" calcext:value-type="float">
            <text:p>0</text:p>
          </table:table-cell>
          <table:table-cell table:formula="of:=[.D54]+[.$O$3]" office:value-type="float" office:value="0" calcext:value-type="float">
            <text:p>0</text:p>
          </table:table-cell>
          <table:table-cell table:formula="of:=[.E54]+[.$O$4]" office:value-type="float" office:value="0" calcext:value-type="float">
            <text:p>0</text:p>
          </table:table-cell>
          <table:table-cell table:formula="of:=[.F54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style-name="ce3" table:number-columns-repeated="4"/>
          <table:table-cell/>
          <table:table-cell office:value-type="string" calcext:value-type="string">
            <text:p>F_080a_Gigantic</text:p>
          </table:table-cell>
          <table:table-cell table:formula="of:=[.C55]+[.$O$2]" office:value-type="float" office:value="0" calcext:value-type="float">
            <text:p>0</text:p>
          </table:table-cell>
          <table:table-cell table:formula="of:=[.D55]+[.$O$3]" office:value-type="float" office:value="0" calcext:value-type="float">
            <text:p>0</text:p>
          </table:table-cell>
          <table:table-cell table:formula="of:=[.E55]+[.$O$4]" office:value-type="float" office:value="0" calcext:value-type="float">
            <text:p>0</text:p>
          </table:table-cell>
          <table:table-cell table:formula="of:=[.F55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style-name="ce3" table:number-columns-repeated="4"/>
          <table:table-cell/>
          <table:table-cell office:value-type="string" calcext:value-type="string">
            <text:p>F_090a_Titanic</text:p>
          </table:table-cell>
          <table:table-cell table:formula="of:=[.C56]+[.$O$2]" office:value-type="float" office:value="0" calcext:value-type="float">
            <text:p>0</text:p>
          </table:table-cell>
          <table:table-cell table:formula="of:=[.D56]+[.$O$3]" office:value-type="float" office:value="0" calcext:value-type="float">
            <text:p>0</text:p>
          </table:table-cell>
          <table:table-cell table:formula="of:=[.E56]+[.$O$4]" office:value-type="float" office:value="0" calcext:value-type="float">
            <text:p>0</text:p>
          </table:table-cell>
          <table:table-cell table:formula="of:=[.F56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style-name="ce3" table:number-columns-repeated="4"/>
          <table:table-cell/>
          <table:table-cell office:value-type="string" calcext:value-type="string">
            <text:p>F_100a_Gelatinous</text:p>
          </table:table-cell>
          <table:table-cell table:formula="of:=[.C57]+[.$O$2]" office:value-type="float" office:value="0" calcext:value-type="float">
            <text:p>0</text:p>
          </table:table-cell>
          <table:table-cell table:formula="of:=[.D57]+[.$O$3]" office:value-type="float" office:value="0" calcext:value-type="float">
            <text:p>0</text:p>
          </table:table-cell>
          <table:table-cell table:formula="of:=[.E57]+[.$O$4]" office:value-type="float" office:value="0" calcext:value-type="float">
            <text:p>0</text:p>
          </table:table-cell>
          <table:table-cell table:formula="of:=[.F57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</text:p>
          </table:table-cell>
          <table:table-cell table:formula="of:=[.C58]+[.$O$2]" office:value-type="float" office:value="0" calcext:value-type="float">
            <text:p>0</text:p>
          </table:table-cell>
          <table:table-cell table:formula="of:=[.D58]+[.$O$3]" office:value-type="float" office:value="0" calcext:value-type="float">
            <text:p>0</text:p>
          </table:table-cell>
          <table:table-cell table:formula="of:=[.E58]+[.$O$4]" office:value-type="float" office:value="0" calcext:value-type="float">
            <text:p>0</text:p>
          </table:table-cell>
          <table:table-cell table:formula="of:=[.F58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</text:p>
          </table:table-cell>
          <table:table-cell table:formula="of:=[.C59]+[.$O$2]" office:value-type="float" office:value="0" calcext:value-type="float">
            <text:p>0</text:p>
          </table:table-cell>
          <table:table-cell table:formula="of:=[.D59]+[.$O$3]" office:value-type="float" office:value="0" calcext:value-type="float">
            <text:p>0</text:p>
          </table:table-cell>
          <table:table-cell table:formula="of:=[.E59]+[.$O$4]" office:value-type="float" office:value="0" calcext:value-type="float">
            <text:p>0</text:p>
          </table:table-cell>
          <table:table-cell table:formula="of:=[.F59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</text:p>
          </table:table-cell>
          <table:table-cell table:formula="of:=[.C60]+[.$O$2]" office:value-type="float" office:value="0" calcext:value-type="float">
            <text:p>0</text:p>
          </table:table-cell>
          <table:table-cell table:formula="of:=[.D60]+[.$O$3]" office:value-type="float" office:value="0" calcext:value-type="float">
            <text:p>0</text:p>
          </table:table-cell>
          <table:table-cell table:formula="of:=[.E60]+[.$O$4]" office:value-type="float" office:value="0" calcext:value-type="float">
            <text:p>0</text:p>
          </table:table-cell>
          <table:table-cell table:formula="of:=[.F60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</text:p>
          </table:table-cell>
          <table:table-cell table:formula="of:=[.C61]+[.$O$2]" office:value-type="float" office:value="0" calcext:value-type="float">
            <text:p>0</text:p>
          </table:table-cell>
          <table:table-cell table:formula="of:=[.D61]+[.$O$3]" office:value-type="float" office:value="0" calcext:value-type="float">
            <text:p>0</text:p>
          </table:table-cell>
          <table:table-cell table:formula="of:=[.E61]+[.$O$4]" office:value-type="float" office:value="0" calcext:value-type="float">
            <text:p>0</text:p>
          </table:table-cell>
          <table:table-cell table:formula="of:=[.F61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</text:p>
          </table:table-cell>
          <table:table-cell table:formula="of:=[.C62]+[.$O$2]" office:value-type="float" office:value="0" calcext:value-type="float">
            <text:p>0</text:p>
          </table:table-cell>
          <table:table-cell table:formula="of:=[.D62]+[.$O$3]" office:value-type="float" office:value="0" calcext:value-type="float">
            <text:p>0</text:p>
          </table:table-cell>
          <table:table-cell table:formula="of:=[.E62]+[.$O$4]" office:value-type="float" office:value="0" calcext:value-type="float">
            <text:p>0</text:p>
          </table:table-cell>
          <table:table-cell table:formula="of:=[.F62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</text:p>
          </table:table-cell>
          <table:table-cell table:formula="of:=[.C63]+[.$O$2]" office:value-type="float" office:value="0" calcext:value-type="float">
            <text:p>0</text:p>
          </table:table-cell>
          <table:table-cell table:formula="of:=[.D63]+[.$O$3]" office:value-type="float" office:value="0" calcext:value-type="float">
            <text:p>0</text:p>
          </table:table-cell>
          <table:table-cell table:formula="of:=[.E63]+[.$O$4]" office:value-type="float" office:value="0" calcext:value-type="float">
            <text:p>0</text:p>
          </table:table-cell>
          <table:table-cell table:formula="of:=[.F63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</text:p>
          </table:table-cell>
          <table:table-cell table:formula="of:=[.C64]+[.$O$2]" office:value-type="float" office:value="0" calcext:value-type="float">
            <text:p>0</text:p>
          </table:table-cell>
          <table:table-cell table:formula="of:=[.D64]+[.$O$3]" office:value-type="float" office:value="0" calcext:value-type="float">
            <text:p>0</text:p>
          </table:table-cell>
          <table:table-cell table:formula="of:=[.E64]+[.$O$4]" office:value-type="float" office:value="0" calcext:value-type="float">
            <text:p>0</text:p>
          </table:table-cell>
          <table:table-cell table:formula="of:=[.F64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</text:p>
          </table:table-cell>
          <table:table-cell table:formula="of:=[.C65]+[.$O$2]" office:value-type="float" office:value="0" calcext:value-type="float">
            <text:p>0</text:p>
          </table:table-cell>
          <table:table-cell table:formula="of:=[.D65]+[.$O$3]" office:value-type="float" office:value="0" calcext:value-type="float">
            <text:p>0</text:p>
          </table:table-cell>
          <table:table-cell table:formula="of:=[.E65]+[.$O$4]" office:value-type="float" office:value="0" calcext:value-type="float">
            <text:p>0</text:p>
          </table:table-cell>
          <table:table-cell table:formula="of:=[.F65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</text:p>
          </table:table-cell>
          <table:table-cell table:formula="of:=[.C66]+[.$O$2]" office:value-type="float" office:value="0" calcext:value-type="float">
            <text:p>0</text:p>
          </table:table-cell>
          <table:table-cell table:formula="of:=[.D66]+[.$O$3]" office:value-type="float" office:value="0" calcext:value-type="float">
            <text:p>0</text:p>
          </table:table-cell>
          <table:table-cell table:formula="of:=[.E66]+[.$O$4]" office:value-type="float" office:value="0" calcext:value-type="float">
            <text:p>0</text:p>
          </table:table-cell>
          <table:table-cell table:formula="of:=[.F66]+[.$O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_090</text:p>
          </table:table-cell>
          <table:table-cell table:style-name="ce3" table:number-columns-repeated="4"/>
          <table:table-cell/>
          <table:table-cell office:value-type="string" calcext:value-type="string">
            <text:p>F_005a_Thick_090</text:p>
          </table:table-cell>
          <table:table-cell table:formula="of:=[.C67]+[.$O$23]" office:value-type="float" office:value="0" calcext:value-type="float">
            <text:p>0</text:p>
          </table:table-cell>
          <table:table-cell table:formula="of:=[.D67]+[.$O$24]" office:value-type="float" office:value="0" calcext:value-type="float">
            <text:p>0</text:p>
          </table:table-cell>
          <table:table-cell table:formula="of:=[.E67]+[.$O$25]" office:value-type="float" office:value="0" calcext:value-type="float">
            <text:p>0</text:p>
          </table:table-cell>
          <table:table-cell table:formula="of:=[.F67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_090</text:p>
          </table:table-cell>
          <table:table-cell table:style-name="ce3" table:number-columns-repeated="4"/>
          <table:table-cell/>
          <table:table-cell office:value-type="string" calcext:value-type="string">
            <text:p>F_006a_Chonky_090</text:p>
          </table:table-cell>
          <table:table-cell table:formula="of:=[.C68]+[.$O$23]" office:value-type="float" office:value="0" calcext:value-type="float">
            <text:p>0</text:p>
          </table:table-cell>
          <table:table-cell table:formula="of:=[.D68]+[.$O$24]" office:value-type="float" office:value="0" calcext:value-type="float">
            <text:p>0</text:p>
          </table:table-cell>
          <table:table-cell table:formula="of:=[.E68]+[.$O$25]" office:value-type="float" office:value="0" calcext:value-type="float">
            <text:p>0</text:p>
          </table:table-cell>
          <table:table-cell table:formula="of:=[.F68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style-name="ce3" table:number-columns-repeated="4"/>
          <table:table-cell/>
          <table:table-cell office:value-type="string" calcext:value-type="string">
            <text:p>F_010a_Chubby_090</text:p>
          </table:table-cell>
          <table:table-cell table:formula="of:=[.C69]+[.$O$23]" office:value-type="float" office:value="0" calcext:value-type="float">
            <text:p>0</text:p>
          </table:table-cell>
          <table:table-cell table:formula="of:=[.D69]+[.$O$24]" office:value-type="float" office:value="0" calcext:value-type="float">
            <text:p>0</text:p>
          </table:table-cell>
          <table:table-cell table:formula="of:=[.E69]+[.$O$25]" office:value-type="float" office:value="0" calcext:value-type="float">
            <text:p>0</text:p>
          </table:table-cell>
          <table:table-cell table:formula="of:=[.F69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style-name="ce3" table:number-columns-repeated="4"/>
          <table:table-cell/>
          <table:table-cell office:value-type="string" calcext:value-type="string">
            <text:p>F_020a_Corpulent_090</text:p>
          </table:table-cell>
          <table:table-cell table:formula="of:=[.C70]+[.$O$23]" office:value-type="float" office:value="0" calcext:value-type="float">
            <text:p>0</text:p>
          </table:table-cell>
          <table:table-cell table:formula="of:=[.D70]+[.$O$24]" office:value-type="float" office:value="0" calcext:value-type="float">
            <text:p>0</text:p>
          </table:table-cell>
          <table:table-cell table:formula="of:=[.E70]+[.$O$25]" office:value-type="float" office:value="0" calcext:value-type="float">
            <text:p>0</text:p>
          </table:table-cell>
          <table:table-cell table:formula="of:=[.F70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style-name="ce3" table:number-columns-repeated="4"/>
          <table:table-cell/>
          <table:table-cell office:value-type="string" calcext:value-type="string">
            <text:p>F_030a_Fat_090</text:p>
          </table:table-cell>
          <table:table-cell table:formula="of:=[.C71]+[.$O$23]" office:value-type="float" office:value="0" calcext:value-type="float">
            <text:p>0</text:p>
          </table:table-cell>
          <table:table-cell table:formula="of:=[.D71]+[.$O$24]" office:value-type="float" office:value="0" calcext:value-type="float">
            <text:p>0</text:p>
          </table:table-cell>
          <table:table-cell table:formula="of:=[.E71]+[.$O$25]" office:value-type="float" office:value="0" calcext:value-type="float">
            <text:p>0</text:p>
          </table:table-cell>
          <table:table-cell table:formula="of:=[.F71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style-name="ce3" table:number-columns-repeated="4"/>
          <table:table-cell/>
          <table:table-cell office:value-type="string" calcext:value-type="string">
            <text:p>F_040a_Obese_090</text:p>
          </table:table-cell>
          <table:table-cell table:formula="of:=[.C72]+[.$O$23]" office:value-type="float" office:value="0" calcext:value-type="float">
            <text:p>0</text:p>
          </table:table-cell>
          <table:table-cell table:formula="of:=[.D72]+[.$O$24]" office:value-type="float" office:value="0" calcext:value-type="float">
            <text:p>0</text:p>
          </table:table-cell>
          <table:table-cell table:formula="of:=[.E72]+[.$O$25]" office:value-type="float" office:value="0" calcext:value-type="float">
            <text:p>0</text:p>
          </table:table-cell>
          <table:table-cell table:formula="of:=[.F72]+[.$O$26]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_090</text:p>
          </table:table-cell>
          <table:table-cell table:formula="of:=[.C73]+[.$O$23]" office:value-type="float" office:value="0" calcext:value-type="float">
            <text:p>0</text:p>
          </table:table-cell>
          <table:table-cell table:formula="of:=[.D73]+[.$O$24]" office:value-type="float" office:value="0" calcext:value-type="float">
            <text:p>0</text:p>
          </table:table-cell>
          <table:table-cell table:formula="of:=[.E73]+[.$O$25]" office:value-type="float" office:value="0" calcext:value-type="float">
            <text:p>0</text:p>
          </table:table-cell>
          <table:table-cell table:formula="of:=[.F73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style-name="ce3" table:number-columns-repeated="4"/>
          <table:table-cell/>
          <table:table-cell office:value-type="string" calcext:value-type="string">
            <text:p>F_060a_Lardy_090</text:p>
          </table:table-cell>
          <table:table-cell table:formula="of:=[.C74]+[.$O$23]" office:value-type="float" office:value="0" calcext:value-type="float">
            <text:p>0</text:p>
          </table:table-cell>
          <table:table-cell table:formula="of:=[.D74]+[.$O$24]" office:value-type="float" office:value="0" calcext:value-type="float">
            <text:p>0</text:p>
          </table:table-cell>
          <table:table-cell table:formula="of:=[.E74]+[.$O$25]" office:value-type="float" office:value="0" calcext:value-type="float">
            <text:p>0</text:p>
          </table:table-cell>
          <table:table-cell table:formula="of:=[.F74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style-name="ce3" table:number-columns-repeated="4"/>
          <table:table-cell/>
          <table:table-cell office:value-type="string" calcext:value-type="string">
            <text:p>F_070a_Enormous_090</text:p>
          </table:table-cell>
          <table:table-cell table:formula="of:=[.C75]+[.$O$23]" office:value-type="float" office:value="0" calcext:value-type="float">
            <text:p>0</text:p>
          </table:table-cell>
          <table:table-cell table:formula="of:=[.D75]+[.$O$24]" office:value-type="float" office:value="0" calcext:value-type="float">
            <text:p>0</text:p>
          </table:table-cell>
          <table:table-cell table:formula="of:=[.E75]+[.$O$25]" office:value-type="float" office:value="0" calcext:value-type="float">
            <text:p>0</text:p>
          </table:table-cell>
          <table:table-cell table:formula="of:=[.F75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style-name="ce3" table:number-columns-repeated="4"/>
          <table:table-cell/>
          <table:table-cell office:value-type="string" calcext:value-type="string">
            <text:p>F_080a_Gigantic_090</text:p>
          </table:table-cell>
          <table:table-cell table:formula="of:=[.C76]+[.$O$23]" office:value-type="float" office:value="0" calcext:value-type="float">
            <text:p>0</text:p>
          </table:table-cell>
          <table:table-cell table:formula="of:=[.D76]+[.$O$24]" office:value-type="float" office:value="0" calcext:value-type="float">
            <text:p>0</text:p>
          </table:table-cell>
          <table:table-cell table:formula="of:=[.E76]+[.$O$25]" office:value-type="float" office:value="0" calcext:value-type="float">
            <text:p>0</text:p>
          </table:table-cell>
          <table:table-cell table:formula="of:=[.F76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style-name="ce3" table:number-columns-repeated="4"/>
          <table:table-cell/>
          <table:table-cell office:value-type="string" calcext:value-type="string">
            <text:p>F_090a_Titanic_090</text:p>
          </table:table-cell>
          <table:table-cell table:formula="of:=[.C77]+[.$O$23]" office:value-type="float" office:value="0" calcext:value-type="float">
            <text:p>0</text:p>
          </table:table-cell>
          <table:table-cell table:formula="of:=[.D77]+[.$O$24]" office:value-type="float" office:value="0" calcext:value-type="float">
            <text:p>0</text:p>
          </table:table-cell>
          <table:table-cell table:formula="of:=[.E77]+[.$O$25]" office:value-type="float" office:value="0" calcext:value-type="float">
            <text:p>0</text:p>
          </table:table-cell>
          <table:table-cell table:formula="of:=[.F77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style-name="ce3" table:number-columns-repeated="4"/>
          <table:table-cell/>
          <table:table-cell office:value-type="string" calcext:value-type="string">
            <text:p>F_100a_Gelatinous_090</text:p>
          </table:table-cell>
          <table:table-cell table:formula="of:=[.C78]+[.$O$23]" office:value-type="float" office:value="0" calcext:value-type="float">
            <text:p>0</text:p>
          </table:table-cell>
          <table:table-cell table:formula="of:=[.D78]+[.$O$24]" office:value-type="float" office:value="0" calcext:value-type="float">
            <text:p>0</text:p>
          </table:table-cell>
          <table:table-cell table:formula="of:=[.E78]+[.$O$25]" office:value-type="float" office:value="0" calcext:value-type="float">
            <text:p>0</text:p>
          </table:table-cell>
          <table:table-cell table:formula="of:=[.F78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_090</text:p>
          </table:table-cell>
          <table:table-cell table:formula="of:=[.C79]+[.$O$23]" office:value-type="float" office:value="0" calcext:value-type="float">
            <text:p>0</text:p>
          </table:table-cell>
          <table:table-cell table:formula="of:=[.D79]+[.$O$24]" office:value-type="float" office:value="0" calcext:value-type="float">
            <text:p>0</text:p>
          </table:table-cell>
          <table:table-cell table:formula="of:=[.E79]+[.$O$25]" office:value-type="float" office:value="0" calcext:value-type="float">
            <text:p>0</text:p>
          </table:table-cell>
          <table:table-cell table:formula="of:=[.F79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_090</text:p>
          </table:table-cell>
          <table:table-cell table:formula="of:=[.C80]+[.$O$23]" office:value-type="float" office:value="0" calcext:value-type="float">
            <text:p>0</text:p>
          </table:table-cell>
          <table:table-cell table:formula="of:=[.D80]+[.$O$24]" office:value-type="float" office:value="0" calcext:value-type="float">
            <text:p>0</text:p>
          </table:table-cell>
          <table:table-cell table:formula="of:=[.E80]+[.$O$25]" office:value-type="float" office:value="0" calcext:value-type="float">
            <text:p>0</text:p>
          </table:table-cell>
          <table:table-cell table:formula="of:=[.F80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_090</text:p>
          </table:table-cell>
          <table:table-cell table:formula="of:=[.C81]+[.$O$23]" office:value-type="float" office:value="0" calcext:value-type="float">
            <text:p>0</text:p>
          </table:table-cell>
          <table:table-cell table:formula="of:=[.D81]+[.$O$24]" office:value-type="float" office:value="0" calcext:value-type="float">
            <text:p>0</text:p>
          </table:table-cell>
          <table:table-cell table:formula="of:=[.E81]+[.$O$25]" office:value-type="float" office:value="0" calcext:value-type="float">
            <text:p>0</text:p>
          </table:table-cell>
          <table:table-cell table:formula="of:=[.F81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_090</text:p>
          </table:table-cell>
          <table:table-cell table:formula="of:=[.C82]+[.$O$23]" office:value-type="float" office:value="0" calcext:value-type="float">
            <text:p>0</text:p>
          </table:table-cell>
          <table:table-cell table:formula="of:=[.D82]+[.$O$24]" office:value-type="float" office:value="0" calcext:value-type="float">
            <text:p>0</text:p>
          </table:table-cell>
          <table:table-cell table:formula="of:=[.E82]+[.$O$25]" office:value-type="float" office:value="0" calcext:value-type="float">
            <text:p>0</text:p>
          </table:table-cell>
          <table:table-cell table:formula="of:=[.F82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_090</text:p>
          </table:table-cell>
          <table:table-cell table:formula="of:=[.C83]+[.$O$23]" office:value-type="float" office:value="0" calcext:value-type="float">
            <text:p>0</text:p>
          </table:table-cell>
          <table:table-cell table:formula="of:=[.D83]+[.$O$24]" office:value-type="float" office:value="0" calcext:value-type="float">
            <text:p>0</text:p>
          </table:table-cell>
          <table:table-cell table:formula="of:=[.E83]+[.$O$25]" office:value-type="float" office:value="0" calcext:value-type="float">
            <text:p>0</text:p>
          </table:table-cell>
          <table:table-cell table:formula="of:=[.F83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_090</text:p>
          </table:table-cell>
          <table:table-cell table:formula="of:=[.C84]+[.$O$23]" office:value-type="float" office:value="0" calcext:value-type="float">
            <text:p>0</text:p>
          </table:table-cell>
          <table:table-cell table:formula="of:=[.D84]+[.$O$24]" office:value-type="float" office:value="0" calcext:value-type="float">
            <text:p>0</text:p>
          </table:table-cell>
          <table:table-cell table:formula="of:=[.E84]+[.$O$25]" office:value-type="float" office:value="0" calcext:value-type="float">
            <text:p>0</text:p>
          </table:table-cell>
          <table:table-cell table:formula="of:=[.F84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_090</text:p>
          </table:table-cell>
          <table:table-cell table:formula="of:=[.C85]+[.$O$23]" office:value-type="float" office:value="0" calcext:value-type="float">
            <text:p>0</text:p>
          </table:table-cell>
          <table:table-cell table:formula="of:=[.D85]+[.$O$24]" office:value-type="float" office:value="0" calcext:value-type="float">
            <text:p>0</text:p>
          </table:table-cell>
          <table:table-cell table:formula="of:=[.E85]+[.$O$25]" office:value-type="float" office:value="0" calcext:value-type="float">
            <text:p>0</text:p>
          </table:table-cell>
          <table:table-cell table:formula="of:=[.F85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_090</text:p>
          </table:table-cell>
          <table:table-cell table:formula="of:=[.C86]+[.$O$23]" office:value-type="float" office:value="0" calcext:value-type="float">
            <text:p>0</text:p>
          </table:table-cell>
          <table:table-cell table:formula="of:=[.D86]+[.$O$24]" office:value-type="float" office:value="0" calcext:value-type="float">
            <text:p>0</text:p>
          </table:table-cell>
          <table:table-cell table:formula="of:=[.E86]+[.$O$25]" office:value-type="float" office:value="0" calcext:value-type="float">
            <text:p>0</text:p>
          </table:table-cell>
          <table:table-cell table:formula="of:=[.F86]+[.$O$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_090</text:p>
          </table:table-cell>
          <table:table-cell table:formula="of:=[.C87]+[.$O$23]" office:value-type="float" office:value="0" calcext:value-type="float">
            <text:p>0</text:p>
          </table:table-cell>
          <table:table-cell table:formula="of:=[.D87]+[.$O$24]" office:value-type="float" office:value="0" calcext:value-type="float">
            <text:p>0</text:p>
          </table:table-cell>
          <table:table-cell table:formula="of:=[.E87]+[.$O$25]" office:value-type="float" office:value="0" calcext:value-type="float">
            <text:p>0</text:p>
          </table:table-cell>
          <table:table-cell table:formula="of:=[.F87]+[.$O$26]" office:value-type="float" office:value="0" calcext:value-type="float">
            <text:p>0</text:p>
          </table:table-cell>
          <table:table-cell table:number-columns-repeated="3"/>
        </table:table-row>
      </table:table>
      <table:table table:name="OMEGA_TAIL" table:style-name="ta1">
        <table:table-column table:style-name="co1" table:default-cell-style-name="Default"/>
        <table:table-column table:style-name="co5" table:default-cell-style-name="ce7"/>
        <table:table-column table:style-name="co1" table:number-columns-repeated="4" table:default-cell-style-name="ce10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default-cell-style-name="ce7"/>
        <table:table-column table:style-name="co9" table:default-cell-style-name="ce31"/>
        <table:table-column table:style-name="co1" table:number-columns-repeated="3" table:default-cell-style-name="ce31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office:value-type="string" calcext:value-type="string">
            <text:p>CONSTANTS</text:p>
          </table:table-cell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office:value-type="string" calcext:value-type="string">
            <text:p>Varitation From Equivalent 09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_005_Thick_090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_090</text:p>
          </table:table-cell>
          <table:table-cell table:style-name="ce11" table:formula="of:=IF([.C2]&lt;&gt;&quot;&quot;; [.C2]-[.T2]; &quot;&quot;)">
            <text:p/>
          </table:table-cell>
          <table:table-cell table:style-name="ce11" table:formula="of:=IF([.D2]&lt;&gt;&quot;&quot;; [.D2]-[.U2]; &quot;&quot;)">
            <text:p/>
          </table:table-cell>
          <table:table-cell table:style-name="ce11" table:formula="of:=IF([.E2]&lt;&gt;&quot;&quot;; [.E2]-[.V2]; &quot;&quot;)">
            <text:p/>
          </table:table-cell>
          <table:table-cell table:style-name="ce11" table:formula="of:=IF([.F2]&lt;&gt;&quot;&quot;; [.F2]-[.W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-0.0766666666666667" calcext:value-type="float">
            <text:p>-0.077</text:p>
          </table:table-cell>
          <table:table-cell table:number-columns-repeated="3"/>
          <table:table-cell office:value-type="string" calcext:value-type="string">
            <text:p>F_005_Thick_09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06_Chonky_090</text:p>
          </table:table-cell>
          <table:table-cell table:style-name="ce5" office:value-type="float" office:value="-0.28" calcext:value-type="float">
            <text:p>-0.28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F_006_Chonky_090</text:p>
          </table:table-cell>
          <table:table-cell table:style-name="ce11" table:formula="of:=IF([.C3]&lt;&gt;&quot;&quot;; [.C3]-[.T3]; &quot;&quot;)" office:value-type="float" office:value="-0.28" calcext:value-type="float">
            <text:p>-0.28</text:p>
          </table:table-cell>
          <table:table-cell table:style-name="ce11" table:formula="of:=IF([.D3]&lt;&gt;&quot;&quot;; [.D3]-[.U3]; &quot;&quot;)" office:value-type="float" office:value="0.42" calcext:value-type="float">
            <text:p>0.42</text:p>
          </table:table-cell>
          <table:table-cell table:style-name="ce11" table:formula="of:=IF([.E3]&lt;&gt;&quot;&quot;; [.E3]-[.V3]; &quot;&quot;)">
            <text:p/>
          </table:table-cell>
          <table:table-cell table:style-name="ce11" table:formula="of:=IF([.F3]&lt;&gt;&quot;&quot;; [.F3]-[.W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.105833333333333" calcext:value-type="float">
            <text:p>0.106</text:p>
          </table:table-cell>
          <table:table-cell table:number-columns-repeated="3"/>
          <table:table-cell office:value-type="string" calcext:value-type="string">
            <text:p>F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10_Chubby_090</text:p>
          </table:table-cell>
          <table:table-cell table:style-name="ce6" office:value-type="float" office:value="-0.23" calcext:value-type="float">
            <text:p>-0.23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F_010_Chubby_090</text:p>
          </table:table-cell>
          <table:table-cell table:style-name="ce10" table:formula="of:=IF([.C4]&lt;&gt;&quot;&quot;; [.C4]-[.T4]; &quot;&quot;)" office:value-type="float" office:value="-0.31" calcext:value-type="float">
            <text:p>-0.31</text:p>
          </table:table-cell>
          <table:table-cell table:style-name="ce10" table:formula="of:=IF([.D4]&lt;&gt;&quot;&quot;; [.D4]-[.U4]; &quot;&quot;)" office:value-type="float" office:value="0.41" calcext:value-type="float">
            <text:p>0.41</text:p>
          </table:table-cell>
          <table:table-cell table:style-name="ce10" table:formula="of:=IF([.E4]&lt;&gt;&quot;&quot;; [.E4]-[.V4]; &quot;&quot;)">
            <text:p/>
          </table:table-cell>
          <table:table-cell table:style-name="ce10" table:formula="of:=IF([.F4]&lt;&gt;&quot;&quot;; [.F4]-[.W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0.00333333333333333" calcext:value-type="float">
            <text:p>0.003</text:p>
          </table:table-cell>
          <table:table-cell table:number-columns-repeated="3"/>
          <table:table-cell office:value-type="string" calcext:value-type="string">
            <text:p>F_010_Chubby_090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00000000000001" calcext:value-type="float">
            <text:p>0.07000000000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20_Corpulent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20_Corpulent_090</text:p>
          </table:table-cell>
          <table:table-cell table:style-name="ce10" table:formula="of:=IF([.C5]&lt;&gt;&quot;&quot;; [.C5]-[.T5]; &quot;&quot;)">
            <text:p/>
          </table:table-cell>
          <table:table-cell table:style-name="ce10" table:formula="of:=IF([.D5]&lt;&gt;&quot;&quot;; [.D5]-[.U5]; &quot;&quot;)">
            <text:p/>
          </table:table-cell>
          <table:table-cell table:style-name="ce10" table:formula="of:=IF([.E5]&lt;&gt;&quot;&quot;; [.E5]-[.V5]; &quot;&quot;)">
            <text:p/>
          </table:table-cell>
          <table:table-cell table:style-name="ce10" table:formula="of:=IF([.F5]&lt;&gt;&quot;&quot;; [.F5]-[.W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0.0233333333333333" calcext:value-type="float">
            <text:p>0.023</text:p>
          </table:table-cell>
          <table:table-cell table:number-columns-repeated="3"/>
          <table:table-cell office:value-type="string" calcext:value-type="string">
            <text:p>F_020_Corpulent_090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30_Fat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_090</text:p>
          </table:table-cell>
          <table:table-cell table:style-name="ce10" table:formula="of:=IF([.C6]&lt;&gt;&quot;&quot;; [.C6]-[.T6]; &quot;&quot;)">
            <text:p/>
          </table:table-cell>
          <table:table-cell table:style-name="ce10" table:formula="of:=IF([.D6]&lt;&gt;&quot;&quot;; [.D6]-[.U6]; &quot;&quot;)">
            <text:p/>
          </table:table-cell>
          <table:table-cell table:style-name="ce10" table:formula="of:=IF([.E6]&lt;&gt;&quot;&quot;; [.E6]-[.V6]; &quot;&quot;)">
            <text:p/>
          </table:table-cell>
          <table:table-cell table:style-name="ce10" table:formula="of:=IF([.F6]&lt;&gt;&quot;&quot;; [.F6]-[.W6]; &quot;&quot;)">
            <text:p/>
          </table:table-cell>
          <table:table-cell table:number-columns-repeated="6"/>
          <table:table-cell office:value-type="string" calcext:value-type="string">
            <text:p>F_030_Fat_090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40_Obese_09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number-columns-repeated="2"/>
          <table:table-cell/>
          <table:table-cell table:style-name="ce7" office:value-type="string" calcext:value-type="string">
            <text:p>F_040_Obese_090</text:p>
          </table:table-cell>
          <table:table-cell table:style-name="ce11" table:formula="of:=IF([.C7]&lt;&gt;&quot;&quot;; [.C7]-[.T7]; &quot;&quot;)" office:value-type="float" office:value="-0.33" calcext:value-type="float">
            <text:p>-0.33</text:p>
          </table:table-cell>
          <table:table-cell table:style-name="ce11" table:formula="of:=IF([.D7]&lt;&gt;&quot;&quot;; [.D7]-[.U7]; &quot;&quot;)" office:value-type="float" office:value="0.44" calcext:value-type="float">
            <text:p>0.44</text:p>
          </table:table-cell>
          <table:table-cell table:style-name="ce11" table:formula="of:=IF([.E7]&lt;&gt;&quot;&quot;; [.E7]-[.V7]; &quot;&quot;)">
            <text:p/>
          </table:table-cell>
          <table:table-cell table:style-name="ce11" table:formula="of:=IF([.F7]&lt;&gt;&quot;&quot;; [.F7]-[.W7]; &quot;&quot;)">
            <text:p/>
          </table:table-cell>
          <table:table-cell table:number-columns-repeated="6"/>
          <table:table-cell office:value-type="string" calcext:value-type="string">
            <text:p>F_040_Obese_090</text:p>
          </table:table-cell>
          <table:table-cell office:value-type="float" office:value="0.43" calcext:value-type="float">
            <text:p>0.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_090</text:p>
          </table:table-cell>
          <table:table-cell table:style-name="ce10" table:formula="of:=IF([.C8]&lt;&gt;&quot;&quot;; [.C8]-[.T8]; &quot;&quot;)">
            <text:p/>
          </table:table-cell>
          <table:table-cell table:style-name="ce10" table:formula="of:=IF([.D8]&lt;&gt;&quot;&quot;; [.D8]-[.U8]; &quot;&quot;)">
            <text:p/>
          </table:table-cell>
          <table:table-cell table:style-name="ce10" table:formula="of:=IF([.E8]&lt;&gt;&quot;&quot;; [.E8]-[.V8]; &quot;&quot;)">
            <text:p/>
          </table:table-cell>
          <table:table-cell table:style-name="ce10" table:formula="of:=IF([.F8]&lt;&gt;&quot;&quot;; [.F8]-[.W8]; &quot;&quot;)">
            <text:p/>
          </table:table-cell>
          <table:table-cell table:number-columns-repeated="6"/>
          <table:table-cell office:value-type="string" calcext:value-type="string">
            <text:p>F_050_MorbidlyObese_090</text:p>
          </table:table-cell>
          <table:table-cell office:value-type="float" office:value="0.55" calcext:value-type="float">
            <text:p>0.5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60_Lardy_090</text:p>
          </table:table-cell>
          <table:table-cell table:style-name="ce5" table:number-columns-repeated="2"/>
          <table:table-cell table:style-name="ce5" office:value-type="float" office:value="-0.01" calcext:value-type="float">
            <text:p>-0.01</text:p>
          </table:table-cell>
          <table:table-cell table:style-name="ce5" office:value-type="float" office:value="0.34" calcext:value-type="float">
            <text:p>0.34</text:p>
          </table:table-cell>
          <table:table-cell/>
          <table:table-cell table:style-name="ce7" office:value-type="string" calcext:value-type="string">
            <text:p>F_060_Lardy_090</text:p>
          </table:table-cell>
          <table:table-cell table:style-name="ce10" table:formula="of:=IF([.C9]&lt;&gt;&quot;&quot;; [.C9]-[.T9]; &quot;&quot;)">
            <text:p/>
          </table:table-cell>
          <table:table-cell table:style-name="ce10" table:formula="of:=IF([.D9]&lt;&gt;&quot;&quot;; [.D9]-[.U9]; &quot;&quot;)">
            <text:p/>
          </table:table-cell>
          <table:table-cell table:style-name="ce10" table:formula="of:=IF([.E9]&lt;&gt;&quot;&quot;; [.E9]-[.V9]; &quot;&quot;)" office:value-type="float" office:value="0.02" calcext:value-type="float">
            <text:p>0.02</text:p>
          </table:table-cell>
          <table:table-cell table:style-name="ce10" table:formula="of:=IF([.F9]&lt;&gt;&quot;&quot;; [.F9]-[.W9]; &quot;&quot;)" office:value-type="float" office:value="0.14" calcext:value-type="float">
            <text:p>0.14</text:p>
          </table:table-cell>
          <table:table-cell table:number-columns-repeated="6"/>
          <table:table-cell office:value-type="string" calcext:value-type="string">
            <text:p>F_060_Lardy_090</text:p>
          </table:table-cell>
          <table:table-cell office:value-type="float" office:value="0.48" calcext:value-type="float">
            <text:p>0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70_Enormous_09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0.24" calcext:value-type="float">
            <text:p>0.24</text:p>
          </table:table-cell>
          <table:table-cell/>
          <table:table-cell table:style-name="ce7" office:value-type="string" calcext:value-type="string">
            <text:p>F_070_Enormous_090</text:p>
          </table:table-cell>
          <table:table-cell table:style-name="ce10" table:formula="of:=IF([.C10]&lt;&gt;&quot;&quot;; [.C10]-[.T10]; &quot;&quot;)">
            <text:p/>
          </table:table-cell>
          <table:table-cell table:style-name="ce10" table:formula="of:=IF([.D10]&lt;&gt;&quot;&quot;; [.D10]-[.U10]; &quot;&quot;)">
            <text:p/>
          </table:table-cell>
          <table:table-cell table:style-name="ce10" table:formula="of:=IF([.E10]&lt;&gt;&quot;&quot;; [.E10]-[.V10]; &quot;&quot;)" office:value-type="float" office:value="0.02" calcext:value-type="float">
            <text:p>0.02</text:p>
          </table:table-cell>
          <table:table-cell table:style-name="ce10" table:formula="of:=IF([.F10]&lt;&gt;&quot;&quot;; [.F10]-[.W10]; &quot;&quot;)" office:value-type="float" office:value="0.14" calcext:value-type="float">
            <text:p>0.14</text:p>
          </table:table-cell>
          <table:table-cell table:number-columns-repeated="6"/>
          <table:table-cell office:value-type="string" calcext:value-type="string">
            <text:p>F_070_Enormous_090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80_Gigantic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80_Gigantic_090</text:p>
          </table:table-cell>
          <table:table-cell table:style-name="ce10" table:formula="of:=IF([.C11]&lt;&gt;&quot;&quot;; [.C11]-[.T11]; &quot;&quot;)">
            <text:p/>
          </table:table-cell>
          <table:table-cell table:style-name="ce10" table:formula="of:=IF([.D11]&lt;&gt;&quot;&quot;; [.D11]-[.U11]; &quot;&quot;)">
            <text:p/>
          </table:table-cell>
          <table:table-cell table:style-name="ce10" table:formula="of:=IF([.E11]&lt;&gt;&quot;&quot;; [.E11]-[.V11]; &quot;&quot;)">
            <text:p/>
          </table:table-cell>
          <table:table-cell table:style-name="ce10" table:formula="of:=IF([.F11]&lt;&gt;&quot;&quot;; [.F11]-[.W11]; &quot;&quot;)">
            <text:p/>
          </table:table-cell>
          <table:table-cell table:number-columns-repeated="6"/>
          <table:table-cell office:value-type="string" calcext:value-type="string">
            <text:p>F_080_Gigantic_09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90_Titanic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_090</text:p>
          </table:table-cell>
          <table:table-cell table:style-name="ce10" table:formula="of:=IF([.C12]&lt;&gt;&quot;&quot;; [.C12]-[.T12]; &quot;&quot;)">
            <text:p/>
          </table:table-cell>
          <table:table-cell table:style-name="ce10" table:formula="of:=IF([.D12]&lt;&gt;&quot;&quot;; [.D12]-[.U12]; &quot;&quot;)">
            <text:p/>
          </table:table-cell>
          <table:table-cell table:style-name="ce10" table:formula="of:=IF([.E12]&lt;&gt;&quot;&quot;; [.E12]-[.V12]; &quot;&quot;)">
            <text:p/>
          </table:table-cell>
          <table:table-cell table:style-name="ce10" table:formula="of:=IF([.F12]&lt;&gt;&quot;&quot;; [.F12]-[.W12]; &quot;&quot;)">
            <text:p/>
          </table:table-cell>
          <table:table-cell table:number-columns-repeated="6"/>
          <table:table-cell office:value-type="string" calcext:value-type="string">
            <text:p>F_090_Titanic_09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1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100_Gelatinous_090</text:p>
          </table:table-cell>
          <table:table-cell table:style-name="ce10" table:formula="of:=IF([.C13]&lt;&gt;&quot;&quot;; [.C13]-[.T13]; &quot;&quot;)">
            <text:p/>
          </table:table-cell>
          <table:table-cell table:style-name="ce10" table:formula="of:=IF([.D13]&lt;&gt;&quot;&quot;; [.D13]-[.U13]; &quot;&quot;)">
            <text:p/>
          </table:table-cell>
          <table:table-cell table:style-name="ce10" table:formula="of:=IF([.E13]&lt;&gt;&quot;&quot;; [.E13]-[.V13]; &quot;&quot;)">
            <text:p/>
          </table:table-cell>
          <table:table-cell table:style-name="ce10" table:formula="of:=IF([.F13]&lt;&gt;&quot;&quot;; [.F13]-[.W13]; &quot;&quot;)">
            <text:p/>
          </table:table-cell>
          <table:table-cell table:number-columns-repeated="6"/>
          <table:table-cell office:value-type="string" calcext:value-type="string">
            <text:p>F_1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1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1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2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2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2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2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2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3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3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3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5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4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4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87" calcext:value-type="float">
            <text:p>-0.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4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5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5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5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50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34" calcext:value-type="float">
            <text:p>-1.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0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1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1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1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2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2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2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3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3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3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4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4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4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5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5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6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6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6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7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7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7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" calcext:value-type="float">
            <text:p>-10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8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8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8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9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9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95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95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5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style-name="ce10" table:formula="of:=IF([.C33]&lt;&gt;&quot;&quot;; [.C33]-[.T62]; &quot;&quot;)">
            <text:p/>
          </table:table-cell>
          <table:table-cell table:style-name="ce10" table:formula="of:=IF([.D33]&lt;&gt;&quot;&quot;; [.D33]-[.U62]; &quot;&quot;)">
            <text:p/>
          </table:table-cell>
          <table:table-cell table:style-name="ce10" table:formula="of:=IF([.E33]&lt;&gt;&quot;&quot;; [.E33]-[.V62]; &quot;&quot;)">
            <text:p/>
          </table:table-cell>
          <table:table-cell table:style-name="ce10" table:formula="of:=IF([.F33]&lt;&gt;&quot;&quot;; [.F33]-[.W6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33:.I44])/COUNTIF([.I33:.I44]; &quot;&lt;&gt;&quot;&amp;&quot;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_010a_Chubby_090</text:p>
          </table:table-cell>
          <table:table-cell office:value-type="float" office:value="0.06" calcext:value-type="float">
            <text:p>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T33]-[.T4]" office:value-type="float" office:value="-0.02" calcext:value-type="float">
            <text:p>-0.02</text:p>
          </table:table-cell>
          <table:table-cell table:formula="of:=[.U33]-[.U4]" office:value-type="float" office:value="0.02" calcext:value-type="float">
            <text:p>0.02</text:p>
          </table:table-cell>
          <table:table-cell table:formula="of:=[.V33]-[.V4]" office:value-type="float" office:value="0.03" calcext:value-type="float">
            <text:p>0.03</text:p>
          </table:table-cell>
          <table:table-cell table:formula="of:=[.W33]-[.W4]" office:value-type="float" office:value="-0.0100000000000001" calcext:value-type="float">
            <text:p>-0.01000000000000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_090</text:p>
          </table:table-cell>
          <table:table-cell table:style-name="ce10" table:formula="of:=IF([.C34]&lt;&gt;&quot;&quot;; [.C34]-[.T63]; &quot;&quot;)">
            <text:p/>
          </table:table-cell>
          <table:table-cell table:style-name="ce10" table:formula="of:=IF([.D34]&lt;&gt;&quot;&quot;; [.D34]-[.U63]; &quot;&quot;)">
            <text:p/>
          </table:table-cell>
          <table:table-cell table:style-name="ce10" table:formula="of:=IF([.E34]&lt;&gt;&quot;&quot;; [.E34]-[.V63]; &quot;&quot;)">
            <text:p/>
          </table:table-cell>
          <table:table-cell table:style-name="ce10" table:formula="of:=IF([.F34]&lt;&gt;&quot;&quot;; [.F34]-[.W6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33:.J44])/COUNTIF([.J33:.J44]; &quot;&lt;&gt;&quot;&amp;&quot;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_020a_Corpulent_090</text:p>
          </table:table-cell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4]-[.T5]" office:value-type="float" office:value="-0.00999999999999998" calcext:value-type="float">
            <text:p>-0.00999999999999998</text:p>
          </table:table-cell>
          <table:table-cell table:formula="of:=[.U34]-[.U5]" office:value-type="float" office:value="0.02" calcext:value-type="float">
            <text:p>0.02</text:p>
          </table:table-cell>
          <table:table-cell table:formula="of:=[.V34]-[.V5]" office:value-type="float" office:value="0.01" calcext:value-type="float">
            <text:p>0.01</text:p>
          </table:table-cell>
          <table:table-cell table:formula="of:=[.W34]-[.W5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style-name="ce10" table:formula="of:=IF([.C35]&lt;&gt;&quot;&quot;; [.C35]-[.T64]; &quot;&quot;)">
            <text:p/>
          </table:table-cell>
          <table:table-cell table:style-name="ce10" table:formula="of:=IF([.D35]&lt;&gt;&quot;&quot;; [.D35]-[.U64]; &quot;&quot;)">
            <text:p/>
          </table:table-cell>
          <table:table-cell table:style-name="ce10" table:formula="of:=IF([.E35]&lt;&gt;&quot;&quot;; [.E35]-[.V64]; &quot;&quot;)">
            <text:p/>
          </table:table-cell>
          <table:table-cell table:style-name="ce10" table:formula="of:=IF([.F35]&lt;&gt;&quot;&quot;; [.F35]-[.W6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33:.K44])/COUNTIF([.K33:.K44]; &quot;&lt;&gt;&quot;&amp;&quot;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_030a_Fat_090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5]-[.T6]" office:value-type="float" office:value="-0.1" calcext:value-type="float">
            <text:p>-0.1</text:p>
          </table:table-cell>
          <table:table-cell table:formula="of:=[.U35]-[.U6]" office:value-type="float" office:value="0.11" calcext:value-type="float">
            <text:p>0.11</text:p>
          </table:table-cell>
          <table:table-cell table:formula="of:=[.V35]-[.V6]" office:value-type="float" office:value="0.01" calcext:value-type="float">
            <text:p>0.01</text:p>
          </table:table-cell>
          <table:table-cell table:formula="of:=[.W35]-[.W6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_090</text:p>
          </table:table-cell>
          <table:table-cell table:style-name="ce10" table:formula="of:=IF([.C36]&lt;&gt;&quot;&quot;; [.C36]-[.T65]; &quot;&quot;)">
            <text:p/>
          </table:table-cell>
          <table:table-cell table:style-name="ce10" table:formula="of:=IF([.D36]&lt;&gt;&quot;&quot;; [.D36]-[.U65]; &quot;&quot;)">
            <text:p/>
          </table:table-cell>
          <table:table-cell table:style-name="ce11" table:formula="of:=IF([.E36]&lt;&gt;&quot;&quot;; [.E36]-[.V65]; &quot;&quot;)">
            <text:p/>
          </table:table-cell>
          <table:table-cell table:style-name="ce10" table:formula="of:=IF([.F36]&lt;&gt;&quot;&quot;; [.F36]-[.W6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33:.L44])/COUNTIF([.L33:.L44]; &quot;&lt;&gt;&quot;&amp;&quot;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_040a_Obese_090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6]-[.T7]" office:value-type="float" office:value="-0.2" calcext:value-type="float">
            <text:p>-0.2</text:p>
          </table:table-cell>
          <table:table-cell table:formula="of:=[.U36]-[.U7]" office:value-type="float" office:value="0.08" calcext:value-type="float">
            <text:p>0.08</text:p>
          </table:table-cell>
          <table:table-cell table:formula="of:=[.V36]-[.V7]" office:value-type="float" office:value="0" calcext:value-type="float">
            <text:p>0</text:p>
          </table:table-cell>
          <table:table-cell table:formula="of:=[.W36]-[.W7]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style-name="ce10" table:formula="of:=IF([.C37]&lt;&gt;&quot;&quot;; [.C37]-[.T66]; &quot;&quot;)">
            <text:p/>
          </table:table-cell>
          <table:table-cell table:style-name="ce10" table:formula="of:=IF([.D37]&lt;&gt;&quot;&quot;; [.D37]-[.U66]; &quot;&quot;)">
            <text:p/>
          </table:table-cell>
          <table:table-cell table:style-name="ce11" table:formula="of:=IF([.E37]&lt;&gt;&quot;&quot;; [.E37]-[.V66]; &quot;&quot;)">
            <text:p/>
          </table:table-cell>
          <table:table-cell table:style-name="ce10" table:formula="of:=IF([.F37]&lt;&gt;&quot;&quot;; [.F37]-[.W66]; &quot;&quot;)">
            <text:p/>
          </table:table-cell>
          <table:table-cell table:number-columns-repeated="6"/>
          <table:table-cell office:value-type="string" calcext:value-type="string">
            <text:p>F_050a_MorbidlyObese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7]-[.T8]" office:value-type="float" office:value="-0.1" calcext:value-type="float">
            <text:p>-0.1</text:p>
          </table:table-cell>
          <table:table-cell table:formula="of:=[.U37]-[.U8]" office:value-type="float" office:value="-0.01" calcext:value-type="float">
            <text:p>-0.01</text:p>
          </table:table-cell>
          <table:table-cell table:formula="of:=[.V37]-[.V8]" office:value-type="float" office:value="0.01" calcext:value-type="float">
            <text:p>0.01</text:p>
          </table:table-cell>
          <table:table-cell table:formula="of:=[.W37]-[.W8]"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_090</text:p>
          </table:table-cell>
          <table:table-cell table:style-name="ce10" table:formula="of:=IF([.C38]&lt;&gt;&quot;&quot;; [.C38]-[.T67]; &quot;&quot;)">
            <text:p/>
          </table:table-cell>
          <table:table-cell table:style-name="ce10" table:formula="of:=IF([.D38]&lt;&gt;&quot;&quot;; [.D38]-[.U67]; &quot;&quot;)">
            <text:p/>
          </table:table-cell>
          <table:table-cell table:style-name="ce11" table:formula="of:=IF([.E38]&lt;&gt;&quot;&quot;; [.E38]-[.V67]; &quot;&quot;)">
            <text:p/>
          </table:table-cell>
          <table:table-cell table:style-name="ce11" table:formula="of:=IF([.F38]&lt;&gt;&quot;&quot;; [.F38]-[.W67]; &quot;&quot;)">
            <text:p/>
          </table:table-cell>
          <table:table-cell table:number-columns-repeated="6"/>
          <table:table-cell office:value-type="string" calcext:value-type="string">
            <text:p>F_060a_Lardy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[.T38]-[.T9]" office:value-type="float" office:value="-0.03" calcext:value-type="float">
            <text:p>-0.03</text:p>
          </table:table-cell>
          <table:table-cell table:formula="of:=[.U38]-[.U9]" office:value-type="float" office:value="-0.03" calcext:value-type="float">
            <text:p>-0.03</text:p>
          </table:table-cell>
          <table:table-cell table:formula="of:=[.V38]-[.V9]" office:value-type="float" office:value="0.02" calcext:value-type="float">
            <text:p>0.02</text:p>
          </table:table-cell>
          <table:table-cell table:formula="of:=[.W38]-[.W9]"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style-name="ce10" table:formula="of:=IF([.C39]&lt;&gt;&quot;&quot;; [.C39]-[.T68]; &quot;&quot;)">
            <text:p/>
          </table:table-cell>
          <table:table-cell table:style-name="ce10" table:formula="of:=IF([.D39]&lt;&gt;&quot;&quot;; [.D39]-[.U68]; &quot;&quot;)">
            <text:p/>
          </table:table-cell>
          <table:table-cell table:style-name="ce11" table:formula="of:=IF([.E39]&lt;&gt;&quot;&quot;; [.E39]-[.V68]; &quot;&quot;)">
            <text:p/>
          </table:table-cell>
          <table:table-cell table:style-name="ce10" table:formula="of:=IF([.F39]&lt;&gt;&quot;&quot;; [.F39]-[.W68]; &quot;&quot;)">
            <text:p/>
          </table:table-cell>
          <table:table-cell table:number-columns-repeated="6"/>
          <table:table-cell office:value-type="string" calcext:value-type="string">
            <text:p>F_070a_Enormous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T39]-[.T10]" office:value-type="float" office:value="-0.45" calcext:value-type="float">
            <text:p>-0.45</text:p>
          </table:table-cell>
          <table:table-cell table:formula="of:=[.U39]-[.U10]" office:value-type="float" office:value="0.13" calcext:value-type="float">
            <text:p>0.13</text:p>
          </table:table-cell>
          <table:table-cell table:formula="of:=[.V39]-[.V10]" office:value-type="float" office:value="-0.02" calcext:value-type="float">
            <text:p>-0.02</text:p>
          </table:table-cell>
          <table:table-cell table:formula="of:=[.W39]-[.W10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_090</text:p>
          </table:table-cell>
          <table:table-cell table:style-name="ce10" table:formula="of:=IF([.C40]&lt;&gt;&quot;&quot;; [.C40]-[.T69]; &quot;&quot;)">
            <text:p/>
          </table:table-cell>
          <table:table-cell table:style-name="ce10" table:formula="of:=IF([.D40]&lt;&gt;&quot;&quot;; [.D40]-[.U69]; &quot;&quot;)">
            <text:p/>
          </table:table-cell>
          <table:table-cell table:style-name="ce11" table:formula="of:=IF([.E40]&lt;&gt;&quot;&quot;; [.E40]-[.V69]; &quot;&quot;)">
            <text:p/>
          </table:table-cell>
          <table:table-cell table:style-name="ce10" table:formula="of:=IF([.F40]&lt;&gt;&quot;&quot;; [.F40]-[.W69]; &quot;&quot;)">
            <text:p/>
          </table:table-cell>
          <table:table-cell table:number-columns-repeated="6"/>
          <table:table-cell office:value-type="string" calcext:value-type="string">
            <text:p>F_080a_Gigantic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.02" calcext:value-type="float">
            <text:p>-0.02</text:p>
          </table:table-cell>
          <table:table-cell/>
          <table:table-cell table:formula="of:=[.T40]-[.T11]" office:value-type="float" office:value="-0.55" calcext:value-type="float">
            <text:p>-0.55</text:p>
          </table:table-cell>
          <table:table-cell table:formula="of:=[.U40]-[.U11]" office:value-type="float" office:value="0.13" calcext:value-type="float">
            <text:p>0.13</text:p>
          </table:table-cell>
          <table:table-cell table:formula="of:=[.V40]-[.V11]" office:value-type="float" office:value="0.03" calcext:value-type="float">
            <text:p>0.03</text:p>
          </table:table-cell>
          <table:table-cell table:formula="of:=[.W40]-[.W11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style-name="ce10" table:formula="of:=IF([.C41]&lt;&gt;&quot;&quot;; [.C41]-[.T70]; &quot;&quot;)">
            <text:p/>
          </table:table-cell>
          <table:table-cell table:style-name="ce10" table:formula="of:=IF([.D41]&lt;&gt;&quot;&quot;; [.D41]-[.U70]; &quot;&quot;)">
            <text:p/>
          </table:table-cell>
          <table:table-cell table:style-name="ce11" table:formula="of:=IF([.E41]&lt;&gt;&quot;&quot;; [.E41]-[.V70]; &quot;&quot;)">
            <text:p/>
          </table:table-cell>
          <table:table-cell table:style-name="ce10" table:formula="of:=IF([.F41]&lt;&gt;&quot;&quot;; [.F41]-[.W70]; &quot;&quot;)">
            <text:p/>
          </table:table-cell>
          <table:table-cell table:number-columns-repeated="6"/>
          <table:table-cell office:value-type="string" calcext:value-type="string">
            <text:p>F_090a_Titanic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T41]-[.T12]" office:value-type="float" office:value="-0.65" calcext:value-type="float">
            <text:p>-0.65</text:p>
          </table:table-cell>
          <table:table-cell table:formula="of:=[.U41]-[.U12]" office:value-type="float" office:value="-0.17" calcext:value-type="float">
            <text:p>-0.17</text:p>
          </table:table-cell>
          <table:table-cell table:formula="of:=[.V41]-[.V12]" office:value-type="float" office:value="-0.02" calcext:value-type="float">
            <text:p>-0.02</text:p>
          </table:table-cell>
          <table:table-cell table:formula="of:=[.W41]-[.W12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_090</text:p>
          </table:table-cell>
          <table:table-cell table:style-name="ce10" table:formula="of:=IF([.C42]&lt;&gt;&quot;&quot;; [.C42]-[.T71]; &quot;&quot;)">
            <text:p/>
          </table:table-cell>
          <table:table-cell table:style-name="ce10" table:formula="of:=IF([.D42]&lt;&gt;&quot;&quot;; [.D42]-[.U71]; &quot;&quot;)">
            <text:p/>
          </table:table-cell>
          <table:table-cell table:style-name="ce10" table:formula="of:=IF([.E42]&lt;&gt;&quot;&quot;; [.E42]-[.V71]; &quot;&quot;)">
            <text:p/>
          </table:table-cell>
          <table:table-cell table:style-name="ce10" table:formula="of:=IF([.F42]&lt;&gt;&quot;&quot;; [.F42]-[.W71]; &quot;&quot;)">
            <text:p/>
          </table:table-cell>
          <table:table-cell table:number-columns-repeated="6"/>
          <table:table-cell office:value-type="string" calcext:value-type="string">
            <text:p>F_1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59" calcext:value-type="float">
            <text:p>-0.59</text:p>
          </table:table-cell>
          <table:table-cell/>
          <table:table-cell table:formula="of:=[.T42]-[.T13]" office:value-type="float" office:value="0" calcext:value-type="float">
            <text:p>0</text:p>
          </table:table-cell>
          <table:table-cell table:formula="of:=[.U42]-[.U13]" office:value-type="float" office:value="0" calcext:value-type="float">
            <text:p>0</text:p>
          </table:table-cell>
          <table:table-cell table:formula="of:=[.V42]-[.V13]" office:value-type="float" office:value="-0.06" calcext:value-type="float">
            <text:p>-0.06</text:p>
          </table:table-cell>
          <table:table-cell table:formula="of:=[.W42]-[.W13]" office:value-type="float" office:value="-0.28" calcext:value-type="float">
            <text:p>-0.2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style-name="ce10" table:formula="of:=IF([.C43]&lt;&gt;&quot;&quot;; [.C43]-[.T72]; &quot;&quot;)">
            <text:p/>
          </table:table-cell>
          <table:table-cell table:style-name="ce10" table:formula="of:=IF([.D43]&lt;&gt;&quot;&quot;; [.D43]-[.U72]; &quot;&quot;)">
            <text:p/>
          </table:table-cell>
          <table:table-cell table:style-name="ce10" table:formula="of:=IF([.E43]&lt;&gt;&quot;&quot;; [.E43]-[.V72]; &quot;&quot;)">
            <text:p/>
          </table:table-cell>
          <table:table-cell table:style-name="ce10" table:formula="of:=IF([.F43]&lt;&gt;&quot;&quot;; [.F43]-[.W72]; &quot;&quot;)">
            <text:p/>
          </table:table-cell>
          <table:table-cell table:number-columns-repeated="6"/>
          <table:table-cell office:value-type="string" calcext:value-type="string">
            <text:p>F_1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69" calcext:value-type="float">
            <text:p>-0.69</text:p>
          </table:table-cell>
          <table:table-cell/>
          <table:table-cell table:formula="of:=[.T43]-[.T14]" office:value-type="float" office:value="0" calcext:value-type="float">
            <text:p>0</text:p>
          </table:table-cell>
          <table:table-cell table:formula="of:=[.U43]-[.U14]" office:value-type="float" office:value="0" calcext:value-type="float">
            <text:p>0</text:p>
          </table:table-cell>
          <table:table-cell table:formula="of:=[.V43]-[.V14]" office:value-type="float" office:value="-0.09" calcext:value-type="float">
            <text:p>-0.09</text:p>
          </table:table-cell>
          <table:table-cell table:formula="of:=[.W43]-[.W14]" office:value-type="float" office:value="-0.31" calcext:value-type="float">
            <text:p>-0.3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_090</text:p>
          </table:table-cell>
          <table:table-cell table:style-name="ce10" table:formula="of:=IF([.C44]&lt;&gt;&quot;&quot;; [.C44]-[.T73]; &quot;&quot;)">
            <text:p/>
          </table:table-cell>
          <table:table-cell table:style-name="ce10" table:formula="of:=IF([.D44]&lt;&gt;&quot;&quot;; [.D44]-[.U73]; &quot;&quot;)">
            <text:p/>
          </table:table-cell>
          <table:table-cell table:style-name="ce10" table:formula="of:=IF([.E44]&lt;&gt;&quot;&quot;; [.E44]-[.V73]; &quot;&quot;)">
            <text:p/>
          </table:table-cell>
          <table:table-cell table:style-name="ce10" table:formula="of:=IF([.F44]&lt;&gt;&quot;&quot;; [.F44]-[.W73]; &quot;&quot;)">
            <text:p/>
          </table:table-cell>
          <table:table-cell table:number-columns-repeated="6"/>
          <table:table-cell office:value-type="string" calcext:value-type="string">
            <text:p>F_2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1" calcext:value-type="float">
            <text:p>-0.81</text:p>
          </table:table-cell>
          <table:table-cell/>
          <table:table-cell table:formula="of:=[.T44]-[.T15]" office:value-type="float" office:value="0" calcext:value-type="float">
            <text:p>0</text:p>
          </table:table-cell>
          <table:table-cell table:formula="of:=[.U44]-[.U15]" office:value-type="float" office:value="0" calcext:value-type="float">
            <text:p>0</text:p>
          </table:table-cell>
          <table:table-cell table:formula="of:=[.V44]-[.V15]" office:value-type="float" office:value="-0.08" calcext:value-type="float">
            <text:p>-0.08</text:p>
          </table:table-cell>
          <table:table-cell table:formula="of:=[.W44]-[.W15]" office:value-type="float" office:value="-0.35" calcext:value-type="float">
            <text:p>-0.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2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95" calcext:value-type="float">
            <text:p>-0.95</text:p>
          </table:table-cell>
          <table:table-cell/>
          <table:table-cell table:formula="of:=[.T45]-[.T16]" office:value-type="float" office:value="0" calcext:value-type="float">
            <text:p>0</text:p>
          </table:table-cell>
          <table:table-cell table:formula="of:=[.U45]-[.U16]" office:value-type="float" office:value="0" calcext:value-type="float">
            <text:p>0</text:p>
          </table:table-cell>
          <table:table-cell table:formula="of:=[.V45]-[.V16]" office:value-type="float" office:value="-0.11" calcext:value-type="float">
            <text:p>-0.11</text:p>
          </table:table-cell>
          <table:table-cell table:formula="of:=[.W45]-[.W16]"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2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7" calcext:value-type="float">
            <text:p>-1.07</text:p>
          </table:table-cell>
          <table:table-cell/>
          <table:table-cell table:formula="of:=[.T46]-[.T17]" office:value-type="float" office:value="0" calcext:value-type="float">
            <text:p>0</text:p>
          </table:table-cell>
          <table:table-cell table:formula="of:=[.U46]-[.U17]" office:value-type="float" office:value="0" calcext:value-type="float">
            <text:p>0</text:p>
          </table:table-cell>
          <table:table-cell table:formula="of:=[.V46]-[.V17]" office:value-type="float" office:value="-0.11" calcext:value-type="float">
            <text:p>-0.11</text:p>
          </table:table-cell>
          <table:table-cell table:formula="of:=[.W46]-[.W17]" office:value-type="float" office:value="-0.42" calcext:value-type="float">
            <text:p>-0.4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14" calcext:value-type="float">
            <text:p>-0.14</text:p>
          </table:table-cell>
          <table:table-cell table:style-name="ce32" office:value-type="float" office:value="-1.25" calcext:value-type="float">
            <text:p>-1.25</text:p>
          </table:table-cell>
          <table:table-cell/>
          <table:table-cell table:formula="of:=[.T47]-[.T18]" office:value-type="float" office:value="0" calcext:value-type="float">
            <text:p>0</text:p>
          </table:table-cell>
          <table:table-cell table:formula="of:=[.U47]-[.U18]" office:value-type="float" office:value="0" calcext:value-type="float">
            <text:p>0</text:p>
          </table:table-cell>
          <table:table-cell table:formula="of:=[.V47]-[.V18]" office:value-type="float" office:value="-0.14" calcext:value-type="float">
            <text:p>-0.14</text:p>
          </table:table-cell>
          <table:table-cell table:formula="of:=[.W47]-[.W18]" office:value-type="float" office:value="-0.52" calcext:value-type="float">
            <text:p>-0.5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3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14" calcext:value-type="float">
            <text:p>-0.14</text:p>
          </table:table-cell>
          <table:table-cell table:style-name="ce32" office:value-type="float" office:value="-1.43" calcext:value-type="float">
            <text:p>-1.43</text:p>
          </table:table-cell>
          <table:table-cell/>
          <table:table-cell table:formula="of:=[.T48]-[.T19]" office:value-type="float" office:value="0" calcext:value-type="float">
            <text:p>0</text:p>
          </table:table-cell>
          <table:table-cell table:formula="of:=[.U48]-[.U19]" office:value-type="float" office:value="0" calcext:value-type="float">
            <text:p>0</text:p>
          </table:table-cell>
          <table:table-cell table:formula="of:=[.V48]-[.V19]" office:value-type="float" office:value="-0.15" calcext:value-type="float">
            <text:p>-0.15</text:p>
          </table:table-cell>
          <table:table-cell table:formula="of:=[.W48]-[.W19]" office:value-type="float" office:value="-0.56" calcext:value-type="float">
            <text:p>-0.5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[.T49]-[.T20]" office:value-type="float" office:value="0" calcext:value-type="float">
            <text:p>0</text:p>
          </table:table-cell>
          <table:table-cell table:formula="of:=[.U49]-[.U20]" office:value-type="float" office:value="0" calcext:value-type="float">
            <text:p>0</text:p>
          </table:table-cell>
          <table:table-cell table:formula="of:=[.V49]-[.V20]" office:value-type="float" office:value="-0.17" calcext:value-type="float">
            <text:p>-0.17</text:p>
          </table:table-cell>
          <table:table-cell table:formula="of:=[.W49]-[.W20]" office:value-type="float" office:value="-0.64" calcext:value-type="float">
            <text:p>-0.6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4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5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2" calcext:value-type="float">
            <text:p>-0.2</text:p>
          </table:table-cell>
          <table:table-cell table:style-name="ce32" office:value-type="float" office:value="-2.06" calcext:value-type="float">
            <text:p>-2.06</text:p>
          </table:table-cell>
          <table:table-cell/>
          <table:table-cell table:formula="of:=[.T50]-[.T21]" office:value-type="float" office:value="0" calcext:value-type="float">
            <text:p>0</text:p>
          </table:table-cell>
          <table:table-cell table:formula="of:=[.U50]-[.U21]" office:value-type="float" office:value="0" calcext:value-type="float">
            <text:p>0</text:p>
          </table:table-cell>
          <table:table-cell table:formula="of:=[.V50]-[.V21]" office:value-type="float" office:value="-0.2" calcext:value-type="float">
            <text:p>-0.2</text:p>
          </table:table-cell>
          <table:table-cell table:formula="of:=[.W50]-[.W21]" office:value-type="float" office:value="-0.72" calcext:value-type="float">
            <text:p>-0.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24" calcext:value-type="float">
            <text:p>-0.24</text:p>
          </table:table-cell>
          <table:table-cell table:style-name="ce32" office:value-type="float" office:value="-2.78" calcext:value-type="float">
            <text:p>-2.78</text:p>
          </table:table-cell>
          <table:table-cell/>
          <table:table-cell table:formula="of:=[.T51]-[.T22]" office:value-type="float" office:value="0" calcext:value-type="float">
            <text:p>0</text:p>
          </table:table-cell>
          <table:table-cell table:formula="of:=[.U51]-[.U22]" office:value-type="float" office:value="0" calcext:value-type="float">
            <text:p>0</text:p>
          </table:table-cell>
          <table:table-cell table:formula="of:=[.V51]-[.V22]" office:value-type="float" office:value="-0.24" calcext:value-type="float">
            <text:p>-0.24</text:p>
          </table:table-cell>
          <table:table-cell table:formula="of:=[.W51]-[.W22]" office:value-type="float" office:value="-0.9" calcext:value-type="float">
            <text:p>-0.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5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1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29" calcext:value-type="float">
            <text:p>-0.29</text:p>
          </table:table-cell>
          <table:table-cell table:style-name="ce32" office:value-type="float" office:value="-3.34" calcext:value-type="float">
            <text:p>-3.34</text:p>
          </table:table-cell>
          <table:table-cell/>
          <table:table-cell table:formula="of:=[.T52]-[.T23]" office:value-type="float" office:value="0" calcext:value-type="float">
            <text:p>0</text:p>
          </table:table-cell>
          <table:table-cell table:formula="of:=[.U52]-[.U23]" office:value-type="float" office:value="0" calcext:value-type="float">
            <text:p>0</text:p>
          </table:table-cell>
          <table:table-cell table:formula="of:=[.V52]-[.V23]" office:value-type="float" office:value="-0.29" calcext:value-type="float">
            <text:p>-0.29</text:p>
          </table:table-cell>
          <table:table-cell table:formula="of:=[.W52]-[.W23]" office:value-type="float" office:value="-1.04" calcext:value-type="float">
            <text:p>-1.0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2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35" calcext:value-type="float">
            <text:p>-0.35</text:p>
          </table:table-cell>
          <table:table-cell table:style-name="ce32" office:value-type="float" office:value="-4.24" calcext:value-type="float">
            <text:p>-4.24</text:p>
          </table:table-cell>
          <table:table-cell/>
          <table:table-cell table:formula="of:=[.T53]-[.T24]" office:value-type="float" office:value="0" calcext:value-type="float">
            <text:p>0</text:p>
          </table:table-cell>
          <table:table-cell table:formula="of:=[.U53]-[.U24]" office:value-type="float" office:value="0" calcext:value-type="float">
            <text:p>0</text:p>
          </table:table-cell>
          <table:table-cell table:formula="of:=[.V53]-[.V24]" office:value-type="float" office:value="-0.35" calcext:value-type="float">
            <text:p>-0.35</text:p>
          </table:table-cell>
          <table:table-cell table:formula="of:=[.W53]-[.W24]" office:value-type="float" office:value="-1.54" calcext:value-type="float">
            <text:p>-1.5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1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1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3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4" calcext:value-type="float">
            <text:p>-0.4</text:p>
          </table:table-cell>
          <table:table-cell table:style-name="ce32" office:value-type="float" office:value="-5.12" calcext:value-type="float">
            <text:p>-5.12</text:p>
          </table:table-cell>
          <table:table-cell/>
          <table:table-cell table:formula="of:=[.T54]-[.T25]" office:value-type="float" office:value="0" calcext:value-type="float">
            <text:p>0</text:p>
          </table:table-cell>
          <table:table-cell table:formula="of:=[.U54]-[.U25]" office:value-type="float" office:value="0" calcext:value-type="float">
            <text:p>0</text:p>
          </table:table-cell>
          <table:table-cell table:formula="of:=[.V54]-[.V25]" office:value-type="float" office:value="-0.4" calcext:value-type="float">
            <text:p>-0.4</text:p>
          </table:table-cell>
          <table:table-cell table:formula="of:=[.W54]-[.W25]" office:value-type="float" office:value="-1.72" calcext:value-type="float">
            <text:p>-1.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2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2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4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58" calcext:value-type="float">
            <text:p>-0.58</text:p>
          </table:table-cell>
          <table:table-cell table:style-name="ce32" office:value-type="float" office:value="-7.02" calcext:value-type="float">
            <text:p>-7.02</text:p>
          </table:table-cell>
          <table:table-cell/>
          <table:table-cell table:formula="of:=[.T55]-[.T26]" office:value-type="float" office:value="0" calcext:value-type="float">
            <text:p>0</text:p>
          </table:table-cell>
          <table:table-cell table:formula="of:=[.U55]-[.U26]" office:value-type="float" office:value="0" calcext:value-type="float">
            <text:p>0</text:p>
          </table:table-cell>
          <table:table-cell table:formula="of:=[.V55]-[.V26]" office:value-type="float" office:value="-0.58" calcext:value-type="float">
            <text:p>-0.58</text:p>
          </table:table-cell>
          <table:table-cell table:formula="of:=[.W55]-[.W26]" office:value-type="float" office:value="-2.22" calcext:value-type="float">
            <text:p>-2.2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3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3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78" calcext:value-type="float">
            <text:p>-0.78</text:p>
          </table:table-cell>
          <table:table-cell table:style-name="ce32" office:value-type="float" office:value="-9.72" calcext:value-type="float">
            <text:p>-9.72</text:p>
          </table:table-cell>
          <table:table-cell/>
          <table:table-cell table:formula="of:=[.T56]-[.T27]" office:value-type="float" office:value="0" calcext:value-type="float">
            <text:p>0</text:p>
          </table:table-cell>
          <table:table-cell table:formula="of:=[.U56]-[.U27]" office:value-type="float" office:value="0" calcext:value-type="float">
            <text:p>0</text:p>
          </table:table-cell>
          <table:table-cell table:formula="of:=[.V56]-[.V27]" office:value-type="float" office:value="-0.78" calcext:value-type="float">
            <text:p>-0.78</text:p>
          </table:table-cell>
          <table:table-cell table:formula="of:=[.W56]-[.W27]" office:value-type="float" office:value="-3.02" calcext:value-type="float">
            <text:p>-3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4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4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6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98" calcext:value-type="float">
            <text:p>-0.98</text:p>
          </table:table-cell>
          <table:table-cell table:style-name="ce32" office:value-type="float" office:value="-12.52" calcext:value-type="float">
            <text:p>-12.52</text:p>
          </table:table-cell>
          <table:table-cell/>
          <table:table-cell table:formula="of:=[.T57]-[.T28]" office:value-type="float" office:value="0" calcext:value-type="float">
            <text:p>0</text:p>
          </table:table-cell>
          <table:table-cell table:formula="of:=[.U57]-[.U28]" office:value-type="float" office:value="0" calcext:value-type="float">
            <text:p>0</text:p>
          </table:table-cell>
          <table:table-cell table:formula="of:=[.V57]-[.V28]" office:value-type="float" office:value="-0.98" calcext:value-type="float">
            <text:p>-0.98</text:p>
          </table:table-cell>
          <table:table-cell table:formula="of:=[.W57]-[.W28]" office:value-type="float" office:value="-3.82" calcext:value-type="float">
            <text:p>-3.8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5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7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1.08" calcext:value-type="float">
            <text:p>-1.08</text:p>
          </table:table-cell>
          <table:table-cell table:style-name="ce32" office:value-type="float" office:value="-15.32" calcext:value-type="float">
            <text:p>-15.32</text:p>
          </table:table-cell>
          <table:table-cell/>
          <table:table-cell table:formula="of:=[.T58]-[.T29]" office:value-type="float" office:value="0" calcext:value-type="float">
            <text:p>0</text:p>
          </table:table-cell>
          <table:table-cell table:formula="of:=[.U58]-[.U29]" office:value-type="float" office:value="0" calcext:value-type="float">
            <text:p>0</text:p>
          </table:table-cell>
          <table:table-cell table:formula="of:=[.V58]-[.V29]" office:value-type="float" office:value="-1.08" calcext:value-type="float">
            <text:p>-1.08</text:p>
          </table:table-cell>
          <table:table-cell table:formula="of:=[.W58]-[.W29]" office:value-type="float" office:value="-4.52" calcext:value-type="float">
            <text:p>-4.5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6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6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8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1.38" calcext:value-type="float">
            <text:p>-1.38</text:p>
          </table:table-cell>
          <table:table-cell table:style-name="ce32" office:value-type="float" office:value="-18.92" calcext:value-type="float">
            <text:p>-18.92</text:p>
          </table:table-cell>
          <table:table-cell/>
          <table:table-cell table:formula="of:=[.T59]-[.T30]" office:value-type="float" office:value="0" calcext:value-type="float">
            <text:p>0</text:p>
          </table:table-cell>
          <table:table-cell table:formula="of:=[.U59]-[.U30]" office:value-type="float" office:value="0" calcext:value-type="float">
            <text:p>0</text:p>
          </table:table-cell>
          <table:table-cell table:formula="of:=[.V59]-[.V30]" office:value-type="float" office:value="-1.38" calcext:value-type="float">
            <text:p>-1.38</text:p>
          </table:table-cell>
          <table:table-cell table:formula="of:=[.W59]-[.W30]" office:value-type="float" office:value="-5.72" calcext:value-type="float">
            <text:p>-5.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7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7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1.68" calcext:value-type="float">
            <text:p>-1.68</text:p>
          </table:table-cell>
          <table:table-cell table:style-name="ce32" office:value-type="float" office:value="-22.62" calcext:value-type="float">
            <text:p>-22.62</text:p>
          </table:table-cell>
          <table:table-cell/>
          <table:table-cell table:formula="of:=[.T60]-[.T31]" office:value-type="float" office:value="0" calcext:value-type="float">
            <text:p>0</text:p>
          </table:table-cell>
          <table:table-cell table:formula="of:=[.U60]-[.U31]" office:value-type="float" office:value="0" calcext:value-type="float">
            <text:p>0</text:p>
          </table:table-cell>
          <table:table-cell table:formula="of:=[.V60]-[.V31]" office:value-type="float" office:value="-1.68" calcext:value-type="float">
            <text:p>-1.68</text:p>
          </table:table-cell>
          <table:table-cell table:formula="of:=[.W60]-[.W31]" office:value-type="float" office:value="-7.12" calcext:value-type="float">
            <text:p>-7.1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8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8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5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2" calcext:value-type="float">
            <text:p>-2</text:p>
          </table:table-cell>
          <table:table-cell table:style-name="ce32" office:value-type="float" office:value="-27.12" calcext:value-type="float">
            <text:p>-27.12</text:p>
          </table:table-cell>
          <table:table-cell/>
          <table:table-cell table:formula="of:=[.T61]-[.T32]" office:value-type="float" office:value="0" calcext:value-type="float">
            <text:p>0</text:p>
          </table:table-cell>
          <table:table-cell table:formula="of:=[.U61]-[.U32]" office:value-type="float" office:value="0" calcext:value-type="float">
            <text:p>0</text:p>
          </table:table-cell>
          <table:table-cell table:formula="of:=[.V61]-[.V32]" office:value-type="float" office:value="-2" calcext:value-type="float">
            <text:p>-2</text:p>
          </table:table-cell>
          <table:table-cell table:formula="of:=[.W61]-[.W32]" office:value-type="float" office:value="-8.12" calcext:value-type="float">
            <text:p>-8.1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9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9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005_Thick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62]-[.T2]" office:value-type="float" office:value="0.01" calcext:value-type="float">
            <text:p>0.01</text:p>
          </table:table-cell>
          <table:table-cell table:formula="of:=[.U62]-[.U2]" office:value-type="float" office:value="-0.03" calcext:value-type="float">
            <text:p>-0.03</text:p>
          </table:table-cell>
          <table:table-cell table:formula="of:=[.V62]-[.V2]" office:value-type="float" office:value="0" calcext:value-type="float">
            <text:p>0</text:p>
          </table:table-cell>
          <table:table-cell table:formula="of:=[.W62]-[.W2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95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95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006_Chonky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63]-[.T3]" office:value-type="float" office:value="0.08" calcext:value-type="float">
            <text:p>0.08</text:p>
          </table:table-cell>
          <table:table-cell table:formula="of:=[.U63]-[.U3]" office:value-type="float" office:value="-0.01" calcext:value-type="float">
            <text:p>-0.01</text:p>
          </table:table-cell>
          <table:table-cell table:formula="of:=[.V63]-[.V3]" office:value-type="float" office:value="0" calcext:value-type="float">
            <text:p>0</text:p>
          </table:table-cell>
          <table:table-cell table:formula="of:=[.W63]-[.W3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10_Chubby</text:p>
          </table:table-cell>
          <table:table-cell office:value-type="float" office:value="0.16" calcext:value-type="float">
            <text:p>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T64]-[.T4]" office:value-type="float" office:value="0.08" calcext:value-type="float">
            <text:p>0.08</text:p>
          </table:table-cell>
          <table:table-cell table:formula="of:=[.U64]-[.U4]" office:value-type="float" office:value="-0.02" calcext:value-type="float">
            <text:p>-0.02</text:p>
          </table:table-cell>
          <table:table-cell table:formula="of:=[.V64]-[.V4]" office:value-type="float" office:value="0" calcext:value-type="float">
            <text:p>0</text:p>
          </table:table-cell>
          <table:table-cell table:formula="of:=[.W64]-[.W4]" office:value-type="float" office:value="-0.0600000000000001" calcext:value-type="float">
            <text:p>-0.060000000000000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20_Corpulent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65]-[.T5]" office:value-type="float" office:value="0.18" calcext:value-type="float">
            <text:p>0.18</text:p>
          </table:table-cell>
          <table:table-cell table:formula="of:=[.U65]-[.U5]" office:value-type="float" office:value="-0.04" calcext:value-type="float">
            <text:p>-0.04</text:p>
          </table:table-cell>
          <table:table-cell table:formula="of:=[.V65]-[.V5]" office:value-type="float" office:value="0" calcext:value-type="float">
            <text:p>0</text:p>
          </table:table-cell>
          <table:table-cell table:formula="of:=[.W65]-[.W5]" office:value-type="float" office:value="-0.08" calcext:value-type="float">
            <text:p>-0.0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30_Fat</text:p>
          </table:table-cell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`</text:p>
          </table:table-cell>
          <table:table-cell table:formula="of:=[.T66]-[.T6]" office:value-type="float" office:value="0.04" calcext:value-type="float">
            <text:p>0.04</text:p>
          </table:table-cell>
          <table:table-cell table:formula="of:=[.U66]-[.U6]" office:value-type="float" office:value="0.04" calcext:value-type="float">
            <text:p>0.04</text:p>
          </table:table-cell>
          <table:table-cell table:formula="of:=[.V66]-[.V6]" office:value-type="float" office:value="0.01" calcext:value-type="float">
            <text:p>0.01</text:p>
          </table:table-cell>
          <table:table-cell table:formula="of:=[.W66]-[.W6]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40_Obese</text:p>
          </table:table-cell>
          <table:table-cell office:value-type="float" office:value="0.49" calcext:value-type="float">
            <text:p>0.49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T67]-[.T7]" office:value-type="float" office:value="0.06" calcext:value-type="float">
            <text:p>0.06</text:p>
          </table:table-cell>
          <table:table-cell table:formula="of:=[.U67]-[.U7]" office:value-type="float" office:value="0.08" calcext:value-type="float">
            <text:p>0.08</text:p>
          </table:table-cell>
          <table:table-cell table:formula="of:=[.V67]-[.V7]" office:value-type="float" office:value="0.03" calcext:value-type="float">
            <text:p>0.03</text:p>
          </table:table-cell>
          <table:table-cell table:formula="of:=[.W67]-[.W7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50_MorbidlyObese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68]-[.T8]" office:value-type="float" office:value="0.07" calcext:value-type="float">
            <text:p>0.07</text:p>
          </table:table-cell>
          <table:table-cell table:formula="of:=[.U68]-[.U8]" office:value-type="float" office:value="0.08" calcext:value-type="float">
            <text:p>0.08</text:p>
          </table:table-cell>
          <table:table-cell table:formula="of:=[.V68]-[.V8]" office:value-type="float" office:value="0" calcext:value-type="float">
            <text:p>0</text:p>
          </table:table-cell>
          <table:table-cell table:formula="of:=[.W68]-[.W8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60_Lardy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T69]-[.T9]" office:value-type="float" office:value="0.13" calcext:value-type="float">
            <text:p>0.13</text:p>
          </table:table-cell>
          <table:table-cell table:formula="of:=[.U69]-[.U9]" office:value-type="float" office:value="0.06" calcext:value-type="float">
            <text:p>0.06</text:p>
          </table:table-cell>
          <table:table-cell table:formula="of:=[.V69]-[.V9]" office:value-type="float" office:value="0" calcext:value-type="float">
            <text:p>0</text:p>
          </table:table-cell>
          <table:table-cell table:formula="of:=[.W69]-[.W9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70_Enormous</text:p>
          </table:table-cell>
          <table:table-cell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T70]-[.T10]" office:value-type="float" office:value="-0.05" calcext:value-type="float">
            <text:p>-0.05</text:p>
          </table:table-cell>
          <table:table-cell table:formula="of:=[.U70]-[.U10]" office:value-type="float" office:value="0.22" calcext:value-type="float">
            <text:p>0.22</text:p>
          </table:table-cell>
          <table:table-cell table:formula="of:=[.V70]-[.V10]" office:value-type="float" office:value="0.01" calcext:value-type="float">
            <text:p>0.01</text:p>
          </table:table-cell>
          <table:table-cell table:formula="of:=[.W70]-[.W10]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80_Gigantic</text:p>
          </table:table-cell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[.T71]-[.T11]" office:value-type="float" office:value="-0.13" calcext:value-type="float">
            <text:p>-0.13</text:p>
          </table:table-cell>
          <table:table-cell table:formula="of:=[.U71]-[.U11]" office:value-type="float" office:value="0.24" calcext:value-type="float">
            <text:p>0.24</text:p>
          </table:table-cell>
          <table:table-cell table:formula="of:=[.V71]-[.V11]" office:value-type="float" office:value="0" calcext:value-type="float">
            <text:p>0</text:p>
          </table:table-cell>
          <table:table-cell table:formula="of:=[.W71]-[.W11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90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/>
          <table:table-cell table:formula="of:=[.T72]-[.T12]" office:value-type="float" office:value="-1.1" calcext:value-type="float">
            <text:p>-1.1</text:p>
          </table:table-cell>
          <table:table-cell table:formula="of:=[.U72]-[.U12]" office:value-type="float" office:value="-0.1" calcext:value-type="float">
            <text:p>-0.1</text:p>
          </table:table-cell>
          <table:table-cell table:formula="of:=[.V72]-[.V12]" office:value-type="float" office:value="0" calcext:value-type="float">
            <text:p>0</text:p>
          </table:table-cell>
          <table:table-cell table:formula="of:=[.W72]-[.W12]" office:value-type="float" office:value="-0.22" calcext:value-type="float">
            <text:p>-0.2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1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1" calcext:value-type="float">
            <text:p>-0.61</text:p>
          </table:table-cell>
          <table:table-cell/>
          <table:table-cell table:formula="of:=[.T73]-[.T13]" office:value-type="float" office:value="0" calcext:value-type="float">
            <text:p>0</text:p>
          </table:table-cell>
          <table:table-cell table:formula="of:=[.U73]-[.U13]" office:value-type="float" office:value="0" calcext:value-type="float">
            <text:p>0</text:p>
          </table:table-cell>
          <table:table-cell table:formula="of:=[.V73]-[.V13]" office:value-type="float" office:value="0.02" calcext:value-type="float">
            <text:p>0.02</text:p>
          </table:table-cell>
          <table:table-cell table:formula="of:=[.W73]-[.W13]" office:value-type="float" office:value="-0.3" calcext:value-type="float">
            <text:p>-0.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F_1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1" calcext:value-type="float">
            <text:p>-0.71</text:p>
          </table:table-cell>
          <table:table-cell/>
          <table:table-cell table:formula="of:=[.T74]-[.T14]" office:value-type="float" office:value="0" calcext:value-type="float">
            <text:p>0</text:p>
          </table:table-cell>
          <table:table-cell table:formula="of:=[.U74]-[.U14]" office:value-type="float" office:value="0" calcext:value-type="float">
            <text:p>0</text:p>
          </table:table-cell>
          <table:table-cell table:formula="of:=[.V74]-[.V14]" office:value-type="float" office:value="0" calcext:value-type="float">
            <text:p>0</text:p>
          </table:table-cell>
          <table:table-cell table:formula="of:=[.W74]-[.W14]" office:value-type="float" office:value="-0.33" calcext:value-type="float">
            <text:p>-0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5_Thick_090</text:p>
          </table:table-cell>
          <table:table-cell table:formula="of:=[.T2]+[.$O$2]" office:value-type="float" office:value="-0.0866666666666667" calcext:value-type="float">
            <text:p>-0.0866666666666667</text:p>
          </table:table-cell>
          <table:table-cell table:formula="of:=[.U2]+[.$O$3]" office:value-type="float" office:value="0.00583333333333333" calcext:value-type="float">
            <text:p>0.00583333333333333</text:p>
          </table:table-cell>
          <table:table-cell table:formula="of:=[.V2]+[.$O$4]" office:value-type="float" office:value="-0.0166666666666667" calcext:value-type="float">
            <text:p>-0.0166666666666667</text:p>
          </table:table-cell>
          <table:table-cell table:formula="of:=[.W2]+[.$O$5]" office:value-type="float" office:value="0.0733333333333333" calcext:value-type="float">
            <text:p>0.0733333333333333</text:p>
          </table:table-cell>
          <table:table-cell table:number-columns-repeated="12"/>
          <table:table-cell office:value-type="string" calcext:value-type="string">
            <text:p>F_20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  <table:table-cell/>
          <table:table-cell table:formula="of:=[.T75]-[.T15]" office:value-type="float" office:value="0" calcext:value-type="float">
            <text:p>0</text:p>
          </table:table-cell>
          <table:table-cell table:formula="of:=[.U75]-[.U15]" office:value-type="float" office:value="0" calcext:value-type="float">
            <text:p>0</text:p>
          </table:table-cell>
          <table:table-cell table:formula="of:=[.V75]-[.V15]" office:value-type="float" office:value="0.02" calcext:value-type="float">
            <text:p>0.02</text:p>
          </table:table-cell>
          <table:table-cell table:formula="of:=[.W75]-[.W15]" office:value-type="float" office:value="-0.41" calcext:value-type="float">
            <text:p>-0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6_Chonky_090</text:p>
          </table:table-cell>
          <table:table-cell table:formula="of:=[.T3]+[.$O$2]" office:value-type="float" office:value="-0.0766666666666667" calcext:value-type="float">
            <text:p>-0.0766666666666667</text:p>
          </table:table-cell>
          <table:table-cell table:formula="of:=[.U3]+[.$O$3]" office:value-type="float" office:value="-0.0141666666666667" calcext:value-type="float">
            <text:p>-0.0141666666666667</text:p>
          </table:table-cell>
          <table:table-cell table:formula="of:=[.V3]+[.$O$4]" office:value-type="float" office:value="-0.0166666666666667" calcext:value-type="float">
            <text:p>-0.0166666666666667</text:p>
          </table:table-cell>
          <table:table-cell table:formula="of:=[.W3]+[.$O$5]" office:value-type="float" office:value="0.0733333333333333" calcext:value-type="float">
            <text:p>0.0733333333333333</text:p>
          </table:table-cell>
          <table:table-cell table:number-columns-repeated="12"/>
          <table:table-cell office:value-type="string" calcext:value-type="string">
            <text:p>F_25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/>
          <table:table-cell table:formula="of:=[.T76]-[.T16]" office:value-type="float" office:value="0" calcext:value-type="float">
            <text:p>0</text:p>
          </table:table-cell>
          <table:table-cell table:formula="of:=[.U76]-[.U16]" office:value-type="float" office:value="0" calcext:value-type="float">
            <text:p>0</text:p>
          </table:table-cell>
          <table:table-cell table:formula="of:=[.V76]-[.V16]" office:value-type="float" office:value="0.01" calcext:value-type="float">
            <text:p>0.01</text:p>
          </table:table-cell>
          <table:table-cell table:formula="of:=[.W76]-[.W16]" office:value-type="float" office:value="-0.43" calcext:value-type="float">
            <text:p>-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_Chubby_090</text:p>
          </table:table-cell>
          <table:table-cell table:formula="of:=[.T4]+[.$O$2]" office:value-type="float" office:value="0.00333333333333333" calcext:value-type="float">
            <text:p>0.00333333333333333</text:p>
          </table:table-cell>
          <table:table-cell table:formula="of:=[.U4]+[.$O$3]" office:value-type="float" office:value="-0.00416666666666667" calcext:value-type="float">
            <text:p>-0.00416666666666667</text:p>
          </table:table-cell>
          <table:table-cell table:formula="of:=[.V4]+[.$O$4]" office:value-type="float" office:value="-0.0166666666666667" calcext:value-type="float">
            <text:p>-0.0166666666666667</text:p>
          </table:table-cell>
          <table:table-cell table:formula="of:=[.W4]+[.$O$5]" office:value-type="float" office:value="0.0933333333333334" calcext:value-type="float">
            <text:p>0.0933333333333334</text:p>
          </table:table-cell>
          <table:table-cell table:number-columns-repeated="12"/>
          <table:table-cell office:value-type="string" calcext:value-type="string">
            <text:p>F_30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/>
          <table:table-cell table:formula="of:=[.T77]-[.T17]" office:value-type="float" office:value="0" calcext:value-type="float">
            <text:p>0</text:p>
          </table:table-cell>
          <table:table-cell table:formula="of:=[.U77]-[.U17]" office:value-type="float" office:value="0" calcext:value-type="float">
            <text:p>0</text:p>
          </table:table-cell>
          <table:table-cell table:formula="of:=[.V77]-[.V17]" office:value-type="float" office:value="0.01" calcext:value-type="float">
            <text:p>0.01</text:p>
          </table:table-cell>
          <table:table-cell table:formula="of:=[.W77]-[.W17]"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_Corpulent_090</text:p>
          </table:table-cell>
          <table:table-cell table:formula="of:=[.T5]+[.$O$2]" office:value-type="float" office:value="0.0733333333333333" calcext:value-type="float">
            <text:p>0.0733333333333333</text:p>
          </table:table-cell>
          <table:table-cell table:formula="of:=[.U5]+[.$O$3]" office:value-type="float" office:value="0.0358333333333333" calcext:value-type="float">
            <text:p>0.0358333333333333</text:p>
          </table:table-cell>
          <table:table-cell table:formula="of:=[.V5]+[.$O$4]" office:value-type="float" office:value="-0.0266666666666667" calcext:value-type="float">
            <text:p>-0.0266666666666667</text:p>
          </table:table-cell>
          <table:table-cell table:formula="of:=[.W5]+[.$O$5]" office:value-type="float" office:value="0.123333333333333" calcext:value-type="float">
            <text:p>0.123333333333333</text:p>
          </table:table-cell>
          <table:table-cell table:number-columns-repeated="12"/>
          <table:table-cell office:value-type="string" calcext:value-type="string">
            <text:p>F_35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/>
          <table:table-cell table:formula="of:=[.T78]-[.T18]" office:value-type="float" office:value="0" calcext:value-type="float">
            <text:p>0</text:p>
          </table:table-cell>
          <table:table-cell table:formula="of:=[.U78]-[.U18]" office:value-type="float" office:value="0" calcext:value-type="float">
            <text:p>0</text:p>
          </table:table-cell>
          <table:table-cell table:formula="of:=[.V78]-[.V18]" office:value-type="float" office:value="0" calcext:value-type="float">
            <text:p>0</text:p>
          </table:table-cell>
          <table:table-cell table:formula="of:=[.W78]-[.W18]" office:value-type="float" office:value="-0.55" calcext:value-type="float">
            <text:p>-0.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_Fat_090</text:p>
          </table:table-cell>
          <table:table-cell table:formula="of:=[.T6]+[.$O$2]" office:value-type="float" office:value="0.253333333333333" calcext:value-type="float">
            <text:p>0.253333333333333</text:p>
          </table:table-cell>
          <table:table-cell table:formula="of:=[.U6]+[.$O$3]" office:value-type="float" office:value="0.0358333333333333" calcext:value-type="float">
            <text:p>0.0358333333333333</text:p>
          </table:table-cell>
          <table:table-cell table:formula="of:=[.V6]+[.$O$4]" office:value-type="float" office:value="-0.0266666666666667" calcext:value-type="float">
            <text:p>-0.0266666666666667</text:p>
          </table:table-cell>
          <table:table-cell table:formula="of:=[.W6]+[.$O$5]" office:value-type="float" office:value="0.143333333333333" calcext:value-type="float">
            <text:p>0.143333333333333</text:p>
          </table:table-cell>
          <table:table-cell table:number-columns-repeated="12"/>
          <table:table-cell office:value-type="string" calcext:value-type="string">
            <text:p>F_40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9" calcext:value-type="float">
            <text:p>-1.49</text:p>
          </table:table-cell>
          <table:table-cell/>
          <table:table-cell table:formula="of:=[.T79]-[.T19]" office:value-type="float" office:value="0" calcext:value-type="float">
            <text:p>0</text:p>
          </table:table-cell>
          <table:table-cell table:formula="of:=[.U79]-[.U19]" office:value-type="float" office:value="0" calcext:value-type="float">
            <text:p>0</text:p>
          </table:table-cell>
          <table:table-cell table:formula="of:=[.V79]-[.V19]" office:value-type="float" office:value="-0.01" calcext:value-type="float">
            <text:p>-0.01</text:p>
          </table:table-cell>
          <table:table-cell table:formula="of:=[.W79]-[.W19]" office:value-type="float" office:value="-0.62" calcext:value-type="float">
            <text:p>-0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_Obese_090</text:p>
          </table:table-cell>
          <table:table-cell table:formula="of:=[.T7]+[.$O$2]" office:value-type="float" office:value="0.353333333333333" calcext:value-type="float">
            <text:p>0.353333333333333</text:p>
          </table:table-cell>
          <table:table-cell table:formula="of:=[.U7]+[.$O$3]" office:value-type="float" office:value="0.0658333333333333" calcext:value-type="float">
            <text:p>0.0658333333333333</text:p>
          </table:table-cell>
          <table:table-cell table:formula="of:=[.V7]+[.$O$4]" office:value-type="float" office:value="-0.0166666666666667" calcext:value-type="float">
            <text:p>-0.0166666666666667</text:p>
          </table:table-cell>
          <table:table-cell table:formula="of:=[.W7]+[.$O$5]" office:value-type="float" office:value="0.113333333333333" calcext:value-type="float">
            <text:p>0.113333333333333</text:p>
          </table:table-cell>
          <table:table-cell table:number-columns-repeated="12"/>
          <table:table-cell office:value-type="string" calcext:value-type="string">
            <text:p>F_4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1.76" calcext:value-type="float">
            <text:p>-1.76</text:p>
          </table:table-cell>
          <table:table-cell/>
          <table:table-cell table:formula="of:=[.T80]-[.T20]" office:value-type="float" office:value="0" calcext:value-type="float">
            <text:p>0</text:p>
          </table:table-cell>
          <table:table-cell table:formula="of:=[.U80]-[.U20]" office:value-type="float" office:value="0" calcext:value-type="float">
            <text:p>0</text:p>
          </table:table-cell>
          <table:table-cell table:formula="of:=[.V80]-[.V20]" office:value-type="float" office:value="0.02" calcext:value-type="float">
            <text:p>0.02</text:p>
          </table:table-cell>
          <table:table-cell table:formula="of:=[.W80]-[.W20]" office:value-type="float" office:value="-0.7" calcext:value-type="float">
            <text:p>-0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_MorbidlyObese_090</text:p>
          </table:table-cell>
          <table:table-cell table:formula="of:=[.T8]+[.$O$2]" office:value-type="float" office:value="0.473333333333333" calcext:value-type="float">
            <text:p>0.473333333333333</text:p>
          </table:table-cell>
          <table:table-cell table:formula="of:=[.U8]+[.$O$3]" office:value-type="float" office:value="0.0458333333333333" calcext:value-type="float">
            <text:p>0.0458333333333333</text:p>
          </table:table-cell>
          <table:table-cell table:formula="of:=[.V8]+[.$O$4]" office:value-type="float" office:value="-0.0266666666666667" calcext:value-type="float">
            <text:p>-0.0266666666666667</text:p>
          </table:table-cell>
          <table:table-cell table:formula="of:=[.W8]+[.$O$5]" office:value-type="float" office:value="0.0633333333333333" calcext:value-type="float">
            <text:p>0.0633333333333333</text:p>
          </table:table-cell>
          <table:table-cell table:number-columns-repeated="12"/>
          <table:table-cell office:value-type="string" calcext:value-type="string">
            <text:p>F_5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2.12" calcext:value-type="float">
            <text:p>-2.12</text:p>
          </table:table-cell>
          <table:table-cell/>
          <table:table-cell table:formula="of:=[.T81]-[.T21]" office:value-type="float" office:value="0" calcext:value-type="float">
            <text:p>0</text:p>
          </table:table-cell>
          <table:table-cell table:formula="of:=[.U81]-[.U21]" office:value-type="float" office:value="0" calcext:value-type="float">
            <text:p>0</text:p>
          </table:table-cell>
          <table:table-cell table:formula="of:=[.V81]-[.V21]" office:value-type="float" office:value="0.02" calcext:value-type="float">
            <text:p>0.02</text:p>
          </table:table-cell>
          <table:table-cell table:formula="of:=[.W81]-[.W21]" office:value-type="float" office:value="-0.78" calcext:value-type="float">
            <text:p>-0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_Lardy_090</text:p>
          </table:table-cell>
          <table:table-cell table:formula="of:=[.T9]+[.$O$2]" office:value-type="float" office:value="0.403333333333333" calcext:value-type="float">
            <text:p>0.403333333333333</text:p>
          </table:table-cell>
          <table:table-cell table:formula="of:=[.U9]+[.$O$3]" office:value-type="float" office:value="0.0658333333333333" calcext:value-type="float">
            <text:p>0.0658333333333333</text:p>
          </table:table-cell>
          <table:table-cell table:formula="of:=[.V9]+[.$O$4]" office:value-type="float" office:value="-0.0266666666666667" calcext:value-type="float">
            <text:p>-0.0266666666666667</text:p>
          </table:table-cell>
          <table:table-cell table:formula="of:=[.W9]+[.$O$5]" office:value-type="float" office:value="0.223333333333333" calcext:value-type="float">
            <text:p>0.223333333333333</text:p>
          </table:table-cell>
          <table:table-cell table:number-columns-repeated="12"/>
          <table:table-cell office:value-type="string" calcext:value-type="string">
            <text:p>F_9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2.72" calcext:value-type="float">
            <text:p>-2.72</text:p>
          </table:table-cell>
          <table:table-cell/>
          <table:table-cell table:formula="of:=[.T82]-[.T22]" office:value-type="float" office:value="0" calcext:value-type="float">
            <text:p>0</text:p>
          </table:table-cell>
          <table:table-cell table:formula="of:=[.U82]-[.U22]" office:value-type="float" office:value="0" calcext:value-type="float">
            <text:p>0</text:p>
          </table:table-cell>
          <table:table-cell table:formula="of:=[.V82]-[.V22]" office:value-type="float" office:value="0.02" calcext:value-type="float">
            <text:p>0.02</text:p>
          </table:table-cell>
          <table:table-cell table:formula="of:=[.W82]-[.W22]" office:value-type="float" office:value="-0.84" calcext:value-type="float">
            <text:p>-0.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_Enormous_090</text:p>
          </table:table-cell>
          <table:table-cell table:formula="of:=[.T10]+[.$O$2]" office:value-type="float" office:value="0.823333333333333" calcext:value-type="float">
            <text:p>0.823333333333333</text:p>
          </table:table-cell>
          <table:table-cell table:formula="of:=[.U10]+[.$O$3]" office:value-type="float" office:value="-0.0941666666666667" calcext:value-type="float">
            <text:p>-0.0941666666666667</text:p>
          </table:table-cell>
          <table:table-cell table:formula="of:=[.V10]+[.$O$4]" office:value-type="float" office:value="-0.0166666666666667" calcext:value-type="float">
            <text:p>-0.0166666666666667</text:p>
          </table:table-cell>
          <table:table-cell table:formula="of:=[.W10]+[.$O$5]" office:value-type="float" office:value="0.123333333333333" calcext:value-type="float">
            <text:p>0.123333333333333</text:p>
          </table:table-cell>
          <table:table-cell table:number-columns-repeated="12"/>
          <table:table-cell office:value-type="string" calcext:value-type="string">
            <text:p>F_91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3.32" calcext:value-type="float">
            <text:p>-3.32</text:p>
          </table:table-cell>
          <table:table-cell/>
          <table:table-cell table:formula="of:=[.T83]-[.T23]" office:value-type="float" office:value="0" calcext:value-type="float">
            <text:p>0</text:p>
          </table:table-cell>
          <table:table-cell table:formula="of:=[.U83]-[.U23]" office:value-type="float" office:value="0" calcext:value-type="float">
            <text:p>0</text:p>
          </table:table-cell>
          <table:table-cell table:formula="of:=[.V83]-[.V23]" office:value-type="float" office:value="0.02" calcext:value-type="float">
            <text:p>0.02</text:p>
          </table:table-cell>
          <table:table-cell table:formula="of:=[.W83]-[.W23]" office:value-type="float" office:value="-1.02" calcext:value-type="float">
            <text:p>-1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_Gigantic_090</text:p>
          </table:table-cell>
          <table:table-cell table:formula="of:=[.T11]+[.$O$2]" office:value-type="float" office:value="0.923333333333333" calcext:value-type="float">
            <text:p>0.923333333333333</text:p>
          </table:table-cell>
          <table:table-cell table:formula="of:=[.U11]+[.$O$3]" office:value-type="float" office:value="-0.0941666666666667" calcext:value-type="float">
            <text:p>-0.0941666666666667</text:p>
          </table:table-cell>
          <table:table-cell table:formula="of:=[.V11]+[.$O$4]" office:value-type="float" office:value="-0.0466666666666667" calcext:value-type="float">
            <text:p>-0.0466666666666667</text:p>
          </table:table-cell>
          <table:table-cell table:formula="of:=[.W11]+[.$O$5]" office:value-type="float" office:value="0.0233333333333333" calcext:value-type="float">
            <text:p>0.0233333333333333</text:p>
          </table:table-cell>
          <table:table-cell table:number-columns-repeated="12"/>
          <table:table-cell office:value-type="string" calcext:value-type="string">
            <text:p>F_92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4.52" calcext:value-type="float">
            <text:p>-4.52</text:p>
          </table:table-cell>
          <table:table-cell/>
          <table:table-cell table:formula="of:=[.T84]-[.T24]" office:value-type="float" office:value="0" calcext:value-type="float">
            <text:p>0</text:p>
          </table:table-cell>
          <table:table-cell table:formula="of:=[.U84]-[.U24]" office:value-type="float" office:value="0" calcext:value-type="float">
            <text:p>0</text:p>
          </table:table-cell>
          <table:table-cell table:formula="of:=[.V84]-[.V24]" office:value-type="float" office:value="0.12" calcext:value-type="float">
            <text:p>0.12</text:p>
          </table:table-cell>
          <table:table-cell table:formula="of:=[.W84]-[.W24]" office:value-type="float" office:value="-1.82" calcext:value-type="float">
            <text:p>-1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_Titanic_090</text:p>
          </table:table-cell>
          <table:table-cell table:formula="of:=[.T12]+[.$O$2]" office:value-type="float" office:value="1.02333333333333" calcext:value-type="float">
            <text:p>1.02333333333333</text:p>
          </table:table-cell>
          <table:table-cell table:formula="of:=[.U12]+[.$O$3]" office:value-type="float" office:value="0.205833333333333" calcext:value-type="float">
            <text:p>0.205833333333333</text:p>
          </table:table-cell>
          <table:table-cell table:formula="of:=[.V12]+[.$O$4]" office:value-type="float" office:value="-0.0266666666666667" calcext:value-type="float">
            <text:p>-0.0266666666666667</text:p>
          </table:table-cell>
          <table:table-cell table:formula="of:=[.W12]+[.$O$5]" office:value-type="float" office:value="0.153333333333333" calcext:value-type="float">
            <text:p>0.153333333333333</text:p>
          </table:table-cell>
          <table:table-cell table:number-columns-repeated="12"/>
          <table:table-cell office:value-type="string" calcext:value-type="string">
            <text:p>F_93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6.42" calcext:value-type="float">
            <text:p>-6.42</text:p>
          </table:table-cell>
          <table:table-cell/>
          <table:table-cell table:formula="of:=[.T85]-[.T25]" office:value-type="float" office:value="0" calcext:value-type="float">
            <text:p>0</text:p>
          </table:table-cell>
          <table:table-cell table:formula="of:=[.U85]-[.U25]" office:value-type="float" office:value="0" calcext:value-type="float">
            <text:p>0</text:p>
          </table:table-cell>
          <table:table-cell table:formula="of:=[.V85]-[.V25]" office:value-type="float" office:value="0.12" calcext:value-type="float">
            <text:p>0.12</text:p>
          </table:table-cell>
          <table:table-cell table:formula="of:=[.W85]-[.W25]" office:value-type="float" office:value="-3.02" calcext:value-type="float">
            <text:p>-3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_Gelatinous_090</text:p>
          </table:table-cell>
          <table:table-cell table:formula="of:=[.T13]+[.$O$2]" office:value-type="float" office:value="-0.0766666666666667" calcext:value-type="float">
            <text:p>-0.0766666666666667</text:p>
          </table:table-cell>
          <table:table-cell table:formula="of:=[.U13]+[.$O$3]" office:value-type="float" office:value="0.105833333333333" calcext:value-type="float">
            <text:p>0.105833333333333</text:p>
          </table:table-cell>
          <table:table-cell table:formula="of:=[.V13]+[.$O$4]" office:value-type="float" office:value="-0.0266666666666667" calcext:value-type="float">
            <text:p>-0.0266666666666667</text:p>
          </table:table-cell>
          <table:table-cell table:formula="of:=[.W13]+[.$O$5]" office:value-type="float" office:value="-0.286666666666667" calcext:value-type="float">
            <text:p>-0.286666666666667</text:p>
          </table:table-cell>
          <table:table-cell table:number-columns-repeated="12"/>
          <table:table-cell office:value-type="string" calcext:value-type="string">
            <text:p>F_94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8.22" calcext:value-type="float">
            <text:p>-8.22</text:p>
          </table:table-cell>
          <table:table-cell/>
          <table:table-cell table:formula="of:=[.T86]-[.T26]" office:value-type="float" office:value="0" calcext:value-type="float">
            <text:p>0</text:p>
          </table:table-cell>
          <table:table-cell table:formula="of:=[.U86]-[.U26]" office:value-type="float" office:value="0" calcext:value-type="float">
            <text:p>0</text:p>
          </table:table-cell>
          <table:table-cell table:formula="of:=[.V86]-[.V26]" office:value-type="float" office:value="0.12" calcext:value-type="float">
            <text:p>0.12</text:p>
          </table:table-cell>
          <table:table-cell table:formula="of:=[.W86]-[.W26]" office:value-type="float" office:value="-3.42" calcext:value-type="float">
            <text:p>-3.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_Gelatinous_090</text:p>
          </table:table-cell>
          <table:table-cell table:formula="of:=[.T14]+[.$O$2]" office:value-type="float" office:value="-0.0766666666666667" calcext:value-type="float">
            <text:p>-0.0766666666666667</text:p>
          </table:table-cell>
          <table:table-cell table:formula="of:=[.U14]+[.$O$3]" office:value-type="float" office:value="0.105833333333333" calcext:value-type="float">
            <text:p>0.105833333333333</text:p>
          </table:table-cell>
          <table:table-cell table:formula="of:=[.V14]+[.$O$4]" office:value-type="float" office:value="-0.00666666666666667" calcext:value-type="float">
            <text:p>-0.00666666666666667</text:p>
          </table:table-cell>
          <table:table-cell table:formula="of:=[.W14]+[.$O$5]" office:value-type="float" office:value="-0.356666666666667" calcext:value-type="float">
            <text:p>-0.356666666666667</text:p>
          </table:table-cell>
          <table:table-cell table:number-columns-repeated="12"/>
          <table:table-cell office:value-type="string" calcext:value-type="string">
            <text:p>F_9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0.02" calcext:value-type="float">
            <text:p>-10.02</text:p>
          </table:table-cell>
          <table:table-cell/>
          <table:table-cell table:formula="of:=[.T87]-[.T27]" office:value-type="float" office:value="0" calcext:value-type="float">
            <text:p>0</text:p>
          </table:table-cell>
          <table:table-cell table:formula="of:=[.U87]-[.U27]" office:value-type="float" office:value="0" calcext:value-type="float">
            <text:p>0</text:p>
          </table:table-cell>
          <table:table-cell table:formula="of:=[.V87]-[.V27]" office:value-type="float" office:value="0.12" calcext:value-type="float">
            <text:p>0.12</text:p>
          </table:table-cell>
          <table:table-cell table:formula="of:=[.W87]-[.W27]" office:value-type="float" office:value="-3.32" calcext:value-type="float">
            <text:p>-3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_Gelatinous_090</text:p>
          </table:table-cell>
          <table:table-cell table:formula="of:=[.T15]+[.$O$2]" office:value-type="float" office:value="-0.0766666666666667" calcext:value-type="float">
            <text:p>-0.0766666666666667</text:p>
          </table:table-cell>
          <table:table-cell table:formula="of:=[.U15]+[.$O$3]" office:value-type="float" office:value="0.105833333333333" calcext:value-type="float">
            <text:p>0.105833333333333</text:p>
          </table:table-cell>
          <table:table-cell table:formula="of:=[.V15]+[.$O$4]" office:value-type="float" office:value="-0.0166666666666667" calcext:value-type="float">
            <text:p>-0.0166666666666667</text:p>
          </table:table-cell>
          <table:table-cell table:formula="of:=[.W15]+[.$O$5]" office:value-type="float" office:value="-0.436666666666667" calcext:value-type="float">
            <text:p>-0.436666666666667</text:p>
          </table:table-cell>
          <table:table-cell table:number-columns-repeated="12"/>
          <table:table-cell office:value-type="string" calcext:value-type="string">
            <text:p>F_96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2.52" calcext:value-type="float">
            <text:p>-12.52</text:p>
          </table:table-cell>
          <table:table-cell/>
          <table:table-cell table:formula="of:=[.T88]-[.T28]" office:value-type="float" office:value="0" calcext:value-type="float">
            <text:p>0</text:p>
          </table:table-cell>
          <table:table-cell table:formula="of:=[.U88]-[.U28]" office:value-type="float" office:value="0" calcext:value-type="float">
            <text:p>0</text:p>
          </table:table-cell>
          <table:table-cell table:formula="of:=[.V88]-[.V28]" office:value-type="float" office:value="0.12" calcext:value-type="float">
            <text:p>0.12</text:p>
          </table:table-cell>
          <table:table-cell table:formula="of:=[.W88]-[.W28]" office:value-type="float" office:value="-3.82" calcext:value-type="float">
            <text:p>-3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_Gelatinous_090</text:p>
          </table:table-cell>
          <table:table-cell table:formula="of:=[.T16]+[.$O$2]" office:value-type="float" office:value="-0.0766666666666667" calcext:value-type="float">
            <text:p>-0.0766666666666667</text:p>
          </table:table-cell>
          <table:table-cell table:formula="of:=[.U16]+[.$O$3]" office:value-type="float" office:value="0.105833333333333" calcext:value-type="float">
            <text:p>0.105833333333333</text:p>
          </table:table-cell>
          <table:table-cell table:formula="of:=[.V16]+[.$O$4]" office:value-type="float" office:value="-0.00666666666666667" calcext:value-type="float">
            <text:p>-0.00666666666666667</text:p>
          </table:table-cell>
          <table:table-cell table:formula="of:=[.W16]+[.$O$5]" office:value-type="float" office:value="-0.526666666666667" calcext:value-type="float">
            <text:p>-0.526666666666667</text:p>
          </table:table-cell>
          <table:table-cell table:number-columns-repeated="12"/>
          <table:table-cell office:value-type="string" calcext:value-type="string">
            <text:p>F_97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5.02" calcext:value-type="float">
            <text:p>-15.02</text:p>
          </table:table-cell>
          <table:table-cell/>
          <table:table-cell table:formula="of:=[.T89]-[.T29]" office:value-type="float" office:value="0" calcext:value-type="float">
            <text:p>0</text:p>
          </table:table-cell>
          <table:table-cell table:formula="of:=[.U89]-[.U29]" office:value-type="float" office:value="0" calcext:value-type="float">
            <text:p>0</text:p>
          </table:table-cell>
          <table:table-cell table:formula="of:=[.V89]-[.V29]" office:value-type="float" office:value="0.12" calcext:value-type="float">
            <text:p>0.12</text:p>
          </table:table-cell>
          <table:table-cell table:formula="of:=[.W89]-[.W29]" office:value-type="float" office:value="-4.22" calcext:value-type="float">
            <text:p>-4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_Gelatinous_090</text:p>
          </table:table-cell>
          <table:table-cell table:formula="of:=[.T17]+[.$O$2]" office:value-type="float" office:value="-0.0766666666666667" calcext:value-type="float">
            <text:p>-0.0766666666666667</text:p>
          </table:table-cell>
          <table:table-cell table:formula="of:=[.U17]+[.$O$3]" office:value-type="float" office:value="0.105833333333333" calcext:value-type="float">
            <text:p>0.105833333333333</text:p>
          </table:table-cell>
          <table:table-cell table:formula="of:=[.V17]+[.$O$4]" office:value-type="float" office:value="-0.00666666666666667" calcext:value-type="float">
            <text:p>-0.00666666666666667</text:p>
          </table:table-cell>
          <table:table-cell table:formula="of:=[.W17]+[.$O$5]" office:value-type="float" office:value="-0.626666666666667" calcext:value-type="float">
            <text:p>-0.626666666666667</text:p>
          </table:table-cell>
          <table:table-cell table:number-columns-repeated="12"/>
          <table:table-cell office:value-type="string" calcext:value-type="string">
            <text:p>F_98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18.12" calcext:value-type="float">
            <text:p>-18.12</text:p>
          </table:table-cell>
          <table:table-cell/>
          <table:table-cell table:formula="of:=[.T90]-[.T30]" office:value-type="float" office:value="0" calcext:value-type="float">
            <text:p>0</text:p>
          </table:table-cell>
          <table:table-cell table:formula="of:=[.U90]-[.U30]" office:value-type="float" office:value="0" calcext:value-type="float">
            <text:p>0</text:p>
          </table:table-cell>
          <table:table-cell table:formula="of:=[.V90]-[.V30]" office:value-type="float" office:value="0.22" calcext:value-type="float">
            <text:p>0.22</text:p>
          </table:table-cell>
          <table:table-cell table:formula="of:=[.W90]-[.W30]" office:value-type="float" office:value="-4.92" calcext:value-type="float">
            <text:p>-4.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_Gelatinous_090</text:p>
          </table:table-cell>
          <table:table-cell table:formula="of:=[.T18]+[.$O$2]" office:value-type="float" office:value="-0.0766666666666667" calcext:value-type="float">
            <text:p>-0.0766666666666667</text:p>
          </table:table-cell>
          <table:table-cell table:formula="of:=[.U18]+[.$O$3]" office:value-type="float" office:value="0.105833333333333" calcext:value-type="float">
            <text:p>0.105833333333333</text:p>
          </table:table-cell>
          <table:table-cell table:formula="of:=[.V18]+[.$O$4]" office:value-type="float" office:value="0.00333333333333333" calcext:value-type="float">
            <text:p>0.00333333333333333</text:p>
          </table:table-cell>
          <table:table-cell table:formula="of:=[.W18]+[.$O$5]" office:value-type="float" office:value="-0.706666666666667" calcext:value-type="float">
            <text:p>-0.706666666666667</text:p>
          </table:table-cell>
          <table:table-cell table:number-columns-repeated="12"/>
          <table:table-cell office:value-type="string" calcext:value-type="string">
            <text:p>F_99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21.12" calcext:value-type="float">
            <text:p>-21.12</text:p>
          </table:table-cell>
          <table:table-cell/>
          <table:table-cell table:formula="of:=[.T91]-[.T31]" office:value-type="float" office:value="0" calcext:value-type="float">
            <text:p>0</text:p>
          </table:table-cell>
          <table:table-cell table:formula="of:=[.U91]-[.U31]" office:value-type="float" office:value="0" calcext:value-type="float">
            <text:p>0</text:p>
          </table:table-cell>
          <table:table-cell table:formula="of:=[.V91]-[.V31]" office:value-type="float" office:value="0.22" calcext:value-type="float">
            <text:p>0.22</text:p>
          </table:table-cell>
          <table:table-cell table:formula="of:=[.W91]-[.W31]" office:value-type="float" office:value="-5.62" calcext:value-type="float">
            <text:p>-5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_Gelatinous_090</text:p>
          </table:table-cell>
          <table:table-cell table:formula="of:=[.T19]+[.$O$2]" office:value-type="float" office:value="-0.0766666666666667" calcext:value-type="float">
            <text:p>-0.0766666666666667</text:p>
          </table:table-cell>
          <table:table-cell table:formula="of:=[.U19]+[.$O$3]" office:value-type="float" office:value="0.105833333333333" calcext:value-type="float">
            <text:p>0.105833333333333</text:p>
          </table:table-cell>
          <table:table-cell table:formula="of:=[.V19]+[.$O$4]" office:value-type="float" office:value="0.0133333333333333" calcext:value-type="float">
            <text:p>0.0133333333333333</text:p>
          </table:table-cell>
          <table:table-cell table:formula="of:=[.W19]+[.$O$5]" office:value-type="float" office:value="-0.846666666666667" calcext:value-type="float">
            <text:p>-0.846666666666667</text:p>
          </table:table-cell>
          <table:table-cell table:number-columns-repeated="12"/>
          <table:table-cell office:value-type="string" calcext:value-type="string">
            <text:p>F_995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24.12" calcext:value-type="float">
            <text:p>-24.12</text:p>
          </table:table-cell>
          <table:table-cell/>
          <table:table-cell table:formula="of:=[.T92]-[.T32]" office:value-type="float" office:value="0" calcext:value-type="float">
            <text:p>0</text:p>
          </table:table-cell>
          <table:table-cell table:formula="of:=[.U92]-[.U32]" office:value-type="float" office:value="0" calcext:value-type="float">
            <text:p>0</text:p>
          </table:table-cell>
          <table:table-cell table:formula="of:=[.V92]-[.V32]" office:value-type="float" office:value="0.22" calcext:value-type="float">
            <text:p>0.22</text:p>
          </table:table-cell>
          <table:table-cell table:formula="of:=[.W92]-[.W32]" office:value-type="float" office:value="-5.12" calcext:value-type="float">
            <text:p>-5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_Gelatinous_090</text:p>
          </table:table-cell>
          <table:table-cell table:formula="of:=[.T20]+[.$O$2]" office:value-type="float" office:value="-0.0766666666666667" calcext:value-type="float">
            <text:p>-0.0766666666666667</text:p>
          </table:table-cell>
          <table:table-cell table:formula="of:=[.U20]+[.$O$3]" office:value-type="float" office:value="0.105833333333333" calcext:value-type="float">
            <text:p>0.105833333333333</text:p>
          </table:table-cell>
          <table:table-cell table:formula="of:=[.V20]+[.$O$4]" office:value-type="float" office:value="0.00333333333333333" calcext:value-type="float">
            <text:p>0.00333333333333333</text:p>
          </table:table-cell>
          <table:table-cell table:formula="of:=[.W20]+[.$O$5]" office:value-type="float" office:value="-1.03666666666667" calcext:value-type="float">
            <text:p>-1.03666666666667</text:p>
          </table:table-cell>
          <table:table-cell table:number-columns-repeated="12"/>
          <table:table-cell office:value-type="string" calcext:value-type="string">
            <text:p>F_010a_Chubby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93]-[.T4]" office:value-type="float" office:value="0.08" calcext:value-type="float">
            <text:p>0.08</text:p>
          </table:table-cell>
          <table:table-cell table:formula="of:=[.U93]-[.U4]" office:value-type="float" office:value="-0.08" calcext:value-type="float">
            <text:p>-0.08</text:p>
          </table:table-cell>
          <table:table-cell table:formula="of:=[.V93]-[.V4]" office:value-type="float" office:value="0" calcext:value-type="float">
            <text:p>0</text:p>
          </table:table-cell>
          <table:table-cell table:formula="of:=[.W93]-[.W4]" office:value-type="float" office:value="-0.0300000000000001" calcext:value-type="float">
            <text:p>-0.030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_Gelatinous_090</text:p>
          </table:table-cell>
          <table:table-cell table:formula="of:=[.T21]+[.$O$2]" office:value-type="float" office:value="-0.0766666666666667" calcext:value-type="float">
            <text:p>-0.0766666666666667</text:p>
          </table:table-cell>
          <table:table-cell table:formula="of:=[.U21]+[.$O$3]" office:value-type="float" office:value="0.105833333333333" calcext:value-type="float">
            <text:p>0.105833333333333</text:p>
          </table:table-cell>
          <table:table-cell table:formula="of:=[.V21]+[.$O$4]" office:value-type="float" office:value="0.00333333333333333" calcext:value-type="float">
            <text:p>0.00333333333333333</text:p>
          </table:table-cell>
          <table:table-cell table:formula="of:=[.W21]+[.$O$5]" office:value-type="float" office:value="-1.31666666666667" calcext:value-type="float">
            <text:p>-1.31666666666667</text:p>
          </table:table-cell>
          <table:table-cell table:number-columns-repeated="12"/>
          <table:table-cell office:value-type="string" calcext:value-type="string">
            <text:p>F_020a_Corpulent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94]-[.T5]" office:value-type="float" office:value="0.18" calcext:value-type="float">
            <text:p>0.18</text:p>
          </table:table-cell>
          <table:table-cell table:formula="of:=[.U94]-[.U5]" office:value-type="float" office:value="-0.04" calcext:value-type="float">
            <text:p>-0.04</text:p>
          </table:table-cell>
          <table:table-cell table:formula="of:=[.V94]-[.V5]" office:value-type="float" office:value="0.01" calcext:value-type="float">
            <text:p>0.01</text:p>
          </table:table-cell>
          <table:table-cell table:formula="of:=[.W94]-[.W5]" office:value-type="float" office:value="-0.06" calcext:value-type="float">
            <text:p>-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_Gelatinous_090</text:p>
          </table:table-cell>
          <table:table-cell table:formula="of:=[.T22]+[.$O$2]" office:value-type="float" office:value="-0.0766666666666667" calcext:value-type="float">
            <text:p>-0.0766666666666667</text:p>
          </table:table-cell>
          <table:table-cell table:formula="of:=[.U22]+[.$O$3]" office:value-type="float" office:value="0.105833333333333" calcext:value-type="float">
            <text:p>0.105833333333333</text:p>
          </table:table-cell>
          <table:table-cell table:formula="of:=[.V22]+[.$O$4]" office:value-type="float" office:value="0.00333333333333333" calcext:value-type="float">
            <text:p>0.00333333333333333</text:p>
          </table:table-cell>
          <table:table-cell table:formula="of:=[.W22]+[.$O$5]" office:value-type="float" office:value="-1.85666666666667" calcext:value-type="float">
            <text:p>-1.85666666666667</text:p>
          </table:table-cell>
          <table:table-cell table:number-columns-repeated="12"/>
          <table:table-cell office:value-type="string" calcext:value-type="string">
            <text:p>F_030a_Fat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95]-[.T6]" office:value-type="float" office:value="0.04" calcext:value-type="float">
            <text:p>0.04</text:p>
          </table:table-cell>
          <table:table-cell table:formula="of:=[.U95]-[.U6]" office:value-type="float" office:value="0.09" calcext:value-type="float">
            <text:p>0.09</text:p>
          </table:table-cell>
          <table:table-cell table:formula="of:=[.V95]-[.V6]" office:value-type="float" office:value="0.01" calcext:value-type="float">
            <text:p>0.01</text:p>
          </table:table-cell>
          <table:table-cell table:formula="of:=[.W95]-[.W6]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10_Gelatinous_090</text:p>
          </table:table-cell>
          <table:table-cell table:formula="of:=[.T23]+[.$O$2]" office:value-type="float" office:value="-0.0766666666666667" calcext:value-type="float">
            <text:p>-0.0766666666666667</text:p>
          </table:table-cell>
          <table:table-cell table:formula="of:=[.U23]+[.$O$3]" office:value-type="float" office:value="0.105833333333333" calcext:value-type="float">
            <text:p>0.105833333333333</text:p>
          </table:table-cell>
          <table:table-cell table:formula="of:=[.V23]+[.$O$4]" office:value-type="float" office:value="0.00333333333333333" calcext:value-type="float">
            <text:p>0.00333333333333333</text:p>
          </table:table-cell>
          <table:table-cell table:formula="of:=[.W23]+[.$O$5]" office:value-type="float" office:value="-2.27666666666667" calcext:value-type="float">
            <text:p>-2.27666666666667</text:p>
          </table:table-cell>
          <table:table-cell table:number-columns-repeated="12"/>
          <table:table-cell office:value-type="string" calcext:value-type="string">
            <text:p>F_040a_Obese</text:p>
          </table:table-cell>
          <table:table-cell office:value-type="float" office:value="0.45" calcext:value-type="float">
            <text:p>0.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96]-[.T7]" office:value-type="float" office:value="0.02" calcext:value-type="float">
            <text:p>0.02</text:p>
          </table:table-cell>
          <table:table-cell table:formula="of:=[.U96]-[.U7]" office:value-type="float" office:value="0.03" calcext:value-type="float">
            <text:p>0.03</text:p>
          </table:table-cell>
          <table:table-cell table:formula="of:=[.V96]-[.V7]" office:value-type="float" office:value="0" calcext:value-type="float">
            <text:p>0</text:p>
          </table:table-cell>
          <table:table-cell table:formula="of:=[.W96]-[.W7]" office:value-type="float" office:value="-0.04" calcext:value-type="float">
            <text:p>-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20_Gelatinous_090</text:p>
          </table:table-cell>
          <table:table-cell table:formula="of:=[.T24]+[.$O$2]" office:value-type="float" office:value="-0.0766666666666667" calcext:value-type="float">
            <text:p>-0.0766666666666667</text:p>
          </table:table-cell>
          <table:table-cell table:formula="of:=[.U24]+[.$O$3]" office:value-type="float" office:value="0.105833333333333" calcext:value-type="float">
            <text:p>0.105833333333333</text:p>
          </table:table-cell>
          <table:table-cell table:formula="of:=[.V24]+[.$O$4]" office:value-type="float" office:value="0.00333333333333333" calcext:value-type="float">
            <text:p>0.00333333333333333</text:p>
          </table:table-cell>
          <table:table-cell table:formula="of:=[.W24]+[.$O$5]" office:value-type="float" office:value="-2.67666666666667" calcext:value-type="float">
            <text:p>-2.67666666666667</text:p>
          </table:table-cell>
          <table:table-cell table:number-columns-repeated="12"/>
          <table:table-cell office:value-type="string" calcext:value-type="string">
            <text:p>F_050a_MorbidlyObese</text:p>
          </table:table-cell>
          <table:table-cell office:value-type="float" office:value="0.59" calcext:value-type="float">
            <text:p>0.5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97]-[.T8]" office:value-type="float" office:value="0.0399999999999999" calcext:value-type="float">
            <text:p>0.0399999999999999</text:p>
          </table:table-cell>
          <table:table-cell table:formula="of:=[.U97]-[.U8]" office:value-type="float" office:value="0.02" calcext:value-type="float">
            <text:p>0.02</text:p>
          </table:table-cell>
          <table:table-cell table:formula="of:=[.V97]-[.V8]" office:value-type="float" office:value="0.01" calcext:value-type="float">
            <text:p>0.01</text:p>
          </table:table-cell>
          <table:table-cell table:formula="of:=[.W97]-[.W8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30_Gelatinous_090</text:p>
          </table:table-cell>
          <table:table-cell table:formula="of:=[.T25]+[.$O$2]" office:value-type="float" office:value="-0.0766666666666667" calcext:value-type="float">
            <text:p>-0.0766666666666667</text:p>
          </table:table-cell>
          <table:table-cell table:formula="of:=[.U25]+[.$O$3]" office:value-type="float" office:value="0.105833333333333" calcext:value-type="float">
            <text:p>0.105833333333333</text:p>
          </table:table-cell>
          <table:table-cell table:formula="of:=[.V25]+[.$O$4]" office:value-type="float" office:value="0.00333333333333333" calcext:value-type="float">
            <text:p>0.00333333333333333</text:p>
          </table:table-cell>
          <table:table-cell table:formula="of:=[.W25]+[.$O$5]" office:value-type="float" office:value="-3.37666666666667" calcext:value-type="float">
            <text:p>-3.37666666666667</text:p>
          </table:table-cell>
          <table:table-cell table:number-columns-repeated="12"/>
          <table:table-cell office:value-type="string" calcext:value-type="string">
            <text:p>F_060a_Lardy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T98]-[.T9]" office:value-type="float" office:value="0.13" calcext:value-type="float">
            <text:p>0.13</text:p>
          </table:table-cell>
          <table:table-cell table:formula="of:=[.U98]-[.U9]" office:value-type="float" office:value="0.06" calcext:value-type="float">
            <text:p>0.06</text:p>
          </table:table-cell>
          <table:table-cell table:formula="of:=[.V98]-[.V9]" office:value-type="float" office:value="0.02" calcext:value-type="float">
            <text:p>0.02</text:p>
          </table:table-cell>
          <table:table-cell table:formula="of:=[.W98]-[.W9]"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40_Gelatinous_090</text:p>
          </table:table-cell>
          <table:table-cell table:formula="of:=[.T26]+[.$O$2]" office:value-type="float" office:value="-0.0766666666666667" calcext:value-type="float">
            <text:p>-0.0766666666666667</text:p>
          </table:table-cell>
          <table:table-cell table:formula="of:=[.U26]+[.$O$3]" office:value-type="float" office:value="0.105833333333333" calcext:value-type="float">
            <text:p>0.105833333333333</text:p>
          </table:table-cell>
          <table:table-cell table:formula="of:=[.V26]+[.$O$4]" office:value-type="float" office:value="0.00333333333333333" calcext:value-type="float">
            <text:p>0.00333333333333333</text:p>
          </table:table-cell>
          <table:table-cell table:formula="of:=[.W26]+[.$O$5]" office:value-type="float" office:value="-4.77666666666667" calcext:value-type="float">
            <text:p>-4.77666666666667</text:p>
          </table:table-cell>
          <table:table-cell table:number-columns-repeated="12"/>
          <table:table-cell office:value-type="string" calcext:value-type="string">
            <text:p>F_070a_Enormous</text:p>
          </table:table-cell>
          <table:table-cell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99]-[.T10]" office:value-type="float" office:value="-0.13" calcext:value-type="float">
            <text:p>-0.13</text:p>
          </table:table-cell>
          <table:table-cell table:formula="of:=[.U99]-[.U10]" office:value-type="float" office:value="0.14" calcext:value-type="float">
            <text:p>0.14</text:p>
          </table:table-cell>
          <table:table-cell table:formula="of:=[.V99]-[.V10]" office:value-type="float" office:value="-0.03" calcext:value-type="float">
            <text:p>-0.03</text:p>
          </table:table-cell>
          <table:table-cell table:formula="of:=[.W99]-[.W10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50_Gelatinous_090</text:p>
          </table:table-cell>
          <table:table-cell table:formula="of:=[.T27]+[.$O$2]" office:value-type="float" office:value="-0.0766666666666667" calcext:value-type="float">
            <text:p>-0.0766666666666667</text:p>
          </table:table-cell>
          <table:table-cell table:formula="of:=[.U27]+[.$O$3]" office:value-type="float" office:value="0.105833333333333" calcext:value-type="float">
            <text:p>0.105833333333333</text:p>
          </table:table-cell>
          <table:table-cell table:formula="of:=[.V27]+[.$O$4]" office:value-type="float" office:value="0.00333333333333333" calcext:value-type="float">
            <text:p>0.00333333333333333</text:p>
          </table:table-cell>
          <table:table-cell table:formula="of:=[.W27]+[.$O$5]" office:value-type="float" office:value="-6.67666666666667" calcext:value-type="float">
            <text:p>-6.67666666666667</text:p>
          </table:table-cell>
          <table:table-cell table:number-columns-repeated="12"/>
          <table:table-cell office:value-type="string" calcext:value-type="string">
            <text:p>F_080a_Gigan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T100]-[.T11]" office:value-type="float" office:value="-1" calcext:value-type="float">
            <text:p>-1</text:p>
          </table:table-cell>
          <table:table-cell table:formula="of:=[.U100]-[.U11]" office:value-type="float" office:value="0.2" calcext:value-type="float">
            <text:p>0.2</text:p>
          </table:table-cell>
          <table:table-cell table:formula="of:=[.V100]-[.V11]" office:value-type="float" office:value="0.03" calcext:value-type="float">
            <text:p>0.03</text:p>
          </table:table-cell>
          <table:table-cell table:formula="of:=[.W100]-[.W11]" office:value-type="float" office:value="-0.2" calcext:value-type="float">
            <text:p>-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60_Gelatinous_090</text:p>
          </table:table-cell>
          <table:table-cell table:formula="of:=[.T28]+[.$O$2]" office:value-type="float" office:value="-0.0766666666666667" calcext:value-type="float">
            <text:p>-0.0766666666666667</text:p>
          </table:table-cell>
          <table:table-cell table:formula="of:=[.U28]+[.$O$3]" office:value-type="float" office:value="0.105833333333333" calcext:value-type="float">
            <text:p>0.105833333333333</text:p>
          </table:table-cell>
          <table:table-cell table:formula="of:=[.V28]+[.$O$4]" office:value-type="float" office:value="0.00333333333333333" calcext:value-type="float">
            <text:p>0.00333333333333333</text:p>
          </table:table-cell>
          <table:table-cell table:formula="of:=[.W28]+[.$O$5]" office:value-type="float" office:value="-8.67666666666667" calcext:value-type="float">
            <text:p>-8.67666666666667</text:p>
          </table:table-cell>
          <table:table-cell table:number-columns-repeated="12"/>
          <table:table-cell office:value-type="string" calcext:value-type="string">
            <text:p>F_090a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T101]-[.T12]" office:value-type="float" office:value="-1.1" calcext:value-type="float">
            <text:p>-1.1</text:p>
          </table:table-cell>
          <table:table-cell table:formula="of:=[.U101]-[.U12]" office:value-type="float" office:value="-0.1" calcext:value-type="float">
            <text:p>-0.1</text:p>
          </table:table-cell>
          <table:table-cell table:formula="of:=[.V101]-[.V12]" office:value-type="float" office:value="-0.03" calcext:value-type="float">
            <text:p>-0.03</text:p>
          </table:table-cell>
          <table:table-cell table:formula="of:=[.W101]-[.W12]" office:value-type="float" office:value="-0.12" calcext:value-type="float">
            <text:p>-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70_Gelatinous_090</text:p>
          </table:table-cell>
          <table:table-cell table:formula="of:=[.T29]+[.$O$2]" office:value-type="float" office:value="-0.0766666666666667" calcext:value-type="float">
            <text:p>-0.0766666666666667</text:p>
          </table:table-cell>
          <table:table-cell table:formula="of:=[.U29]+[.$O$3]" office:value-type="float" office:value="0.105833333333333" calcext:value-type="float">
            <text:p>0.105833333333333</text:p>
          </table:table-cell>
          <table:table-cell table:formula="of:=[.V29]+[.$O$4]" office:value-type="float" office:value="0.00333333333333333" calcext:value-type="float">
            <text:p>0.00333333333333333</text:p>
          </table:table-cell>
          <table:table-cell table:formula="of:=[.W29]+[.$O$5]" office:value-type="float" office:value="-10.7766666666667" calcext:value-type="float">
            <text:p>-10.7766666666667</text:p>
          </table:table-cell>
          <table:table-cell table:number-columns-repeated="12"/>
          <table:table-cell office:value-type="string" calcext:value-type="string">
            <text:p>F_1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5" calcext:value-type="float">
            <text:p>-1.05</text:p>
          </table:table-cell>
          <table:table-cell/>
          <table:table-cell table:formula="of:=[.T102]-[.T13]" office:value-type="float" office:value="0" calcext:value-type="float">
            <text:p>0</text:p>
          </table:table-cell>
          <table:table-cell table:formula="of:=[.U102]-[.U13]" office:value-type="float" office:value="0" calcext:value-type="float">
            <text:p>0</text:p>
          </table:table-cell>
          <table:table-cell table:formula="of:=[.V102]-[.V13]" office:value-type="float" office:value="-0.1" calcext:value-type="float">
            <text:p>-0.1</text:p>
          </table:table-cell>
          <table:table-cell table:formula="of:=[.W102]-[.W13]" office:value-type="float" office:value="-0.74" calcext:value-type="float">
            <text:p>-0.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80_Gelatinous_090</text:p>
          </table:table-cell>
          <table:table-cell table:formula="of:=[.T30]+[.$O$2]" office:value-type="float" office:value="-0.0766666666666667" calcext:value-type="float">
            <text:p>-0.0766666666666667</text:p>
          </table:table-cell>
          <table:table-cell table:formula="of:=[.U30]+[.$O$3]" office:value-type="float" office:value="0.105833333333333" calcext:value-type="float">
            <text:p>0.105833333333333</text:p>
          </table:table-cell>
          <table:table-cell table:formula="of:=[.V30]+[.$O$4]" office:value-type="float" office:value="0.00333333333333333" calcext:value-type="float">
            <text:p>0.00333333333333333</text:p>
          </table:table-cell>
          <table:table-cell table:formula="of:=[.W30]+[.$O$5]" office:value-type="float" office:value="-13.1766666666667" calcext:value-type="float">
            <text:p>-13.1766666666667</text:p>
          </table:table-cell>
          <table:table-cell table:number-columns-repeated="12"/>
          <table:table-cell office:value-type="string" calcext:value-type="string">
            <text:p>F_1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25" calcext:value-type="float">
            <text:p>-1.25</text:p>
          </table:table-cell>
          <table:table-cell/>
          <table:table-cell table:formula="of:=[.T103]-[.T14]" office:value-type="float" office:value="0" calcext:value-type="float">
            <text:p>0</text:p>
          </table:table-cell>
          <table:table-cell table:formula="of:=[.U103]-[.U14]" office:value-type="float" office:value="0" calcext:value-type="float">
            <text:p>0</text:p>
          </table:table-cell>
          <table:table-cell table:formula="of:=[.V103]-[.V14]" office:value-type="float" office:value="-0.13" calcext:value-type="float">
            <text:p>-0.13</text:p>
          </table:table-cell>
          <table:table-cell table:formula="of:=[.W103]-[.W14]" office:value-type="float" office:value="-0.87" calcext:value-type="float">
            <text:p>-0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0_Gelatinous_090</text:p>
          </table:table-cell>
          <table:table-cell table:formula="of:=[.T31]+[.$O$2]" office:value-type="float" office:value="-0.0766666666666667" calcext:value-type="float">
            <text:p>-0.0766666666666667</text:p>
          </table:table-cell>
          <table:table-cell table:formula="of:=[.U31]+[.$O$3]" office:value-type="float" office:value="0.105833333333333" calcext:value-type="float">
            <text:p>0.105833333333333</text:p>
          </table:table-cell>
          <table:table-cell table:formula="of:=[.V31]+[.$O$4]" office:value-type="float" office:value="0.00333333333333333" calcext:value-type="float">
            <text:p>0.00333333333333333</text:p>
          </table:table-cell>
          <table:table-cell table:formula="of:=[.W31]+[.$O$5]" office:value-type="float" office:value="-15.4766666666667" calcext:value-type="float">
            <text:p>-15.4766666666667</text:p>
          </table:table-cell>
          <table:table-cell table:number-columns-repeated="12"/>
          <table:table-cell office:value-type="string" calcext:value-type="string">
            <text:p>F_2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43" calcext:value-type="float">
            <text:p>-1.43</text:p>
          </table:table-cell>
          <table:table-cell/>
          <table:table-cell table:formula="of:=[.T104]-[.T15]" office:value-type="float" office:value="0" calcext:value-type="float">
            <text:p>0</text:p>
          </table:table-cell>
          <table:table-cell table:formula="of:=[.U104]-[.U15]" office:value-type="float" office:value="0" calcext:value-type="float">
            <text:p>0</text:p>
          </table:table-cell>
          <table:table-cell table:formula="of:=[.V104]-[.V15]" office:value-type="float" office:value="-0.12" calcext:value-type="float">
            <text:p>-0.12</text:p>
          </table:table-cell>
          <table:table-cell table:formula="of:=[.W104]-[.W15]" office:value-type="float" office:value="-0.97" calcext:value-type="float">
            <text:p>-0.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5_Gelatinous_090</text:p>
          </table:table-cell>
          <table:table-cell table:formula="of:=[.T32]+[.$O$2]" office:value-type="float" office:value="-0.0766666666666667" calcext:value-type="float">
            <text:p>-0.0766666666666667</text:p>
          </table:table-cell>
          <table:table-cell table:formula="of:=[.U32]+[.$O$3]" office:value-type="float" office:value="0.105833333333333" calcext:value-type="float">
            <text:p>0.105833333333333</text:p>
          </table:table-cell>
          <table:table-cell table:formula="of:=[.V32]+[.$O$4]" office:value-type="float" office:value="0.00333333333333333" calcext:value-type="float">
            <text:p>0.00333333333333333</text:p>
          </table:table-cell>
          <table:table-cell table:formula="of:=[.W32]+[.$O$5]" office:value-type="float" office:value="-18.9766666666667" calcext:value-type="float">
            <text:p>-18.9766666666667</text:p>
          </table:table-cell>
          <table:table-cell table:number-columns-repeated="12"/>
          <table:table-cell office:value-type="string" calcext:value-type="string">
            <text:p>F_2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1.6" calcext:value-type="float">
            <text:p>-1.6</text:p>
          </table:table-cell>
          <table:table-cell/>
          <table:table-cell table:formula="of:=[.T105]-[.T16]" office:value-type="float" office:value="0" calcext:value-type="float">
            <text:p>0</text:p>
          </table:table-cell>
          <table:table-cell table:formula="of:=[.U105]-[.U16]" office:value-type="float" office:value="0" calcext:value-type="float">
            <text:p>0</text:p>
          </table:table-cell>
          <table:table-cell table:formula="of:=[.V105]-[.V16]" office:value-type="float" office:value="-0.15" calcext:value-type="float">
            <text:p>-0.15</text:p>
          </table:table-cell>
          <table:table-cell table:formula="of:=[.W105]-[.W16]" office:value-type="float" office:value="-1.05" calcext:value-type="float">
            <text:p>-1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formula="of:=[.C77]+[.Y33]" office:value-type="float" office:value="-0.0166666666666667" calcext:value-type="float">
            <text:p>-0.0166666666666667</text:p>
          </table:table-cell>
          <table:table-cell table:formula="of:=[.D77]+[.Z33]" office:value-type="float" office:value="0.0158333333333333" calcext:value-type="float">
            <text:p>0.0158333333333333</text:p>
          </table:table-cell>
          <table:table-cell table:formula="of:=[.E77]+[.AA33]" office:value-type="float" office:value="0.0133333333333333" calcext:value-type="float">
            <text:p>0.0133333333333333</text:p>
          </table:table-cell>
          <table:table-cell table:formula="of:=[.F77]+[.AB33]" office:value-type="float" office:value="0.0833333333333333" calcext:value-type="float">
            <text:p>0.0833333333333333</text:p>
          </table:table-cell>
          <table:table-cell table:number-columns-repeated="12"/>
          <table:table-cell office:value-type="string" calcext:value-type="string">
            <text:p>F_3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1.18" calcext:value-type="float">
            <text:p>-1.18</text:p>
          </table:table-cell>
          <table:table-cell/>
          <table:table-cell table:formula="of:=[.T106]-[.T17]" office:value-type="float" office:value="0" calcext:value-type="float">
            <text:p>0</text:p>
          </table:table-cell>
          <table:table-cell table:formula="of:=[.U106]-[.U17]" office:value-type="float" office:value="0" calcext:value-type="float">
            <text:p>0</text:p>
          </table:table-cell>
          <table:table-cell table:formula="of:=[.V106]-[.V17]" office:value-type="float" office:value="-0.17" calcext:value-type="float">
            <text:p>-0.17</text:p>
          </table:table-cell>
          <table:table-cell table:formula="of:=[.W106]-[.W17]" office:value-type="float" office:value="-0.53" calcext:value-type="float">
            <text:p>-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formula="of:=[.C78]+[.Y34]" office:value-type="float" office:value="0.0633333333333333" calcext:value-type="float">
            <text:p>0.0633333333333333</text:p>
          </table:table-cell>
          <table:table-cell table:formula="of:=[.D78]+[.Z34]" office:value-type="float" office:value="0.0558333333333333" calcext:value-type="float">
            <text:p>0.0558333333333333</text:p>
          </table:table-cell>
          <table:table-cell table:formula="of:=[.E78]+[.AA34]" office:value-type="float" office:value="-0.0166666666666667" calcext:value-type="float">
            <text:p>-0.0166666666666667</text:p>
          </table:table-cell>
          <table:table-cell table:formula="of:=[.F78]+[.AB34]" office:value-type="float" office:value="0.133333333333333" calcext:value-type="float">
            <text:p>0.133333333333333</text:p>
          </table:table-cell>
          <table:table-cell table:number-columns-repeated="12"/>
          <table:table-cell office:value-type="string" calcext:value-type="string">
            <text:p>F_3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.06" calcext:value-type="float">
            <text:p>-2.06</text:p>
          </table:table-cell>
          <table:table-cell/>
          <table:table-cell table:formula="of:=[.T107]-[.T18]" office:value-type="float" office:value="0" calcext:value-type="float">
            <text:p>0</text:p>
          </table:table-cell>
          <table:table-cell table:formula="of:=[.U107]-[.U18]" office:value-type="float" office:value="0" calcext:value-type="float">
            <text:p>0</text:p>
          </table:table-cell>
          <table:table-cell table:formula="of:=[.V107]-[.V18]" office:value-type="float" office:value="-0.2" calcext:value-type="float">
            <text:p>-0.2</text:p>
          </table:table-cell>
          <table:table-cell table:formula="of:=[.W107]-[.W18]" office:value-type="float" office:value="-1.33" calcext:value-type="float">
            <text:p>-1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formula="of:=[.C79]+[.Y35]" office:value-type="float" office:value="0.153333333333333" calcext:value-type="float">
            <text:p>0.153333333333333</text:p>
          </table:table-cell>
          <table:table-cell table:formula="of:=[.D79]+[.Z35]" office:value-type="float" office:value="0.145833333333333" calcext:value-type="float">
            <text:p>0.145833333333333</text:p>
          </table:table-cell>
          <table:table-cell table:formula="of:=[.E79]+[.AA35]" office:value-type="float" office:value="-0.0166666666666667" calcext:value-type="float">
            <text:p>-0.0166666666666667</text:p>
          </table:table-cell>
          <table:table-cell table:formula="of:=[.F79]+[.AB35]" office:value-type="float" office:value="0.133333333333333" calcext:value-type="float">
            <text:p>0.133333333333333</text:p>
          </table:table-cell>
          <table:table-cell table:number-columns-repeated="12"/>
          <table:table-cell office:value-type="string" calcext:value-type="string">
            <text:p>F_4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2.43" calcext:value-type="float">
            <text:p>-2.43</text:p>
          </table:table-cell>
          <table:table-cell/>
          <table:table-cell table:formula="of:=[.T108]-[.T19]" office:value-type="float" office:value="0" calcext:value-type="float">
            <text:p>0</text:p>
          </table:table-cell>
          <table:table-cell table:formula="of:=[.U108]-[.U19]" office:value-type="float" office:value="0" calcext:value-type="float">
            <text:p>0</text:p>
          </table:table-cell>
          <table:table-cell table:formula="of:=[.V108]-[.V19]" office:value-type="float" office:value="-0.23" calcext:value-type="float">
            <text:p>-0.23</text:p>
          </table:table-cell>
          <table:table-cell table:formula="of:=[.W108]-[.W19]" office:value-type="float" office:value="-1.56" calcext:value-type="float">
            <text:p>-1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formula="of:=[.C80]+[.Y36]" office:value-type="float" office:value="0.153333333333333" calcext:value-type="float">
            <text:p>0.153333333333333</text:p>
          </table:table-cell>
          <table:table-cell table:formula="of:=[.D80]+[.Z36]" office:value-type="float" office:value="0.145833333333333" calcext:value-type="float">
            <text:p>0.145833333333333</text:p>
          </table:table-cell>
          <table:table-cell table:formula="of:=[.E80]+[.AA36]" office:value-type="float" office:value="-0.0166666666666667" calcext:value-type="float">
            <text:p>-0.0166666666666667</text:p>
          </table:table-cell>
          <table:table-cell table:formula="of:=[.F80]+[.AB36]" office:value-type="float" office:value="0.133333333333333" calcext:value-type="float">
            <text:p>0.133333333333333</text:p>
          </table:table-cell>
          <table:table-cell table:number-columns-repeated="12"/>
          <table:table-cell office:value-type="string" calcext:value-type="string">
            <text:p>F_4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2.78" calcext:value-type="float">
            <text:p>-2.78</text:p>
          </table:table-cell>
          <table:table-cell/>
          <table:table-cell table:formula="of:=[.T109]-[.T20]" office:value-type="float" office:value="0" calcext:value-type="float">
            <text:p>0</text:p>
          </table:table-cell>
          <table:table-cell table:formula="of:=[.U109]-[.U20]" office:value-type="float" office:value="0" calcext:value-type="float">
            <text:p>0</text:p>
          </table:table-cell>
          <table:table-cell table:formula="of:=[.V109]-[.V20]" office:value-type="float" office:value="-0.24" calcext:value-type="float">
            <text:p>-0.24</text:p>
          </table:table-cell>
          <table:table-cell table:formula="of:=[.W109]-[.W20]" office:value-type="float" office:value="-1.72" calcext:value-type="float">
            <text:p>-1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formula="of:=[.C81]+[.Y37]" office:value-type="float" office:value="0.373333333333333" calcext:value-type="float">
            <text:p>0.373333333333333</text:p>
          </table:table-cell>
          <table:table-cell table:formula="of:=[.D81]+[.Z37]" office:value-type="float" office:value="0.0358333333333333" calcext:value-type="float">
            <text:p>0.0358333333333333</text:p>
          </table:table-cell>
          <table:table-cell table:formula="of:=[.E81]+[.AA37]" office:value-type="float" office:value="-0.0166666666666667" calcext:value-type="float">
            <text:p>-0.0166666666666667</text:p>
          </table:table-cell>
          <table:table-cell table:formula="of:=[.F81]+[.AB37]" office:value-type="float" office:value="0.133333333333333" calcext:value-type="float">
            <text:p>0.133333333333333</text:p>
          </table:table-cell>
          <table:table-cell table:number-columns-repeated="12"/>
          <table:table-cell office:value-type="string" calcext:value-type="string">
            <text:p>F_5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3.34" calcext:value-type="float">
            <text:p>-3.34</text:p>
          </table:table-cell>
          <table:table-cell/>
          <table:table-cell table:formula="of:=[.T110]-[.T21]" office:value-type="float" office:value="0" calcext:value-type="float">
            <text:p>0</text:p>
          </table:table-cell>
          <table:table-cell table:formula="of:=[.U110]-[.U21]" office:value-type="float" office:value="0" calcext:value-type="float">
            <text:p>0</text:p>
          </table:table-cell>
          <table:table-cell table:formula="of:=[.V110]-[.V21]" office:value-type="float" office:value="-0.29" calcext:value-type="float">
            <text:p>-0.29</text:p>
          </table:table-cell>
          <table:table-cell table:formula="of:=[.W110]-[.W21]"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formula="of:=[.C82]+[.Y38]" office:value-type="float" office:value="0.373333333333333" calcext:value-type="float">
            <text:p>0.373333333333333</text:p>
          </table:table-cell>
          <table:table-cell table:formula="of:=[.D82]+[.Z38]" office:value-type="float" office:value="0.0358333333333333" calcext:value-type="float">
            <text:p>0.0358333333333333</text:p>
          </table:table-cell>
          <table:table-cell table:formula="of:=[.E82]+[.AA38]" office:value-type="float" office:value="-0.00666666666666667" calcext:value-type="float">
            <text:p>-0.00666666666666667</text:p>
          </table:table-cell>
          <table:table-cell table:formula="of:=[.F82]+[.AB38]" office:value-type="float" office:value="0.293333333333333" calcext:value-type="float">
            <text:p>0.293333333333333</text:p>
          </table:table-cell>
          <table:table-cell table:number-columns-repeated="12"/>
          <table:table-cell office:value-type="string" calcext:value-type="string">
            <text:p>F_9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-4.24" calcext:value-type="float">
            <text:p>-4.24</text:p>
          </table:table-cell>
          <table:table-cell/>
          <table:table-cell table:formula="of:=[.T111]-[.T22]" office:value-type="float" office:value="0" calcext:value-type="float">
            <text:p>0</text:p>
          </table:table-cell>
          <table:table-cell table:formula="of:=[.U111]-[.U22]" office:value-type="float" office:value="0" calcext:value-type="float">
            <text:p>0</text:p>
          </table:table-cell>
          <table:table-cell table:formula="of:=[.V111]-[.V22]" office:value-type="float" office:value="-0.35" calcext:value-type="float">
            <text:p>-0.35</text:p>
          </table:table-cell>
          <table:table-cell table:formula="of:=[.W111]-[.W22]" office:value-type="float" office:value="-2.36" calcext:value-type="float">
            <text:p>-2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formula="of:=[.C83]+[.Y39]" office:value-type="float" office:value="0.373333333333333" calcext:value-type="float">
            <text:p>0.373333333333333</text:p>
          </table:table-cell>
          <table:table-cell table:formula="of:=[.D83]+[.Z39]" office:value-type="float" office:value="0.0358333333333333" calcext:value-type="float">
            <text:p>0.0358333333333333</text:p>
          </table:table-cell>
          <table:table-cell table:formula="of:=[.E83]+[.AA39]" office:value-type="float" office:value="-0.0366666666666667" calcext:value-type="float">
            <text:p>-0.0366666666666667</text:p>
          </table:table-cell>
          <table:table-cell table:formula="of:=[.F83]+[.AB39]" office:value-type="float" office:value="0.103333333333333" calcext:value-type="float">
            <text:p>0.103333333333333</text:p>
          </table:table-cell>
          <table:table-cell table:number-columns-repeated="12"/>
          <table:table-cell office:value-type="string" calcext:value-type="string">
            <text:p>F_91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5.12" calcext:value-type="float">
            <text:p>-5.12</text:p>
          </table:table-cell>
          <table:table-cell/>
          <table:table-cell table:formula="of:=[.T112]-[.T23]" office:value-type="float" office:value="0" calcext:value-type="float">
            <text:p>0</text:p>
          </table:table-cell>
          <table:table-cell table:formula="of:=[.U112]-[.U23]" office:value-type="float" office:value="0" calcext:value-type="float">
            <text:p>0</text:p>
          </table:table-cell>
          <table:table-cell table:formula="of:=[.V112]-[.V23]" office:value-type="float" office:value="-0.4" calcext:value-type="float">
            <text:p>-0.4</text:p>
          </table:table-cell>
          <table:table-cell table:formula="of:=[.W112]-[.W23]" office:value-type="float" office:value="-2.82" calcext:value-type="float">
            <text:p>-2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formula="of:=[.C84]+[.Y40]" office:value-type="float" office:value="0.373333333333333" calcext:value-type="float">
            <text:p>0.373333333333333</text:p>
          </table:table-cell>
          <table:table-cell table:formula="of:=[.D84]+[.Z40]" office:value-type="float" office:value="0.0358333333333333" calcext:value-type="float">
            <text:p>0.0358333333333333</text:p>
          </table:table-cell>
          <table:table-cell table:formula="of:=[.E84]+[.AA40]" office:value-type="float" office:value="-0.0166666666666667" calcext:value-type="float">
            <text:p>-0.0166666666666667</text:p>
          </table:table-cell>
          <table:table-cell table:formula="of:=[.F84]+[.AB40]" office:value-type="float" office:value="0.00333333333333333" calcext:value-type="float">
            <text:p>0.00333333333333333</text:p>
          </table:table-cell>
          <table:table-cell table:number-columns-repeated="12"/>
          <table:table-cell office:value-type="string" calcext:value-type="string">
            <text:p>F_92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7.02" calcext:value-type="float">
            <text:p>-7.02</text:p>
          </table:table-cell>
          <table:table-cell/>
          <table:table-cell table:formula="of:=[.T113]-[.T24]" office:value-type="float" office:value="0" calcext:value-type="float">
            <text:p>0</text:p>
          </table:table-cell>
          <table:table-cell table:formula="of:=[.U113]-[.U24]" office:value-type="float" office:value="0" calcext:value-type="float">
            <text:p>0</text:p>
          </table:table-cell>
          <table:table-cell table:formula="of:=[.V113]-[.V24]" office:value-type="float" office:value="-0.58" calcext:value-type="float">
            <text:p>-0.58</text:p>
          </table:table-cell>
          <table:table-cell table:formula="of:=[.W113]-[.W24]" office:value-type="float" office:value="-4.32" calcext:value-type="float">
            <text:p>-4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formula="of:=[.C85]+[.Y41]" office:value-type="float" office:value="0.373333333333333" calcext:value-type="float">
            <text:p>0.373333333333333</text:p>
          </table:table-cell>
          <table:table-cell table:formula="of:=[.D85]+[.Z41]" office:value-type="float" office:value="0.0358333333333333" calcext:value-type="float">
            <text:p>0.0358333333333333</text:p>
          </table:table-cell>
          <table:table-cell table:formula="of:=[.E85]+[.AA41]" office:value-type="float" office:value="-0.0466666666666667" calcext:value-type="float">
            <text:p>-0.0466666666666667</text:p>
          </table:table-cell>
          <table:table-cell table:formula="of:=[.F85]+[.AB41]" office:value-type="float" office:value="0.163333333333333" calcext:value-type="float">
            <text:p>0.163333333333333</text:p>
          </table:table-cell>
          <table:table-cell table:number-columns-repeated="12"/>
          <table:table-cell office:value-type="string" calcext:value-type="string">
            <text:p>F_93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9.72" calcext:value-type="float">
            <text:p>-9.72</text:p>
          </table:table-cell>
          <table:table-cell/>
          <table:table-cell table:formula="of:=[.T114]-[.T25]" office:value-type="float" office:value="0" calcext:value-type="float">
            <text:p>0</text:p>
          </table:table-cell>
          <table:table-cell table:formula="of:=[.U114]-[.U25]" office:value-type="float" office:value="0" calcext:value-type="float">
            <text:p>0</text:p>
          </table:table-cell>
          <table:table-cell table:formula="of:=[.V114]-[.V25]" office:value-type="float" office:value="-0.78" calcext:value-type="float">
            <text:p>-0.78</text:p>
          </table:table-cell>
          <table:table-cell table:formula="of:=[.W114]-[.W25]" office:value-type="float" office:value="-6.32" calcext:value-type="float">
            <text:p>-6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formula="of:=[.C86]+[.Y42]" office:value-type="float" office:value="-0.0766666666666667" calcext:value-type="float">
            <text:p>-0.0766666666666667</text:p>
          </table:table-cell>
          <table:table-cell table:formula="of:=[.D86]+[.Z42]" office:value-type="float" office:value="0.105833333333333" calcext:value-type="float">
            <text:p>0.105833333333333</text:p>
          </table:table-cell>
          <table:table-cell table:formula="of:=[.E86]+[.AA42]" office:value-type="float" office:value="-0.0866666666666667" calcext:value-type="float">
            <text:p>-0.0866666666666667</text:p>
          </table:table-cell>
          <table:table-cell table:formula="of:=[.F86]+[.AB42]" office:value-type="float" office:value="-0.566666666666667" calcext:value-type="float">
            <text:p>-0.566666666666667</text:p>
          </table:table-cell>
          <table:table-cell table:number-columns-repeated="12"/>
          <table:table-cell office:value-type="string" calcext:value-type="string">
            <text:p>F_94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2.52" calcext:value-type="float">
            <text:p>-12.52</text:p>
          </table:table-cell>
          <table:table-cell/>
          <table:table-cell table:formula="of:=[.T115]-[.T26]" office:value-type="float" office:value="0" calcext:value-type="float">
            <text:p>0</text:p>
          </table:table-cell>
          <table:table-cell table:formula="of:=[.U115]-[.U26]" office:value-type="float" office:value="0" calcext:value-type="float">
            <text:p>0</text:p>
          </table:table-cell>
          <table:table-cell table:formula="of:=[.V115]-[.V26]" office:value-type="float" office:value="-0.98" calcext:value-type="float">
            <text:p>-0.98</text:p>
          </table:table-cell>
          <table:table-cell table:formula="of:=[.W115]-[.W26]" office:value-type="float" office:value="-7.72" calcext:value-type="float">
            <text:p>-7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formula="of:=[.C87]+[.Y43]" office:value-type="float" office:value="-0.0766666666666667" calcext:value-type="float">
            <text:p>-0.0766666666666667</text:p>
          </table:table-cell>
          <table:table-cell table:formula="of:=[.D87]+[.Z43]" office:value-type="float" office:value="0.105833333333333" calcext:value-type="float">
            <text:p>0.105833333333333</text:p>
          </table:table-cell>
          <table:table-cell table:formula="of:=[.E87]+[.AA43]" office:value-type="float" office:value="-0.0966666666666667" calcext:value-type="float">
            <text:p>-0.0966666666666667</text:p>
          </table:table-cell>
          <table:table-cell table:formula="of:=[.F87]+[.AB43]" office:value-type="float" office:value="-0.666666666666667" calcext:value-type="float">
            <text:p>-0.666666666666667</text:p>
          </table:table-cell>
          <table:table-cell table:number-columns-repeated="12"/>
          <table:table-cell office:value-type="string" calcext:value-type="string">
            <text:p>F_9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15.32" calcext:value-type="float">
            <text:p>-15.32</text:p>
          </table:table-cell>
          <table:table-cell/>
          <table:table-cell table:formula="of:=[.T116]-[.T27]" office:value-type="float" office:value="0" calcext:value-type="float">
            <text:p>0</text:p>
          </table:table-cell>
          <table:table-cell table:formula="of:=[.U116]-[.U27]" office:value-type="float" office:value="0" calcext:value-type="float">
            <text:p>0</text:p>
          </table:table-cell>
          <table:table-cell table:formula="of:=[.V116]-[.V27]" office:value-type="float" office:value="-1.08" calcext:value-type="float">
            <text:p>-1.08</text:p>
          </table:table-cell>
          <table:table-cell table:formula="of:=[.W116]-[.W27]" office:value-type="float" office:value="-8.62" calcext:value-type="float">
            <text:p>-8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formula="of:=[.C88]+[.Y44]" office:value-type="float" office:value="-0.0766666666666667" calcext:value-type="float">
            <text:p>-0.0766666666666667</text:p>
          </table:table-cell>
          <table:table-cell table:formula="of:=[.D88]+[.Z44]" office:value-type="float" office:value="0.105833333333333" calcext:value-type="float">
            <text:p>0.105833333333333</text:p>
          </table:table-cell>
          <table:table-cell table:formula="of:=[.E88]+[.AA44]" office:value-type="float" office:value="-0.0966666666666667" calcext:value-type="float">
            <text:p>-0.0966666666666667</text:p>
          </table:table-cell>
          <table:table-cell table:formula="of:=[.F88]+[.AB44]" office:value-type="float" office:value="-0.786666666666667" calcext:value-type="float">
            <text:p>-0.786666666666667</text:p>
          </table:table-cell>
          <table:table-cell table:number-columns-repeated="12"/>
          <table:table-cell office:value-type="string" calcext:value-type="string">
            <text:p>F_96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-18.92" calcext:value-type="float">
            <text:p>-18.92</text:p>
          </table:table-cell>
          <table:table-cell/>
          <table:table-cell table:formula="of:=[.T117]-[.T28]" office:value-type="float" office:value="0" calcext:value-type="float">
            <text:p>0</text:p>
          </table:table-cell>
          <table:table-cell table:formula="of:=[.U117]-[.U28]" office:value-type="float" office:value="0" calcext:value-type="float">
            <text:p>0</text:p>
          </table:table-cell>
          <table:table-cell table:formula="of:=[.V117]-[.V28]" office:value-type="float" office:value="-1.38" calcext:value-type="float">
            <text:p>-1.38</text:p>
          </table:table-cell>
          <table:table-cell table:formula="of:=[.W117]-[.W28]" office:value-type="float" office:value="-10.22" calcext:value-type="float">
            <text:p>-1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formula="of:=[.C89]+[.Y45]" office:value-type="float" office:value="-0.0766666666666667" calcext:value-type="float">
            <text:p>-0.0766666666666667</text:p>
          </table:table-cell>
          <table:table-cell table:formula="of:=[.D89]+[.Z45]" office:value-type="float" office:value="0.105833333333333" calcext:value-type="float">
            <text:p>0.105833333333333</text:p>
          </table:table-cell>
          <table:table-cell table:formula="of:=[.E89]+[.AA45]" office:value-type="float" office:value="-0.116666666666667" calcext:value-type="float">
            <text:p>-0.116666666666667</text:p>
          </table:table-cell>
          <table:table-cell table:formula="of:=[.F89]+[.AB45]" office:value-type="float" office:value="-0.926666666666667" calcext:value-type="float">
            <text:p>-0.926666666666667</text:p>
          </table:table-cell>
          <table:table-cell table:number-columns-repeated="12"/>
          <table:table-cell office:value-type="string" calcext:value-type="string">
            <text:p>F_97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-22.62" calcext:value-type="float">
            <text:p>-22.62</text:p>
          </table:table-cell>
          <table:table-cell/>
          <table:table-cell table:formula="of:=[.T118]-[.T29]" office:value-type="float" office:value="0" calcext:value-type="float">
            <text:p>0</text:p>
          </table:table-cell>
          <table:table-cell table:formula="of:=[.U118]-[.U29]" office:value-type="float" office:value="0" calcext:value-type="float">
            <text:p>0</text:p>
          </table:table-cell>
          <table:table-cell table:formula="of:=[.V118]-[.V29]" office:value-type="float" office:value="-1.68" calcext:value-type="float">
            <text:p>-1.68</text:p>
          </table:table-cell>
          <table:table-cell table:formula="of:=[.W118]-[.W29]" office:value-type="float" office:value="-11.82" calcext:value-type="float">
            <text:p>-11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formula="of:=[.C90]+[.Y46]" office:value-type="float" office:value="-0.0766666666666667" calcext:value-type="float">
            <text:p>-0.0766666666666667</text:p>
          </table:table-cell>
          <table:table-cell table:formula="of:=[.D90]+[.Z46]" office:value-type="float" office:value="0.105833333333333" calcext:value-type="float">
            <text:p>0.105833333333333</text:p>
          </table:table-cell>
          <table:table-cell table:formula="of:=[.E90]+[.AA46]" office:value-type="float" office:value="-0.116666666666667" calcext:value-type="float">
            <text:p>-0.116666666666667</text:p>
          </table:table-cell>
          <table:table-cell table:formula="of:=[.F90]+[.AB46]" office:value-type="float" office:value="-1.04666666666667" calcext:value-type="float">
            <text:p>-1.04666666666667</text:p>
          </table:table-cell>
          <table:table-cell table:number-columns-repeated="12"/>
          <table:table-cell office:value-type="string" calcext:value-type="string">
            <text:p>F_98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7.12" calcext:value-type="float">
            <text:p>-27.12</text:p>
          </table:table-cell>
          <table:table-cell/>
          <table:table-cell table:formula="of:=[.T119]-[.T30]" office:value-type="float" office:value="0" calcext:value-type="float">
            <text:p>0</text:p>
          </table:table-cell>
          <table:table-cell table:formula="of:=[.U119]-[.U30]" office:value-type="float" office:value="0" calcext:value-type="float">
            <text:p>0</text:p>
          </table:table-cell>
          <table:table-cell table:formula="of:=[.V119]-[.V30]" office:value-type="float" office:value="-2" calcext:value-type="float">
            <text:p>-2</text:p>
          </table:table-cell>
          <table:table-cell table:formula="of:=[.W119]-[.W30]" office:value-type="float" office:value="-13.92" calcext:value-type="float">
            <text:p>-13.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formula="of:=[.C91]+[.Y47]" office:value-type="float" office:value="-0.0766666666666667" calcext:value-type="float">
            <text:p>-0.0766666666666667</text:p>
          </table:table-cell>
          <table:table-cell table:formula="of:=[.D91]+[.Z47]" office:value-type="float" office:value="0.105833333333333" calcext:value-type="float">
            <text:p>0.105833333333333</text:p>
          </table:table-cell>
          <table:table-cell table:formula="of:=[.E91]+[.AA47]" office:value-type="float" office:value="-0.136666666666667" calcext:value-type="float">
            <text:p>-0.136666666666667</text:p>
          </table:table-cell>
          <table:table-cell table:formula="of:=[.F91]+[.AB47]" office:value-type="float" office:value="-1.22666666666667" calcext:value-type="float">
            <text:p>-1.22666666666667</text:p>
          </table:table-cell>
          <table:table-cell table:number-columns-repeated="12"/>
          <table:table-cell office:value-type="string" calcext:value-type="string">
            <text:p>F_99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  <table:table-cell office:value-type="float" office:value="-32.12" calcext:value-type="float">
            <text:p>-32.12</text:p>
          </table:table-cell>
          <table:table-cell/>
          <table:table-cell table:formula="of:=[.T120]-[.T31]" office:value-type="float" office:value="0" calcext:value-type="float">
            <text:p>0</text:p>
          </table:table-cell>
          <table:table-cell table:formula="of:=[.U120]-[.U31]" office:value-type="float" office:value="0" calcext:value-type="float">
            <text:p>0</text:p>
          </table:table-cell>
          <table:table-cell table:formula="of:=[.V120]-[.V31]" office:value-type="float" office:value="-2.28" calcext:value-type="float">
            <text:p>-2.28</text:p>
          </table:table-cell>
          <table:table-cell table:formula="of:=[.W120]-[.W31]" office:value-type="float" office:value="-16.62" calcext:value-type="float">
            <text:p>-16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formula="of:=[.C92]+[.Y48]" office:value-type="float" office:value="-0.0766666666666667" calcext:value-type="float">
            <text:p>-0.0766666666666667</text:p>
          </table:table-cell>
          <table:table-cell table:formula="of:=[.D92]+[.Z48]" office:value-type="float" office:value="0.105833333333333" calcext:value-type="float">
            <text:p>0.105833333333333</text:p>
          </table:table-cell>
          <table:table-cell table:formula="of:=[.E92]+[.AA48]" office:value-type="float" office:value="-0.136666666666667" calcext:value-type="float">
            <text:p>-0.136666666666667</text:p>
          </table:table-cell>
          <table:table-cell table:formula="of:=[.F92]+[.AB48]" office:value-type="float" office:value="-1.40666666666667" calcext:value-type="float">
            <text:p>-1.40666666666667</text:p>
          </table:table-cell>
          <table:table-cell table:number-columns-repeated="12"/>
          <table:table-cell office:value-type="string" calcext:value-type="string">
            <text:p>F_995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" calcext:value-type="float">
            <text:p>-2.78</text:p>
          </table:table-cell>
          <table:table-cell office:value-type="float" office:value="-37.12" calcext:value-type="float">
            <text:p>-37.12</text:p>
          </table:table-cell>
          <table:table-cell/>
          <table:table-cell table:formula="of:=[.T121]-[.T32]" office:value-type="float" office:value="0" calcext:value-type="float">
            <text:p>0</text:p>
          </table:table-cell>
          <table:table-cell table:formula="of:=[.U121]-[.U32]" office:value-type="float" office:value="0" calcext:value-type="float">
            <text:p>0</text:p>
          </table:table-cell>
          <table:table-cell table:formula="of:=[.V121]-[.V32]" office:value-type="float" office:value="-2.78" calcext:value-type="float">
            <text:p>-2.78</text:p>
          </table:table-cell>
          <table:table-cell table:formula="of:=[.W121]-[.W32]" office:value-type="float" office:value="-18.12" calcext:value-type="float">
            <text:p>-18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formula="of:=[.C93]+[.Y49]" office:value-type="float" office:value="-0.0766666666666667" calcext:value-type="float">
            <text:p>-0.0766666666666667</text:p>
          </table:table-cell>
          <table:table-cell table:formula="of:=[.D93]+[.Z49]" office:value-type="float" office:value="0.105833333333333" calcext:value-type="float">
            <text:p>0.105833333333333</text:p>
          </table:table-cell>
          <table:table-cell table:formula="of:=[.E93]+[.AA49]" office:value-type="float" office:value="-0.166666666666667" calcext:value-type="float">
            <text:p>-0.166666666666667</text:p>
          </table:table-cell>
          <table:table-cell table:formula="of:=[.F93]+[.AB49]" office:value-type="float" office:value="-1.67666666666667" calcext:value-type="float">
            <text:p>-1.67666666666667</text:p>
          </table:table-cell>
          <table:table-cell table:number-columns-repeated="12"/>
          <table:table-cell table:style-name="ce28" office:value-type="string" calcext:value-type="string">
            <text:p>M_005_Thick_09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T122]-[.T2]" office:value-type="float" office:value="0.01" calcext:value-type="float">
            <text:p>0.01</text:p>
          </table:table-cell>
          <table:table-cell table:formula="of:=[.U122]-[.U2]" office:value-type="float" office:value="-0.03" calcext:value-type="float">
            <text:p>-0.03</text:p>
          </table:table-cell>
          <table:table-cell table:formula="of:=[.V122]-[.V2]" office:value-type="float" office:value="0" calcext:value-type="float">
            <text:p>0</text:p>
          </table:table-cell>
          <table:table-cell table:formula="of:=[.W122]-[.W2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formula="of:=[.C94]+[.Y50]" office:value-type="float" office:value="-0.0766666666666667" calcext:value-type="float">
            <text:p>-0.0766666666666667</text:p>
          </table:table-cell>
          <table:table-cell table:formula="of:=[.D94]+[.Z50]" office:value-type="float" office:value="0.105833333333333" calcext:value-type="float">
            <text:p>0.105833333333333</text:p>
          </table:table-cell>
          <table:table-cell table:formula="of:=[.E94]+[.AA50]" office:value-type="float" office:value="-0.196666666666667" calcext:value-type="float">
            <text:p>-0.196666666666667</text:p>
          </table:table-cell>
          <table:table-cell table:formula="of:=[.F94]+[.AB50]" office:value-type="float" office:value="-2.03666666666667" calcext:value-type="float">
            <text:p>-2.03666666666667</text:p>
          </table:table-cell>
          <table:table-cell table:number-columns-repeated="12"/>
          <table:table-cell table:style-name="ce28" office:value-type="string" calcext:value-type="string">
            <text:p>M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T123]-[.T3]" office:value-type="float" office:value="0" calcext:value-type="float">
            <text:p>0</text:p>
          </table:table-cell>
          <table:table-cell table:formula="of:=[.U123]-[.U3]" office:value-type="float" office:value="-0.01" calcext:value-type="float">
            <text:p>-0.01</text:p>
          </table:table-cell>
          <table:table-cell table:formula="of:=[.V123]-[.V3]" office:value-type="float" office:value="0.02" calcext:value-type="float">
            <text:p>0.02</text:p>
          </table:table-cell>
          <table:table-cell table:formula="of:=[.W123]-[.W3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formula="of:=[.C95]+[.Y51]" office:value-type="float" office:value="-0.0766666666666667" calcext:value-type="float">
            <text:p>-0.0766666666666667</text:p>
          </table:table-cell>
          <table:table-cell table:formula="of:=[.D95]+[.Z51]" office:value-type="float" office:value="0.105833333333333" calcext:value-type="float">
            <text:p>0.105833333333333</text:p>
          </table:table-cell>
          <table:table-cell table:formula="of:=[.E95]+[.AA51]" office:value-type="float" office:value="-0.236666666666667" calcext:value-type="float">
            <text:p>-0.236666666666667</text:p>
          </table:table-cell>
          <table:table-cell table:formula="of:=[.F95]+[.AB51]" office:value-type="float" office:value="-2.75666666666667" calcext:value-type="float">
            <text:p>-2.75666666666667</text:p>
          </table:table-cell>
          <table:table-cell table:number-columns-repeated="12"/>
          <table:table-cell table:style-name="ce28" office:value-type="string" calcext:value-type="string">
            <text:p>M_010_Chubby_09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/>
          <table:table-cell table:formula="of:=[.T124]-[.T4]" office:value-type="float" office:value="-0.08" calcext:value-type="float">
            <text:p>-0.08</text:p>
          </table:table-cell>
          <table:table-cell table:formula="of:=[.U124]-[.U4]" office:value-type="float" office:value="-0.02" calcext:value-type="float">
            <text:p>-0.02</text:p>
          </table:table-cell>
          <table:table-cell table:formula="of:=[.V124]-[.V4]" office:value-type="float" office:value="0" calcext:value-type="float">
            <text:p>0</text:p>
          </table:table-cell>
          <table:table-cell table:formula="of:=[.W124]-[.W4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10a_Gelatinous_090</text:p>
          </table:table-cell>
          <table:table-cell table:formula="of:=[.C96]+[.Y52]" office:value-type="float" office:value="-0.0766666666666667" calcext:value-type="float">
            <text:p>-0.0766666666666667</text:p>
          </table:table-cell>
          <table:table-cell table:formula="of:=[.D96]+[.Z52]" office:value-type="float" office:value="0.105833333333333" calcext:value-type="float">
            <text:p>0.105833333333333</text:p>
          </table:table-cell>
          <table:table-cell table:formula="of:=[.E96]+[.AA52]" office:value-type="float" office:value="-0.286666666666667" calcext:value-type="float">
            <text:p>-0.286666666666667</text:p>
          </table:table-cell>
          <table:table-cell table:formula="of:=[.F96]+[.AB52]" office:value-type="float" office:value="-3.31666666666667" calcext:value-type="float">
            <text:p>-3.31666666666667</text:p>
          </table:table-cell>
          <table:table-cell table:number-columns-repeated="12"/>
          <table:table-cell table:style-name="ce28" office:value-type="string" calcext:value-type="string">
            <text:p>M_020_Corpulent_090</text:p>
          </table:table-cell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T125]-[.T5]" office:value-type="float" office:value="-0.03" calcext:value-type="float">
            <text:p>-0.03</text:p>
          </table:table-cell>
          <table:table-cell table:formula="of:=[.U125]-[.U5]" office:value-type="float" office:value="0.02" calcext:value-type="float">
            <text:p>0.02</text:p>
          </table:table-cell>
          <table:table-cell table:formula="of:=[.V125]-[.V5]" office:value-type="float" office:value="0.04" calcext:value-type="float">
            <text:p>0.04</text:p>
          </table:table-cell>
          <table:table-cell table:formula="of:=[.W125]-[.W5]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20a_Gelatinous_090</text:p>
          </table:table-cell>
          <table:table-cell table:formula="of:=[.C97]+[.Y53]" office:value-type="float" office:value="-0.0766666666666667" calcext:value-type="float">
            <text:p>-0.0766666666666667</text:p>
          </table:table-cell>
          <table:table-cell table:formula="of:=[.D97]+[.Z53]" office:value-type="float" office:value="0.105833333333333" calcext:value-type="float">
            <text:p>0.105833333333333</text:p>
          </table:table-cell>
          <table:table-cell table:formula="of:=[.E97]+[.AA53]" office:value-type="float" office:value="-0.346666666666667" calcext:value-type="float">
            <text:p>-0.346666666666667</text:p>
          </table:table-cell>
          <table:table-cell table:formula="of:=[.F97]+[.AB53]" office:value-type="float" office:value="-4.21666666666667" calcext:value-type="float">
            <text:p>-4.21666666666667</text:p>
          </table:table-cell>
          <table:table-cell table:number-columns-repeated="12"/>
          <table:table-cell table:style-name="ce28" office:value-type="string" calcext:value-type="string">
            <text:p>M_030_Fat_090</text:p>
          </table:table-cell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/>
          <table:table-cell table:formula="of:=[.T126]-[.T6]" office:value-type="float" office:value="-0.21" calcext:value-type="float">
            <text:p>-0.21</text:p>
          </table:table-cell>
          <table:table-cell table:formula="of:=[.U126]-[.U6]" office:value-type="float" office:value="0.02" calcext:value-type="float">
            <text:p>0.02</text:p>
          </table:table-cell>
          <table:table-cell table:formula="of:=[.V126]-[.V6]" office:value-type="float" office:value="0.03" calcext:value-type="float">
            <text:p>0.03</text:p>
          </table:table-cell>
          <table:table-cell table:formula="of:=[.W126]-[.W6]" office:value-type="float" office:value="-0.13" calcext:value-type="float">
            <text:p>-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30a_Gelatinous_090</text:p>
          </table:table-cell>
          <table:table-cell table:formula="of:=[.C98]+[.Y54]" office:value-type="float" office:value="-0.0766666666666667" calcext:value-type="float">
            <text:p>-0.0766666666666667</text:p>
          </table:table-cell>
          <table:table-cell table:formula="of:=[.D98]+[.Z54]" office:value-type="float" office:value="0.105833333333333" calcext:value-type="float">
            <text:p>0.105833333333333</text:p>
          </table:table-cell>
          <table:table-cell table:formula="of:=[.E98]+[.AA54]" office:value-type="float" office:value="-0.396666666666667" calcext:value-type="float">
            <text:p>-0.396666666666667</text:p>
          </table:table-cell>
          <table:table-cell table:formula="of:=[.F98]+[.AB54]" office:value-type="float" office:value="-5.09666666666667" calcext:value-type="float">
            <text:p>-5.09666666666667</text:p>
          </table:table-cell>
          <table:table-cell table:number-columns-repeated="12"/>
          <table:table-cell table:style-name="ce28" office:value-type="string" calcext:value-type="string">
            <text:p>M_040_Obese_090</text:p>
          </table:table-cell>
          <table:table-cell office:value-type="float" office:value="0.39" calcext:value-type="float">
            <text:p>0.39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127]-[.T7]" office:value-type="float" office:value="-0.04" calcext:value-type="float">
            <text:p>-0.04</text:p>
          </table:table-cell>
          <table:table-cell table:formula="of:=[.U127]-[.U7]" office:value-type="float" office:value="-0.01" calcext:value-type="float">
            <text:p>-0.01</text:p>
          </table:table-cell>
          <table:table-cell table:formula="of:=[.V127]-[.V7]" office:value-type="float" office:value="0.02" calcext:value-type="float">
            <text:p>0.02</text:p>
          </table:table-cell>
          <table:table-cell table:formula="of:=[.W127]-[.W7]" office:value-type="float" office:value="-0.04" calcext:value-type="float">
            <text:p>-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40a_Gelatinous_090</text:p>
          </table:table-cell>
          <table:table-cell table:formula="of:=[.C99]+[.Y55]" office:value-type="float" office:value="-0.0766666666666667" calcext:value-type="float">
            <text:p>-0.0766666666666667</text:p>
          </table:table-cell>
          <table:table-cell table:formula="of:=[.D99]+[.Z55]" office:value-type="float" office:value="0.105833333333333" calcext:value-type="float">
            <text:p>0.105833333333333</text:p>
          </table:table-cell>
          <table:table-cell table:formula="of:=[.E99]+[.AA55]" office:value-type="float" office:value="-0.576666666666667" calcext:value-type="float">
            <text:p>-0.576666666666667</text:p>
          </table:table-cell>
          <table:table-cell table:formula="of:=[.F99]+[.AB55]" office:value-type="float" office:value="-6.99666666666667" calcext:value-type="float">
            <text:p>-6.99666666666667</text:p>
          </table:table-cell>
          <table:table-cell table:number-columns-repeated="12"/>
          <table:table-cell table:style-name="ce28" office:value-type="string" calcext:value-type="string">
            <text:p>M_050_MorbidlyObese_090</text:p>
          </table:table-cell>
          <table:table-cell office:value-type="float" office:value="0.39" calcext:value-type="float">
            <text:p>0.3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T128]-[.T8]" office:value-type="float" office:value="-0.16" calcext:value-type="float">
            <text:p>-0.16</text:p>
          </table:table-cell>
          <table:table-cell table:formula="of:=[.U128]-[.U8]" office:value-type="float" office:value="0.01" calcext:value-type="float">
            <text:p>0.01</text:p>
          </table:table-cell>
          <table:table-cell table:formula="of:=[.V128]-[.V8]" office:value-type="float" office:value="0.02" calcext:value-type="float">
            <text:p>0.02</text:p>
          </table:table-cell>
          <table:table-cell table:formula="of:=[.W128]-[.W8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50a_Gelatinous_090</text:p>
          </table:table-cell>
          <table:table-cell table:formula="of:=[.C100]+[.Y56]" office:value-type="float" office:value="-0.0766666666666667" calcext:value-type="float">
            <text:p>-0.0766666666666667</text:p>
          </table:table-cell>
          <table:table-cell table:formula="of:=[.D100]+[.Z56]" office:value-type="float" office:value="0.105833333333333" calcext:value-type="float">
            <text:p>0.105833333333333</text:p>
          </table:table-cell>
          <table:table-cell table:formula="of:=[.E100]+[.AA56]" office:value-type="float" office:value="-0.776666666666667" calcext:value-type="float">
            <text:p>-0.776666666666667</text:p>
          </table:table-cell>
          <table:table-cell table:formula="of:=[.F100]+[.AB56]" office:value-type="float" office:value="-9.69666666666667" calcext:value-type="float">
            <text:p>-9.69666666666667</text:p>
          </table:table-cell>
          <table:table-cell table:number-columns-repeated="12"/>
          <table:table-cell table:style-name="ce28" office:value-type="string" calcext:value-type="string">
            <text:p>M_060_Lardy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T129]-[.T9]" office:value-type="float" office:value="-0.48" calcext:value-type="float">
            <text:p>-0.48</text:p>
          </table:table-cell>
          <table:table-cell table:formula="of:=[.U129]-[.U9]" office:value-type="float" office:value="0.04" calcext:value-type="float">
            <text:p>0.04</text:p>
          </table:table-cell>
          <table:table-cell table:formula="of:=[.V129]-[.V9]" office:value-type="float" office:value="0.07" calcext:value-type="float">
            <text:p>0.07</text:p>
          </table:table-cell>
          <table:table-cell table:formula="of:=[.W129]-[.W9]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60a_Gelatinous_090</text:p>
          </table:table-cell>
          <table:table-cell table:formula="of:=[.C101]+[.Y57]" office:value-type="float" office:value="-0.0766666666666667" calcext:value-type="float">
            <text:p>-0.0766666666666667</text:p>
          </table:table-cell>
          <table:table-cell table:formula="of:=[.D101]+[.Z57]" office:value-type="float" office:value="0.105833333333333" calcext:value-type="float">
            <text:p>0.105833333333333</text:p>
          </table:table-cell>
          <table:table-cell table:formula="of:=[.E101]+[.AA57]" office:value-type="float" office:value="-0.976666666666667" calcext:value-type="float">
            <text:p>-0.976666666666667</text:p>
          </table:table-cell>
          <table:table-cell table:formula="of:=[.F101]+[.AB57]" office:value-type="float" office:value="-12.4966666666667" calcext:value-type="float">
            <text:p>-12.4966666666667</text:p>
          </table:table-cell>
          <table:table-cell table:number-columns-repeated="12"/>
          <table:table-cell table:style-name="ce28" office:value-type="string" calcext:value-type="string">
            <text:p>M_070_Enorm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T130]-[.T10]" office:value-type="float" office:value="-0.9" calcext:value-type="float">
            <text:p>-0.9</text:p>
          </table:table-cell>
          <table:table-cell table:formula="of:=[.U130]-[.U10]" office:value-type="float" office:value="0.2" calcext:value-type="float">
            <text:p>0.2</text:p>
          </table:table-cell>
          <table:table-cell table:formula="of:=[.V130]-[.V10]" office:value-type="float" office:value="0.04" calcext:value-type="float">
            <text:p>0.04</text:p>
          </table:table-cell>
          <table:table-cell table:formula="of:=[.W130]-[.W10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70a_Gelatinous_090</text:p>
          </table:table-cell>
          <table:table-cell table:formula="of:=[.C102]+[.Y58]" office:value-type="float" office:value="-0.0766666666666667" calcext:value-type="float">
            <text:p>-0.0766666666666667</text:p>
          </table:table-cell>
          <table:table-cell table:formula="of:=[.D102]+[.Z58]" office:value-type="float" office:value="0.105833333333333" calcext:value-type="float">
            <text:p>0.105833333333333</text:p>
          </table:table-cell>
          <table:table-cell table:formula="of:=[.E102]+[.AA58]" office:value-type="float" office:value="-1.07666666666667" calcext:value-type="float">
            <text:p>-1.07666666666667</text:p>
          </table:table-cell>
          <table:table-cell table:formula="of:=[.F102]+[.AB58]" office:value-type="float" office:value="-15.2966666666667" calcext:value-type="float">
            <text:p>-15.2966666666667</text:p>
          </table:table-cell>
          <table:table-cell table:number-columns-repeated="12"/>
          <table:table-cell table:style-name="ce28" office:value-type="string" calcext:value-type="string">
            <text:p>M_080_Gigantic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31]-[.T11]" office:value-type="float" office:value="-1" calcext:value-type="float">
            <text:p>-1</text:p>
          </table:table-cell>
          <table:table-cell table:formula="of:=[.U131]-[.U11]" office:value-type="float" office:value="0.2" calcext:value-type="float">
            <text:p>0.2</text:p>
          </table:table-cell>
          <table:table-cell table:formula="of:=[.V131]-[.V11]" office:value-type="float" office:value="0.05" calcext:value-type="float">
            <text:p>0.05</text:p>
          </table:table-cell>
          <table:table-cell table:formula="of:=[.W131]-[.W11]" office:value-type="float" office:value="-0.06" calcext:value-type="float">
            <text:p>-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80a_Gelatinous_090</text:p>
          </table:table-cell>
          <table:table-cell table:formula="of:=[.C103]+[.Y59]" office:value-type="float" office:value="-0.0766666666666667" calcext:value-type="float">
            <text:p>-0.0766666666666667</text:p>
          </table:table-cell>
          <table:table-cell table:formula="of:=[.D103]+[.Z59]" office:value-type="float" office:value="0.105833333333333" calcext:value-type="float">
            <text:p>0.105833333333333</text:p>
          </table:table-cell>
          <table:table-cell table:formula="of:=[.E103]+[.AA59]" office:value-type="float" office:value="-1.37666666666667" calcext:value-type="float">
            <text:p>-1.37666666666667</text:p>
          </table:table-cell>
          <table:table-cell table:formula="of:=[.F103]+[.AB59]" office:value-type="float" office:value="-18.8966666666667" calcext:value-type="float">
            <text:p>-18.8966666666667</text:p>
          </table:table-cell>
          <table:table-cell table:number-columns-repeated="12"/>
          <table:table-cell table:style-name="ce28" office:value-type="string" calcext:value-type="string">
            <text:p>M_090_Titanic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T132]-[.T12]" office:value-type="float" office:value="-1.1" calcext:value-type="float">
            <text:p>-1.1</text:p>
          </table:table-cell>
          <table:table-cell table:formula="of:=[.U132]-[.U12]" office:value-type="float" office:value="-0.1" calcext:value-type="float">
            <text:p>-0.1</text:p>
          </table:table-cell>
          <table:table-cell table:formula="of:=[.V132]-[.V12]" office:value-type="float" office:value="-0.03" calcext:value-type="float">
            <text:p>-0.03</text:p>
          </table:table-cell>
          <table:table-cell table:formula="of:=[.W132]-[.W12]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0a_Gelatinous_090</text:p>
          </table:table-cell>
          <table:table-cell table:formula="of:=[.C104]+[.Y60]" office:value-type="float" office:value="-0.0766666666666667" calcext:value-type="float">
            <text:p>-0.0766666666666667</text:p>
          </table:table-cell>
          <table:table-cell table:formula="of:=[.D104]+[.Z60]" office:value-type="float" office:value="0.105833333333333" calcext:value-type="float">
            <text:p>0.105833333333333</text:p>
          </table:table-cell>
          <table:table-cell table:formula="of:=[.E104]+[.AA60]" office:value-type="float" office:value="-1.67666666666667" calcext:value-type="float">
            <text:p>-1.67666666666667</text:p>
          </table:table-cell>
          <table:table-cell table:formula="of:=[.F104]+[.AB60]" office:value-type="float" office:value="-22.5966666666667" calcext:value-type="float">
            <text:p>-22.5966666666667</text:p>
          </table:table-cell>
          <table:table-cell table:number-columns-repeated="12"/>
          <table:table-cell table:style-name="ce28" office:value-type="string" calcext:value-type="string">
            <text:p>M_1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1" calcext:value-type="float">
            <text:p>-0.21</text:p>
          </table:table-cell>
          <table:table-cell/>
          <table:table-cell table:formula="of:=[.T133]-[.T13]" office:value-type="float" office:value="0" calcext:value-type="float">
            <text:p>0</text:p>
          </table:table-cell>
          <table:table-cell table:formula="of:=[.U133]-[.U13]" office:value-type="float" office:value="0" calcext:value-type="float">
            <text:p>0</text:p>
          </table:table-cell>
          <table:table-cell table:formula="of:=[.V133]-[.V13]" office:value-type="float" office:value="0.01" calcext:value-type="float">
            <text:p>0.01</text:p>
          </table:table-cell>
          <table:table-cell table:formula="of:=[.W133]-[.W13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5a_Gelatinous_090</text:p>
          </table:table-cell>
          <table:table-cell table:formula="of:=[.C105]+[.Y61]" office:value-type="float" office:value="-0.0766666666666667" calcext:value-type="float">
            <text:p>-0.0766666666666667</text:p>
          </table:table-cell>
          <table:table-cell table:formula="of:=[.D105]+[.Z61]" office:value-type="float" office:value="0.105833333333333" calcext:value-type="float">
            <text:p>0.105833333333333</text:p>
          </table:table-cell>
          <table:table-cell table:formula="of:=[.E105]+[.AA61]" office:value-type="float" office:value="-1.99666666666667" calcext:value-type="float">
            <text:p>-1.99666666666667</text:p>
          </table:table-cell>
          <table:table-cell table:formula="of:=[.F105]+[.AB61]" office:value-type="float" office:value="-27.0966666666667" calcext:value-type="float">
            <text:p>-27.0966666666667</text:p>
          </table:table-cell>
          <table:table-cell table:number-columns-repeated="12"/>
          <table:table-cell table:style-name="ce28" office:value-type="string" calcext:value-type="string">
            <text:p>M_1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/>
          <table:table-cell table:formula="of:=[.T134]-[.T14]" office:value-type="float" office:value="0" calcext:value-type="float">
            <text:p>0</text:p>
          </table:table-cell>
          <table:table-cell table:formula="of:=[.U134]-[.U14]" office:value-type="float" office:value="0" calcext:value-type="float">
            <text:p>0</text:p>
          </table:table-cell>
          <table:table-cell table:formula="of:=[.V134]-[.V14]" office:value-type="float" office:value="-0.01" calcext:value-type="float">
            <text:p>-0.01</text:p>
          </table:table-cell>
          <table:table-cell table:formula="of:=[.W134]-[.W14]" office:value-type="float" office:value="0.12" calcext:value-type="float">
            <text:p>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5_Thick</text:p>
          </table:table-cell>
          <table:table-cell table:formula="of:=[.C75]+[.Y62]" office:value-type="float" office:value="-0.0766666666666667" calcext:value-type="float">
            <text:p>-0.0766666666666667</text:p>
          </table:table-cell>
          <table:table-cell table:formula="of:=[.D75]+[.Z62]" office:value-type="float" office:value="-0.0241666666666667" calcext:value-type="float">
            <text:p>-0.0241666666666667</text:p>
          </table:table-cell>
          <table:table-cell table:formula="of:=[.E75]+[.AA62]" office:value-type="float" office:value="-0.0166666666666667" calcext:value-type="float">
            <text:p>-0.0166666666666667</text:p>
          </table:table-cell>
          <table:table-cell table:formula="of:=[.F75]+[.AB62]" office:value-type="float" office:value="0.0633333333333333" calcext:value-type="float">
            <text:p>0.0633333333333333</text:p>
          </table:table-cell>
          <table:table-cell table:number-columns-repeated="12"/>
          <table:table-cell table:style-name="ce28" office:value-type="string" calcext:value-type="string">
            <text:p>M_2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" calcext:value-type="float">
            <text:p>-0.34</text:p>
          </table:table-cell>
          <table:table-cell/>
          <table:table-cell table:formula="of:=[.T135]-[.T15]" office:value-type="float" office:value="0" calcext:value-type="float">
            <text:p>0</text:p>
          </table:table-cell>
          <table:table-cell table:formula="of:=[.U135]-[.U15]" office:value-type="float" office:value="0" calcext:value-type="float">
            <text:p>0</text:p>
          </table:table-cell>
          <table:table-cell table:formula="of:=[.V135]-[.V15]" office:value-type="float" office:value="0" calcext:value-type="float">
            <text:p>0</text:p>
          </table:table-cell>
          <table:table-cell table:formula="of:=[.W135]-[.W15]" office:value-type="float" office:value="0.12" calcext:value-type="float">
            <text:p>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6_Chonky</text:p>
          </table:table-cell>
          <table:table-cell table:formula="of:=[.C76]+[.Y63]" office:value-type="float" office:value="0.00333333333333333" calcext:value-type="float">
            <text:p>0.00333333333333333</text:p>
          </table:table-cell>
          <table:table-cell table:formula="of:=[.D76]+[.Z63]" office:value-type="float" office:value="-0.0241666666666667" calcext:value-type="float">
            <text:p>-0.0241666666666667</text:p>
          </table:table-cell>
          <table:table-cell table:formula="of:=[.E76]+[.AA63]" office:value-type="float" office:value="-0.0166666666666667" calcext:value-type="float">
            <text:p>-0.0166666666666667</text:p>
          </table:table-cell>
          <table:table-cell table:formula="of:=[.F76]+[.AB63]" office:value-type="float" office:value="0.0633333333333333" calcext:value-type="float">
            <text:p>0.0633333333333333</text:p>
          </table:table-cell>
          <table:table-cell table:number-columns-repeated="12"/>
          <table:table-cell table:style-name="ce28" office:value-type="string" calcext:value-type="string">
            <text:p>M_2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4" calcext:value-type="float">
            <text:p>-0.44</text:p>
          </table:table-cell>
          <table:table-cell/>
          <table:table-cell table:formula="of:=[.T136]-[.T16]" office:value-type="float" office:value="0" calcext:value-type="float">
            <text:p>0</text:p>
          </table:table-cell>
          <table:table-cell table:formula="of:=[.U136]-[.U16]" office:value-type="float" office:value="0" calcext:value-type="float">
            <text:p>0</text:p>
          </table:table-cell>
          <table:table-cell table:formula="of:=[.V136]-[.V16]" office:value-type="float" office:value="0" calcext:value-type="float">
            <text:p>0</text:p>
          </table:table-cell>
          <table:table-cell table:formula="of:=[.W136]-[.W16]" office:value-type="float" office:value="0.11" calcext:value-type="float">
            <text:p>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_Chubby</text:p>
          </table:table-cell>
          <table:table-cell table:formula="of:=[.C77]+[.Y64]" office:value-type="float" office:value="0.0833333333333333" calcext:value-type="float">
            <text:p>0.0833333333333333</text:p>
          </table:table-cell>
          <table:table-cell table:formula="of:=[.D77]+[.Z64]" office:value-type="float" office:value="-0.0241666666666667" calcext:value-type="float">
            <text:p>-0.0241666666666667</text:p>
          </table:table-cell>
          <table:table-cell table:formula="of:=[.E77]+[.AA64]" office:value-type="float" office:value="-0.0166666666666667" calcext:value-type="float">
            <text:p>-0.0166666666666667</text:p>
          </table:table-cell>
          <table:table-cell table:formula="of:=[.F77]+[.AB64]" office:value-type="float" office:value="0.0333333333333333" calcext:value-type="float">
            <text:p>0.0333333333333333</text:p>
          </table:table-cell>
          <table:table-cell table:number-columns-repeated="12"/>
          <table:table-cell table:style-name="ce28" office:value-type="string" calcext:value-type="string">
            <text:p>M_3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2" calcext:value-type="float">
            <text:p>-0.52</text:p>
          </table:table-cell>
          <table:table-cell/>
          <table:table-cell table:formula="of:=[.T137]-[.T17]" office:value-type="float" office:value="0" calcext:value-type="float">
            <text:p>0</text:p>
          </table:table-cell>
          <table:table-cell table:formula="of:=[.U137]-[.U17]" office:value-type="float" office:value="0" calcext:value-type="float">
            <text:p>0</text:p>
          </table:table-cell>
          <table:table-cell table:formula="of:=[.V137]-[.V17]" office:value-type="float" office:value="0" calcext:value-type="float">
            <text:p>0</text:p>
          </table:table-cell>
          <table:table-cell table:formula="of:=[.W137]-[.W17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_Corpulent</text:p>
          </table:table-cell>
          <table:table-cell table:formula="of:=[.C78]+[.Y65]" office:value-type="float" office:value="0.253333333333333" calcext:value-type="float">
            <text:p>0.253333333333333</text:p>
          </table:table-cell>
          <table:table-cell table:formula="of:=[.D78]+[.Z65]" office:value-type="float" office:value="-0.00416666666666667" calcext:value-type="float">
            <text:p>-0.00416666666666667</text:p>
          </table:table-cell>
          <table:table-cell table:formula="of:=[.E78]+[.AA65]" office:value-type="float" office:value="-0.0266666666666667" calcext:value-type="float">
            <text:p>-0.0266666666666667</text:p>
          </table:table-cell>
          <table:table-cell table:formula="of:=[.F78]+[.AB65]" office:value-type="float" office:value="0.0433333333333333" calcext:value-type="float">
            <text:p>0.0433333333333333</text:p>
          </table:table-cell>
          <table:table-cell table:number-columns-repeated="12"/>
          <table:table-cell table:style-name="ce28" office:value-type="string" calcext:value-type="string">
            <text:p>M_3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[.T138]-[.T18]" office:value-type="float" office:value="0" calcext:value-type="float">
            <text:p>0</text:p>
          </table:table-cell>
          <table:table-cell table:formula="of:=[.U138]-[.U18]" office:value-type="float" office:value="0" calcext:value-type="float">
            <text:p>0</text:p>
          </table:table-cell>
          <table:table-cell table:formula="of:=[.V138]-[.V18]" office:value-type="float" office:value="-0.01" calcext:value-type="float">
            <text:p>-0.01</text:p>
          </table:table-cell>
          <table:table-cell table:formula="of:=[.W138]-[.W18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_Fat</text:p>
          </table:table-cell>
          <table:table-cell table:formula="of:=[.C79]+[.Y66]" office:value-type="float" office:value="0.293333333333333" calcext:value-type="float">
            <text:p>0.293333333333333</text:p>
          </table:table-cell>
          <table:table-cell table:formula="of:=[.D79]+[.Z66]" office:value-type="float" office:value="0.0758333333333333" calcext:value-type="float">
            <text:p>0.0758333333333333</text:p>
          </table:table-cell>
          <table:table-cell table:formula="of:=[.E79]+[.AA66]" office:value-type="float" office:value="-0.0166666666666667" calcext:value-type="float">
            <text:p>-0.0166666666666667</text:p>
          </table:table-cell>
          <table:table-cell table:formula="of:=[.F79]+[.AB66]" office:value-type="float" office:value="0.0933333333333334" calcext:value-type="float">
            <text:p>0.0933333333333334</text:p>
          </table:table-cell>
          <table:table-cell table:number-columns-repeated="12"/>
          <table:table-cell table:style-name="ce28" office:value-type="string" calcext:value-type="string">
            <text:p>M_4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3" calcext:value-type="float">
            <text:p>-0.73</text:p>
          </table:table-cell>
          <table:table-cell/>
          <table:table-cell table:formula="of:=[.T139]-[.T19]" office:value-type="float" office:value="0" calcext:value-type="float">
            <text:p>0</text:p>
          </table:table-cell>
          <table:table-cell table:formula="of:=[.U139]-[.U19]" office:value-type="float" office:value="0" calcext:value-type="float">
            <text:p>0</text:p>
          </table:table-cell>
          <table:table-cell table:formula="of:=[.V139]-[.V19]" office:value-type="float" office:value="-0.02" calcext:value-type="float">
            <text:p>-0.02</text:p>
          </table:table-cell>
          <table:table-cell table:formula="of:=[.W139]-[.W19]" office:value-type="float" office:value="0.14" calcext:value-type="float">
            <text:p>0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_Obese</text:p>
          </table:table-cell>
          <table:table-cell table:formula="of:=[.C80]+[.Y67]" office:value-type="float" office:value="0.413333333333333" calcext:value-type="float">
            <text:p>0.413333333333333</text:p>
          </table:table-cell>
          <table:table-cell table:formula="of:=[.D80]+[.Z67]" office:value-type="float" office:value="0.145833333333333" calcext:value-type="float">
            <text:p>0.145833333333333</text:p>
          </table:table-cell>
          <table:table-cell table:formula="of:=[.E80]+[.AA67]" office:value-type="float" office:value="0.0133333333333333" calcext:value-type="float">
            <text:p>0.0133333333333333</text:p>
          </table:table-cell>
          <table:table-cell table:formula="of:=[.F80]+[.AB67]" office:value-type="float" office:value="0.0933333333333333" calcext:value-type="float">
            <text:p>0.0933333333333333</text:p>
          </table:table-cell>
          <table:table-cell table:number-columns-repeated="12"/>
          <table:table-cell table:style-name="ce28" office:value-type="string" calcext:value-type="string">
            <text:p>M_4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88" calcext:value-type="float">
            <text:p>-0.88</text:p>
          </table:table-cell>
          <table:table-cell/>
          <table:table-cell table:formula="of:=[.T140]-[.T20]" office:value-type="float" office:value="0" calcext:value-type="float">
            <text:p>0</text:p>
          </table:table-cell>
          <table:table-cell table:formula="of:=[.U140]-[.U20]" office:value-type="float" office:value="0" calcext:value-type="float">
            <text:p>0</text:p>
          </table:table-cell>
          <table:table-cell table:formula="of:=[.V140]-[.V20]" office:value-type="float" office:value="-0.01" calcext:value-type="float">
            <text:p>-0.01</text:p>
          </table:table-cell>
          <table:table-cell table:formula="of:=[.W140]-[.W20]"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_MorbidlyObese</text:p>
          </table:table-cell>
          <table:table-cell table:formula="of:=[.C81]+[.Y68]" office:value-type="float" office:value="0.543333333333333" calcext:value-type="float">
            <text:p>0.543333333333333</text:p>
          </table:table-cell>
          <table:table-cell table:formula="of:=[.D81]+[.Z68]" office:value-type="float" office:value="0.125833333333333" calcext:value-type="float">
            <text:p>0.125833333333333</text:p>
          </table:table-cell>
          <table:table-cell table:formula="of:=[.E81]+[.AA68]" office:value-type="float" office:value="-0.0266666666666667" calcext:value-type="float">
            <text:p>-0.0266666666666667</text:p>
          </table:table-cell>
          <table:table-cell table:formula="of:=[.F81]+[.AB68]" office:value-type="float" office:value="0.0433333333333333" calcext:value-type="float">
            <text:p>0.0433333333333333</text:p>
          </table:table-cell>
          <table:table-cell table:number-columns-repeated="12"/>
          <table:table-cell table:style-name="ce28" office:value-type="string" calcext:value-type="string">
            <text:p>M_5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3" calcext:value-type="float">
            <text:p>-1.13</text:p>
          </table:table-cell>
          <table:table-cell/>
          <table:table-cell table:formula="of:=[.T141]-[.T21]" office:value-type="float" office:value="0" calcext:value-type="float">
            <text:p>0</text:p>
          </table:table-cell>
          <table:table-cell table:formula="of:=[.U141]-[.U21]" office:value-type="float" office:value="0" calcext:value-type="float">
            <text:p>0</text:p>
          </table:table-cell>
          <table:table-cell table:formula="of:=[.V141]-[.V21]" office:value-type="float" office:value="-0.01" calcext:value-type="float">
            <text:p>-0.01</text:p>
          </table:table-cell>
          <table:table-cell table:formula="of:=[.W141]-[.W21]" office:value-type="float" office:value="0.21" calcext:value-type="float">
            <text:p>0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_Lardy</text:p>
          </table:table-cell>
          <table:table-cell table:formula="of:=[.C82]+[.Y69]" office:value-type="float" office:value="0.533333333333333" calcext:value-type="float">
            <text:p>0.533333333333333</text:p>
          </table:table-cell>
          <table:table-cell table:formula="of:=[.D82]+[.Z69]" office:value-type="float" office:value="0.125833333333333" calcext:value-type="float">
            <text:p>0.125833333333333</text:p>
          </table:table-cell>
          <table:table-cell table:formula="of:=[.E82]+[.AA69]" office:value-type="float" office:value="-0.0266666666666667" calcext:value-type="float">
            <text:p>-0.0266666666666667</text:p>
          </table:table-cell>
          <table:table-cell table:formula="of:=[.F82]+[.AB69]" office:value-type="float" office:value="0.213333333333333" calcext:value-type="float">
            <text:p>0.213333333333333</text:p>
          </table:table-cell>
          <table:table-cell table:number-columns-repeated="12"/>
          <table:table-cell table:style-name="ce28" office:value-type="string" calcext:value-type="string">
            <text:p>M_9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62" calcext:value-type="float">
            <text:p>-1.62</text:p>
          </table:table-cell>
          <table:table-cell/>
          <table:table-cell table:formula="of:=[.T142]-[.T22]" office:value-type="float" office:value="0" calcext:value-type="float">
            <text:p>0</text:p>
          </table:table-cell>
          <table:table-cell table:formula="of:=[.U142]-[.U22]" office:value-type="float" office:value="0" calcext:value-type="float">
            <text:p>0</text:p>
          </table:table-cell>
          <table:table-cell table:formula="of:=[.V142]-[.V22]" office:value-type="float" office:value="-0.01" calcext:value-type="float">
            <text:p>-0.01</text:p>
          </table:table-cell>
          <table:table-cell table:formula="of:=[.W142]-[.W22]" office:value-type="float" office:value="0.26" calcext:value-type="float">
            <text:p>0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_Enormous</text:p>
          </table:table-cell>
          <table:table-cell table:formula="of:=[.C83]+[.Y70]" office:value-type="float" office:value="0.773333333333333" calcext:value-type="float">
            <text:p>0.773333333333333</text:p>
          </table:table-cell>
          <table:table-cell table:formula="of:=[.D83]+[.Z70]" office:value-type="float" office:value="0.125833333333333" calcext:value-type="float">
            <text:p>0.125833333333333</text:p>
          </table:table-cell>
          <table:table-cell table:formula="of:=[.E83]+[.AA70]" office:value-type="float" office:value="-0.00666666666666667" calcext:value-type="float">
            <text:p>-0.00666666666666667</text:p>
          </table:table-cell>
          <table:table-cell table:formula="of:=[.F83]+[.AB70]" office:value-type="float" office:value="0.0933333333333333" calcext:value-type="float">
            <text:p>0.0933333333333333</text:p>
          </table:table-cell>
          <table:table-cell table:number-columns-repeated="12"/>
          <table:table-cell table:style-name="ce28" office:value-type="string" calcext:value-type="string">
            <text:p>M_91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97" calcext:value-type="float">
            <text:p>-1.97</text:p>
          </table:table-cell>
          <table:table-cell/>
          <table:table-cell table:formula="of:=[.T143]-[.T23]" office:value-type="float" office:value="0" calcext:value-type="float">
            <text:p>0</text:p>
          </table:table-cell>
          <table:table-cell table:formula="of:=[.U143]-[.U23]" office:value-type="float" office:value="0" calcext:value-type="float">
            <text:p>0</text:p>
          </table:table-cell>
          <table:table-cell table:formula="of:=[.V143]-[.V23]" office:value-type="float" office:value="-0.01" calcext:value-type="float">
            <text:p>-0.01</text:p>
          </table:table-cell>
          <table:table-cell table:formula="of:=[.W143]-[.W23]"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_Gigantic</text:p>
          </table:table-cell>
          <table:table-cell table:formula="of:=[.C84]+[.Y71]" office:value-type="float" office:value="0.793333333333333" calcext:value-type="float">
            <text:p>0.793333333333333</text:p>
          </table:table-cell>
          <table:table-cell table:formula="of:=[.D84]+[.Z71]" office:value-type="float" office:value="0.145833333333333" calcext:value-type="float">
            <text:p>0.145833333333333</text:p>
          </table:table-cell>
          <table:table-cell table:formula="of:=[.E84]+[.AA71]" office:value-type="float" office:value="-0.0466666666666667" calcext:value-type="float">
            <text:p>-0.0466666666666667</text:p>
          </table:table-cell>
          <table:table-cell table:formula="of:=[.F84]+[.AB71]" office:value-type="float" office:value="-0.0766666666666667" calcext:value-type="float">
            <text:p>-0.0766666666666667</text:p>
          </table:table-cell>
          <table:table-cell table:number-columns-repeated="12"/>
          <table:table-cell table:style-name="ce28" office:value-type="string" calcext:value-type="string">
            <text:p>M_92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2.57" calcext:value-type="float">
            <text:p>-2.57</text:p>
          </table:table-cell>
          <table:table-cell/>
          <table:table-cell table:formula="of:=[.T144]-[.T24]" office:value-type="float" office:value="0" calcext:value-type="float">
            <text:p>0</text:p>
          </table:table-cell>
          <table:table-cell table:formula="of:=[.U144]-[.U24]" office:value-type="float" office:value="0" calcext:value-type="float">
            <text:p>0</text:p>
          </table:table-cell>
          <table:table-cell table:formula="of:=[.V144]-[.V24]" office:value-type="float" office:value="-0.01" calcext:value-type="float">
            <text:p>-0.01</text:p>
          </table:table-cell>
          <table:table-cell table:formula="of:=[.W144]-[.W24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_Titanic</text:p>
          </table:table-cell>
          <table:table-cell table:formula="of:=[.C85]+[.Y72]" office:value-type="float" office:value="-0.0766666666666667" calcext:value-type="float">
            <text:p>-0.0766666666666667</text:p>
          </table:table-cell>
          <table:table-cell table:formula="of:=[.D85]+[.Z72]" office:value-type="float" office:value="0.105833333333333" calcext:value-type="float">
            <text:p>0.105833333333333</text:p>
          </table:table-cell>
          <table:table-cell table:formula="of:=[.E85]+[.AA72]" office:value-type="float" office:value="-0.0266666666666667" calcext:value-type="float">
            <text:p>-0.0266666666666667</text:p>
          </table:table-cell>
          <table:table-cell table:formula="of:=[.F85]+[.AB72]" office:value-type="float" office:value="-0.0666666666666667" calcext:value-type="float">
            <text:p>-0.0666666666666667</text:p>
          </table:table-cell>
          <table:table-cell table:number-columns-repeated="12"/>
          <table:table-cell table:style-name="ce28" office:value-type="string" calcext:value-type="string">
            <text:p>M_93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3.27" calcext:value-type="float">
            <text:p>-3.27</text:p>
          </table:table-cell>
          <table:table-cell/>
          <table:table-cell table:formula="of:=[.T145]-[.T25]" office:value-type="float" office:value="0" calcext:value-type="float">
            <text:p>0</text:p>
          </table:table-cell>
          <table:table-cell table:formula="of:=[.U145]-[.U25]" office:value-type="float" office:value="0" calcext:value-type="float">
            <text:p>0</text:p>
          </table:table-cell>
          <table:table-cell table:formula="of:=[.V145]-[.V25]" office:value-type="float" office:value="-0.01" calcext:value-type="float">
            <text:p>-0.01</text:p>
          </table:table-cell>
          <table:table-cell table:formula="of:=[.W145]-[.W25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_Gelatinous</text:p>
          </table:table-cell>
          <table:table-cell table:formula="of:=[.C86]+[.Y73]" office:value-type="float" office:value="-0.0766666666666667" calcext:value-type="float">
            <text:p>-0.0766666666666667</text:p>
          </table:table-cell>
          <table:table-cell table:formula="of:=[.D86]+[.Z73]" office:value-type="float" office:value="0.105833333333333" calcext:value-type="float">
            <text:p>0.105833333333333</text:p>
          </table:table-cell>
          <table:table-cell table:formula="of:=[.E86]+[.AA73]" office:value-type="float" office:value="-0.00666666666666667" calcext:value-type="float">
            <text:p>-0.00666666666666667</text:p>
          </table:table-cell>
          <table:table-cell table:formula="of:=[.F86]+[.AB73]" office:value-type="float" office:value="-0.586666666666667" calcext:value-type="float">
            <text:p>-0.586666666666667</text:p>
          </table:table-cell>
          <table:table-cell table:number-columns-repeated="12"/>
          <table:table-cell table:style-name="ce28" office:value-type="string" calcext:value-type="string">
            <text:p>M_94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4.47" calcext:value-type="float">
            <text:p>-4.47</text:p>
          </table:table-cell>
          <table:table-cell/>
          <table:table-cell table:formula="of:=[.T146]-[.T26]" office:value-type="float" office:value="0" calcext:value-type="float">
            <text:p>0</text:p>
          </table:table-cell>
          <table:table-cell table:formula="of:=[.U146]-[.U26]" office:value-type="float" office:value="0" calcext:value-type="float">
            <text:p>0</text:p>
          </table:table-cell>
          <table:table-cell table:formula="of:=[.V146]-[.V26]" office:value-type="float" office:value="-0.01" calcext:value-type="float">
            <text:p>-0.01</text:p>
          </table:table-cell>
          <table:table-cell table:formula="of:=[.W146]-[.W26]"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_Gelatinous</text:p>
          </table:table-cell>
          <table:table-cell table:formula="of:=[.C87]+[.Y74]" office:value-type="float" office:value="-0.0766666666666667" calcext:value-type="float">
            <text:p>-0.0766666666666667</text:p>
          </table:table-cell>
          <table:table-cell table:formula="of:=[.D87]+[.Z74]" office:value-type="float" office:value="0.105833333333333" calcext:value-type="float">
            <text:p>0.105833333333333</text:p>
          </table:table-cell>
          <table:table-cell table:formula="of:=[.E87]+[.AA74]" office:value-type="float" office:value="-0.00666666666666667" calcext:value-type="float">
            <text:p>-0.00666666666666667</text:p>
          </table:table-cell>
          <table:table-cell table:formula="of:=[.F87]+[.AB74]" office:value-type="float" office:value="-0.686666666666667" calcext:value-type="float">
            <text:p>-0.686666666666667</text:p>
          </table:table-cell>
          <table:table-cell table:number-columns-repeated="12"/>
          <table:table-cell table:style-name="ce28" office:value-type="string" calcext:value-type="string">
            <text:p>M_9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6.27" calcext:value-type="float">
            <text:p>-6.27</text:p>
          </table:table-cell>
          <table:table-cell/>
          <table:table-cell table:formula="of:=[.T147]-[.T27]" office:value-type="float" office:value="0" calcext:value-type="float">
            <text:p>0</text:p>
          </table:table-cell>
          <table:table-cell table:formula="of:=[.U147]-[.U27]" office:value-type="float" office:value="0" calcext:value-type="float">
            <text:p>0</text:p>
          </table:table-cell>
          <table:table-cell table:formula="of:=[.V147]-[.V27]" office:value-type="float" office:value="-0.01" calcext:value-type="float">
            <text:p>-0.01</text:p>
          </table:table-cell>
          <table:table-cell table:formula="of:=[.W147]-[.W27]" office:value-type="float" office:value="0.430000000000001" calcext:value-type="float">
            <text:p>0.43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_Gelatinous</text:p>
          </table:table-cell>
          <table:table-cell table:formula="of:=[.C88]+[.Y75]" office:value-type="float" office:value="-0.0766666666666667" calcext:value-type="float">
            <text:p>-0.0766666666666667</text:p>
          </table:table-cell>
          <table:table-cell table:formula="of:=[.D88]+[.Z75]" office:value-type="float" office:value="0.105833333333333" calcext:value-type="float">
            <text:p>0.105833333333333</text:p>
          </table:table-cell>
          <table:table-cell table:formula="of:=[.E88]+[.AA75]" office:value-type="float" office:value="0.00333333333333333" calcext:value-type="float">
            <text:p>0.00333333333333333</text:p>
          </table:table-cell>
          <table:table-cell table:formula="of:=[.F88]+[.AB75]" office:value-type="float" office:value="-0.846666666666667" calcext:value-type="float">
            <text:p>-0.846666666666667</text:p>
          </table:table-cell>
          <table:table-cell table:number-columns-repeated="12"/>
          <table:table-cell table:style-name="ce28" office:value-type="string" calcext:value-type="string">
            <text:p>M_96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8.07" calcext:value-type="float">
            <text:p>-8.07</text:p>
          </table:table-cell>
          <table:table-cell/>
          <table:table-cell table:formula="of:=[.T148]-[.T28]" office:value-type="float" office:value="0" calcext:value-type="float">
            <text:p>0</text:p>
          </table:table-cell>
          <table:table-cell table:formula="of:=[.U148]-[.U28]" office:value-type="float" office:value="0" calcext:value-type="float">
            <text:p>0</text:p>
          </table:table-cell>
          <table:table-cell table:formula="of:=[.V148]-[.V28]" office:value-type="float" office:value="-0.01" calcext:value-type="float">
            <text:p>-0.01</text:p>
          </table:table-cell>
          <table:table-cell table:formula="of:=[.W148]-[.W28]" office:value-type="float" office:value="0.629999999999999" calcext:value-type="float">
            <text:p>0.629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_Gelatinous</text:p>
          </table:table-cell>
          <table:table-cell table:formula="of:=[.C89]+[.Y76]" office:value-type="float" office:value="-0.0766666666666667" calcext:value-type="float">
            <text:p>-0.0766666666666667</text:p>
          </table:table-cell>
          <table:table-cell table:formula="of:=[.D89]+[.Z76]" office:value-type="float" office:value="0.105833333333333" calcext:value-type="float">
            <text:p>0.105833333333333</text:p>
          </table:table-cell>
          <table:table-cell table:formula="of:=[.E89]+[.AA76]" office:value-type="float" office:value="0.00333333333333333" calcext:value-type="float">
            <text:p>0.00333333333333333</text:p>
          </table:table-cell>
          <table:table-cell table:formula="of:=[.F89]+[.AB76]" office:value-type="float" office:value="-0.956666666666667" calcext:value-type="float">
            <text:p>-0.956666666666667</text:p>
          </table:table-cell>
          <table:table-cell table:number-columns-repeated="12"/>
          <table:table-cell table:style-name="ce28" office:value-type="string" calcext:value-type="string">
            <text:p>M_97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.7" calcext:value-type="float">
            <text:p>-10.7</text:p>
          </table:table-cell>
          <table:table-cell/>
          <table:table-cell table:formula="of:=[.T149]-[.T29]" office:value-type="float" office:value="0" calcext:value-type="float">
            <text:p>0</text:p>
          </table:table-cell>
          <table:table-cell table:formula="of:=[.U149]-[.U29]" office:value-type="float" office:value="0" calcext:value-type="float">
            <text:p>0</text:p>
          </table:table-cell>
          <table:table-cell table:formula="of:=[.V149]-[.V29]" office:value-type="float" office:value="-0.01" calcext:value-type="float">
            <text:p>-0.01</text:p>
          </table:table-cell>
          <table:table-cell table:formula="of:=[.W149]-[.W29]" office:value-type="float" office:value="0.100000000000001" calcext:value-type="float">
            <text:p>0.10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_Gelatinous</text:p>
          </table:table-cell>
          <table:table-cell table:formula="of:=[.C90]+[.Y77]" office:value-type="float" office:value="-0.0766666666666667" calcext:value-type="float">
            <text:p>-0.0766666666666667</text:p>
          </table:table-cell>
          <table:table-cell table:formula="of:=[.D90]+[.Z77]" office:value-type="float" office:value="0.105833333333333" calcext:value-type="float">
            <text:p>0.105833333333333</text:p>
          </table:table-cell>
          <table:table-cell table:formula="of:=[.E90]+[.AA77]" office:value-type="float" office:value="0.00333333333333333" calcext:value-type="float">
            <text:p>0.00333333333333333</text:p>
          </table:table-cell>
          <table:table-cell table:formula="of:=[.F90]+[.AB77]" office:value-type="float" office:value="-1.12666666666667" calcext:value-type="float">
            <text:p>-1.12666666666667</text:p>
          </table:table-cell>
          <table:table-cell table:number-columns-repeated="12"/>
          <table:table-cell table:style-name="ce28" office:value-type="string" calcext:value-type="string">
            <text:p>M_98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7" calcext:value-type="float">
            <text:p>-12.7</text:p>
          </table:table-cell>
          <table:table-cell/>
          <table:table-cell table:formula="of:=[.T150]-[.T30]" office:value-type="float" office:value="0" calcext:value-type="float">
            <text:p>0</text:p>
          </table:table-cell>
          <table:table-cell table:formula="of:=[.U150]-[.U30]" office:value-type="float" office:value="0" calcext:value-type="float">
            <text:p>0</text:p>
          </table:table-cell>
          <table:table-cell table:formula="of:=[.V150]-[.V30]" office:value-type="float" office:value="-0.01" calcext:value-type="float">
            <text:p>-0.01</text:p>
          </table:table-cell>
          <table:table-cell table:formula="of:=[.W150]-[.W30]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_Gelatinous</text:p>
          </table:table-cell>
          <table:table-cell table:formula="of:=[.C91]+[.Y78]" office:value-type="float" office:value="-0.0766666666666667" calcext:value-type="float">
            <text:p>-0.0766666666666667</text:p>
          </table:table-cell>
          <table:table-cell table:formula="of:=[.D91]+[.Z78]" office:value-type="float" office:value="0.105833333333333" calcext:value-type="float">
            <text:p>0.105833333333333</text:p>
          </table:table-cell>
          <table:table-cell table:formula="of:=[.E91]+[.AA78]" office:value-type="float" office:value="0.00333333333333333" calcext:value-type="float">
            <text:p>0.00333333333333333</text:p>
          </table:table-cell>
          <table:table-cell table:formula="of:=[.F91]+[.AB78]" office:value-type="float" office:value="-1.25666666666667" calcext:value-type="float">
            <text:p>-1.25666666666667</text:p>
          </table:table-cell>
          <table:table-cell table:number-columns-repeated="12"/>
          <table:table-cell table:style-name="ce28" office:value-type="string" calcext:value-type="string">
            <text:p>M_99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07" calcext:value-type="float">
            <text:p>-15.07</text:p>
          </table:table-cell>
          <table:table-cell/>
          <table:table-cell table:formula="of:=[.T151]-[.T31]" office:value-type="float" office:value="0" calcext:value-type="float">
            <text:p>0</text:p>
          </table:table-cell>
          <table:table-cell table:formula="of:=[.U151]-[.U31]" office:value-type="float" office:value="0" calcext:value-type="float">
            <text:p>0</text:p>
          </table:table-cell>
          <table:table-cell table:formula="of:=[.V151]-[.V31]" office:value-type="float" office:value="-0.01" calcext:value-type="float">
            <text:p>-0.01</text:p>
          </table:table-cell>
          <table:table-cell table:formula="of:=[.W151]-[.W31]" office:value-type="float" office:value="0.43" calcext:value-type="float">
            <text:p>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_Gelatinous</text:p>
          </table:table-cell>
          <table:table-cell table:formula="of:=[.C92]+[.Y79]" office:value-type="float" office:value="-0.0766666666666667" calcext:value-type="float">
            <text:p>-0.0766666666666667</text:p>
          </table:table-cell>
          <table:table-cell table:formula="of:=[.D92]+[.Z79]" office:value-type="float" office:value="0.105833333333333" calcext:value-type="float">
            <text:p>0.105833333333333</text:p>
          </table:table-cell>
          <table:table-cell table:formula="of:=[.E92]+[.AA79]" office:value-type="float" office:value="0.00333333333333333" calcext:value-type="float">
            <text:p>0.00333333333333333</text:p>
          </table:table-cell>
          <table:table-cell table:formula="of:=[.F92]+[.AB79]" office:value-type="float" office:value="-1.46666666666667" calcext:value-type="float">
            <text:p>-1.46666666666667</text:p>
          </table:table-cell>
          <table:table-cell table:number-columns-repeated="12"/>
          <table:table-cell table:style-name="ce28" office:value-type="string" calcext:value-type="string">
            <text:p>M_995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07" calcext:value-type="float">
            <text:p>-18.07</text:p>
          </table:table-cell>
          <table:table-cell/>
          <table:table-cell table:formula="of:=[.T152]-[.T32]" office:value-type="float" office:value="0" calcext:value-type="float">
            <text:p>0</text:p>
          </table:table-cell>
          <table:table-cell table:formula="of:=[.U152]-[.U32]" office:value-type="float" office:value="0" calcext:value-type="float">
            <text:p>0</text:p>
          </table:table-cell>
          <table:table-cell table:formula="of:=[.V152]-[.V32]" office:value-type="float" office:value="-0.01" calcext:value-type="float">
            <text:p>-0.01</text:p>
          </table:table-cell>
          <table:table-cell table:formula="of:=[.W152]-[.W32]" office:value-type="float" office:value="0.93" calcext:value-type="float">
            <text:p>0.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_Gelatinous</text:p>
          </table:table-cell>
          <table:table-cell table:formula="of:=[.C93]+[.Y80]" office:value-type="float" office:value="-0.0766666666666667" calcext:value-type="float">
            <text:p>-0.0766666666666667</text:p>
          </table:table-cell>
          <table:table-cell table:formula="of:=[.D93]+[.Z80]" office:value-type="float" office:value="0.105833333333333" calcext:value-type="float">
            <text:p>0.105833333333333</text:p>
          </table:table-cell>
          <table:table-cell table:formula="of:=[.E93]+[.AA80]" office:value-type="float" office:value="0.0233333333333333" calcext:value-type="float">
            <text:p>0.0233333333333333</text:p>
          </table:table-cell>
          <table:table-cell table:formula="of:=[.F93]+[.AB80]" office:value-type="float" office:value="-1.73666666666667" calcext:value-type="float">
            <text:p>-1.73666666666667</text:p>
          </table:table-cell>
          <table:table-cell table:number-columns-repeated="12"/>
          <table:table-cell table:style-name="ce28" office:value-type="string" calcext:value-type="string">
            <text:p>M_005_Thick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/>
          <table:table-cell table:formula="of:=[.T153]-[.T2]" office:value-type="float" office:value="0.1" calcext:value-type="float">
            <text:p>0.1</text:p>
          </table:table-cell>
          <table:table-cell table:formula="of:=[.U153]-[.U2]" office:value-type="float" office:value="-0.05" calcext:value-type="float">
            <text:p>-0.05</text:p>
          </table:table-cell>
          <table:table-cell table:formula="of:=[.V153]-[.V2]" office:value-type="float" office:value="0.01" calcext:value-type="float">
            <text:p>0.01</text:p>
          </table:table-cell>
          <table:table-cell table:formula="of:=[.W153]-[.W2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_Gelatinous</text:p>
          </table:table-cell>
          <table:table-cell table:formula="of:=[.C94]+[.Y81]" office:value-type="float" office:value="-0.0766666666666667" calcext:value-type="float">
            <text:p>-0.0766666666666667</text:p>
          </table:table-cell>
          <table:table-cell table:formula="of:=[.D94]+[.Z81]" office:value-type="float" office:value="0.105833333333333" calcext:value-type="float">
            <text:p>0.105833333333333</text:p>
          </table:table-cell>
          <table:table-cell table:formula="of:=[.E94]+[.AA81]" office:value-type="float" office:value="0.0233333333333333" calcext:value-type="float">
            <text:p>0.0233333333333333</text:p>
          </table:table-cell>
          <table:table-cell table:formula="of:=[.F94]+[.AB81]" office:value-type="float" office:value="-2.09666666666667" calcext:value-type="float">
            <text:p>-2.09666666666667</text:p>
          </table:table-cell>
          <table:table-cell table:number-columns-repeated="12"/>
          <table:table-cell table:style-name="ce28" office:value-type="string" calcext:value-type="string">
            <text:p>M_006_Chonky</text:p>
          </table:table-cell>
          <table:table-cell office:value-type="float" office:value="0.09" calcext:value-type="float">
            <text:p>0.09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54]-[.T3]" office:value-type="float" office:value="0.09" calcext:value-type="float">
            <text:p>0.09</text:p>
          </table:table-cell>
          <table:table-cell table:formula="of:=[.U154]-[.U3]" office:value-type="float" office:value="-0.09" calcext:value-type="float">
            <text:p>-0.09</text:p>
          </table:table-cell>
          <table:table-cell table:formula="of:=[.V154]-[.V3]" office:value-type="float" office:value="0.02" calcext:value-type="float">
            <text:p>0.02</text:p>
          </table:table-cell>
          <table:table-cell table:formula="of:=[.W154]-[.W3]" office:value-type="float" office:value="-0.11" calcext:value-type="float">
            <text:p>-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_Gelatinous</text:p>
          </table:table-cell>
          <table:table-cell table:formula="of:=[.C95]+[.Y82]" office:value-type="float" office:value="-0.0766666666666667" calcext:value-type="float">
            <text:p>-0.0766666666666667</text:p>
          </table:table-cell>
          <table:table-cell table:formula="of:=[.D95]+[.Z82]" office:value-type="float" office:value="0.105833333333333" calcext:value-type="float">
            <text:p>0.105833333333333</text:p>
          </table:table-cell>
          <table:table-cell table:formula="of:=[.E95]+[.AA82]" office:value-type="float" office:value="0.0233333333333333" calcext:value-type="float">
            <text:p>0.0233333333333333</text:p>
          </table:table-cell>
          <table:table-cell table:formula="of:=[.F95]+[.AB82]" office:value-type="float" office:value="-2.69666666666667" calcext:value-type="float">
            <text:p>-2.69666666666667</text:p>
          </table:table-cell>
          <table:table-cell table:number-columns-repeated="12"/>
          <table:table-cell table:style-name="ce28" office:value-type="string" calcext:value-type="string">
            <text:p>M_010_Chubby</text:p>
          </table:table-cell>
          <table:table-cell office:value-type="float" office:value="0.09" calcext:value-type="float">
            <text:p>0.09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6" calcext:value-type="float">
            <text:p>-0.16</text:p>
          </table:table-cell>
          <table:table-cell/>
          <table:table-cell table:formula="of:=[.T155]-[.T4]" office:value-type="float" office:value="0.01" calcext:value-type="float">
            <text:p>0.01</text:p>
          </table:table-cell>
          <table:table-cell table:formula="of:=[.U155]-[.U4]" office:value-type="float" office:value="-0.1" calcext:value-type="float">
            <text:p>-0.1</text:p>
          </table:table-cell>
          <table:table-cell table:formula="of:=[.V155]-[.V4]" office:value-type="float" office:value="-0.01" calcext:value-type="float">
            <text:p>-0.01</text:p>
          </table:table-cell>
          <table:table-cell table:formula="of:=[.W155]-[.W4]" office:value-type="float" office:value="-0.23" calcext:value-type="float">
            <text:p>-0.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10_Gelatinous</text:p>
          </table:table-cell>
          <table:table-cell table:formula="of:=[.C96]+[.Y83]" office:value-type="float" office:value="-0.0766666666666667" calcext:value-type="float">
            <text:p>-0.0766666666666667</text:p>
          </table:table-cell>
          <table:table-cell table:formula="of:=[.D96]+[.Z83]" office:value-type="float" office:value="0.105833333333333" calcext:value-type="float">
            <text:p>0.105833333333333</text:p>
          </table:table-cell>
          <table:table-cell table:formula="of:=[.E96]+[.AA83]" office:value-type="float" office:value="0.0233333333333333" calcext:value-type="float">
            <text:p>0.0233333333333333</text:p>
          </table:table-cell>
          <table:table-cell table:formula="of:=[.F96]+[.AB83]" office:value-type="float" office:value="-3.29666666666667" calcext:value-type="float">
            <text:p>-3.29666666666667</text:p>
          </table:table-cell>
          <table:table-cell table:number-columns-repeated="12"/>
          <table:table-cell table:style-name="ce28" office:value-type="string" calcext:value-type="string">
            <text:p>M_020_Corpulent</text:p>
          </table:table-cell>
          <table:table-cell office:value-type="float" office:value="0.35" calcext:value-type="float">
            <text:p>0.35</text:p>
          </table:table-cell>
          <table:table-cell office:value-type="float" office:value="-0.21" calcext:value-type="float">
            <text:p>-0.21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56]-[.T5]" office:value-type="float" office:value="0.2" calcext:value-type="float">
            <text:p>0.2</text:p>
          </table:table-cell>
          <table:table-cell table:formula="of:=[.U156]-[.U5]" office:value-type="float" office:value="-0.14" calcext:value-type="float">
            <text:p>-0.14</text:p>
          </table:table-cell>
          <table:table-cell table:formula="of:=[.V156]-[.V5]" office:value-type="float" office:value="0.06" calcext:value-type="float">
            <text:p>0.06</text:p>
          </table:table-cell>
          <table:table-cell table:formula="of:=[.W156]-[.W5]" office:value-type="float" office:value="-0.16" calcext:value-type="float">
            <text:p>-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20_Gelatinous</text:p>
          </table:table-cell>
          <table:table-cell table:formula="of:=[.C97]+[.Y84]" office:value-type="float" office:value="-0.0766666666666667" calcext:value-type="float">
            <text:p>-0.0766666666666667</text:p>
          </table:table-cell>
          <table:table-cell table:formula="of:=[.D97]+[.Z84]" office:value-type="float" office:value="0.105833333333333" calcext:value-type="float">
            <text:p>0.105833333333333</text:p>
          </table:table-cell>
          <table:table-cell table:formula="of:=[.E97]+[.AA84]" office:value-type="float" office:value="0.123333333333333" calcext:value-type="float">
            <text:p>0.123333333333333</text:p>
          </table:table-cell>
          <table:table-cell table:formula="of:=[.F97]+[.AB84]" office:value-type="float" office:value="-4.49666666666667" calcext:value-type="float">
            <text:p>-4.49666666666667</text:p>
          </table:table-cell>
          <table:table-cell table:number-columns-repeated="12"/>
          <table:table-cell table:style-name="ce28" office:value-type="string" calcext:value-type="string">
            <text:p>M_030_Fat</text:p>
          </table:table-cell>
          <table:table-cell office:value-type="float" office:value="0.35" calcext:value-type="float">
            <text:p>0.35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57]-[.T6]" office:value-type="float" office:value="0.02" calcext:value-type="float">
            <text:p>0.02</text:p>
          </table:table-cell>
          <table:table-cell table:formula="of:=[.U157]-[.U6]" office:value-type="float" office:value="-0.14" calcext:value-type="float">
            <text:p>-0.14</text:p>
          </table:table-cell>
          <table:table-cell table:formula="of:=[.V157]-[.V6]" office:value-type="float" office:value="0.03" calcext:value-type="float">
            <text:p>0.03</text:p>
          </table:table-cell>
          <table:table-cell table:formula="of:=[.W157]-[.W6]" office:value-type="float" office:value="-0.18" calcext:value-type="float">
            <text:p>-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30_Gelatinous</text:p>
          </table:table-cell>
          <table:table-cell table:formula="of:=[.C98]+[.Y85]" office:value-type="float" office:value="-0.0766666666666667" calcext:value-type="float">
            <text:p>-0.0766666666666667</text:p>
          </table:table-cell>
          <table:table-cell table:formula="of:=[.D98]+[.Z85]" office:value-type="float" office:value="0.105833333333333" calcext:value-type="float">
            <text:p>0.105833333333333</text:p>
          </table:table-cell>
          <table:table-cell table:formula="of:=[.E98]+[.AA85]" office:value-type="float" office:value="0.123333333333333" calcext:value-type="float">
            <text:p>0.123333333333333</text:p>
          </table:table-cell>
          <table:table-cell table:formula="of:=[.F98]+[.AB85]" office:value-type="float" office:value="-6.39666666666667" calcext:value-type="float">
            <text:p>-6.39666666666667</text:p>
          </table:table-cell>
          <table:table-cell table:number-columns-repeated="12"/>
          <table:table-cell table:style-name="ce28" office:value-type="string" calcext:value-type="string">
            <text:p>M_040_Obese</text:p>
          </table:table-cell>
          <table:table-cell office:value-type="float" office:value="0.56" calcext:value-type="float">
            <text:p>0.5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158]-[.T7]" office:value-type="float" office:value="0.13" calcext:value-type="float">
            <text:p>0.13</text:p>
          </table:table-cell>
          <table:table-cell table:formula="of:=[.U158]-[.U7]" office:value-type="float" office:value="-0.1" calcext:value-type="float">
            <text:p>-0.1</text:p>
          </table:table-cell>
          <table:table-cell table:formula="of:=[.V158]-[.V7]" office:value-type="float" office:value="0.02" calcext:value-type="float">
            <text:p>0.02</text:p>
          </table:table-cell>
          <table:table-cell table:formula="of:=[.W158]-[.W7]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40_Gelatinous</text:p>
          </table:table-cell>
          <table:table-cell table:formula="of:=[.C99]+[.Y86]" office:value-type="float" office:value="-0.0766666666666667" calcext:value-type="float">
            <text:p>-0.0766666666666667</text:p>
          </table:table-cell>
          <table:table-cell table:formula="of:=[.D99]+[.Z86]" office:value-type="float" office:value="0.105833333333333" calcext:value-type="float">
            <text:p>0.105833333333333</text:p>
          </table:table-cell>
          <table:table-cell table:formula="of:=[.E99]+[.AA86]" office:value-type="float" office:value="0.123333333333333" calcext:value-type="float">
            <text:p>0.123333333333333</text:p>
          </table:table-cell>
          <table:table-cell table:formula="of:=[.F99]+[.AB86]" office:value-type="float" office:value="-8.19666666666667" calcext:value-type="float">
            <text:p>-8.19666666666667</text:p>
          </table:table-cell>
          <table:table-cell table:number-columns-repeated="12"/>
          <table:table-cell table:style-name="ce28" office:value-type="string" calcext:value-type="string">
            <text:p>M_050_MorbidlyObese</text:p>
          </table:table-cell>
          <table:table-cell office:value-type="float" office:value="0.56" calcext:value-type="float">
            <text:p>0.5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T159]-[.T8]" office:value-type="float" office:value="0.01" calcext:value-type="float">
            <text:p>0.01</text:p>
          </table:table-cell>
          <table:table-cell table:formula="of:=[.U159]-[.U8]" office:value-type="float" office:value="-0.08" calcext:value-type="float">
            <text:p>-0.08</text:p>
          </table:table-cell>
          <table:table-cell table:formula="of:=[.V159]-[.V8]" office:value-type="float" office:value="0.02" calcext:value-type="float">
            <text:p>0.02</text:p>
          </table:table-cell>
          <table:table-cell table:formula="of:=[.W159]-[.W8]"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50_Gelatinous</text:p>
          </table:table-cell>
          <table:table-cell table:formula="of:=[.C100]+[.Y87]" office:value-type="float" office:value="-0.0766666666666667" calcext:value-type="float">
            <text:p>-0.0766666666666667</text:p>
          </table:table-cell>
          <table:table-cell table:formula="of:=[.D100]+[.Z87]" office:value-type="float" office:value="0.105833333333333" calcext:value-type="float">
            <text:p>0.105833333333333</text:p>
          </table:table-cell>
          <table:table-cell table:formula="of:=[.E100]+[.AA87]" office:value-type="float" office:value="0.123333333333333" calcext:value-type="float">
            <text:p>0.123333333333333</text:p>
          </table:table-cell>
          <table:table-cell table:formula="of:=[.F100]+[.AB87]" office:value-type="float" office:value="-9.99666666666667" calcext:value-type="float">
            <text:p>-9.99666666666667</text:p>
          </table:table-cell>
          <table:table-cell table:number-columns-repeated="12"/>
          <table:table-cell table:style-name="ce28" office:value-type="string" calcext:value-type="string">
            <text:p>M_060_Lar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T160]-[.T9]" office:value-type="float" office:value="-0.48" calcext:value-type="float">
            <text:p>-0.48</text:p>
          </table:table-cell>
          <table:table-cell table:formula="of:=[.U160]-[.U9]" office:value-type="float" office:value="0.04" calcext:value-type="float">
            <text:p>0.04</text:p>
          </table:table-cell>
          <table:table-cell table:formula="of:=[.V160]-[.V9]" office:value-type="float" office:value="0.08" calcext:value-type="float">
            <text:p>0.08</text:p>
          </table:table-cell>
          <table:table-cell table:formula="of:=[.W160]-[.W9]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60_Gelatinous</text:p>
          </table:table-cell>
          <table:table-cell table:formula="of:=[.C101]+[.Y88]" office:value-type="float" office:value="-0.0766666666666667" calcext:value-type="float">
            <text:p>-0.0766666666666667</text:p>
          </table:table-cell>
          <table:table-cell table:formula="of:=[.D101]+[.Z88]" office:value-type="float" office:value="0.105833333333333" calcext:value-type="float">
            <text:p>0.105833333333333</text:p>
          </table:table-cell>
          <table:table-cell table:formula="of:=[.E101]+[.AA88]" office:value-type="float" office:value="0.123333333333333" calcext:value-type="float">
            <text:p>0.123333333333333</text:p>
          </table:table-cell>
          <table:table-cell table:formula="of:=[.F101]+[.AB88]" office:value-type="float" office:value="-12.4966666666667" calcext:value-type="float">
            <text:p>-12.4966666666667</text:p>
          </table:table-cell>
          <table:table-cell table:number-columns-repeated="12"/>
          <table:table-cell table:style-name="ce28" office:value-type="string" calcext:value-type="string">
            <text:p>M_070_Enorm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/>
          <table:table-cell table:formula="of:=[.T161]-[.T10]" office:value-type="float" office:value="-0.9" calcext:value-type="float">
            <text:p>-0.9</text:p>
          </table:table-cell>
          <table:table-cell table:formula="of:=[.U161]-[.U10]" office:value-type="float" office:value="0.2" calcext:value-type="float">
            <text:p>0.2</text:p>
          </table:table-cell>
          <table:table-cell table:formula="of:=[.V161]-[.V10]" office:value-type="float" office:value="0.04" calcext:value-type="float">
            <text:p>0.04</text:p>
          </table:table-cell>
          <table:table-cell table:formula="of:=[.W161]-[.W10]" office:value-type="float" office:value="-0.11" calcext:value-type="float">
            <text:p>-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70_Gelatinous</text:p>
          </table:table-cell>
          <table:table-cell table:formula="of:=[.C102]+[.Y89]" office:value-type="float" office:value="-0.0766666666666667" calcext:value-type="float">
            <text:p>-0.0766666666666667</text:p>
          </table:table-cell>
          <table:table-cell table:formula="of:=[.D102]+[.Z89]" office:value-type="float" office:value="0.105833333333333" calcext:value-type="float">
            <text:p>0.105833333333333</text:p>
          </table:table-cell>
          <table:table-cell table:formula="of:=[.E102]+[.AA89]" office:value-type="float" office:value="0.123333333333333" calcext:value-type="float">
            <text:p>0.123333333333333</text:p>
          </table:table-cell>
          <table:table-cell table:formula="of:=[.F102]+[.AB89]" office:value-type="float" office:value="-14.9966666666667" calcext:value-type="float">
            <text:p>-14.9966666666667</text:p>
          </table:table-cell>
          <table:table-cell table:number-columns-repeated="12"/>
          <table:table-cell table:style-name="ce28" office:value-type="string" calcext:value-type="string">
            <text:p>M_080_Gigan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8" calcext:value-type="float">
            <text:p>-0.18</text:p>
          </table:table-cell>
          <table:table-cell/>
          <table:table-cell table:formula="of:=[.T162]-[.T11]" office:value-type="float" office:value="-1" calcext:value-type="float">
            <text:p>-1</text:p>
          </table:table-cell>
          <table:table-cell table:formula="of:=[.U162]-[.U11]" office:value-type="float" office:value="0.2" calcext:value-type="float">
            <text:p>0.2</text:p>
          </table:table-cell>
          <table:table-cell table:formula="of:=[.V162]-[.V11]" office:value-type="float" office:value="0.07" calcext:value-type="float">
            <text:p>0.07</text:p>
          </table:table-cell>
          <table:table-cell table:formula="of:=[.W162]-[.W11]" office:value-type="float" office:value="-0.18" calcext:value-type="float">
            <text:p>-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80_Gelatinous</text:p>
          </table:table-cell>
          <table:table-cell table:formula="of:=[.C103]+[.Y90]" office:value-type="float" office:value="-0.0766666666666667" calcext:value-type="float">
            <text:p>-0.0766666666666667</text:p>
          </table:table-cell>
          <table:table-cell table:formula="of:=[.D103]+[.Z90]" office:value-type="float" office:value="0.105833333333333" calcext:value-type="float">
            <text:p>0.105833333333333</text:p>
          </table:table-cell>
          <table:table-cell table:formula="of:=[.E103]+[.AA90]" office:value-type="float" office:value="0.223333333333333" calcext:value-type="float">
            <text:p>0.223333333333333</text:p>
          </table:table-cell>
          <table:table-cell table:formula="of:=[.F103]+[.AB90]" office:value-type="float" office:value="-18.0966666666667" calcext:value-type="float">
            <text:p>-18.0966666666667</text:p>
          </table:table-cell>
          <table:table-cell table:number-columns-repeated="12"/>
          <table:table-cell table:style-name="ce28" office:value-type="string" calcext:value-type="string">
            <text:p>M_090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T163]-[.T12]" office:value-type="float" office:value="-1.1" calcext:value-type="float">
            <text:p>-1.1</text:p>
          </table:table-cell>
          <table:table-cell table:formula="of:=[.U163]-[.U12]" office:value-type="float" office:value="-0.1" calcext:value-type="float">
            <text:p>-0.1</text:p>
          </table:table-cell>
          <table:table-cell table:formula="of:=[.V163]-[.V12]" office:value-type="float" office:value="-0.05" calcext:value-type="float">
            <text:p>-0.05</text:p>
          </table:table-cell>
          <table:table-cell table:formula="of:=[.W163]-[.W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0_Gelatinous</text:p>
          </table:table-cell>
          <table:table-cell table:formula="of:=[.C104]+[.Y91]" office:value-type="float" office:value="-0.0766666666666667" calcext:value-type="float">
            <text:p>-0.0766666666666667</text:p>
          </table:table-cell>
          <table:table-cell table:formula="of:=[.D104]+[.Z91]" office:value-type="float" office:value="0.105833333333333" calcext:value-type="float">
            <text:p>0.105833333333333</text:p>
          </table:table-cell>
          <table:table-cell table:formula="of:=[.E104]+[.AA91]" office:value-type="float" office:value="0.223333333333333" calcext:value-type="float">
            <text:p>0.223333333333333</text:p>
          </table:table-cell>
          <table:table-cell table:formula="of:=[.F104]+[.AB91]" office:value-type="float" office:value="-21.0966666666667" calcext:value-type="float">
            <text:p>-21.0966666666667</text:p>
          </table:table-cell>
          <table:table-cell table:number-columns-repeated="12"/>
          <table:table-cell table:style-name="ce28" office:value-type="string" calcext:value-type="string">
            <text:p>M_1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7" calcext:value-type="float">
            <text:p>-0.47</text:p>
          </table:table-cell>
          <table:table-cell/>
          <table:table-cell table:formula="of:=[.T164]-[.T13]" office:value-type="float" office:value="0" calcext:value-type="float">
            <text:p>0</text:p>
          </table:table-cell>
          <table:table-cell table:formula="of:=[.U164]-[.U13]" office:value-type="float" office:value="0" calcext:value-type="float">
            <text:p>0</text:p>
          </table:table-cell>
          <table:table-cell table:formula="of:=[.V164]-[.V13]" office:value-type="float" office:value="0.02" calcext:value-type="float">
            <text:p>0.02</text:p>
          </table:table-cell>
          <table:table-cell table:formula="of:=[.W164]-[.W13]" office:value-type="float" office:value="-0.16" calcext:value-type="float">
            <text:p>-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5_Gelatinous</text:p>
          </table:table-cell>
          <table:table-cell table:formula="of:=[.C105]+[.Y92]" office:value-type="float" office:value="-0.0766666666666667" calcext:value-type="float">
            <text:p>-0.0766666666666667</text:p>
          </table:table-cell>
          <table:table-cell table:formula="of:=[.D105]+[.Z92]" office:value-type="float" office:value="0.105833333333333" calcext:value-type="float">
            <text:p>0.105833333333333</text:p>
          </table:table-cell>
          <table:table-cell table:formula="of:=[.E105]+[.AA92]" office:value-type="float" office:value="0.223333333333333" calcext:value-type="float">
            <text:p>0.223333333333333</text:p>
          </table:table-cell>
          <table:table-cell table:formula="of:=[.F105]+[.AB92]" office:value-type="float" office:value="-24.0966666666667" calcext:value-type="float">
            <text:p>-24.0966666666667</text:p>
          </table:table-cell>
          <table:table-cell table:number-columns-repeated="12"/>
          <table:table-cell table:style-name="ce28" office:value-type="string" calcext:value-type="string">
            <text:p>M_1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0.6" calcext:value-type="float">
            <text:p>-0.6</text:p>
          </table:table-cell>
          <table:table-cell/>
          <table:table-cell table:formula="of:=[.T165]-[.T14]" office:value-type="float" office:value="0" calcext:value-type="float">
            <text:p>0</text:p>
          </table:table-cell>
          <table:table-cell table:formula="of:=[.U165]-[.U14]" office:value-type="float" office:value="0" calcext:value-type="float">
            <text:p>0</text:p>
          </table:table-cell>
          <table:table-cell table:formula="of:=[.V165]-[.V14]" office:value-type="float" office:value="0" calcext:value-type="float">
            <text:p>0</text:p>
          </table:table-cell>
          <table:table-cell table:formula="of:=[.W165]-[.W14]" office:value-type="float" office:value="-0.22" calcext:value-type="float">
            <text:p>-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formula="of:=[.C77]+[.Y93]" office:value-type="float" office:value="0.0833333333333333" calcext:value-type="float">
            <text:p>0.0833333333333333</text:p>
          </table:table-cell>
          <table:table-cell table:formula="of:=[.D77]+[.Z93]" office:value-type="float" office:value="-0.0841666666666667" calcext:value-type="float">
            <text:p>-0.0841666666666667</text:p>
          </table:table-cell>
          <table:table-cell table:formula="of:=[.E77]+[.AA93]" office:value-type="float" office:value="-0.0166666666666667" calcext:value-type="float">
            <text:p>-0.0166666666666667</text:p>
          </table:table-cell>
          <table:table-cell table:formula="of:=[.F77]+[.AB93]" office:value-type="float" office:value="0.0633333333333333" calcext:value-type="float">
            <text:p>0.0633333333333333</text:p>
          </table:table-cell>
          <table:table-cell table:number-columns-repeated="12"/>
          <table:table-cell table:style-name="ce28" office:value-type="string" calcext:value-type="string">
            <text:p>M_20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0.73" calcext:value-type="float">
            <text:p>-0.73</text:p>
          </table:table-cell>
          <table:table-cell/>
          <table:table-cell table:formula="of:=[.T166]-[.T15]" office:value-type="float" office:value="0" calcext:value-type="float">
            <text:p>0</text:p>
          </table:table-cell>
          <table:table-cell table:formula="of:=[.U166]-[.U15]" office:value-type="float" office:value="0" calcext:value-type="float">
            <text:p>0</text:p>
          </table:table-cell>
          <table:table-cell table:formula="of:=[.V166]-[.V15]" office:value-type="float" office:value="0.01" calcext:value-type="float">
            <text:p>0.01</text:p>
          </table:table-cell>
          <table:table-cell table:formula="of:=[.W166]-[.W15]" office:value-type="float" office:value="-0.27" calcext:value-type="float">
            <text:p>-0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formula="of:=[.C78]+[.Y94]" office:value-type="float" office:value="0.253333333333333" calcext:value-type="float">
            <text:p>0.253333333333333</text:p>
          </table:table-cell>
          <table:table-cell table:formula="of:=[.D78]+[.Z94]" office:value-type="float" office:value="-0.00416666666666667" calcext:value-type="float">
            <text:p>-0.00416666666666667</text:p>
          </table:table-cell>
          <table:table-cell table:formula="of:=[.E78]+[.AA94]" office:value-type="float" office:value="-0.0166666666666667" calcext:value-type="float">
            <text:p>-0.0166666666666667</text:p>
          </table:table-cell>
          <table:table-cell table:formula="of:=[.F78]+[.AB94]" office:value-type="float" office:value="0.0633333333333333" calcext:value-type="float">
            <text:p>0.0633333333333333</text:p>
          </table:table-cell>
          <table:table-cell table:number-columns-repeated="12"/>
          <table:table-cell table:style-name="ce28" office:value-type="string" calcext:value-type="string">
            <text:p>M_2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81" calcext:value-type="float">
            <text:p>-0.81</text:p>
          </table:table-cell>
          <table:table-cell/>
          <table:table-cell table:formula="of:=[.T167]-[.T16]" office:value-type="float" office:value="0" calcext:value-type="float">
            <text:p>0</text:p>
          </table:table-cell>
          <table:table-cell table:formula="of:=[.U167]-[.U16]" office:value-type="float" office:value="0" calcext:value-type="float">
            <text:p>0</text:p>
          </table:table-cell>
          <table:table-cell table:formula="of:=[.V167]-[.V16]" office:value-type="float" office:value="0" calcext:value-type="float">
            <text:p>0</text:p>
          </table:table-cell>
          <table:table-cell table:formula="of:=[.W167]-[.W16]" office:value-type="float" office:value="-0.26" calcext:value-type="float">
            <text:p>-0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formula="of:=[.C79]+[.Y95]" office:value-type="float" office:value="0.293333333333333" calcext:value-type="float">
            <text:p>0.293333333333333</text:p>
          </table:table-cell>
          <table:table-cell table:formula="of:=[.D79]+[.Z95]" office:value-type="float" office:value="0.125833333333333" calcext:value-type="float">
            <text:p>0.125833333333333</text:p>
          </table:table-cell>
          <table:table-cell table:formula="of:=[.E79]+[.AA95]" office:value-type="float" office:value="-0.0166666666666667" calcext:value-type="float">
            <text:p>-0.0166666666666667</text:p>
          </table:table-cell>
          <table:table-cell table:formula="of:=[.F79]+[.AB95]" office:value-type="float" office:value="0.0733333333333334" calcext:value-type="float">
            <text:p>0.0733333333333334</text:p>
          </table:table-cell>
          <table:table-cell table:number-columns-repeated="12"/>
          <table:table-cell table:style-name="ce28" office:value-type="string" calcext:value-type="string">
            <text:p>M_3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5" calcext:value-type="float">
            <text:p>-0.95</text:p>
          </table:table-cell>
          <table:table-cell/>
          <table:table-cell table:formula="of:=[.T168]-[.T17]" office:value-type="float" office:value="0" calcext:value-type="float">
            <text:p>0</text:p>
          </table:table-cell>
          <table:table-cell table:formula="of:=[.U168]-[.U17]" office:value-type="float" office:value="0" calcext:value-type="float">
            <text:p>0</text:p>
          </table:table-cell>
          <table:table-cell table:formula="of:=[.V168]-[.V17]" office:value-type="float" office:value="0" calcext:value-type="float">
            <text:p>0</text:p>
          </table:table-cell>
          <table:table-cell table:formula="of:=[.W168]-[.W17]" office:value-type="float" office:value="-0.3" calcext:value-type="float">
            <text:p>-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formula="of:=[.C80]+[.Y96]" office:value-type="float" office:value="0.373333333333333" calcext:value-type="float">
            <text:p>0.373333333333333</text:p>
          </table:table-cell>
          <table:table-cell table:formula="of:=[.D80]+[.Z96]" office:value-type="float" office:value="0.0958333333333333" calcext:value-type="float">
            <text:p>0.0958333333333333</text:p>
          </table:table-cell>
          <table:table-cell table:formula="of:=[.E80]+[.AA96]" office:value-type="float" office:value="-0.0166666666666667" calcext:value-type="float">
            <text:p>-0.0166666666666667</text:p>
          </table:table-cell>
          <table:table-cell table:formula="of:=[.F80]+[.AB96]" office:value-type="float" office:value="0.0733333333333333" calcext:value-type="float">
            <text:p>0.0733333333333333</text:p>
          </table:table-cell>
          <table:table-cell table:number-columns-repeated="12"/>
          <table:table-cell table:style-name="ce28" office:value-type="string" calcext:value-type="string">
            <text:p>M_3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.13" calcext:value-type="float">
            <text:p>-1.13</text:p>
          </table:table-cell>
          <table:table-cell/>
          <table:table-cell table:formula="of:=[.T169]-[.T18]" office:value-type="float" office:value="0" calcext:value-type="float">
            <text:p>0</text:p>
          </table:table-cell>
          <table:table-cell table:formula="of:=[.U169]-[.U18]" office:value-type="float" office:value="0" calcext:value-type="float">
            <text:p>0</text:p>
          </table:table-cell>
          <table:table-cell table:formula="of:=[.V169]-[.V18]" office:value-type="float" office:value="-0.01" calcext:value-type="float">
            <text:p>-0.01</text:p>
          </table:table-cell>
          <table:table-cell table:formula="of:=[.W169]-[.W18]"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formula="of:=[.C81]+[.Y97]" office:value-type="float" office:value="0.513333333333333" calcext:value-type="float">
            <text:p>0.513333333333333</text:p>
          </table:table-cell>
          <table:table-cell table:formula="of:=[.D81]+[.Z97]" office:value-type="float" office:value="0.0658333333333333" calcext:value-type="float">
            <text:p>0.0658333333333333</text:p>
          </table:table-cell>
          <table:table-cell table:formula="of:=[.E81]+[.AA97]" office:value-type="float" office:value="-0.0166666666666667" calcext:value-type="float">
            <text:p>-0.0166666666666667</text:p>
          </table:table-cell>
          <table:table-cell table:formula="of:=[.F81]+[.AB97]" office:value-type="float" office:value="0.0733333333333333" calcext:value-type="float">
            <text:p>0.0733333333333333</text:p>
          </table:table-cell>
          <table:table-cell table:number-columns-repeated="12"/>
          <table:table-cell table:style-name="ce28" office:value-type="string" calcext:value-type="string">
            <text:p>M_4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35" calcext:value-type="float">
            <text:p>-1.35</text:p>
          </table:table-cell>
          <table:table-cell/>
          <table:table-cell table:formula="of:=[.T170]-[.T19]" office:value-type="float" office:value="0" calcext:value-type="float">
            <text:p>0</text:p>
          </table:table-cell>
          <table:table-cell table:formula="of:=[.U170]-[.U19]" office:value-type="float" office:value="0" calcext:value-type="float">
            <text:p>0</text:p>
          </table:table-cell>
          <table:table-cell table:formula="of:=[.V170]-[.V19]" office:value-type="float" office:value="-0.02" calcext:value-type="float">
            <text:p>-0.02</text:p>
          </table:table-cell>
          <table:table-cell table:formula="of:=[.W170]-[.W19]" office:value-type="float" office:value="-0.48" calcext:value-type="float">
            <text:p>-0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formula="of:=[.C82]+[.Y98]" office:value-type="float" office:value="0.533333333333333" calcext:value-type="float">
            <text:p>0.533333333333333</text:p>
          </table:table-cell>
          <table:table-cell table:formula="of:=[.D82]+[.Z98]" office:value-type="float" office:value="0.125833333333333" calcext:value-type="float">
            <text:p>0.125833333333333</text:p>
          </table:table-cell>
          <table:table-cell table:formula="of:=[.E82]+[.AA98]" office:value-type="float" office:value="-0.00666666666666667" calcext:value-type="float">
            <text:p>-0.00666666666666667</text:p>
          </table:table-cell>
          <table:table-cell table:formula="of:=[.F82]+[.AB98]" office:value-type="float" office:value="0.273333333333333" calcext:value-type="float">
            <text:p>0.273333333333333</text:p>
          </table:table-cell>
          <table:table-cell table:number-columns-repeated="12"/>
          <table:table-cell table:style-name="ce28" office:value-type="string" calcext:value-type="string">
            <text:p>M_4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.62" calcext:value-type="float">
            <text:p>-1.62</text:p>
          </table:table-cell>
          <table:table-cell/>
          <table:table-cell table:formula="of:=[.T171]-[.T20]" office:value-type="float" office:value="0" calcext:value-type="float">
            <text:p>0</text:p>
          </table:table-cell>
          <table:table-cell table:formula="of:=[.U171]-[.U20]" office:value-type="float" office:value="0" calcext:value-type="float">
            <text:p>0</text:p>
          </table:table-cell>
          <table:table-cell table:formula="of:=[.V171]-[.V20]" office:value-type="float" office:value="-0.01" calcext:value-type="float">
            <text:p>-0.01</text:p>
          </table:table-cell>
          <table:table-cell table:formula="of:=[.W171]-[.W20]" office:value-type="float" office:value="-0.56" calcext:value-type="float">
            <text:p>-0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formula="of:=[.C83]+[.Y99]" office:value-type="float" office:value="0.693333333333333" calcext:value-type="float">
            <text:p>0.693333333333333</text:p>
          </table:table-cell>
          <table:table-cell table:formula="of:=[.D83]+[.Z99]" office:value-type="float" office:value="0.0458333333333333" calcext:value-type="float">
            <text:p>0.0458333333333333</text:p>
          </table:table-cell>
          <table:table-cell table:formula="of:=[.E83]+[.AA99]" office:value-type="float" office:value="-0.0466666666666667" calcext:value-type="float">
            <text:p>-0.0466666666666667</text:p>
          </table:table-cell>
          <table:table-cell table:formula="of:=[.F83]+[.AB99]" office:value-type="float" office:value="0.0233333333333333" calcext:value-type="float">
            <text:p>0.0233333333333333</text:p>
          </table:table-cell>
          <table:table-cell table:number-columns-repeated="12"/>
          <table:table-cell table:style-name="ce28" office:value-type="string" calcext:value-type="string">
            <text:p>M_50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.97" calcext:value-type="float">
            <text:p>-1.97</text:p>
          </table:table-cell>
          <table:table-cell/>
          <table:table-cell table:formula="of:=[.T172]-[.T21]" office:value-type="float" office:value="0" calcext:value-type="float">
            <text:p>0</text:p>
          </table:table-cell>
          <table:table-cell table:formula="of:=[.U172]-[.U21]" office:value-type="float" office:value="0" calcext:value-type="float">
            <text:p>0</text:p>
          </table:table-cell>
          <table:table-cell table:formula="of:=[.V172]-[.V21]" office:value-type="float" office:value="-0.01" calcext:value-type="float">
            <text:p>-0.01</text:p>
          </table:table-cell>
          <table:table-cell table:formula="of:=[.W172]-[.W21]" office:value-type="float" office:value="-0.63" calcext:value-type="float">
            <text:p>-0.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formula="of:=[.C84]+[.Y100]" office:value-type="float" office:value="-0.0766666666666667" calcext:value-type="float">
            <text:p>-0.0766666666666667</text:p>
          </table:table-cell>
          <table:table-cell table:formula="of:=[.D84]+[.Z100]" office:value-type="float" office:value="0.105833333333333" calcext:value-type="float">
            <text:p>0.105833333333333</text:p>
          </table:table-cell>
          <table:table-cell table:formula="of:=[.E84]+[.AA100]" office:value-type="float" office:value="-0.0166666666666667" calcext:value-type="float">
            <text:p>-0.0166666666666667</text:p>
          </table:table-cell>
          <table:table-cell table:formula="of:=[.F84]+[.AB100]" office:value-type="float" office:value="-0.176666666666667" calcext:value-type="float">
            <text:p>-0.176666666666667</text:p>
          </table:table-cell>
          <table:table-cell table:number-columns-repeated="12"/>
          <table:table-cell table:style-name="ce28" office:value-type="string" calcext:value-type="string">
            <text:p>M_90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2.57" calcext:value-type="float">
            <text:p>-2.57</text:p>
          </table:table-cell>
          <table:table-cell/>
          <table:table-cell table:formula="of:=[.T173]-[.T22]" office:value-type="float" office:value="0" calcext:value-type="float">
            <text:p>0</text:p>
          </table:table-cell>
          <table:table-cell table:formula="of:=[.U173]-[.U22]" office:value-type="float" office:value="0" calcext:value-type="float">
            <text:p>0</text:p>
          </table:table-cell>
          <table:table-cell table:formula="of:=[.V173]-[.V22]" office:value-type="float" office:value="-0.01" calcext:value-type="float">
            <text:p>-0.01</text:p>
          </table:table-cell>
          <table:table-cell table:formula="of:=[.W173]-[.W22]" office:value-type="float" office:value="-0.69" calcext:value-type="float">
            <text:p>-0.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formula="of:=[.C85]+[.Y101]" office:value-type="float" office:value="-0.0766666666666667" calcext:value-type="float">
            <text:p>-0.0766666666666667</text:p>
          </table:table-cell>
          <table:table-cell table:formula="of:=[.D85]+[.Z101]" office:value-type="float" office:value="0.105833333333333" calcext:value-type="float">
            <text:p>0.105833333333333</text:p>
          </table:table-cell>
          <table:table-cell table:formula="of:=[.E85]+[.AA101]" office:value-type="float" office:value="-0.0566666666666667" calcext:value-type="float">
            <text:p>-0.0566666666666667</text:p>
          </table:table-cell>
          <table:table-cell table:formula="of:=[.F85]+[.AB101]" office:value-type="float" office:value="0.0333333333333333" calcext:value-type="float">
            <text:p>0.0333333333333333</text:p>
          </table:table-cell>
          <table:table-cell table:number-columns-repeated="12"/>
          <table:table-cell table:style-name="ce28" office:value-type="string" calcext:value-type="string">
            <text:p>M_91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3.27" calcext:value-type="float">
            <text:p>-3.27</text:p>
          </table:table-cell>
          <table:table-cell/>
          <table:table-cell table:formula="of:=[.T174]-[.T23]" office:value-type="float" office:value="0" calcext:value-type="float">
            <text:p>0</text:p>
          </table:table-cell>
          <table:table-cell table:formula="of:=[.U174]-[.U23]" office:value-type="float" office:value="0" calcext:value-type="float">
            <text:p>0</text:p>
          </table:table-cell>
          <table:table-cell table:formula="of:=[.V174]-[.V23]" office:value-type="float" office:value="-0.01" calcext:value-type="float">
            <text:p>-0.01</text:p>
          </table:table-cell>
          <table:table-cell table:formula="of:=[.W174]-[.W23]" office:value-type="float" office:value="-0.97" calcext:value-type="float">
            <text:p>-0.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formula="of:=[.C86]+[.Y102]" office:value-type="float" office:value="-0.0766666666666667" calcext:value-type="float">
            <text:p>-0.0766666666666667</text:p>
          </table:table-cell>
          <table:table-cell table:formula="of:=[.D86]+[.Z102]" office:value-type="float" office:value="0.105833333333333" calcext:value-type="float">
            <text:p>0.105833333333333</text:p>
          </table:table-cell>
          <table:table-cell table:formula="of:=[.E86]+[.AA102]" office:value-type="float" office:value="-0.126666666666667" calcext:value-type="float">
            <text:p>-0.126666666666667</text:p>
          </table:table-cell>
          <table:table-cell table:formula="of:=[.F86]+[.AB102]" office:value-type="float" office:value="-1.02666666666667" calcext:value-type="float">
            <text:p>-1.02666666666667</text:p>
          </table:table-cell>
          <table:table-cell table:number-columns-repeated="12"/>
          <table:table-cell table:style-name="ce28" office:value-type="string" calcext:value-type="string">
            <text:p>M_92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4.47" calcext:value-type="float">
            <text:p>-4.47</text:p>
          </table:table-cell>
          <table:table-cell/>
          <table:table-cell table:formula="of:=[.T175]-[.T24]" office:value-type="float" office:value="0" calcext:value-type="float">
            <text:p>0</text:p>
          </table:table-cell>
          <table:table-cell table:formula="of:=[.U175]-[.U24]" office:value-type="float" office:value="0" calcext:value-type="float">
            <text:p>0</text:p>
          </table:table-cell>
          <table:table-cell table:formula="of:=[.V175]-[.V24]" office:value-type="float" office:value="-0.01" calcext:value-type="float">
            <text:p>-0.01</text:p>
          </table:table-cell>
          <table:table-cell table:formula="of:=[.W175]-[.W24]" office:value-type="float" office:value="-1.77" calcext:value-type="float">
            <text:p>-1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formula="of:=[.C87]+[.Y103]" office:value-type="float" office:value="-0.0766666666666667" calcext:value-type="float">
            <text:p>-0.0766666666666667</text:p>
          </table:table-cell>
          <table:table-cell table:formula="of:=[.D87]+[.Z103]" office:value-type="float" office:value="0.105833333333333" calcext:value-type="float">
            <text:p>0.105833333333333</text:p>
          </table:table-cell>
          <table:table-cell table:formula="of:=[.E87]+[.AA103]" office:value-type="float" office:value="-0.136666666666667" calcext:value-type="float">
            <text:p>-0.136666666666667</text:p>
          </table:table-cell>
          <table:table-cell table:formula="of:=[.F87]+[.AB103]" office:value-type="float" office:value="-1.22666666666667" calcext:value-type="float">
            <text:p>-1.22666666666667</text:p>
          </table:table-cell>
          <table:table-cell table:number-columns-repeated="12"/>
          <table:table-cell table:style-name="ce28" office:value-type="string" calcext:value-type="string">
            <text:p>M_93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6.27" calcext:value-type="float">
            <text:p>-6.27</text:p>
          </table:table-cell>
          <table:table-cell/>
          <table:table-cell table:formula="of:=[.T176]-[.T25]" office:value-type="float" office:value="0" calcext:value-type="float">
            <text:p>0</text:p>
          </table:table-cell>
          <table:table-cell table:formula="of:=[.U176]-[.U25]" office:value-type="float" office:value="0" calcext:value-type="float">
            <text:p>0</text:p>
          </table:table-cell>
          <table:table-cell table:formula="of:=[.V176]-[.V25]" office:value-type="float" office:value="-0.01" calcext:value-type="float">
            <text:p>-0.01</text:p>
          </table:table-cell>
          <table:table-cell table:formula="of:=[.W176]-[.W25]" office:value-type="float" office:value="-2.87" calcext:value-type="float">
            <text:p>-2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formula="of:=[.C88]+[.Y104]" office:value-type="float" office:value="-0.0766666666666667" calcext:value-type="float">
            <text:p>-0.0766666666666667</text:p>
          </table:table-cell>
          <table:table-cell table:formula="of:=[.D88]+[.Z104]" office:value-type="float" office:value="0.105833333333333" calcext:value-type="float">
            <text:p>0.105833333333333</text:p>
          </table:table-cell>
          <table:table-cell table:formula="of:=[.E88]+[.AA104]" office:value-type="float" office:value="-0.136666666666667" calcext:value-type="float">
            <text:p>-0.136666666666667</text:p>
          </table:table-cell>
          <table:table-cell table:formula="of:=[.F88]+[.AB104]" office:value-type="float" office:value="-1.40666666666667" calcext:value-type="float">
            <text:p>-1.40666666666667</text:p>
          </table:table-cell>
          <table:table-cell table:number-columns-repeated="12"/>
          <table:table-cell table:style-name="ce28" office:value-type="string" calcext:value-type="string">
            <text:p>M_94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8.07" calcext:value-type="float">
            <text:p>-8.07</text:p>
          </table:table-cell>
          <table:table-cell/>
          <table:table-cell table:formula="of:=[.T177]-[.T26]" office:value-type="float" office:value="0" calcext:value-type="float">
            <text:p>0</text:p>
          </table:table-cell>
          <table:table-cell table:formula="of:=[.U177]-[.U26]" office:value-type="float" office:value="0" calcext:value-type="float">
            <text:p>0</text:p>
          </table:table-cell>
          <table:table-cell table:formula="of:=[.V177]-[.V26]" office:value-type="float" office:value="-0.01" calcext:value-type="float">
            <text:p>-0.01</text:p>
          </table:table-cell>
          <table:table-cell table:formula="of:=[.W177]-[.W26]" office:value-type="float" office:value="-3.27" calcext:value-type="float">
            <text:p>-3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formula="of:=[.C89]+[.Y105]" office:value-type="float" office:value="-0.0766666666666667" calcext:value-type="float">
            <text:p>-0.0766666666666667</text:p>
          </table:table-cell>
          <table:table-cell table:formula="of:=[.D89]+[.Z105]" office:value-type="float" office:value="0.105833333333333" calcext:value-type="float">
            <text:p>0.105833333333333</text:p>
          </table:table-cell>
          <table:table-cell table:formula="of:=[.E89]+[.AA105]" office:value-type="float" office:value="-0.156666666666667" calcext:value-type="float">
            <text:p>-0.156666666666667</text:p>
          </table:table-cell>
          <table:table-cell table:formula="of:=[.F89]+[.AB105]" office:value-type="float" office:value="-1.57666666666667" calcext:value-type="float">
            <text:p>-1.57666666666667</text:p>
          </table:table-cell>
          <table:table-cell table:number-columns-repeated="12"/>
          <table:table-cell table:style-name="ce28" office:value-type="string" calcext:value-type="string">
            <text:p>M_9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0.7" calcext:value-type="float">
            <text:p>-10.7</text:p>
          </table:table-cell>
          <table:table-cell/>
          <table:table-cell table:formula="of:=[.T178]-[.T27]" office:value-type="float" office:value="0" calcext:value-type="float">
            <text:p>0</text:p>
          </table:table-cell>
          <table:table-cell table:formula="of:=[.U178]-[.U27]" office:value-type="float" office:value="0" calcext:value-type="float">
            <text:p>0</text:p>
          </table:table-cell>
          <table:table-cell table:formula="of:=[.V178]-[.V27]" office:value-type="float" office:value="-0.01" calcext:value-type="float">
            <text:p>-0.01</text:p>
          </table:table-cell>
          <table:table-cell table:formula="of:=[.W178]-[.W27]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formula="of:=[.C90]+[.Y106]" office:value-type="float" office:value="-0.0766666666666667" calcext:value-type="float">
            <text:p>-0.0766666666666667</text:p>
          </table:table-cell>
          <table:table-cell table:formula="of:=[.D90]+[.Z106]" office:value-type="float" office:value="0.105833333333333" calcext:value-type="float">
            <text:p>0.105833333333333</text:p>
          </table:table-cell>
          <table:table-cell table:formula="of:=[.E90]+[.AA106]" office:value-type="float" office:value="-0.176666666666667" calcext:value-type="float">
            <text:p>-0.176666666666667</text:p>
          </table:table-cell>
          <table:table-cell table:formula="of:=[.F90]+[.AB106]" office:value-type="float" office:value="-1.15666666666667" calcext:value-type="float">
            <text:p>-1.15666666666667</text:p>
          </table:table-cell>
          <table:table-cell table:number-columns-repeated="12"/>
          <table:table-cell table:style-name="ce28" office:value-type="string" calcext:value-type="string">
            <text:p>M_96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2.7" calcext:value-type="float">
            <text:p>-12.7</text:p>
          </table:table-cell>
          <table:table-cell/>
          <table:table-cell table:formula="of:=[.T179]-[.T28]" office:value-type="float" office:value="0" calcext:value-type="float">
            <text:p>0</text:p>
          </table:table-cell>
          <table:table-cell table:formula="of:=[.U179]-[.U28]" office:value-type="float" office:value="0" calcext:value-type="float">
            <text:p>0</text:p>
          </table:table-cell>
          <table:table-cell table:formula="of:=[.V179]-[.V28]" office:value-type="float" office:value="-0.01" calcext:value-type="float">
            <text:p>-0.01</text:p>
          </table:table-cell>
          <table:table-cell table:formula="of:=[.W179]-[.W28]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formula="of:=[.C91]+[.Y107]" office:value-type="float" office:value="-0.0766666666666667" calcext:value-type="float">
            <text:p>-0.0766666666666667</text:p>
          </table:table-cell>
          <table:table-cell table:formula="of:=[.D91]+[.Z107]" office:value-type="float" office:value="0.105833333333333" calcext:value-type="float">
            <text:p>0.105833333333333</text:p>
          </table:table-cell>
          <table:table-cell table:formula="of:=[.E91]+[.AA107]" office:value-type="float" office:value="-0.196666666666667" calcext:value-type="float">
            <text:p>-0.196666666666667</text:p>
          </table:table-cell>
          <table:table-cell table:formula="of:=[.F91]+[.AB107]" office:value-type="float" office:value="-2.03666666666667" calcext:value-type="float">
            <text:p>-2.03666666666667</text:p>
          </table:table-cell>
          <table:table-cell table:number-columns-repeated="12"/>
          <table:table-cell table:style-name="ce28" office:value-type="string" calcext:value-type="string">
            <text:p>M_97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5.07" calcext:value-type="float">
            <text:p>-15.07</text:p>
          </table:table-cell>
          <table:table-cell/>
          <table:table-cell table:formula="of:=[.T180]-[.T29]" office:value-type="float" office:value="0" calcext:value-type="float">
            <text:p>0</text:p>
          </table:table-cell>
          <table:table-cell table:formula="of:=[.U180]-[.U29]" office:value-type="float" office:value="0" calcext:value-type="float">
            <text:p>0</text:p>
          </table:table-cell>
          <table:table-cell table:formula="of:=[.V180]-[.V29]" office:value-type="float" office:value="-0.01" calcext:value-type="float">
            <text:p>-0.01</text:p>
          </table:table-cell>
          <table:table-cell table:formula="of:=[.W180]-[.W29]" office:value-type="float" office:value="-4.27" calcext:value-type="float">
            <text:p>-4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formula="of:=[.C92]+[.Y108]" office:value-type="float" office:value="-0.0766666666666667" calcext:value-type="float">
            <text:p>-0.0766666666666667</text:p>
          </table:table-cell>
          <table:table-cell table:formula="of:=[.D92]+[.Z108]" office:value-type="float" office:value="0.105833333333333" calcext:value-type="float">
            <text:p>0.105833333333333</text:p>
          </table:table-cell>
          <table:table-cell table:formula="of:=[.E92]+[.AA108]" office:value-type="float" office:value="-0.216666666666667" calcext:value-type="float">
            <text:p>-0.216666666666667</text:p>
          </table:table-cell>
          <table:table-cell table:formula="of:=[.F92]+[.AB108]" office:value-type="float" office:value="-2.40666666666667" calcext:value-type="float">
            <text:p>-2.40666666666667</text:p>
          </table:table-cell>
          <table:table-cell table:number-columns-repeated="12"/>
          <table:table-cell table:style-name="ce28" office:value-type="string" calcext:value-type="string">
            <text:p>M_98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8.07" calcext:value-type="float">
            <text:p>-18.07</text:p>
          </table:table-cell>
          <table:table-cell/>
          <table:table-cell table:formula="of:=[.T181]-[.T30]" office:value-type="float" office:value="0" calcext:value-type="float">
            <text:p>0</text:p>
          </table:table-cell>
          <table:table-cell table:formula="of:=[.U181]-[.U30]" office:value-type="float" office:value="0" calcext:value-type="float">
            <text:p>0</text:p>
          </table:table-cell>
          <table:table-cell table:formula="of:=[.V181]-[.V30]" office:value-type="float" office:value="-0.01" calcext:value-type="float">
            <text:p>-0.01</text:p>
          </table:table-cell>
          <table:table-cell table:formula="of:=[.W181]-[.W30]" office:value-type="float" office:value="-4.87" calcext:value-type="float">
            <text:p>-4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formula="of:=[.C93]+[.Y109]" office:value-type="float" office:value="-0.0766666666666667" calcext:value-type="float">
            <text:p>-0.0766666666666667</text:p>
          </table:table-cell>
          <table:table-cell table:formula="of:=[.D93]+[.Z109]" office:value-type="float" office:value="0.105833333333333" calcext:value-type="float">
            <text:p>0.105833333333333</text:p>
          </table:table-cell>
          <table:table-cell table:formula="of:=[.E93]+[.AA109]" office:value-type="float" office:value="-0.236666666666667" calcext:value-type="float">
            <text:p>-0.236666666666667</text:p>
          </table:table-cell>
          <table:table-cell table:formula="of:=[.F93]+[.AB109]" office:value-type="float" office:value="-2.75666666666667" calcext:value-type="float">
            <text:p>-2.75666666666667</text:p>
          </table:table-cell>
          <table:table-cell table:number-columns-repeated="12"/>
          <table:table-cell table:style-name="ce28" office:value-type="string" calcext:value-type="string">
            <text:p>M_99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07" calcext:value-type="float">
            <text:p>-21.07</text:p>
          </table:table-cell>
          <table:table-cell/>
          <table:table-cell table:formula="of:=[.T182]-[.T31]" office:value-type="float" office:value="0" calcext:value-type="float">
            <text:p>0</text:p>
          </table:table-cell>
          <table:table-cell table:formula="of:=[.U182]-[.U31]" office:value-type="float" office:value="0" calcext:value-type="float">
            <text:p>0</text:p>
          </table:table-cell>
          <table:table-cell table:formula="of:=[.V182]-[.V31]" office:value-type="float" office:value="-0.01" calcext:value-type="float">
            <text:p>-0.01</text:p>
          </table:table-cell>
          <table:table-cell table:formula="of:=[.W182]-[.W31]" office:value-type="float" office:value="-5.57" calcext:value-type="float">
            <text:p>-5.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formula="of:=[.C94]+[.Y110]" office:value-type="float" office:value="-0.0766666666666667" calcext:value-type="float">
            <text:p>-0.0766666666666667</text:p>
          </table:table-cell>
          <table:table-cell table:formula="of:=[.D94]+[.Z110]" office:value-type="float" office:value="0.105833333333333" calcext:value-type="float">
            <text:p>0.105833333333333</text:p>
          </table:table-cell>
          <table:table-cell table:formula="of:=[.E94]+[.AA110]" office:value-type="float" office:value="-0.286666666666667" calcext:value-type="float">
            <text:p>-0.286666666666667</text:p>
          </table:table-cell>
          <table:table-cell table:formula="of:=[.F94]+[.AB110]" office:value-type="float" office:value="-3.31666666666667" calcext:value-type="float">
            <text:p>-3.31666666666667</text:p>
          </table:table-cell>
          <table:table-cell table:number-columns-repeated="12"/>
          <table:table-cell table:style-name="ce28" office:value-type="string" calcext:value-type="string">
            <text:p>M_995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24.07" calcext:value-type="float">
            <text:p>-24.07</text:p>
          </table:table-cell>
          <table:table-cell/>
          <table:table-cell table:formula="of:=[.T183]-[.T32]" office:value-type="float" office:value="0" calcext:value-type="float">
            <text:p>0</text:p>
          </table:table-cell>
          <table:table-cell table:formula="of:=[.U183]-[.U32]" office:value-type="float" office:value="0" calcext:value-type="float">
            <text:p>0</text:p>
          </table:table-cell>
          <table:table-cell table:formula="of:=[.V183]-[.V32]" office:value-type="float" office:value="-0.01" calcext:value-type="float">
            <text:p>-0.01</text:p>
          </table:table-cell>
          <table:table-cell table:formula="of:=[.W183]-[.W32]" office:value-type="float" office:value="-5.07" calcext:value-type="float">
            <text:p>-5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formula="of:=[.C95]+[.Y111]" office:value-type="float" office:value="-0.0766666666666667" calcext:value-type="float">
            <text:p>-0.0766666666666667</text:p>
          </table:table-cell>
          <table:table-cell table:formula="of:=[.D95]+[.Z111]" office:value-type="float" office:value="0.105833333333333" calcext:value-type="float">
            <text:p>0.105833333333333</text:p>
          </table:table-cell>
          <table:table-cell table:formula="of:=[.E95]+[.AA111]" office:value-type="float" office:value="-0.346666666666667" calcext:value-type="float">
            <text:p>-0.346666666666667</text:p>
          </table:table-cell>
          <table:table-cell table:formula="of:=[.F95]+[.AB111]" office:value-type="float" office:value="-4.21666666666667" calcext:value-type="float">
            <text:p>-4.21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10a_Gelatinous</text:p>
          </table:table-cell>
          <table:table-cell table:formula="of:=[.C96]+[.Y112]" office:value-type="float" office:value="-0.0766666666666667" calcext:value-type="float">
            <text:p>-0.0766666666666667</text:p>
          </table:table-cell>
          <table:table-cell table:formula="of:=[.D96]+[.Z112]" office:value-type="float" office:value="0.105833333333333" calcext:value-type="float">
            <text:p>0.105833333333333</text:p>
          </table:table-cell>
          <table:table-cell table:formula="of:=[.E96]+[.AA112]" office:value-type="float" office:value="-0.396666666666667" calcext:value-type="float">
            <text:p>-0.396666666666667</text:p>
          </table:table-cell>
          <table:table-cell table:formula="of:=[.F96]+[.AB112]" office:value-type="float" office:value="-5.09666666666667" calcext:value-type="float">
            <text:p>-5.09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20a_Gelatinous</text:p>
          </table:table-cell>
          <table:table-cell table:formula="of:=[.C97]+[.Y113]" office:value-type="float" office:value="-0.0766666666666667" calcext:value-type="float">
            <text:p>-0.0766666666666667</text:p>
          </table:table-cell>
          <table:table-cell table:formula="of:=[.D97]+[.Z113]" office:value-type="float" office:value="0.105833333333333" calcext:value-type="float">
            <text:p>0.105833333333333</text:p>
          </table:table-cell>
          <table:table-cell table:formula="of:=[.E97]+[.AA113]" office:value-type="float" office:value="-0.576666666666667" calcext:value-type="float">
            <text:p>-0.576666666666667</text:p>
          </table:table-cell>
          <table:table-cell table:formula="of:=[.F97]+[.AB113]" office:value-type="float" office:value="-6.99666666666667" calcext:value-type="float">
            <text:p>-6.99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30a_Gelatinous</text:p>
          </table:table-cell>
          <table:table-cell table:formula="of:=[.C98]+[.Y114]" office:value-type="float" office:value="-0.0766666666666667" calcext:value-type="float">
            <text:p>-0.0766666666666667</text:p>
          </table:table-cell>
          <table:table-cell table:formula="of:=[.D98]+[.Z114]" office:value-type="float" office:value="0.105833333333333" calcext:value-type="float">
            <text:p>0.105833333333333</text:p>
          </table:table-cell>
          <table:table-cell table:formula="of:=[.E98]+[.AA114]" office:value-type="float" office:value="-0.776666666666667" calcext:value-type="float">
            <text:p>-0.776666666666667</text:p>
          </table:table-cell>
          <table:table-cell table:formula="of:=[.F98]+[.AB114]" office:value-type="float" office:value="-9.69666666666667" calcext:value-type="float">
            <text:p>-9.69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40a_Gelatinous</text:p>
          </table:table-cell>
          <table:table-cell table:formula="of:=[.C99]+[.Y115]" office:value-type="float" office:value="-0.0766666666666667" calcext:value-type="float">
            <text:p>-0.0766666666666667</text:p>
          </table:table-cell>
          <table:table-cell table:formula="of:=[.D99]+[.Z115]" office:value-type="float" office:value="0.105833333333333" calcext:value-type="float">
            <text:p>0.105833333333333</text:p>
          </table:table-cell>
          <table:table-cell table:formula="of:=[.E99]+[.AA115]" office:value-type="float" office:value="-0.976666666666667" calcext:value-type="float">
            <text:p>-0.976666666666667</text:p>
          </table:table-cell>
          <table:table-cell table:formula="of:=[.F99]+[.AB115]" office:value-type="float" office:value="-12.4966666666667" calcext:value-type="float">
            <text:p>-12.4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50a_Gelatinous</text:p>
          </table:table-cell>
          <table:table-cell table:formula="of:=[.C100]+[.Y116]" office:value-type="float" office:value="-0.0766666666666667" calcext:value-type="float">
            <text:p>-0.0766666666666667</text:p>
          </table:table-cell>
          <table:table-cell table:formula="of:=[.D100]+[.Z116]" office:value-type="float" office:value="0.105833333333333" calcext:value-type="float">
            <text:p>0.105833333333333</text:p>
          </table:table-cell>
          <table:table-cell table:formula="of:=[.E100]+[.AA116]" office:value-type="float" office:value="-1.07666666666667" calcext:value-type="float">
            <text:p>-1.07666666666667</text:p>
          </table:table-cell>
          <table:table-cell table:formula="of:=[.F100]+[.AB116]" office:value-type="float" office:value="-15.2966666666667" calcext:value-type="float">
            <text:p>-15.2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60a_Gelatinous</text:p>
          </table:table-cell>
          <table:table-cell table:formula="of:=[.C101]+[.Y117]" office:value-type="float" office:value="-0.0766666666666667" calcext:value-type="float">
            <text:p>-0.0766666666666667</text:p>
          </table:table-cell>
          <table:table-cell table:formula="of:=[.D101]+[.Z117]" office:value-type="float" office:value="0.105833333333333" calcext:value-type="float">
            <text:p>0.105833333333333</text:p>
          </table:table-cell>
          <table:table-cell table:formula="of:=[.E101]+[.AA117]" office:value-type="float" office:value="-1.37666666666667" calcext:value-type="float">
            <text:p>-1.37666666666667</text:p>
          </table:table-cell>
          <table:table-cell table:formula="of:=[.F101]+[.AB117]" office:value-type="float" office:value="-18.8966666666667" calcext:value-type="float">
            <text:p>-18.8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70a_Gelatinous</text:p>
          </table:table-cell>
          <table:table-cell table:formula="of:=[.C102]+[.Y118]" office:value-type="float" office:value="-0.0766666666666667" calcext:value-type="float">
            <text:p>-0.0766666666666667</text:p>
          </table:table-cell>
          <table:table-cell table:formula="of:=[.D102]+[.Z118]" office:value-type="float" office:value="0.105833333333333" calcext:value-type="float">
            <text:p>0.105833333333333</text:p>
          </table:table-cell>
          <table:table-cell table:formula="of:=[.E102]+[.AA118]" office:value-type="float" office:value="-1.67666666666667" calcext:value-type="float">
            <text:p>-1.67666666666667</text:p>
          </table:table-cell>
          <table:table-cell table:formula="of:=[.F102]+[.AB118]" office:value-type="float" office:value="-22.5966666666667" calcext:value-type="float">
            <text:p>-22.5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80a_Gelatinous</text:p>
          </table:table-cell>
          <table:table-cell table:formula="of:=[.C103]+[.Y119]" office:value-type="float" office:value="-0.0766666666666667" calcext:value-type="float">
            <text:p>-0.0766666666666667</text:p>
          </table:table-cell>
          <table:table-cell table:formula="of:=[.D103]+[.Z119]" office:value-type="float" office:value="0.105833333333333" calcext:value-type="float">
            <text:p>0.105833333333333</text:p>
          </table:table-cell>
          <table:table-cell table:formula="of:=[.E103]+[.AA119]" office:value-type="float" office:value="-1.99666666666667" calcext:value-type="float">
            <text:p>-1.99666666666667</text:p>
          </table:table-cell>
          <table:table-cell table:formula="of:=[.F103]+[.AB119]" office:value-type="float" office:value="-27.0966666666667" calcext:value-type="float">
            <text:p>-27.0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90a_Gelatinous</text:p>
          </table:table-cell>
          <table:table-cell table:formula="of:=[.C104]+[.Y120]" office:value-type="float" office:value="-0.0766666666666667" calcext:value-type="float">
            <text:p>-0.0766666666666667</text:p>
          </table:table-cell>
          <table:table-cell table:formula="of:=[.D104]+[.Z120]" office:value-type="float" office:value="0.105833333333333" calcext:value-type="float">
            <text:p>0.105833333333333</text:p>
          </table:table-cell>
          <table:table-cell table:formula="of:=[.E104]+[.AA120]" office:value-type="float" office:value="-2.27666666666667" calcext:value-type="float">
            <text:p>-2.27666666666667</text:p>
          </table:table-cell>
          <table:table-cell table:formula="of:=[.F104]+[.AB120]" office:value-type="float" office:value="-32.0966666666667" calcext:value-type="float">
            <text:p>-32.0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95a_Gelatinous</text:p>
          </table:table-cell>
          <table:table-cell table:formula="of:=[.C105]+[.Y121]" office:value-type="float" office:value="-0.0766666666666667" calcext:value-type="float">
            <text:p>-0.0766666666666667</text:p>
          </table:table-cell>
          <table:table-cell table:formula="of:=[.D105]+[.Z121]" office:value-type="float" office:value="0.105833333333333" calcext:value-type="float">
            <text:p>0.105833333333333</text:p>
          </table:table-cell>
          <table:table-cell table:formula="of:=[.E105]+[.AA121]" office:value-type="float" office:value="-2.77666666666667" calcext:value-type="float">
            <text:p>-2.77666666666667</text:p>
          </table:table-cell>
          <table:table-cell table:formula="of:=[.F105]+[.AB121]" office:value-type="float" office:value="-37.0966666666667" calcext:value-type="float">
            <text:p>-37.09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5_Thick_090</text:p>
          </table:table-cell>
          <table:table-cell table:formula="of:=[.C75]+[.Y122]" office:value-type="float" office:value="-0.0766666666666667" calcext:value-type="float">
            <text:p>-0.0766666666666667</text:p>
          </table:table-cell>
          <table:table-cell table:formula="of:=[.D75]+[.Z122]" office:value-type="float" office:value="-0.0241666666666667" calcext:value-type="float">
            <text:p>-0.0241666666666667</text:p>
          </table:table-cell>
          <table:table-cell table:formula="of:=[.E75]+[.AA122]" office:value-type="float" office:value="-0.0166666666666667" calcext:value-type="float">
            <text:p>-0.0166666666666667</text:p>
          </table:table-cell>
          <table:table-cell table:formula="of:=[.F75]+[.AB122]" office:value-type="float" office:value="0.0833333333333333" calcext:value-type="float">
            <text:p>0.08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6_Chonky_090</text:p>
          </table:table-cell>
          <table:table-cell table:formula="of:=[.C76]+[.Y123]" office:value-type="float" office:value="-0.0766666666666667" calcext:value-type="float">
            <text:p>-0.0766666666666667</text:p>
          </table:table-cell>
          <table:table-cell table:formula="of:=[.D76]+[.Z123]" office:value-type="float" office:value="-0.0241666666666667" calcext:value-type="float">
            <text:p>-0.0241666666666667</text:p>
          </table:table-cell>
          <table:table-cell table:formula="of:=[.E76]+[.AA123]" office:value-type="float" office:value="0.00333333333333333" calcext:value-type="float">
            <text:p>0.00333333333333333</text:p>
          </table:table-cell>
          <table:table-cell table:formula="of:=[.F76]+[.AB123]" office:value-type="float" office:value="0.0833333333333333" calcext:value-type="float">
            <text:p>0.08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10_Chubby_090</text:p>
          </table:table-cell>
          <table:table-cell table:formula="of:=[.C77]+[.Y124]" office:value-type="float" office:value="-0.0766666666666667" calcext:value-type="float">
            <text:p>-0.0766666666666667</text:p>
          </table:table-cell>
          <table:table-cell table:formula="of:=[.D77]+[.Z124]" office:value-type="float" office:value="-0.0241666666666667" calcext:value-type="float">
            <text:p>-0.0241666666666667</text:p>
          </table:table-cell>
          <table:table-cell table:formula="of:=[.E77]+[.AA124]" office:value-type="float" office:value="-0.0166666666666667" calcext:value-type="float">
            <text:p>-0.0166666666666667</text:p>
          </table:table-cell>
          <table:table-cell table:formula="of:=[.F77]+[.AB124]" office:value-type="float" office:value="-0.00666666666666667" calcext:value-type="float">
            <text:p>-0.0066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20_Corpulent_090</text:p>
          </table:table-cell>
          <table:table-cell table:formula="of:=[.C78]+[.Y125]" office:value-type="float" office:value="0.0433333333333333" calcext:value-type="float">
            <text:p>0.0433333333333333</text:p>
          </table:table-cell>
          <table:table-cell table:formula="of:=[.D78]+[.Z125]" office:value-type="float" office:value="0.0558333333333333" calcext:value-type="float">
            <text:p>0.0558333333333333</text:p>
          </table:table-cell>
          <table:table-cell table:formula="of:=[.E78]+[.AA125]" office:value-type="float" office:value="0.0133333333333333" calcext:value-type="float">
            <text:p>0.0133333333333333</text:p>
          </table:table-cell>
          <table:table-cell table:formula="of:=[.F78]+[.AB125]" office:value-type="float" office:value="0.0533333333333333" calcext:value-type="float">
            <text:p>0.05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30_Fat_090</text:p>
          </table:table-cell>
          <table:table-cell table:formula="of:=[.C79]+[.Y126]" office:value-type="float" office:value="0.0433333333333333" calcext:value-type="float">
            <text:p>0.0433333333333333</text:p>
          </table:table-cell>
          <table:table-cell table:formula="of:=[.D79]+[.Z126]" office:value-type="float" office:value="0.0558333333333333" calcext:value-type="float">
            <text:p>0.0558333333333333</text:p>
          </table:table-cell>
          <table:table-cell table:formula="of:=[.E79]+[.AA126]" office:value-type="float" office:value="0.00333333333333333" calcext:value-type="float">
            <text:p>0.00333333333333333</text:p>
          </table:table-cell>
          <table:table-cell table:formula="of:=[.F79]+[.AB126]" office:value-type="float" office:value="0.0133333333333333" calcext:value-type="float">
            <text:p>0.01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40_Obese_090</text:p>
          </table:table-cell>
          <table:table-cell table:formula="of:=[.C80]+[.Y127]" office:value-type="float" office:value="0.313333333333333" calcext:value-type="float">
            <text:p>0.313333333333333</text:p>
          </table:table-cell>
          <table:table-cell table:formula="of:=[.D80]+[.Z127]" office:value-type="float" office:value="0.0558333333333333" calcext:value-type="float">
            <text:p>0.0558333333333333</text:p>
          </table:table-cell>
          <table:table-cell table:formula="of:=[.E80]+[.AA127]" office:value-type="float" office:value="0.00333333333333333" calcext:value-type="float">
            <text:p>0.00333333333333333</text:p>
          </table:table-cell>
          <table:table-cell table:formula="of:=[.F80]+[.AB127]" office:value-type="float" office:value="0.0733333333333333" calcext:value-type="float">
            <text:p>0.07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50_MorbidlyObese_090</text:p>
          </table:table-cell>
          <table:table-cell table:formula="of:=[.C81]+[.Y128]" office:value-type="float" office:value="0.313333333333333" calcext:value-type="float">
            <text:p>0.313333333333333</text:p>
          </table:table-cell>
          <table:table-cell table:formula="of:=[.D81]+[.Z128]" office:value-type="float" office:value="0.0558333333333333" calcext:value-type="float">
            <text:p>0.0558333333333333</text:p>
          </table:table-cell>
          <table:table-cell table:formula="of:=[.E81]+[.AA128]" office:value-type="float" office:value="-0.00666666666666667" calcext:value-type="float">
            <text:p>-0.00666666666666667</text:p>
          </table:table-cell>
          <table:table-cell table:formula="of:=[.F81]+[.AB128]" office:value-type="float" office:value="0.163333333333333" calcext:value-type="float">
            <text:p>0.16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60_Lardy_090</text:p>
          </table:table-cell>
          <table:table-cell table:formula="of:=[.C82]+[.Y129]" office:value-type="float" office:value="-0.0766666666666667" calcext:value-type="float">
            <text:p>-0.0766666666666667</text:p>
          </table:table-cell>
          <table:table-cell table:formula="of:=[.D82]+[.Z129]" office:value-type="float" office:value="0.105833333333333" calcext:value-type="float">
            <text:p>0.105833333333333</text:p>
          </table:table-cell>
          <table:table-cell table:formula="of:=[.E82]+[.AA129]" office:value-type="float" office:value="0.0433333333333333" calcext:value-type="float">
            <text:p>0.0433333333333333</text:p>
          </table:table-cell>
          <table:table-cell table:formula="of:=[.F82]+[.AB129]" office:value-type="float" office:value="0.243333333333333" calcext:value-type="float">
            <text:p>0.24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70_Enormous_090</text:p>
          </table:table-cell>
          <table:table-cell table:formula="of:=[.C83]+[.Y130]" office:value-type="float" office:value="-0.0766666666666667" calcext:value-type="float">
            <text:p>-0.0766666666666667</text:p>
          </table:table-cell>
          <table:table-cell table:formula="of:=[.D83]+[.Z130]" office:value-type="float" office:value="0.105833333333333" calcext:value-type="float">
            <text:p>0.105833333333333</text:p>
          </table:table-cell>
          <table:table-cell table:formula="of:=[.E83]+[.AA130]" office:value-type="float" office:value="0.0233333333333333" calcext:value-type="float">
            <text:p>0.0233333333333333</text:p>
          </table:table-cell>
          <table:table-cell table:formula="of:=[.F83]+[.AB130]" office:value-type="float" office:value="0.103333333333333" calcext:value-type="float">
            <text:p>0.10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80_Gigantic_090</text:p>
          </table:table-cell>
          <table:table-cell table:formula="of:=[.C84]+[.Y131]" office:value-type="float" office:value="-0.0766666666666667" calcext:value-type="float">
            <text:p>-0.0766666666666667</text:p>
          </table:table-cell>
          <table:table-cell table:formula="of:=[.D84]+[.Z131]" office:value-type="float" office:value="0.105833333333333" calcext:value-type="float">
            <text:p>0.105833333333333</text:p>
          </table:table-cell>
          <table:table-cell table:formula="of:=[.E84]+[.AA131]" office:value-type="float" office:value="0.00333333333333333" calcext:value-type="float">
            <text:p>0.00333333333333333</text:p>
          </table:table-cell>
          <table:table-cell table:formula="of:=[.F84]+[.AB131]" office:value-type="float" office:value="-0.0366666666666667" calcext:value-type="float">
            <text:p>-0.036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90_Titanic_090</text:p>
          </table:table-cell>
          <table:table-cell table:formula="of:=[.C85]+[.Y132]" office:value-type="float" office:value="-0.0766666666666667" calcext:value-type="float">
            <text:p>-0.0766666666666667</text:p>
          </table:table-cell>
          <table:table-cell table:formula="of:=[.D85]+[.Z132]" office:value-type="float" office:value="0.105833333333333" calcext:value-type="float">
            <text:p>0.105833333333333</text:p>
          </table:table-cell>
          <table:table-cell table:formula="of:=[.E85]+[.AA132]" office:value-type="float" office:value="-0.0566666666666667" calcext:value-type="float">
            <text:p>-0.0566666666666667</text:p>
          </table:table-cell>
          <table:table-cell table:formula="of:=[.F85]+[.AB132]" office:value-type="float" office:value="0.183333333333333" calcext:value-type="float">
            <text:p>0.18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00_Gelatinous_090</text:p>
          </table:table-cell>
          <table:table-cell table:formula="of:=[.C86]+[.Y133]" office:value-type="float" office:value="-0.0766666666666667" calcext:value-type="float">
            <text:p>-0.0766666666666667</text:p>
          </table:table-cell>
          <table:table-cell table:formula="of:=[.D86]+[.Z133]" office:value-type="float" office:value="0.105833333333333" calcext:value-type="float">
            <text:p>0.105833333333333</text:p>
          </table:table-cell>
          <table:table-cell table:formula="of:=[.E86]+[.AA133]" office:value-type="float" office:value="-0.0166666666666667" calcext:value-type="float">
            <text:p>-0.0166666666666667</text:p>
          </table:table-cell>
          <table:table-cell table:formula="of:=[.F86]+[.AB133]" office:value-type="float" office:value="-0.186666666666667" calcext:value-type="float">
            <text:p>-0.18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50_Gelatinous_090</text:p>
          </table:table-cell>
          <table:table-cell table:formula="of:=[.C87]+[.Y134]" office:value-type="float" office:value="-0.0766666666666667" calcext:value-type="float">
            <text:p>-0.0766666666666667</text:p>
          </table:table-cell>
          <table:table-cell table:formula="of:=[.D87]+[.Z134]" office:value-type="float" office:value="0.105833333333333" calcext:value-type="float">
            <text:p>0.105833333333333</text:p>
          </table:table-cell>
          <table:table-cell table:formula="of:=[.E87]+[.AA134]" office:value-type="float" office:value="-0.0166666666666667" calcext:value-type="float">
            <text:p>-0.0166666666666667</text:p>
          </table:table-cell>
          <table:table-cell table:formula="of:=[.F87]+[.AB134]" office:value-type="float" office:value="-0.236666666666667" calcext:value-type="float">
            <text:p>-0.23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00_Gelatinous_090</text:p>
          </table:table-cell>
          <table:table-cell table:formula="of:=[.C88]+[.Y135]" office:value-type="float" office:value="-0.0766666666666667" calcext:value-type="float">
            <text:p>-0.0766666666666667</text:p>
          </table:table-cell>
          <table:table-cell table:formula="of:=[.D88]+[.Z135]" office:value-type="float" office:value="0.105833333333333" calcext:value-type="float">
            <text:p>0.105833333333333</text:p>
          </table:table-cell>
          <table:table-cell table:formula="of:=[.E88]+[.AA135]" office:value-type="float" office:value="-0.0166666666666667" calcext:value-type="float">
            <text:p>-0.0166666666666667</text:p>
          </table:table-cell>
          <table:table-cell table:formula="of:=[.F88]+[.AB135]" office:value-type="float" office:value="-0.316666666666667" calcext:value-type="float">
            <text:p>-0.31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50_Gelatinous_090</text:p>
          </table:table-cell>
          <table:table-cell table:formula="of:=[.C89]+[.Y136]" office:value-type="float" office:value="-0.0766666666666667" calcext:value-type="float">
            <text:p>-0.0766666666666667</text:p>
          </table:table-cell>
          <table:table-cell table:formula="of:=[.D89]+[.Z136]" office:value-type="float" office:value="0.105833333333333" calcext:value-type="float">
            <text:p>0.105833333333333</text:p>
          </table:table-cell>
          <table:table-cell table:formula="of:=[.E89]+[.AA136]" office:value-type="float" office:value="-0.00666666666666667" calcext:value-type="float">
            <text:p>-0.00666666666666667</text:p>
          </table:table-cell>
          <table:table-cell table:formula="of:=[.F89]+[.AB136]" office:value-type="float" office:value="-0.416666666666667" calcext:value-type="float">
            <text:p>-0.41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00_Gelatinous_090</text:p>
          </table:table-cell>
          <table:table-cell table:formula="of:=[.C90]+[.Y137]" office:value-type="float" office:value="-0.0766666666666667" calcext:value-type="float">
            <text:p>-0.0766666666666667</text:p>
          </table:table-cell>
          <table:table-cell table:formula="of:=[.D90]+[.Z137]" office:value-type="float" office:value="0.105833333333333" calcext:value-type="float">
            <text:p>0.105833333333333</text:p>
          </table:table-cell>
          <table:table-cell table:formula="of:=[.E90]+[.AA137]" office:value-type="float" office:value="-0.00666666666666667" calcext:value-type="float">
            <text:p>-0.00666666666666667</text:p>
          </table:table-cell>
          <table:table-cell table:formula="of:=[.F90]+[.AB137]" office:value-type="float" office:value="-0.496666666666667" calcext:value-type="float">
            <text:p>-0.49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50_Gelatinous_090</text:p>
          </table:table-cell>
          <table:table-cell table:formula="of:=[.C91]+[.Y138]" office:value-type="float" office:value="-0.0766666666666667" calcext:value-type="float">
            <text:p>-0.0766666666666667</text:p>
          </table:table-cell>
          <table:table-cell table:formula="of:=[.D91]+[.Z138]" office:value-type="float" office:value="0.105833333333333" calcext:value-type="float">
            <text:p>0.105833333333333</text:p>
          </table:table-cell>
          <table:table-cell table:formula="of:=[.E91]+[.AA138]" office:value-type="float" office:value="-0.00666666666666667" calcext:value-type="float">
            <text:p>-0.00666666666666667</text:p>
          </table:table-cell>
          <table:table-cell table:formula="of:=[.F91]+[.AB138]" office:value-type="float" office:value="-0.576666666666667" calcext:value-type="float">
            <text:p>-0.57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00_Gelatinous_090</text:p>
          </table:table-cell>
          <table:table-cell table:formula="of:=[.C92]+[.Y139]" office:value-type="float" office:value="-0.0766666666666667" calcext:value-type="float">
            <text:p>-0.0766666666666667</text:p>
          </table:table-cell>
          <table:table-cell table:formula="of:=[.D92]+[.Z139]" office:value-type="float" office:value="0.105833333333333" calcext:value-type="float">
            <text:p>0.105833333333333</text:p>
          </table:table-cell>
          <table:table-cell table:formula="of:=[.E92]+[.AA139]" office:value-type="float" office:value="-0.00666666666666667" calcext:value-type="float">
            <text:p>-0.00666666666666667</text:p>
          </table:table-cell>
          <table:table-cell table:formula="of:=[.F92]+[.AB139]" office:value-type="float" office:value="-0.706666666666667" calcext:value-type="float">
            <text:p>-0.70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50_Gelatinous_090</text:p>
          </table:table-cell>
          <table:table-cell table:formula="of:=[.C93]+[.Y140]" office:value-type="float" office:value="-0.0766666666666667" calcext:value-type="float">
            <text:p>-0.0766666666666667</text:p>
          </table:table-cell>
          <table:table-cell table:formula="of:=[.D93]+[.Z140]" office:value-type="float" office:value="0.105833333333333" calcext:value-type="float">
            <text:p>0.105833333333333</text:p>
          </table:table-cell>
          <table:table-cell table:formula="of:=[.E93]+[.AA140]" office:value-type="float" office:value="-0.00666666666666667" calcext:value-type="float">
            <text:p>-0.00666666666666667</text:p>
          </table:table-cell>
          <table:table-cell table:formula="of:=[.F93]+[.AB140]" office:value-type="float" office:value="-0.856666666666667" calcext:value-type="float">
            <text:p>-0.85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500_Gelatinous_090</text:p>
          </table:table-cell>
          <table:table-cell table:formula="of:=[.C94]+[.Y141]" office:value-type="float" office:value="-0.0766666666666667" calcext:value-type="float">
            <text:p>-0.0766666666666667</text:p>
          </table:table-cell>
          <table:table-cell table:formula="of:=[.D94]+[.Z141]" office:value-type="float" office:value="0.105833333333333" calcext:value-type="float">
            <text:p>0.105833333333333</text:p>
          </table:table-cell>
          <table:table-cell table:formula="of:=[.E94]+[.AA141]" office:value-type="float" office:value="-0.00666666666666667" calcext:value-type="float">
            <text:p>-0.00666666666666667</text:p>
          </table:table-cell>
          <table:table-cell table:formula="of:=[.F94]+[.AB141]" office:value-type="float" office:value="-1.10666666666667" calcext:value-type="float">
            <text:p>-1.10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00_Gelatinous_090</text:p>
          </table:table-cell>
          <table:table-cell table:formula="of:=[.C95]+[.Y142]" office:value-type="float" office:value="-0.0766666666666667" calcext:value-type="float">
            <text:p>-0.0766666666666667</text:p>
          </table:table-cell>
          <table:table-cell table:formula="of:=[.D95]+[.Z142]" office:value-type="float" office:value="0.105833333333333" calcext:value-type="float">
            <text:p>0.105833333333333</text:p>
          </table:table-cell>
          <table:table-cell table:formula="of:=[.E95]+[.AA142]" office:value-type="float" office:value="-0.00666666666666667" calcext:value-type="float">
            <text:p>-0.00666666666666667</text:p>
          </table:table-cell>
          <table:table-cell table:formula="of:=[.F95]+[.AB142]" office:value-type="float" office:value="-1.59666666666667" calcext:value-type="float">
            <text:p>-1.59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10_Gelatinous_090</text:p>
          </table:table-cell>
          <table:table-cell table:formula="of:=[.C96]+[.Y143]" office:value-type="float" office:value="-0.0766666666666667" calcext:value-type="float">
            <text:p>-0.0766666666666667</text:p>
          </table:table-cell>
          <table:table-cell table:formula="of:=[.D96]+[.Z143]" office:value-type="float" office:value="0.105833333333333" calcext:value-type="float">
            <text:p>0.105833333333333</text:p>
          </table:table-cell>
          <table:table-cell table:formula="of:=[.E96]+[.AA143]" office:value-type="float" office:value="-0.00666666666666667" calcext:value-type="float">
            <text:p>-0.00666666666666667</text:p>
          </table:table-cell>
          <table:table-cell table:formula="of:=[.F96]+[.AB143]" office:value-type="float" office:value="-1.94666666666667" calcext:value-type="float">
            <text:p>-1.9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20_Gelatinous_090</text:p>
          </table:table-cell>
          <table:table-cell table:formula="of:=[.C97]+[.Y144]" office:value-type="float" office:value="-0.0766666666666667" calcext:value-type="float">
            <text:p>-0.0766666666666667</text:p>
          </table:table-cell>
          <table:table-cell table:formula="of:=[.D97]+[.Z144]" office:value-type="float" office:value="0.105833333333333" calcext:value-type="float">
            <text:p>0.105833333333333</text:p>
          </table:table-cell>
          <table:table-cell table:formula="of:=[.E97]+[.AA144]" office:value-type="float" office:value="-0.00666666666666667" calcext:value-type="float">
            <text:p>-0.00666666666666667</text:p>
          </table:table-cell>
          <table:table-cell table:formula="of:=[.F97]+[.AB144]" office:value-type="float" office:value="-2.54666666666667" calcext:value-type="float">
            <text:p>-2.5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30_Gelatinous_090</text:p>
          </table:table-cell>
          <table:table-cell table:formula="of:=[.C98]+[.Y145]" office:value-type="float" office:value="-0.0766666666666667" calcext:value-type="float">
            <text:p>-0.0766666666666667</text:p>
          </table:table-cell>
          <table:table-cell table:formula="of:=[.D98]+[.Z145]" office:value-type="float" office:value="0.105833333333333" calcext:value-type="float">
            <text:p>0.105833333333333</text:p>
          </table:table-cell>
          <table:table-cell table:formula="of:=[.E98]+[.AA145]" office:value-type="float" office:value="-0.00666666666666667" calcext:value-type="float">
            <text:p>-0.00666666666666667</text:p>
          </table:table-cell>
          <table:table-cell table:formula="of:=[.F98]+[.AB145]" office:value-type="float" office:value="-3.24666666666667" calcext:value-type="float">
            <text:p>-3.2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40_Gelatinous_090</text:p>
          </table:table-cell>
          <table:table-cell table:formula="of:=[.C99]+[.Y146]" office:value-type="float" office:value="-0.0766666666666667" calcext:value-type="float">
            <text:p>-0.0766666666666667</text:p>
          </table:table-cell>
          <table:table-cell table:formula="of:=[.D99]+[.Z146]" office:value-type="float" office:value="0.105833333333333" calcext:value-type="float">
            <text:p>0.105833333333333</text:p>
          </table:table-cell>
          <table:table-cell table:formula="of:=[.E99]+[.AA146]" office:value-type="float" office:value="-0.00666666666666667" calcext:value-type="float">
            <text:p>-0.00666666666666667</text:p>
          </table:table-cell>
          <table:table-cell table:formula="of:=[.F99]+[.AB146]" office:value-type="float" office:value="-4.44666666666667" calcext:value-type="float">
            <text:p>-4.4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50_Gelatinous_090</text:p>
          </table:table-cell>
          <table:table-cell table:formula="of:=[.C100]+[.Y147]" office:value-type="float" office:value="-0.0766666666666667" calcext:value-type="float">
            <text:p>-0.0766666666666667</text:p>
          </table:table-cell>
          <table:table-cell table:formula="of:=[.D100]+[.Z147]" office:value-type="float" office:value="0.105833333333333" calcext:value-type="float">
            <text:p>0.105833333333333</text:p>
          </table:table-cell>
          <table:table-cell table:formula="of:=[.E100]+[.AA147]" office:value-type="float" office:value="-0.00666666666666667" calcext:value-type="float">
            <text:p>-0.00666666666666667</text:p>
          </table:table-cell>
          <table:table-cell table:formula="of:=[.F100]+[.AB147]" office:value-type="float" office:value="-6.24666666666667" calcext:value-type="float">
            <text:p>-6.2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60_Gelatinous_090</text:p>
          </table:table-cell>
          <table:table-cell table:formula="of:=[.C101]+[.Y148]" office:value-type="float" office:value="-0.0766666666666667" calcext:value-type="float">
            <text:p>-0.0766666666666667</text:p>
          </table:table-cell>
          <table:table-cell table:formula="of:=[.D101]+[.Z148]" office:value-type="float" office:value="0.105833333333333" calcext:value-type="float">
            <text:p>0.105833333333333</text:p>
          </table:table-cell>
          <table:table-cell table:formula="of:=[.E101]+[.AA148]" office:value-type="float" office:value="-0.00666666666666667" calcext:value-type="float">
            <text:p>-0.00666666666666667</text:p>
          </table:table-cell>
          <table:table-cell table:formula="of:=[.F101]+[.AB148]" office:value-type="float" office:value="-8.04666666666667" calcext:value-type="float">
            <text:p>-8.0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70_Gelatinous_090</text:p>
          </table:table-cell>
          <table:table-cell table:formula="of:=[.C102]+[.Y149]" office:value-type="float" office:value="-0.0766666666666667" calcext:value-type="float">
            <text:p>-0.0766666666666667</text:p>
          </table:table-cell>
          <table:table-cell table:formula="of:=[.D102]+[.Z149]" office:value-type="float" office:value="0.105833333333333" calcext:value-type="float">
            <text:p>0.105833333333333</text:p>
          </table:table-cell>
          <table:table-cell table:formula="of:=[.E102]+[.AA149]" office:value-type="float" office:value="-0.00666666666666667" calcext:value-type="float">
            <text:p>-0.00666666666666667</text:p>
          </table:table-cell>
          <table:table-cell table:formula="of:=[.F102]+[.AB149]" office:value-type="float" office:value="-10.6766666666667" calcext:value-type="float">
            <text:p>-10.67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80_Gelatinous_090</text:p>
          </table:table-cell>
          <table:table-cell table:formula="of:=[.C103]+[.Y150]" office:value-type="float" office:value="-0.0766666666666667" calcext:value-type="float">
            <text:p>-0.0766666666666667</text:p>
          </table:table-cell>
          <table:table-cell table:formula="of:=[.D103]+[.Z150]" office:value-type="float" office:value="0.105833333333333" calcext:value-type="float">
            <text:p>0.105833333333333</text:p>
          </table:table-cell>
          <table:table-cell table:formula="of:=[.E103]+[.AA150]" office:value-type="float" office:value="-0.00666666666666667" calcext:value-type="float">
            <text:p>-0.00666666666666667</text:p>
          </table:table-cell>
          <table:table-cell table:formula="of:=[.F103]+[.AB150]" office:value-type="float" office:value="-12.6766666666667" calcext:value-type="float">
            <text:p>-12.67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0_Gelatinous_090</text:p>
          </table:table-cell>
          <table:table-cell table:formula="of:=[.C104]+[.Y151]" office:value-type="float" office:value="-0.0766666666666667" calcext:value-type="float">
            <text:p>-0.0766666666666667</text:p>
          </table:table-cell>
          <table:table-cell table:formula="of:=[.D104]+[.Z151]" office:value-type="float" office:value="0.105833333333333" calcext:value-type="float">
            <text:p>0.105833333333333</text:p>
          </table:table-cell>
          <table:table-cell table:formula="of:=[.E104]+[.AA151]" office:value-type="float" office:value="-0.00666666666666667" calcext:value-type="float">
            <text:p>-0.00666666666666667</text:p>
          </table:table-cell>
          <table:table-cell table:formula="of:=[.F104]+[.AB151]" office:value-type="float" office:value="-15.0466666666667" calcext:value-type="float">
            <text:p>-15.04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5_Gelatinous_090</text:p>
          </table:table-cell>
          <table:table-cell table:formula="of:=[.C105]+[.Y152]" office:value-type="float" office:value="-0.0766666666666667" calcext:value-type="float">
            <text:p>-0.0766666666666667</text:p>
          </table:table-cell>
          <table:table-cell table:formula="of:=[.D105]+[.Z152]" office:value-type="float" office:value="0.105833333333333" calcext:value-type="float">
            <text:p>0.105833333333333</text:p>
          </table:table-cell>
          <table:table-cell table:formula="of:=[.E105]+[.AA152]" office:value-type="float" office:value="-0.00666666666666667" calcext:value-type="float">
            <text:p>-0.00666666666666667</text:p>
          </table:table-cell>
          <table:table-cell table:formula="of:=[.F105]+[.AB152]" office:value-type="float" office:value="-18.0466666666667" calcext:value-type="float">
            <text:p>-18.04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5_Thick</text:p>
          </table:table-cell>
          <table:table-cell table:formula="of:=[.C75]+[.Y153]" office:value-type="float" office:value="0.0133333333333333" calcext:value-type="float">
            <text:p>0.0133333333333333</text:p>
          </table:table-cell>
          <table:table-cell table:formula="of:=[.D75]+[.Z153]" office:value-type="float" office:value="-0.0441666666666667" calcext:value-type="float">
            <text:p>-0.0441666666666667</text:p>
          </table:table-cell>
          <table:table-cell table:formula="of:=[.E75]+[.AA153]" office:value-type="float" office:value="-0.00666666666666667" calcext:value-type="float">
            <text:p>-0.00666666666666667</text:p>
          </table:table-cell>
          <table:table-cell table:formula="of:=[.F75]+[.AB153]" office:value-type="float" office:value="-0.0266666666666667" calcext:value-type="float">
            <text:p>-0.026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6_Chonky</text:p>
          </table:table-cell>
          <table:table-cell table:formula="of:=[.C76]+[.Y154]" office:value-type="float" office:value="0.0133333333333333" calcext:value-type="float">
            <text:p>0.0133333333333333</text:p>
          </table:table-cell>
          <table:table-cell table:formula="of:=[.D76]+[.Z154]" office:value-type="float" office:value="-0.104166666666667" calcext:value-type="float">
            <text:p>-0.104166666666667</text:p>
          </table:table-cell>
          <table:table-cell table:formula="of:=[.E76]+[.AA154]" office:value-type="float" office:value="0.00333333333333333" calcext:value-type="float">
            <text:p>0.00333333333333333</text:p>
          </table:table-cell>
          <table:table-cell table:formula="of:=[.F76]+[.AB154]" office:value-type="float" office:value="-0.0366666666666667" calcext:value-type="float">
            <text:p>-0.036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10_Chubby</text:p>
          </table:table-cell>
          <table:table-cell table:formula="of:=[.C77]+[.Y155]" office:value-type="float" office:value="0.0133333333333333" calcext:value-type="float">
            <text:p>0.0133333333333333</text:p>
          </table:table-cell>
          <table:table-cell table:formula="of:=[.D77]+[.Z155]" office:value-type="float" office:value="-0.104166666666667" calcext:value-type="float">
            <text:p>-0.104166666666667</text:p>
          </table:table-cell>
          <table:table-cell table:formula="of:=[.E77]+[.AA155]" office:value-type="float" office:value="-0.0266666666666667" calcext:value-type="float">
            <text:p>-0.0266666666666667</text:p>
          </table:table-cell>
          <table:table-cell table:formula="of:=[.F77]+[.AB155]" office:value-type="float" office:value="-0.136666666666667" calcext:value-type="float">
            <text:p>-0.13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20_Corpulent</text:p>
          </table:table-cell>
          <table:table-cell table:formula="of:=[.C78]+[.Y156]" office:value-type="float" office:value="0.273333333333333" calcext:value-type="float">
            <text:p>0.273333333333333</text:p>
          </table:table-cell>
          <table:table-cell table:formula="of:=[.D78]+[.Z156]" office:value-type="float" office:value="-0.104166666666667" calcext:value-type="float">
            <text:p>-0.104166666666667</text:p>
          </table:table-cell>
          <table:table-cell table:formula="of:=[.E78]+[.AA156]" office:value-type="float" office:value="0.0333333333333333" calcext:value-type="float">
            <text:p>0.0333333333333333</text:p>
          </table:table-cell>
          <table:table-cell table:formula="of:=[.F78]+[.AB156]" office:value-type="float" office:value="-0.0366666666666667" calcext:value-type="float">
            <text:p>-0.036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30_Fat</text:p>
          </table:table-cell>
          <table:table-cell table:formula="of:=[.C79]+[.Y157]" office:value-type="float" office:value="0.273333333333333" calcext:value-type="float">
            <text:p>0.273333333333333</text:p>
          </table:table-cell>
          <table:table-cell table:formula="of:=[.D79]+[.Z157]" office:value-type="float" office:value="-0.104166666666667" calcext:value-type="float">
            <text:p>-0.104166666666667</text:p>
          </table:table-cell>
          <table:table-cell table:formula="of:=[.E79]+[.AA157]" office:value-type="float" office:value="0.00333333333333333" calcext:value-type="float">
            <text:p>0.00333333333333333</text:p>
          </table:table-cell>
          <table:table-cell table:formula="of:=[.F79]+[.AB157]" office:value-type="float" office:value="-0.0366666666666667" calcext:value-type="float">
            <text:p>-0.036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40_Obese</text:p>
          </table:table-cell>
          <table:table-cell table:formula="of:=[.C80]+[.Y158]" office:value-type="float" office:value="0.483333333333333" calcext:value-type="float">
            <text:p>0.483333333333333</text:p>
          </table:table-cell>
          <table:table-cell table:formula="of:=[.D80]+[.Z158]" office:value-type="float" office:value="-0.0341666666666667" calcext:value-type="float">
            <text:p>-0.0341666666666667</text:p>
          </table:table-cell>
          <table:table-cell table:formula="of:=[.E80]+[.AA158]" office:value-type="float" office:value="0.00333333333333333" calcext:value-type="float">
            <text:p>0.00333333333333333</text:p>
          </table:table-cell>
          <table:table-cell table:formula="of:=[.F80]+[.AB158]" office:value-type="float" office:value="0.0433333333333333" calcext:value-type="float">
            <text:p>0.04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50_MorbidlyObese</text:p>
          </table:table-cell>
          <table:table-cell table:formula="of:=[.C81]+[.Y159]" office:value-type="float" office:value="0.483333333333333" calcext:value-type="float">
            <text:p>0.483333333333333</text:p>
          </table:table-cell>
          <table:table-cell table:formula="of:=[.D81]+[.Z159]" office:value-type="float" office:value="-0.0341666666666667" calcext:value-type="float">
            <text:p>-0.0341666666666667</text:p>
          </table:table-cell>
          <table:table-cell table:formula="of:=[.E81]+[.AA159]" office:value-type="float" office:value="-0.00666666666666667" calcext:value-type="float">
            <text:p>-0.00666666666666667</text:p>
          </table:table-cell>
          <table:table-cell table:formula="of:=[.F81]+[.AB159]" office:value-type="float" office:value="0.143333333333333" calcext:value-type="float">
            <text:p>0.14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60_Lardy</text:p>
          </table:table-cell>
          <table:table-cell table:formula="of:=[.C82]+[.Y160]" office:value-type="float" office:value="-0.0766666666666667" calcext:value-type="float">
            <text:p>-0.0766666666666667</text:p>
          </table:table-cell>
          <table:table-cell table:formula="of:=[.D82]+[.Z160]" office:value-type="float" office:value="0.105833333333333" calcext:value-type="float">
            <text:p>0.105833333333333</text:p>
          </table:table-cell>
          <table:table-cell table:formula="of:=[.E82]+[.AA160]" office:value-type="float" office:value="0.0533333333333333" calcext:value-type="float">
            <text:p>0.0533333333333333</text:p>
          </table:table-cell>
          <table:table-cell table:formula="of:=[.F82]+[.AB160]" office:value-type="float" office:value="0.173333333333333" calcext:value-type="float">
            <text:p>0.17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70_Enormous</text:p>
          </table:table-cell>
          <table:table-cell table:formula="of:=[.C83]+[.Y161]" office:value-type="float" office:value="-0.0766666666666667" calcext:value-type="float">
            <text:p>-0.0766666666666667</text:p>
          </table:table-cell>
          <table:table-cell table:formula="of:=[.D83]+[.Z161]" office:value-type="float" office:value="0.105833333333333" calcext:value-type="float">
            <text:p>0.105833333333333</text:p>
          </table:table-cell>
          <table:table-cell table:formula="of:=[.E83]+[.AA161]" office:value-type="float" office:value="0.0233333333333333" calcext:value-type="float">
            <text:p>0.0233333333333333</text:p>
          </table:table-cell>
          <table:table-cell table:formula="of:=[.F83]+[.AB161]" office:value-type="float" office:value="0.0133333333333333" calcext:value-type="float">
            <text:p>0.013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80_Gigantic</text:p>
          </table:table-cell>
          <table:table-cell table:formula="of:=[.C84]+[.Y162]" office:value-type="float" office:value="-0.0766666666666667" calcext:value-type="float">
            <text:p>-0.0766666666666667</text:p>
          </table:table-cell>
          <table:table-cell table:formula="of:=[.D84]+[.Z162]" office:value-type="float" office:value="0.105833333333333" calcext:value-type="float">
            <text:p>0.105833333333333</text:p>
          </table:table-cell>
          <table:table-cell table:formula="of:=[.E84]+[.AA162]" office:value-type="float" office:value="0.0233333333333333" calcext:value-type="float">
            <text:p>0.0233333333333333</text:p>
          </table:table-cell>
          <table:table-cell table:formula="of:=[.F84]+[.AB162]" office:value-type="float" office:value="-0.156666666666667" calcext:value-type="float">
            <text:p>-0.15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90_Titanic</text:p>
          </table:table-cell>
          <table:table-cell table:formula="of:=[.C85]+[.Y163]" office:value-type="float" office:value="-0.0766666666666667" calcext:value-type="float">
            <text:p>-0.0766666666666667</text:p>
          </table:table-cell>
          <table:table-cell table:formula="of:=[.D85]+[.Z163]" office:value-type="float" office:value="0.105833333333333" calcext:value-type="float">
            <text:p>0.105833333333333</text:p>
          </table:table-cell>
          <table:table-cell table:formula="of:=[.E85]+[.AA163]" office:value-type="float" office:value="-0.0766666666666667" calcext:value-type="float">
            <text:p>-0.0766666666666667</text:p>
          </table:table-cell>
          <table:table-cell table:formula="of:=[.F85]+[.AB163]" office:value-type="float" office:value="0.153333333333333" calcext:value-type="float">
            <text:p>0.15333333333333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00_Gelatinous</text:p>
          </table:table-cell>
          <table:table-cell table:formula="of:=[.C86]+[.Y164]" office:value-type="float" office:value="-0.0766666666666667" calcext:value-type="float">
            <text:p>-0.0766666666666667</text:p>
          </table:table-cell>
          <table:table-cell table:formula="of:=[.D86]+[.Z164]" office:value-type="float" office:value="0.105833333333333" calcext:value-type="float">
            <text:p>0.105833333333333</text:p>
          </table:table-cell>
          <table:table-cell table:formula="of:=[.E86]+[.AA164]" office:value-type="float" office:value="-0.00666666666666667" calcext:value-type="float">
            <text:p>-0.00666666666666667</text:p>
          </table:table-cell>
          <table:table-cell table:formula="of:=[.F86]+[.AB164]" office:value-type="float" office:value="-0.446666666666667" calcext:value-type="float">
            <text:p>-0.44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50_Gelatinous</text:p>
          </table:table-cell>
          <table:table-cell table:formula="of:=[.C87]+[.Y165]" office:value-type="float" office:value="-0.0766666666666667" calcext:value-type="float">
            <text:p>-0.0766666666666667</text:p>
          </table:table-cell>
          <table:table-cell table:formula="of:=[.D87]+[.Z165]" office:value-type="float" office:value="0.105833333333333" calcext:value-type="float">
            <text:p>0.105833333333333</text:p>
          </table:table-cell>
          <table:table-cell table:formula="of:=[.E87]+[.AA165]" office:value-type="float" office:value="-0.00666666666666667" calcext:value-type="float">
            <text:p>-0.00666666666666667</text:p>
          </table:table-cell>
          <table:table-cell table:formula="of:=[.F87]+[.AB165]" office:value-type="float" office:value="-0.576666666666667" calcext:value-type="float">
            <text:p>-0.57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00_Gelatinous</text:p>
          </table:table-cell>
          <table:table-cell table:formula="of:=[.C88]+[.Y166]" office:value-type="float" office:value="-0.0766666666666667" calcext:value-type="float">
            <text:p>-0.0766666666666667</text:p>
          </table:table-cell>
          <table:table-cell table:formula="of:=[.D88]+[.Z166]" office:value-type="float" office:value="0.105833333333333" calcext:value-type="float">
            <text:p>0.105833333333333</text:p>
          </table:table-cell>
          <table:table-cell table:formula="of:=[.E88]+[.AA166]" office:value-type="float" office:value="-0.00666666666666667" calcext:value-type="float">
            <text:p>-0.00666666666666667</text:p>
          </table:table-cell>
          <table:table-cell table:formula="of:=[.F88]+[.AB166]" office:value-type="float" office:value="-0.706666666666667" calcext:value-type="float">
            <text:p>-0.70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50_Gelatinous</text:p>
          </table:table-cell>
          <table:table-cell table:formula="of:=[.C89]+[.Y167]" office:value-type="float" office:value="-0.0766666666666667" calcext:value-type="float">
            <text:p>-0.0766666666666667</text:p>
          </table:table-cell>
          <table:table-cell table:formula="of:=[.D89]+[.Z167]" office:value-type="float" office:value="0.105833333333333" calcext:value-type="float">
            <text:p>0.105833333333333</text:p>
          </table:table-cell>
          <table:table-cell table:formula="of:=[.E89]+[.AA167]" office:value-type="float" office:value="-0.00666666666666667" calcext:value-type="float">
            <text:p>-0.00666666666666667</text:p>
          </table:table-cell>
          <table:table-cell table:formula="of:=[.F89]+[.AB167]" office:value-type="float" office:value="-0.786666666666667" calcext:value-type="float">
            <text:p>-0.78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00_Gelatinous</text:p>
          </table:table-cell>
          <table:table-cell table:formula="of:=[.C90]+[.Y168]" office:value-type="float" office:value="-0.0766666666666667" calcext:value-type="float">
            <text:p>-0.0766666666666667</text:p>
          </table:table-cell>
          <table:table-cell table:formula="of:=[.D90]+[.Z168]" office:value-type="float" office:value="0.105833333333333" calcext:value-type="float">
            <text:p>0.105833333333333</text:p>
          </table:table-cell>
          <table:table-cell table:formula="of:=[.E90]+[.AA168]" office:value-type="float" office:value="-0.00666666666666667" calcext:value-type="float">
            <text:p>-0.00666666666666667</text:p>
          </table:table-cell>
          <table:table-cell table:formula="of:=[.F90]+[.AB168]" office:value-type="float" office:value="-0.926666666666667" calcext:value-type="float">
            <text:p>-0.926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50_Gelatinous</text:p>
          </table:table-cell>
          <table:table-cell table:formula="of:=[.C91]+[.Y169]" office:value-type="float" office:value="-0.0766666666666667" calcext:value-type="float">
            <text:p>-0.0766666666666667</text:p>
          </table:table-cell>
          <table:table-cell table:formula="of:=[.D91]+[.Z169]" office:value-type="float" office:value="0.105833333333333" calcext:value-type="float">
            <text:p>0.105833333333333</text:p>
          </table:table-cell>
          <table:table-cell table:formula="of:=[.E91]+[.AA169]" office:value-type="float" office:value="-0.00666666666666667" calcext:value-type="float">
            <text:p>-0.00666666666666667</text:p>
          </table:table-cell>
          <table:table-cell table:formula="of:=[.F91]+[.AB169]" office:value-type="float" office:value="-1.10666666666667" calcext:value-type="float">
            <text:p>-1.10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00_Gelatinous</text:p>
          </table:table-cell>
          <table:table-cell table:formula="of:=[.C92]+[.Y170]" office:value-type="float" office:value="-0.0766666666666667" calcext:value-type="float">
            <text:p>-0.0766666666666667</text:p>
          </table:table-cell>
          <table:table-cell table:formula="of:=[.D92]+[.Z170]" office:value-type="float" office:value="0.105833333333333" calcext:value-type="float">
            <text:p>0.105833333333333</text:p>
          </table:table-cell>
          <table:table-cell table:formula="of:=[.E92]+[.AA170]" office:value-type="float" office:value="-0.00666666666666667" calcext:value-type="float">
            <text:p>-0.00666666666666667</text:p>
          </table:table-cell>
          <table:table-cell table:formula="of:=[.F92]+[.AB170]" office:value-type="float" office:value="-1.32666666666667" calcext:value-type="float">
            <text:p>-1.32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50_Gelatinous</text:p>
          </table:table-cell>
          <table:table-cell table:formula="of:=[.C93]+[.Y171]" office:value-type="float" office:value="-0.0766666666666667" calcext:value-type="float">
            <text:p>-0.0766666666666667</text:p>
          </table:table-cell>
          <table:table-cell table:formula="of:=[.D93]+[.Z171]" office:value-type="float" office:value="0.105833333333333" calcext:value-type="float">
            <text:p>0.105833333333333</text:p>
          </table:table-cell>
          <table:table-cell table:formula="of:=[.E93]+[.AA171]" office:value-type="float" office:value="-0.00666666666666667" calcext:value-type="float">
            <text:p>-0.00666666666666667</text:p>
          </table:table-cell>
          <table:table-cell table:formula="of:=[.F93]+[.AB171]" office:value-type="float" office:value="-1.59666666666667" calcext:value-type="float">
            <text:p>-1.59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500_Gelatinous</text:p>
          </table:table-cell>
          <table:table-cell table:formula="of:=[.C94]+[.Y172]" office:value-type="float" office:value="-0.0766666666666667" calcext:value-type="float">
            <text:p>-0.0766666666666667</text:p>
          </table:table-cell>
          <table:table-cell table:formula="of:=[.D94]+[.Z172]" office:value-type="float" office:value="0.105833333333333" calcext:value-type="float">
            <text:p>0.105833333333333</text:p>
          </table:table-cell>
          <table:table-cell table:formula="of:=[.E94]+[.AA172]" office:value-type="float" office:value="-0.00666666666666667" calcext:value-type="float">
            <text:p>-0.00666666666666667</text:p>
          </table:table-cell>
          <table:table-cell table:formula="of:=[.F94]+[.AB172]" office:value-type="float" office:value="-1.94666666666667" calcext:value-type="float">
            <text:p>-1.9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00_Gelatinous</text:p>
          </table:table-cell>
          <table:table-cell table:formula="of:=[.C95]+[.Y173]" office:value-type="float" office:value="-0.0766666666666667" calcext:value-type="float">
            <text:p>-0.0766666666666667</text:p>
          </table:table-cell>
          <table:table-cell table:formula="of:=[.D95]+[.Z173]" office:value-type="float" office:value="0.105833333333333" calcext:value-type="float">
            <text:p>0.105833333333333</text:p>
          </table:table-cell>
          <table:table-cell table:formula="of:=[.E95]+[.AA173]" office:value-type="float" office:value="-0.00666666666666667" calcext:value-type="float">
            <text:p>-0.00666666666666667</text:p>
          </table:table-cell>
          <table:table-cell table:formula="of:=[.F95]+[.AB173]" office:value-type="float" office:value="-2.54666666666667" calcext:value-type="float">
            <text:p>-2.5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10_Gelatinous</text:p>
          </table:table-cell>
          <table:table-cell table:formula="of:=[.C96]+[.Y174]" office:value-type="float" office:value="-0.0766666666666667" calcext:value-type="float">
            <text:p>-0.0766666666666667</text:p>
          </table:table-cell>
          <table:table-cell table:formula="of:=[.D96]+[.Z174]" office:value-type="float" office:value="0.105833333333333" calcext:value-type="float">
            <text:p>0.105833333333333</text:p>
          </table:table-cell>
          <table:table-cell table:formula="of:=[.E96]+[.AA174]" office:value-type="float" office:value="-0.00666666666666667" calcext:value-type="float">
            <text:p>-0.00666666666666667</text:p>
          </table:table-cell>
          <table:table-cell table:formula="of:=[.F96]+[.AB174]" office:value-type="float" office:value="-3.24666666666667" calcext:value-type="float">
            <text:p>-3.2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20_Gelatinous</text:p>
          </table:table-cell>
          <table:table-cell table:formula="of:=[.C97]+[.Y175]" office:value-type="float" office:value="-0.0766666666666667" calcext:value-type="float">
            <text:p>-0.0766666666666667</text:p>
          </table:table-cell>
          <table:table-cell table:formula="of:=[.D97]+[.Z175]" office:value-type="float" office:value="0.105833333333333" calcext:value-type="float">
            <text:p>0.105833333333333</text:p>
          </table:table-cell>
          <table:table-cell table:formula="of:=[.E97]+[.AA175]" office:value-type="float" office:value="-0.00666666666666667" calcext:value-type="float">
            <text:p>-0.00666666666666667</text:p>
          </table:table-cell>
          <table:table-cell table:formula="of:=[.F97]+[.AB175]" office:value-type="float" office:value="-4.44666666666667" calcext:value-type="float">
            <text:p>-4.4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30_Gelatinous</text:p>
          </table:table-cell>
          <table:table-cell table:formula="of:=[.C98]+[.Y176]" office:value-type="float" office:value="-0.0766666666666667" calcext:value-type="float">
            <text:p>-0.0766666666666667</text:p>
          </table:table-cell>
          <table:table-cell table:formula="of:=[.D98]+[.Z176]" office:value-type="float" office:value="0.105833333333333" calcext:value-type="float">
            <text:p>0.105833333333333</text:p>
          </table:table-cell>
          <table:table-cell table:formula="of:=[.E98]+[.AA176]" office:value-type="float" office:value="-0.00666666666666667" calcext:value-type="float">
            <text:p>-0.00666666666666667</text:p>
          </table:table-cell>
          <table:table-cell table:formula="of:=[.F98]+[.AB176]" office:value-type="float" office:value="-6.24666666666667" calcext:value-type="float">
            <text:p>-6.2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40_Gelatinous</text:p>
          </table:table-cell>
          <table:table-cell table:formula="of:=[.C99]+[.Y177]" office:value-type="float" office:value="-0.0766666666666667" calcext:value-type="float">
            <text:p>-0.0766666666666667</text:p>
          </table:table-cell>
          <table:table-cell table:formula="of:=[.D99]+[.Z177]" office:value-type="float" office:value="0.105833333333333" calcext:value-type="float">
            <text:p>0.105833333333333</text:p>
          </table:table-cell>
          <table:table-cell table:formula="of:=[.E99]+[.AA177]" office:value-type="float" office:value="-0.00666666666666667" calcext:value-type="float">
            <text:p>-0.00666666666666667</text:p>
          </table:table-cell>
          <table:table-cell table:formula="of:=[.F99]+[.AB177]" office:value-type="float" office:value="-8.04666666666667" calcext:value-type="float">
            <text:p>-8.046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50_Gelatinous</text:p>
          </table:table-cell>
          <table:table-cell table:formula="of:=[.C100]+[.Y178]" office:value-type="float" office:value="-0.0766666666666667" calcext:value-type="float">
            <text:p>-0.0766666666666667</text:p>
          </table:table-cell>
          <table:table-cell table:formula="of:=[.D100]+[.Z178]" office:value-type="float" office:value="0.105833333333333" calcext:value-type="float">
            <text:p>0.105833333333333</text:p>
          </table:table-cell>
          <table:table-cell table:formula="of:=[.E100]+[.AA178]" office:value-type="float" office:value="-0.00666666666666667" calcext:value-type="float">
            <text:p>-0.00666666666666667</text:p>
          </table:table-cell>
          <table:table-cell table:formula="of:=[.F100]+[.AB178]" office:value-type="float" office:value="-10.6766666666667" calcext:value-type="float">
            <text:p>-10.67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60_Gelatinous</text:p>
          </table:table-cell>
          <table:table-cell table:formula="of:=[.C101]+[.Y179]" office:value-type="float" office:value="-0.0766666666666667" calcext:value-type="float">
            <text:p>-0.0766666666666667</text:p>
          </table:table-cell>
          <table:table-cell table:formula="of:=[.D101]+[.Z179]" office:value-type="float" office:value="0.105833333333333" calcext:value-type="float">
            <text:p>0.105833333333333</text:p>
          </table:table-cell>
          <table:table-cell table:formula="of:=[.E101]+[.AA179]" office:value-type="float" office:value="-0.00666666666666667" calcext:value-type="float">
            <text:p>-0.00666666666666667</text:p>
          </table:table-cell>
          <table:table-cell table:formula="of:=[.F101]+[.AB179]" office:value-type="float" office:value="-12.6766666666667" calcext:value-type="float">
            <text:p>-12.67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70_Gelatinous</text:p>
          </table:table-cell>
          <table:table-cell table:formula="of:=[.C102]+[.Y180]" office:value-type="float" office:value="-0.0766666666666667" calcext:value-type="float">
            <text:p>-0.0766666666666667</text:p>
          </table:table-cell>
          <table:table-cell table:formula="of:=[.D102]+[.Z180]" office:value-type="float" office:value="0.105833333333333" calcext:value-type="float">
            <text:p>0.105833333333333</text:p>
          </table:table-cell>
          <table:table-cell table:formula="of:=[.E102]+[.AA180]" office:value-type="float" office:value="-0.00666666666666667" calcext:value-type="float">
            <text:p>-0.00666666666666667</text:p>
          </table:table-cell>
          <table:table-cell table:formula="of:=[.F102]+[.AB180]" office:value-type="float" office:value="-15.0466666666667" calcext:value-type="float">
            <text:p>-15.04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80_Gelatinous</text:p>
          </table:table-cell>
          <table:table-cell table:formula="of:=[.C103]+[.Y181]" office:value-type="float" office:value="-0.0766666666666667" calcext:value-type="float">
            <text:p>-0.0766666666666667</text:p>
          </table:table-cell>
          <table:table-cell table:formula="of:=[.D103]+[.Z181]" office:value-type="float" office:value="0.105833333333333" calcext:value-type="float">
            <text:p>0.105833333333333</text:p>
          </table:table-cell>
          <table:table-cell table:formula="of:=[.E103]+[.AA181]" office:value-type="float" office:value="-0.00666666666666667" calcext:value-type="float">
            <text:p>-0.00666666666666667</text:p>
          </table:table-cell>
          <table:table-cell table:formula="of:=[.F103]+[.AB181]" office:value-type="float" office:value="-18.0466666666667" calcext:value-type="float">
            <text:p>-18.04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0_Gelatinous</text:p>
          </table:table-cell>
          <table:table-cell table:formula="of:=[.C104]+[.Y182]" office:value-type="float" office:value="-0.0766666666666667" calcext:value-type="float">
            <text:p>-0.0766666666666667</text:p>
          </table:table-cell>
          <table:table-cell table:formula="of:=[.D104]+[.Z182]" office:value-type="float" office:value="0.105833333333333" calcext:value-type="float">
            <text:p>0.105833333333333</text:p>
          </table:table-cell>
          <table:table-cell table:formula="of:=[.E104]+[.AA182]" office:value-type="float" office:value="-0.00666666666666667" calcext:value-type="float">
            <text:p>-0.00666666666666667</text:p>
          </table:table-cell>
          <table:table-cell table:formula="of:=[.F104]+[.AB182]" office:value-type="float" office:value="-21.0466666666667" calcext:value-type="float">
            <text:p>-21.04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5_Gelatinous</text:p>
          </table:table-cell>
          <table:table-cell table:formula="of:=[.C105]+[.Y183]" office:value-type="float" office:value="-0.0766666666666667" calcext:value-type="float">
            <text:p>-0.0766666666666667</text:p>
          </table:table-cell>
          <table:table-cell table:formula="of:=[.D105]+[.Z183]" office:value-type="float" office:value="0.105833333333333" calcext:value-type="float">
            <text:p>0.105833333333333</text:p>
          </table:table-cell>
          <table:table-cell table:formula="of:=[.E105]+[.AA183]" office:value-type="float" office:value="-0.00666666666666667" calcext:value-type="float">
            <text:p>-0.00666666666666667</text:p>
          </table:table-cell>
          <table:table-cell table:formula="of:=[.F105]+[.AB183]" office:value-type="float" office:value="-24.0466666666667" calcext:value-type="float">
            <text:p>-24.04666666666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9:39:53.02889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1T19:56:07.284942500</dc:date>
    <meta:editing-duration>P2DT14H38M27S</meta:editing-duration>
    <meta:editing-cycles>19</meta:editing-cycles>
    <meta:generator>LibreOffice/25.2.1.2$Windows_X86_64 LibreOffice_project/d3abf4aee5fd705e4a92bba33a32f40bc4e56f49</meta:generator>
    <meta:document-statistic meta:table-count="4" meta:cell-count="4919" meta:object-count="0"/>
  </office:meta>
</office:document-meta>
</file>